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82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2.517cm"/>
    </style:style>
    <style:style style:name="co5" style:family="table-column">
      <style:table-column-properties fo:break-before="auto" style:column-width="2.148cm"/>
    </style:style>
    <style:style style:name="co6" style:family="table-column">
      <style:table-column-properties fo:break-before="auto" style:column-width="3.881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3.286cm"/>
    </style:style>
    <style:style style:name="co9" style:family="table-column">
      <style:table-column-properties fo:break-before="auto" style:column-width="1.383cm"/>
    </style:style>
    <style:style style:name="co10" style:family="table-column">
      <style:table-column-properties fo:break-before="auto" style:column-width="3.177cm"/>
    </style:style>
    <style:style style:name="co11" style:family="table-column">
      <style:table-column-properties fo:break-before="auto" style:column-width="3.953cm"/>
    </style:style>
    <style:style style:name="co12" style:family="table-column">
      <style:table-column-properties fo:break-before="auto" style:column-width="3.572cm"/>
    </style:style>
    <style:style style:name="co13" style:family="table-column">
      <style:table-column-properties fo:break-before="auto" style:column-width="4.136cm"/>
    </style:style>
    <style:style style:name="co14" style:family="table-column">
      <style:table-column-properties fo:break-before="auto" style:column-width="7.863cm"/>
    </style:style>
    <style:style style:name="co15" style:family="table-column">
      <style:table-column-properties fo:break-before="auto" style:column-width="8.804cm"/>
    </style:style>
    <style:style style:name="co16" style:family="table-column">
      <style:table-column-properties fo:break-before="auto" style:column-width="3.418cm"/>
    </style:style>
    <style:style style:name="co17" style:family="table-column">
      <style:table-column-properties fo:break-before="auto" style:column-width="3.03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945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9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843cm" fo:break-before="auto" style:use-optimal-row-height="false"/>
    </style:style>
    <style:style style:name="ro7" style:family="table-row">
      <style:table-row-properties style:row-height="0.497cm" fo:break-before="auto" style:use-optimal-row-height="true"/>
    </style:style>
    <style:style style:name="ro8" style:family="table-row">
      <style:table-row-properties style:row-height="0.612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7_20_Teams_20_6_20_Runden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number:time-style style:name="N10040" number:language="de" number:country="DE">
      <number:hours number:style="long"/>
      <number:text>:</number:text>
      <number:minutes number:style="long"/>
    </number:time-style>
    <number:text-style style:name="N10100" number:language="de" number:country="DE">
      <number:text-content/>
    </number:text-style>
    <style:style style:name="ce6" style:family="table-cell" style:parent-style-name="Default" style:data-style-name="N100"/>
    <style:style style:name="ce2" style:family="table-cell" style:parent-style-name="Default" style:data-style-name="N0">
      <style:table-cell-properties style:text-align-source="fix" style:repeat-content="false" style:rotation-align="non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8" style:family="table-cell" style:parent-style-name="Default" style:data-style-name="N0">
      <style:table-cell-properties style:rotation-align="none"/>
    </style:style>
    <style:style style:name="ce4" style:family="table-cell" style:parent-style-name="Default">
      <style:table-cell-properties fo:background-color="#1f386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ackground-color="#20386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42" style:family="table-cell" style:parent-style-name="Default">
      <style:table-cell-properties fo:background-color="#20386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2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order-bottom="0.26pt solid #000000" fo:background-color="#d9e2f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0.99pt solid #000000" fo:background-color="#d9e2f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b4c7d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 style:data-style-name="N100">
      <style:table-cell-properties fo:border-bottom="0.26pt solid #000000" fo:background-color="#b4c7d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order-bottom="0.26pt solid #000000" fo:background-color="#b4c7d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0.99pt solid #000000" fo:background-color="#b4c7d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0.99pt solid #000000" fo:background-color="#d9e2f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0">
      <style:table-cell-properties fo:border-bottom="none" fo:border-left="none" fo:border-right="none" style:rotation-align="none" fo:border-top="0.99pt solid #000000"/>
    </style:style>
    <style:style style:name="ce3" style:family="table-cell" style:parent-style-name="Default">
      <style:table-cell-properties style:rotation-align="none"/>
    </style:style>
    <style:style style:name="ce30" style:family="table-cell" style:parent-style-name="Default" style:data-style-name="N4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31" style:family="table-cell" style:parent-style-name="Default" style:data-style-name="N4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40">
      <style:table-cell-properties style:rotation-align="none"/>
    </style:style>
    <style:style style:name="ce43" style:family="table-cell" style:parent-style-name="Default" style:data-style-name="N10040">
      <style:table-cell-properties fo:background-color="#fff5c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40">
      <style:table-cell-properties fo:background-color="#1f386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 style:data-style-name="N40">
      <style:table-cell-properties fo:background-color="#20386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9" style:family="table-cell" style:parent-style-name="Default" style:data-style-name="N40">
      <style:table-cell-properties fo:background-color="#d9e2f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 style:data-style-name="N40">
      <style:table-cell-properties fo:border-bottom="0.26pt solid #000000" fo:background-color="#d9e2f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 style:data-style-name="N10040">
      <style:table-cell-properties fo:border-bottom="0.26pt solid #000000" fo:background-color="#d9e2f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40">
      <style:table-cell-properties fo:border-bottom="0.99pt solid #000000" fo:background-color="#d9e2f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 style:data-style-name="N40">
      <style:table-cell-properties fo:background-color="#b4c7d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 style:data-style-name="N40">
      <style:table-cell-properties fo:border-bottom="0.26pt solid #000000" fo:background-color="#b4c7d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10040">
      <style:table-cell-properties fo:border-bottom="0.26pt solid #000000" fo:background-color="#b4c7d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 style:data-style-name="N40">
      <style:table-cell-properties fo:border-bottom="0.99pt solid #000000" fo:background-color="#b4c7d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 style:data-style-name="N40">
      <style:table-cell-properties fo:background-color="#1f386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 style:data-style-name="N40">
      <style:table-cell-properties fo:border-bottom="none" fo:border-left="none" fo:border-right="none" style:rotation-align="none" fo:border-top="0.99pt solid #000000"/>
    </style:style>
    <style:style style:name="ce55" style:family="table-cell" style:parent-style-name="Default" style:data-style-name="N4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7" style:family="table-cell" style:parent-style-name="Default" style:data-style-name="N10040">
      <style:table-cell-properties fo:background-color="#fff5ce" style:diagonal-bl-tr="none" style:diagonal-tl-br="none" style:text-align-source="fix" style:repeat-content="false" fo:border="non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Default">
      <style:table-cell-properties fo:background-color="#1f386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 style:data-style-name="N10040">
      <style:table-cell-properties fo:border-bottom="0.26pt solid #000000" fo:background-color="#d9e2f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$gampePlan.E9]=&quot;Rot&quot;)" style:apply-style-name="Team_5f_red" style:base-cell-address="gampePlan.D9"/>
    </style:style>
    <style:style style:name="ce100" style:family="table-cell" style:parent-style-name="Default" style:data-style-name="N10040">
      <style:table-cell-properties fo:border-bottom="0.26pt solid #000000" fo:background-color="#d9e2f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$gampePlan.E9]=&quot;Rot&quot;)" style:apply-style-name="Team_5f_red" style:base-cell-address="gampePlan.D9"/>
    </style:style>
    <style:style style:name="ce101" style:family="table-cell" style:parent-style-name="Default" style:data-style-name="N10100">
      <style:table-cell-properties fo:border-bottom="0.99pt solid #000000" fo:background-color="#d9e2f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$gampePlan.E9]=&quot;Rot&quot;)" style:apply-style-name="Team_5f_red" style:base-cell-address="gampePlan.D9"/>
    </style:style>
    <style:style style:name="ce102" style:family="table-cell" style:parent-style-name="Default" style:data-style-name="N10100">
      <style:table-cell-properties fo:border-bottom="0.26pt solid #000000" fo:background-color="#b4c7d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$gampePlan.E9]=&quot;Rot&quot;)" style:apply-style-name="Team_5f_red" style:base-cell-address="gampePlan.D9"/>
    </style:style>
    <style:style style:name="ce103" style:family="table-cell" style:parent-style-name="Default" style:data-style-name="N10100">
      <style:table-cell-properties fo:border-bottom="0.26pt solid #000000" fo:background-color="#b4c7d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$gampePlan.E9]=&quot;Rot&quot;)" style:apply-style-name="Team_5f_red" style:base-cell-address="gampePlan.D9"/>
    </style:style>
    <style:style style:name="ce104" style:family="table-cell" style:parent-style-name="Default" style:data-style-name="N10040">
      <style:table-cell-properties fo:border-bottom="0.26pt solid #000000" fo:background-color="#b4c7d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$gampePlan.E9]=&quot;Rot&quot;)" style:apply-style-name="Team_5f_red" style:base-cell-address="gampePlan.D9"/>
    </style:style>
    <style:style style:name="ce105" style:family="table-cell" style:parent-style-name="Default" style:data-style-name="N10040">
      <style:table-cell-properties fo:border-bottom="0.99pt solid #000000" fo:background-color="#b4c7d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$gampePlan.E9]=&quot;Rot&quot;)" style:apply-style-name="Team_5f_red" style:base-cell-address="gampePlan.D9"/>
    </style:style>
    <style:style style:name="ce106" style:family="table-cell" style:parent-style-name="Default" style:data-style-name="N10040">
      <style:table-cell-properties fo:border-bottom="0.99pt solid #000000" fo:background-color="#d9e2f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$gampePlan.E9]=&quot;Rot&quot;)" style:apply-style-name="Team_5f_red" style:base-cell-address="gampePlan.D9"/>
    </style:style>
    <style:style style:name="ce107" style:family="table-cell" style:parent-style-name="Default" style:data-style-name="N10040">
      <style:table-cell-properties fo:border-bottom="0.26pt solid #000000" fo:background-color="#b4c7d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$gampePlan.E9]=&quot;Rot&quot;)" style:apply-style-name="Team_5f_red" style:base-cell-address="gampePlan.D9"/>
    </style:style>
    <style:style style:name="ce108" style:family="table-cell" style:parent-style-name="Default">
      <style:table-cell-properties style:rotation-align="none"/>
      <style:map style:condition="is-true-formula([$gampePlan.E9]=&quot;Rot&quot;)" style:apply-style-name="Team_5f_red" style:base-cell-address="gampePlan.D9"/>
    </style:style>
    <style:style style:name="ce109" style:family="table-cell" style:parent-style-name="Default">
      <style:table-cell-properties fo:background-color="#1f386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$gampePlan.E9]=&quot;Rot&quot;)" style:apply-style-name="Team_5f_red" style:base-cell-address="gampePlan.D9"/>
    </style:style>
    <style:style style:name="ce110" style:family="table-cell" style:parent-style-name="Default">
      <style:table-cell-properties fo:background-color="#20386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  <style:map style:condition="is-true-formula([$gampePlan.E9]=&quot;Rot&quot;)" style:apply-style-name="Team_5f_red" style:base-cell-address="gampePlan.D9"/>
    </style:style>
    <style:style style:name="ce111" style:family="table-cell" style:parent-style-name="Default">
      <style:table-cell-properties fo:border-bottom="none" fo:border-left="none" fo:border-right="none" style:rotation-align="none" fo:border-top="0.99pt solid #000000"/>
      <style:map style:condition="is-true-formula([$gampePlan.E9]=&quot;Rot&quot;)" style:apply-style-name="Team_5f_red" style:base-cell-address="gampePlan.D9"/>
    </style:style>
    <style:style style:name="ce112" style:family="table-cell" style:parent-style-name="Default">
      <style:map style:condition="is-true-formula([$gampePlan.E9]=&quot;Rot&quot;)" style:apply-style-name="Team_5f_red" style:base-cell-address="gampePlan.D9"/>
    </style:style>
    <style:style style:name="ce113" style:family="table-cell" style:parent-style-name="Default">
      <style:table-cell-properties fo:border-bottom="0.26pt solid #000000" fo:background-color="#d9e2f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$gampePlan.E9]=&quot;Rot&quot;)" style:apply-style-name="Team_5f_red" style:base-cell-address="gampePlan.D9"/>
    </style:style>
    <style:style style:name="ce119" style:family="table-cell" style:parent-style-name="Default" style:data-style-name="N0">
      <style:table-cell-properties style:rotation-align="none"/>
      <style:map style:condition="is-true-formula([$gampePlan.E9]=&quot;Rot&quot;)" style:apply-style-name="Team_5f_red" style:base-cell-address="gampePlan.D9"/>
    </style:style>
    <style:style style:name="ce120" style:family="table-cell" style:parent-style-name="Default" style:data-style-name="N0">
      <style:table-cell-properties fo:border-bottom="none" fo:border-left="none" fo:border-right="none" style:rotation-align="none" fo:border-top="0.99pt solid #000000"/>
      <style:map style:condition="is-true-formula([$gampePlan.E9]=&quot;Rot&quot;)" style:apply-style-name="Team_5f_red" style:base-cell-address="gampePlan.D9"/>
    </style:style>
    <style:style style:name="ce95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96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15" style:family="table-cell" style:parent-style-name="Default" style:data-style-name="N100">
      <style:table-cell-properties style:rotation-align="none"/>
      <style:text-properties fo:font-weight="normal" style:font-weight-asian="normal" style:font-weight-complex="normal"/>
    </style:style>
    <style:style style:name="ce128" style:family="table-cell" style:parent-style-name="Default" style:data-style-name="N10040">
      <style:table-cell-properties fo:background-color="#fff5ce" style:diagonal-bl-tr="none" style:diagonal-tl-br="none" style:text-align-source="fix" style:repeat-content="false" fo:border="none" style:rotation-align="none"/>
      <style:paragraph-properties fo:text-align="start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 style:data-style-name="N100">
      <style:table-cell-properties fo:background-color="#1f386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8" style:family="table-cell" style:parent-style-name="Default" style:data-style-name="N100">
      <style:table-cell-properties fo:background-color="#20386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35" style:family="table-cell" style:parent-style-name="Default" style:data-style-name="N10100">
      <style:table-cell-properties fo:border-bottom="0.26pt solid #000000" fo:background-color="#d9e2f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$gampePlan.E9]=&quot;Rot&quot;)" style:apply-style-name="Team_5f_red" style:base-cell-address="gampePlan.D9"/>
    </style:style>
    <style:style style:name="ce136" style:family="table-cell" style:parent-style-name="Default" style:data-style-name="N10100">
      <style:table-cell-properties fo:border-bottom="0.26pt solid #000000" fo:background-color="#d9e2f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$gampePlan.E9]=&quot;Rot&quot;)" style:apply-style-name="Team_5f_red" style:base-cell-address="gampePlan.D9"/>
    </style:style>
    <style:style style:name="ce137" style:family="table-cell" style:parent-style-name="Default" style:data-style-name="N100">
      <style:table-cell-properties style:rotation-align="none"/>
      <style:text-properties fo:font-weight="normal" style:font-weight-asian="normal" style:font-weight-complex="normal"/>
      <style:map style:condition="is-true-formula([$gampePlan.E9]=&quot;Rot&quot;)" style:apply-style-name="Team_5f_red" style:base-cell-address="gampePlan.D9"/>
    </style:style>
    <style:style style:name="ce138" style:family="table-cell" style:parent-style-name="Default" style:data-style-name="N100">
      <style:table-cell-properties fo:background-color="#1f386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$gampePlan.E9]=&quot;Rot&quot;)" style:apply-style-name="Team_5f_red" style:base-cell-address="gampePlan.D9"/>
    </style:style>
    <style:style style:name="ce139" style:family="table-cell" style:parent-style-name="Default" style:data-style-name="N100">
      <style:table-cell-properties fo:background-color="#20386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  <style:map style:condition="is-true-formula([$gampePlan.E9]=&quot;Rot&quot;)" style:apply-style-name="Team_5f_red" style:base-cell-address="gampePlan.D9"/>
    </style:style>
    <style:style style:name="ce145" style:family="table-cell" style:parent-style-name="Default" style:data-style-name="N10100">
      <style:table-cell-properties fo:border-bottom="0.99pt solid #000000" fo:background-color="#b4c7d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$gampePlan.E9]=&quot;Rot&quot;)" style:apply-style-name="Team_5f_red" style:base-cell-address="gampePlan.D9"/>
    </style:style>
    <style:style style:name="ce146" style:family="table-cell" style:parent-style-name="Default">
      <style:table-cell-properties fo:border-bottom="none" fo:border-left="none" fo:border-right="none" style:rotation-align="none" fo:border-top="0.99pt solid #000000"/>
      <style:text-properties fo:font-weight="normal" style:font-weight-asian="normal" style:font-weight-complex="normal"/>
      <style:map style:condition="is-true-formula([$gampePlan.E9]=&quot;Rot&quot;)" style:apply-style-name="Team_5f_red" style:base-cell-address="gampePlan.D9"/>
    </style:style>
    <style:style style:name="ce147" style:family="table-cell" style:parent-style-name="Default" style:data-style-name="N100">
      <style:text-properties fo:font-weight="normal" style:font-weight-asian="normal" style:font-weight-complex="normal"/>
      <style:map style:condition="is-true-formula([$gampePlan.E9]=&quot;Rot&quot;)" style:apply-style-name="Team_5f_red" style:base-cell-address="gampePlan.D9"/>
    </style:style>
    <style:style style:name="ce1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31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cm"/>
    </style:style>
    <style:style style:name="ce126" style:family="table-cell" style:parent-style-name="Default">
      <style:table-cell-properties fo:border-bottom="0.74pt solid #000000" fo:background-color="#1f386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7" style:family="table-cell" style:parent-style-name="Default">
      <style:table-cell-properties fo:background-color="#20386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63" style:family="table-cell" style:parent-style-name="Default" style:data-style-name="N10040">
      <style:table-cell-properties fo:border-bottom="0.26pt solid #000000" fo:background-color="#d9e2f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$gampePlan.E9]=&quot;Rot&quot;)" style:apply-style-name="Team_5f_red" style:base-cell-address="gampePlan.D9"/>
    </style:style>
    <style:style style:name="ce166" style:family="table-cell" style:parent-style-name="Default" style:data-style-name="N10040">
      <style:table-cell-properties fo:border-bottom="0.26pt solid #000000" fo:background-color="#d9e2f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$gampePlan.E9]=&quot;Rot&quot;)" style:apply-style-name="Team_5f_red" style:base-cell-address="gampePlan.D9"/>
    </style:style>
    <style:style style:name="ce180" style:family="table-cell" style:parent-style-name="Default" style:data-style-name="N10100">
      <style:table-cell-properties fo:border-bottom="0.26pt solid #000000" fo:background-color="#b4c7d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$gampePlan.E9]=&quot;Rot&quot;)" style:apply-style-name="Team_5f_red" style:base-cell-address="gampePlan.D9"/>
    </style:style>
    <style:style style:name="ce181" style:family="table-cell" style:parent-style-name="Default" style:data-style-name="N10100">
      <style:table-cell-properties fo:border-bottom="0.26pt solid #000000" fo:background-color="#b4c7d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$gampePlan.E9]=&quot;Rot&quot;)" style:apply-style-name="Team_5f_red" style:base-cell-address="gampePlan.D9"/>
    </style:style>
    <style:style style:name="ce182" style:family="table-cell" style:parent-style-name="Default" style:data-style-name="N10040">
      <style:table-cell-properties fo:border-bottom="0.26pt solid #000000" fo:background-color="#b4c7d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$gampePlan.E9]=&quot;Rot&quot;)" style:apply-style-name="Team_5f_red" style:base-cell-address="gampePlan.D9"/>
    </style:style>
    <style:style style:name="ce183" style:family="table-cell" style:parent-style-name="Default" style:data-style-name="N10040">
      <style:table-cell-properties fo:border-bottom="0.26pt solid #000000" fo:background-color="#b4c7d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$gampePlan.E9]=&quot;Rot&quot;)" style:apply-style-name="Team_5f_red" style:base-cell-address="gampePlan.D9"/>
    </style:style>
    <style:style style:name="ce184" style:family="table-cell" style:parent-style-name="Default">
      <style:table-cell-properties fo:border-bottom="0.74pt solid #000000" fo:background-color="#1f386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$gampePlan.E9]=&quot;Rot&quot;)" style:apply-style-name="Team_5f_red" style:base-cell-address="gampePlan.D9"/>
    </style:style>
    <style:style style:name="ce185" style:family="table-cell" style:parent-style-name="Default">
      <style:table-cell-properties fo:background-color="#20386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  <style:map style:condition="is-true-formula([$gampePlan.E9]=&quot;Rot&quot;)" style:apply-style-name="Team_5f_red" style:base-cell-address="gampePlan.D9"/>
    </style:style>
    <style:style style:name="ce186" style:family="table-cell" style:parent-style-name="Default" style:data-style-name="N0">
      <style:table-cell-properties fo:border-bottom="none" style:text-align-source="fix" style:repeat-content="false" fo:border-left="none" fo:border-right="none" style:rotation-align="none" fo:border-top="0.99pt solid #000000"/>
      <style:paragraph-properties fo:text-align="start" fo:margin-left="0cm"/>
      <style:map style:condition="is-true-formula([$gampePlan.E9]=&quot;Rot&quot;)" style:apply-style-name="Team_5f_red" style:base-cell-address="gampePlan.D9"/>
    </style:style>
    <style:style style:name="ce51" style:family="table-cell" style:parent-style-name="Default">
      <style:table-cell-properties style:text-align-source="fix" style:repeat-content="false" style:rotation-align="none"/>
      <style:paragraph-properties fo:text-align="start" fo:margin-left="0cm"/>
    </style:style>
    <style:style style:name="ce71" style:family="table-cell" style:parent-style-name="Default" style:data-style-name="N100">
      <style:table-cell-properties fo:background-color="#1f386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0" style:family="table-cell" style:parent-style-name="Default" style:data-style-name="N10100">
      <style:table-cell-properties fo:border-bottom="0.26pt solid #000000" fo:background-color="#d9e2f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$gampePlan.E9]=&quot;Rot&quot;)" style:apply-style-name="Team_5f_red" style:base-cell-address="gampePlan.D9"/>
    </style:style>
    <style:style style:name="ce192" style:family="table-cell" style:parent-style-name="Default" style:data-style-name="N10100">
      <style:table-cell-properties fo:border-bottom="0.26pt solid #000000" fo:background-color="#d9e2f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$gampePlan.E9]=&quot;Rot&quot;)" style:apply-style-name="Team_5f_red" style:base-cell-address="gampePlan.D9"/>
    </style:style>
    <style:style style:name="ce193" style:family="table-cell" style:parent-style-name="Default" style:data-style-name="N10100">
      <style:table-cell-properties fo:border-bottom="0.26pt solid #000000" fo:background-color="#d9e2f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$gampePlan.E9]=&quot;Rot&quot;)" style:apply-style-name="Team_5f_red" style:base-cell-address="gampePlan.D9"/>
    </style:style>
    <style:style style:name="ce195" style:family="table-cell" style:parent-style-name="Default" style:data-style-name="N10100">
      <style:table-cell-properties fo:border-bottom="0.99pt solid #000000" fo:background-color="#d9e2f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$gampePlan.E9]=&quot;Rot&quot;)" style:apply-style-name="Team_5f_red" style:base-cell-address="gampePlan.D9"/>
    </style:style>
    <style:style style:name="ce196" style:family="table-cell" style:parent-style-name="Default" style:data-style-name="N10100">
      <style:table-cell-properties fo:border-bottom="0.26pt solid #000000" fo:background-color="#b4c7d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$gampePlan.E9]=&quot;Rot&quot;)" style:apply-style-name="Team_5f_red" style:base-cell-address="gampePlan.D9"/>
    </style:style>
    <style:style style:name="ce197" style:family="table-cell" style:parent-style-name="Default" style:data-style-name="N10100">
      <style:table-cell-properties fo:border-bottom="0.26pt solid #000000" fo:background-color="#b4c7d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$gampePlan.E9]=&quot;Rot&quot;)" style:apply-style-name="Team_5f_red" style:base-cell-address="gampePlan.D9"/>
    </style:style>
    <style:style style:name="ce198" style:family="table-cell" style:parent-style-name="Default" style:data-style-name="N10100">
      <style:table-cell-properties fo:border-bottom="0.26pt solid #000000" fo:background-color="#b4c7d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$gampePlan.E9]=&quot;Rot&quot;)" style:apply-style-name="Team_5f_red" style:base-cell-address="gampePlan.D9"/>
    </style:style>
    <style:style style:name="ce199" style:family="table-cell" style:parent-style-name="Default" style:data-style-name="N10100">
      <style:table-cell-properties fo:border-bottom="0.99pt solid #000000" fo:background-color="#b4c7d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$gampePlan.E9]=&quot;Rot&quot;)" style:apply-style-name="Team_5f_red" style:base-cell-address="gampePlan.D9"/>
    </style:style>
    <style:style style:name="ce200" style:family="table-cell" style:parent-style-name="Default">
      <style:table-cell-properties fo:border-bottom="0.74pt solid #000000" fo:background-color="#1f386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$gampePlan.E9]=&quot;Rot&quot;)" style:apply-style-name="Team_5f_red" style:base-cell-address="gampePlan.D9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 style:data-style-name="N100">
      <style:table-cell-properties style:rotation-align="none"/>
    </style:style>
    <style:style style:name="ce142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font-weight="normal" style:font-weight-asian="normal" style:font-weight-complex="normal"/>
    </style:style>
    <style:style style:name="ce207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cm"/>
      <style:text-properties fo:font-weight="normal" style:font-weight-asian="normal" style:font-weight-complex="normal"/>
    </style:style>
    <style:style style:name="ce164" style:family="table-cell" style:parent-style-name="Default">
      <style:table-cell-properties fo:border-bottom="0.74pt solid #000000" fo:background-color="#1f386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5" style:family="table-cell" style:parent-style-name="Default">
      <style:table-cell-properties fo:background-color="#1f386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8" style:family="table-cell" style:parent-style-name="Default" style:data-style-name="N0">
      <style:table-cell-properties style:rotation-align="none"/>
      <style:text-properties fo:font-weight="bold" style:font-weight-asian="bold" style:font-weight-complex="bold"/>
    </style:style>
    <style:style style:name="ce167" style:family="table-cell" style:parent-style-name="Default">
      <style:table-cell-properties fo:background-color="#d9e2f3" style:text-align-source="fix" style:repeat-content="false" fo:border="0.06pt solid #000000" style:rotation-align="none"/>
      <style:paragraph-properties fo:text-align="center" fo:margin-left="0cm"/>
    </style:style>
    <style:style style:name="ce168" style:family="table-cell" style:parent-style-name="Default" style:data-style-name="N10100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1" style:family="table-cell" style:parent-style-name="Default" style:data-style-name="N0">
      <style:table-cell-properties style:text-align-source="fix" style:repeat-content="false" style:rotation-align="none"/>
      <style:paragraph-properties fo:text-align="center" fo:margin-left="0cm"/>
    </style:style>
    <style:style style:name="ce169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4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1023" table:default-cell-style-name="ce6"/>
        <table:table-row table:style-name="ro1">
          <table:table-cell table:style-name="Default" office:value-type="string" calcext:value-type="string">
            <table:cell-range-source table:name="CSV_all" xlink:type="simple" xlink:href="../in.txt" table:filter-name="Text - txt - csv (StarCalc)" table:filter-options="44,34,76,1,,0,false,false,true,false,false" table:last-column-spanned="13" table:last-row-spanned="181"/>
            <text:p>Spielplan berechnet</text:p>
          </table:table-cell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Kleinfeldturnier</text:p>
          </table:table-cell>
          <table:table-cell table:style-name="Default" table:number-columns-repeated="10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Neue Straße 1</text:p>
          </table:table-cell>
          <table:table-cell table:style-name="Default" office:value-type="string" calcext:value-type="string">
            <text:p><text:s/>12345 Neustadt</text:p>
          </table:table-cell>
          <table:table-cell table:style-name="Default" table:number-columns-repeated="7"/>
          <table:table-cell table:style-name="Default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01.06.2021</text:p>
          </table:table-cell>
          <table:table-cell table:style-name="Default"/>
          <table:table-cell table:style-name="Default" office:value-type="string" calcext:value-type="string">
            <text:p>Neustadt e. V</text:p>
          </table:table-cell>
          <table:table-cell table:style-name="Default" table:number-columns-repeated="7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11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Zeit</text:p>
          </table:table-cell>
          <table:table-cell office:value-type="string" calcext:value-type="string">
            <text:p>14:00</text:p>
          </table:table-cell>
          <table:table-cell table:style-name="Default"/>
          <table:table-cell table:style-name="Default" office:value-type="string" calcext:value-type="string">
            <text:p>Rundenzeit</text:p>
          </table:table-cell>
          <table:table-cell table:style-name="Default"/>
          <table:table-cell office:value-type="string" calcext:value-type="string">
            <text:p>00:07</text:p>
          </table:table-cell>
          <table:table-cell table:style-name="Default"/>
          <table:table-cell table:style-name="Default" office:value-type="string" calcext:value-type="string">
            <text:p>Pausenzeit</text:p>
          </table:table-cell>
          <table:table-cell office:value-type="string" calcext:value-type="string">
            <text:p>00:02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Turnier 1</text:p>
          </table:table-cell>
          <table:table-cell table:style-name="Default" table:number-columns-repeated="10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nde</text:p>
          </table:table-cell>
          <table:table-cell table:style-name="Default" office:value-type="string" calcext:value-type="string">
            <text:p>Startzeit</text:p>
          </table:table-cell>
          <table:table-cell table:style-name="Default" office:value-type="string" calcext:value-type="string">
            <text:p>Endzeit</text:p>
          </table:table-cell>
          <table:table-cell table:style-name="Default" office:value-type="string" calcext:value-type="string">
            <text:p>Team 1</text:p>
          </table:table-cell>
          <table:table-cell table:style-name="Default" office:value-type="string" calcext:value-type="string">
            <text:p>Textfarbe</text:p>
          </table:table-cell>
          <table:table-cell table:style-name="Default" office:value-type="string" calcext:value-type="string">
            <text:p>Team 2</text:p>
          </table:table-cell>
          <table:table-cell table:style-name="Default" office:value-type="string" calcext:value-type="string">
            <text:p>Text Color</text:p>
          </table:table-cell>
          <table:table-cell table:style-name="Default" office:value-type="string" calcext:value-type="string">
            <text:p>Feld</text:p>
          </table:table-cell>
          <table:table-cell table:style-name="Default" office:value-type="string" calcext:value-type="string">
            <text:p>Spielfeld</text:p>
          </table:table-cell>
          <table:table-cell table:style-name="Default" office:value-type="string" calcext:value-type="string">
            <text:p>Pause</text:p>
          </table:table-cell>
          <table:table-cell table:style-name="Default" office:value-type="string" calcext:value-type="string">
            <text:p>Textfarb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14:07</text:p>
          </table:table-cell>
          <table:table-cell table:style-name="Default" office:value-type="string" calcext:value-type="string">
            <text:p>Norden Rot</text:p>
          </table:table-cell>
          <table:table-cell table:style-name="Default" office:value-type="string" calcext:value-type="string">
            <text:p>rot</text:p>
          </table:table-cell>
          <table:table-cell table:style-name="Default" office:value-type="string" calcext:value-type="string">
            <text:p>Norden Grün</text:p>
          </table:table-cell>
          <table:table-cell table:style-name="Default" office:value-type="string" calcext:value-type="string">
            <text:p>grü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Kleinfeldtore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Westen Rot</text:p>
          </table:table-cell>
          <table:table-cell table:style-name="Default" office:value-type="string" calcext:value-type="string">
            <text:p>rot</text:p>
          </table:table-cell>
          <table:table-cell table:style-name="Default" office:value-type="string" calcext:value-type="string">
            <text:p>Westen Grün</text:p>
          </table:table-cell>
          <table:table-cell table:style-name="Default" office:value-type="string" calcext:value-type="string">
            <text:p>grün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Jugendtore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Süden Blau</text:p>
          </table:table-cell>
          <table:table-cell table:style-name="Default" office:value-type="string" calcext:value-type="string">
            <text:p>blau</text:p>
          </table:table-cell>
          <table:table-cell table:style-name="Default" office:value-type="string" calcext:value-type="string">
            <text:p>Süden Gelb</text:p>
          </table:table-cell>
          <table:table-cell table:style-name="Default" office:value-type="string" calcext:value-type="string">
            <text:p>gelb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Kleinfeldtore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Osten Violett</text:p>
          </table:table-cell>
          <table:table-cell table:style-name="Default" office:value-type="string" calcext:value-type="string">
            <text:p>violett</text:p>
          </table:table-cell>
          <table:table-cell table:style-name="Default" office:value-type="string" calcext:value-type="string">
            <text:p>Osten Grau</text:p>
          </table:table-cell>
          <table:table-cell table:style-name="Default" office:value-type="string" calcext:value-type="string">
            <text:p>grau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Jugendtore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 table:number-rows-repeated="4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14:09</text:p>
          </table:table-cell>
          <table:table-cell office:value-type="string" calcext:value-type="string">
            <text:p>14:16</text:p>
          </table:table-cell>
          <table:table-cell table:style-name="Default" office:value-type="string" calcext:value-type="string">
            <text:p>Westen Rot</text:p>
          </table:table-cell>
          <table:table-cell table:style-name="Default" office:value-type="string" calcext:value-type="string">
            <text:p>rot</text:p>
          </table:table-cell>
          <table:table-cell table:style-name="Default" office:value-type="string" calcext:value-type="string">
            <text:p>Osten Violett</text:p>
          </table:table-cell>
          <table:table-cell table:style-name="Default" office:value-type="string" calcext:value-type="string">
            <text:p>violet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Kleinfeldtore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Norden Rot</text:p>
          </table:table-cell>
          <table:table-cell table:style-name="Default" office:value-type="string" calcext:value-type="string">
            <text:p>rot</text:p>
          </table:table-cell>
          <table:table-cell table:style-name="Default" office:value-type="string" calcext:value-type="string">
            <text:p>Süden Blau</text:p>
          </table:table-cell>
          <table:table-cell table:style-name="Default" office:value-type="string" calcext:value-type="string">
            <text:p>blau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Jugendtore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Westen Grün</text:p>
          </table:table-cell>
          <table:table-cell table:style-name="Default" office:value-type="string" calcext:value-type="string">
            <text:p>grün</text:p>
          </table:table-cell>
          <table:table-cell table:style-name="Default" office:value-type="string" calcext:value-type="string">
            <text:p>Osten Grau</text:p>
          </table:table-cell>
          <table:table-cell table:style-name="Default" office:value-type="string" calcext:value-type="string">
            <text:p>grau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Kleinfeldtore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Norden Grün</text:p>
          </table:table-cell>
          <table:table-cell table:style-name="Default" office:value-type="string" calcext:value-type="string">
            <text:p>grün</text:p>
          </table:table-cell>
          <table:table-cell table:style-name="Default" office:value-type="string" calcext:value-type="string">
            <text:p>Süden Gelb</text:p>
          </table:table-cell>
          <table:table-cell table:style-name="Default" office:value-type="string" calcext:value-type="string">
            <text:p>gelb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Jugendtore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 table:number-rows-repeated="4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14:18</text:p>
          </table:table-cell>
          <table:table-cell office:value-type="string" calcext:value-type="string">
            <text:p>14:25</text:p>
          </table:table-cell>
          <table:table-cell table:style-name="Default" office:value-type="string" calcext:value-type="string">
            <text:p>Norden Grün</text:p>
          </table:table-cell>
          <table:table-cell table:style-name="Default" office:value-type="string" calcext:value-type="string">
            <text:p>grün</text:p>
          </table:table-cell>
          <table:table-cell table:style-name="Default" office:value-type="string" calcext:value-type="string">
            <text:p>Süden Blau</text:p>
          </table:table-cell>
          <table:table-cell table:style-name="Default" office:value-type="string" calcext:value-type="string">
            <text:p>blau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Kleinfeldtore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Norden Rot</text:p>
          </table:table-cell>
          <table:table-cell table:style-name="Default" office:value-type="string" calcext:value-type="string">
            <text:p>rot</text:p>
          </table:table-cell>
          <table:table-cell table:style-name="Default" office:value-type="string" calcext:value-type="string">
            <text:p>Süden Gelb</text:p>
          </table:table-cell>
          <table:table-cell table:style-name="Default" office:value-type="string" calcext:value-type="string">
            <text:p>gelb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Jugendtore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Westen Rot</text:p>
          </table:table-cell>
          <table:table-cell table:style-name="Default" office:value-type="string" calcext:value-type="string">
            <text:p>rot</text:p>
          </table:table-cell>
          <table:table-cell table:style-name="Default" office:value-type="string" calcext:value-type="string">
            <text:p>Osten Grau</text:p>
          </table:table-cell>
          <table:table-cell table:style-name="Default" office:value-type="string" calcext:value-type="string">
            <text:p>grau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Kleinfeldtore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Westen Grün</text:p>
          </table:table-cell>
          <table:table-cell table:style-name="Default" office:value-type="string" calcext:value-type="string">
            <text:p>grün</text:p>
          </table:table-cell>
          <table:table-cell table:style-name="Default" office:value-type="string" calcext:value-type="string">
            <text:p>Osten Violett</text:p>
          </table:table-cell>
          <table:table-cell table:style-name="Default" office:value-type="string" calcext:value-type="string">
            <text:p>violett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Jugendtore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 table:number-rows-repeated="4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14:27</text:p>
          </table:table-cell>
          <table:table-cell office:value-type="string" calcext:value-type="string">
            <text:p>14:34</text:p>
          </table:table-cell>
          <table:table-cell table:style-name="Default" office:value-type="string" calcext:value-type="string">
            <text:p>Norden Rot</text:p>
          </table:table-cell>
          <table:table-cell table:style-name="Default" office:value-type="string" calcext:value-type="string">
            <text:p>rot</text:p>
          </table:table-cell>
          <table:table-cell table:style-name="Default" office:value-type="string" calcext:value-type="string">
            <text:p>Westen Rot</text:p>
          </table:table-cell>
          <table:table-cell table:style-name="Default" office:value-type="string" calcext:value-type="string">
            <text:p>r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Kleinfeldtore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Norden Grün</text:p>
          </table:table-cell>
          <table:table-cell table:style-name="Default" office:value-type="string" calcext:value-type="string">
            <text:p>grün</text:p>
          </table:table-cell>
          <table:table-cell table:style-name="Default" office:value-type="string" calcext:value-type="string">
            <text:p>Westen Grün</text:p>
          </table:table-cell>
          <table:table-cell table:style-name="Default" office:value-type="string" calcext:value-type="string">
            <text:p>grün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Jugendtore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Süden Gelb</text:p>
          </table:table-cell>
          <table:table-cell table:style-name="Default" office:value-type="string" calcext:value-type="string">
            <text:p>gelb</text:p>
          </table:table-cell>
          <table:table-cell table:style-name="Default" office:value-type="string" calcext:value-type="string">
            <text:p>Osten Grau</text:p>
          </table:table-cell>
          <table:table-cell table:style-name="Default" office:value-type="string" calcext:value-type="string">
            <text:p>grau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Kleinfeldtore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Süden Blau</text:p>
          </table:table-cell>
          <table:table-cell table:style-name="Default" office:value-type="string" calcext:value-type="string">
            <text:p>blau</text:p>
          </table:table-cell>
          <table:table-cell table:style-name="Default" office:value-type="string" calcext:value-type="string">
            <text:p>Osten Violett</text:p>
          </table:table-cell>
          <table:table-cell table:style-name="Default" office:value-type="string" calcext:value-type="string">
            <text:p>violett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Jugendtore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 table:number-rows-repeated="4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14:36</text:p>
          </table:table-cell>
          <table:table-cell office:value-type="string" calcext:value-type="string">
            <text:p>14:43</text:p>
          </table:table-cell>
          <table:table-cell table:style-name="Default" office:value-type="string" calcext:value-type="string">
            <text:p>Süden Gelb</text:p>
          </table:table-cell>
          <table:table-cell table:style-name="Default" office:value-type="string" calcext:value-type="string">
            <text:p>gelb</text:p>
          </table:table-cell>
          <table:table-cell table:style-name="Default" office:value-type="string" calcext:value-type="string">
            <text:p>Osten Violett</text:p>
          </table:table-cell>
          <table:table-cell table:style-name="Default" office:value-type="string" calcext:value-type="string">
            <text:p>violet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Kleinfeldtore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Westen Grün</text:p>
          </table:table-cell>
          <table:table-cell table:style-name="Default" office:value-type="string" calcext:value-type="string">
            <text:p>grün</text:p>
          </table:table-cell>
          <table:table-cell table:style-name="Default" office:value-type="string" calcext:value-type="string">
            <text:p>Norden Rot</text:p>
          </table:table-cell>
          <table:table-cell table:style-name="Default" office:value-type="string" calcext:value-type="string">
            <text:p>r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Jugendtore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Norden Grün</text:p>
          </table:table-cell>
          <table:table-cell table:style-name="Default" office:value-type="string" calcext:value-type="string">
            <text:p>grün</text:p>
          </table:table-cell>
          <table:table-cell table:style-name="Default" office:value-type="string" calcext:value-type="string">
            <text:p>Westen Rot</text:p>
          </table:table-cell>
          <table:table-cell table:style-name="Default" office:value-type="string" calcext:value-type="string">
            <text:p>ro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Kleinfeldtore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Osten Grau</text:p>
          </table:table-cell>
          <table:table-cell table:style-name="Default" office:value-type="string" calcext:value-type="string">
            <text:p>grau</text:p>
          </table:table-cell>
          <table:table-cell table:style-name="Default" office:value-type="string" calcext:value-type="string">
            <text:p>Süden Blau</text:p>
          </table:table-cell>
          <table:table-cell table:style-name="Default" office:value-type="string" calcext:value-type="string">
            <text:p>blau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Jugendtore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 table:number-rows-repeated="4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14:45</text:p>
          </table:table-cell>
          <table:table-cell office:value-type="string" calcext:value-type="string">
            <text:p>14:52</text:p>
          </table:table-cell>
          <table:table-cell table:style-name="Default" office:value-type="string" calcext:value-type="string">
            <text:p>Süden Gelb</text:p>
          </table:table-cell>
          <table:table-cell table:style-name="Default" office:value-type="string" calcext:value-type="string">
            <text:p>gelb</text:p>
          </table:table-cell>
          <table:table-cell table:style-name="Default" office:value-type="string" calcext:value-type="string">
            <text:p>Westen Grün</text:p>
          </table:table-cell>
          <table:table-cell table:style-name="Default" office:value-type="string" calcext:value-type="string">
            <text:p>grü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Kleinfeldtore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Osten Grau</text:p>
          </table:table-cell>
          <table:table-cell table:style-name="Default" office:value-type="string" calcext:value-type="string">
            <text:p>grau</text:p>
          </table:table-cell>
          <table:table-cell table:style-name="Default" office:value-type="string" calcext:value-type="string">
            <text:p>Norden Grün</text:p>
          </table:table-cell>
          <table:table-cell table:style-name="Default" office:value-type="string" calcext:value-type="string">
            <text:p>grün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Jugendtore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Osten Violett</text:p>
          </table:table-cell>
          <table:table-cell table:style-name="Default" office:value-type="string" calcext:value-type="string">
            <text:p>violett</text:p>
          </table:table-cell>
          <table:table-cell table:style-name="Default" office:value-type="string" calcext:value-type="string">
            <text:p>Norden Rot</text:p>
          </table:table-cell>
          <table:table-cell table:style-name="Default" office:value-type="string" calcext:value-type="string">
            <text:p>ro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Kleinfeldtore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Süden Blau</text:p>
          </table:table-cell>
          <table:table-cell table:style-name="Default" office:value-type="string" calcext:value-type="string">
            <text:p>blau</text:p>
          </table:table-cell>
          <table:table-cell table:style-name="Default" office:value-type="string" calcext:value-type="string">
            <text:p>Westen Rot</text:p>
          </table:table-cell>
          <table:table-cell table:style-name="Default" office:value-type="string" calcext:value-type="string">
            <text:p>rot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Jugendtore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 table:number-rows-repeated="4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14:54</text:p>
          </table:table-cell>
          <table:table-cell office:value-type="string" calcext:value-type="string">
            <text:p>15:01</text:p>
          </table:table-cell>
          <table:table-cell table:style-name="Default" office:value-type="string" calcext:value-type="string">
            <text:p>Osten Violett</text:p>
          </table:table-cell>
          <table:table-cell table:style-name="Default" office:value-type="string" calcext:value-type="string">
            <text:p>violett</text:p>
          </table:table-cell>
          <table:table-cell table:style-name="Default" office:value-type="string" calcext:value-type="string">
            <text:p>Norden Grün</text:p>
          </table:table-cell>
          <table:table-cell table:style-name="Default" office:value-type="string" calcext:value-type="string">
            <text:p>grü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Kleinfeldtore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Osten Grau</text:p>
          </table:table-cell>
          <table:table-cell table:style-name="Default" office:value-type="string" calcext:value-type="string">
            <text:p>grau</text:p>
          </table:table-cell>
          <table:table-cell table:style-name="Default" office:value-type="string" calcext:value-type="string">
            <text:p>Norden Rot</text:p>
          </table:table-cell>
          <table:table-cell table:style-name="Default" office:value-type="string" calcext:value-type="string">
            <text:p>r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Jugendtore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Süden Blau</text:p>
          </table:table-cell>
          <table:table-cell table:style-name="Default" office:value-type="string" calcext:value-type="string">
            <text:p>blau</text:p>
          </table:table-cell>
          <table:table-cell table:style-name="Default" office:value-type="string" calcext:value-type="string">
            <text:p>Westen Grün</text:p>
          </table:table-cell>
          <table:table-cell table:style-name="Default" office:value-type="string" calcext:value-type="string">
            <text:p>grün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Kleinfeldtore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Süden Gelb</text:p>
          </table:table-cell>
          <table:table-cell table:style-name="Default" office:value-type="string" calcext:value-type="string">
            <text:p>gelb</text:p>
          </table:table-cell>
          <table:table-cell table:style-name="Default" office:value-type="string" calcext:value-type="string">
            <text:p>Westen Rot</text:p>
          </table:table-cell>
          <table:table-cell table:style-name="Default" office:value-type="string" calcext:value-type="string">
            <text:p>rot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Jugendtore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 table:number-rows-repeated="12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Default" table:number-columns-repeated="11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 table:number-rows-repeated="70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Teams</text:p>
          </table:table-cell>
          <table:table-cell table:style-name="Default" office:value-type="string" calcext:value-type="string">
            <text:p>Textfarbe</text:p>
          </table:table-cell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Default" office:value-type="string" calcext:value-type="string">
            <text:p>Norden Rot</text:p>
          </table:table-cell>
          <table:table-cell table:style-name="Default" office:value-type="string" calcext:value-type="string">
            <text:p>red</text:p>
          </table:table-cell>
          <table:table-cell table:style-name="Default" table:number-columns-repeated="9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Norden Grün</text:p>
          </table:table-cell>
          <table:table-cell table:style-name="Default" office:value-type="string" calcext:value-type="string">
            <text:p>blue</text:p>
          </table:table-cell>
          <table:table-cell table:style-name="Default" table:number-columns-repeated="9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Süden Blau</text:p>
          </table:table-cell>
          <table:table-cell table:style-name="Default" office:value-type="string" calcext:value-type="string">
            <text:p>green</text:p>
          </table:table-cell>
          <table:table-cell table:style-name="Default" table:number-columns-repeated="9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Süden Gelb</text:p>
          </table:table-cell>
          <table:table-cell table:style-name="Default" office:value-type="string" calcext:value-type="string">
            <text:p>red</text:p>
          </table:table-cell>
          <table:table-cell table:style-name="Default" table:number-columns-repeated="9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Westen Rot</text:p>
          </table:table-cell>
          <table:table-cell table:style-name="Default" office:value-type="string" calcext:value-type="string">
            <text:p>blue</text:p>
          </table:table-cell>
          <table:table-cell table:style-name="Default" table:number-columns-repeated="9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Westen Grün</text:p>
          </table:table-cell>
          <table:table-cell table:style-name="Default" office:value-type="string" calcext:value-type="string">
            <text:p>green</text:p>
          </table:table-cell>
          <table:table-cell table:style-name="Default" table:number-columns-repeated="9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Osten Violett</text:p>
          </table:table-cell>
          <table:table-cell table:style-name="Default" office:value-type="string" calcext:value-type="string">
            <text:p>red</text:p>
          </table:table-cell>
          <table:table-cell table:style-name="Default" table:number-columns-repeated="9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Osten Grau</text:p>
          </table:table-cell>
          <table:table-cell table:style-name="Default" office:value-type="string" calcext:value-type="string">
            <text:p>blue</text:p>
          </table:table-cell>
          <table:table-cell table:style-name="Default" table:number-columns-repeated="9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 table:number-rows-repeated="9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Statistik</text:p>
          </table:table-cell>
          <table:table-cell table:style-name="Default" office:value-type="string" calcext:value-type="string">
            <text:p>Anzahl Spiele</text:p>
          </table:table-cell>
          <table:table-cell table:style-name="Default" office:value-type="string" calcext:value-type="string">
            <text:p>Gesamtwiederholungen Paarungen</text:p>
          </table:table-cell>
          <table:table-cell table:style-name="Default" office:value-type="string" calcext:value-type="string">
            <text:p>Maximalwiederholung einer Paarung</text:p>
          </table:table-cell>
          <table:table-cell table:style-name="Default" office:value-type="string" calcext:value-type="string">
            <text:p>Vereinsintern</text:p>
          </table:table-cell>
          <table:table-cell table:style-name="Default" office:value-type="string" calcext:value-type="string">
            <text:p>Heim</text:p>
          </table:table-cell>
          <table:table-cell table:style-name="Default" office:value-type="string" calcext:value-type="string">
            <text:p>Auswärts</text:p>
          </table:table-cell>
          <table:table-cell table:style-name="Default" office:value-type="string" calcext:value-type="string">
            <text:p>Kleinfeldtore</text:p>
          </table:table-cell>
          <table:table-cell table:style-name="Default" office:value-type="string" calcext:value-type="string">
            <text:p>Jugendtore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Norden Rot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Norden Grün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Süden Blau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Süden Gelb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Westen Rot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Westen Grün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Osten Violett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Osten Grau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 table:number-rows-repeated="9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Default" table:number-columns-repeated="11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 table:number-rows-repeated="10483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mpePlan" table:style-name="ta2">
        <office:forms form:automatic-focus="false" form:apply-design-mode="false"/>
        <table:table-column table:style-name="co3" table:default-cell-style-name="ce3"/>
        <table:table-column table:style-name="co4" table:default-cell-style-name="ce25"/>
        <table:table-column table:style-name="co5" table:default-cell-style-name="ce25"/>
        <table:table-column table:style-name="co6" table:default-cell-style-name="ce3"/>
        <table:table-column table:style-name="co7" table:visibility="collapse" table:default-cell-style-name="ce3"/>
        <table:table-column table:style-name="co8" table:default-cell-style-name="ce115"/>
        <table:table-column table:style-name="co9" table:visibility="collapse" table:default-cell-style-name="ce51"/>
        <table:table-column table:style-name="co3" table:default-cell-style-name="ce3"/>
        <table:table-column table:style-name="co10" table:default-cell-style-name="ce3"/>
        <table:table-column table:style-name="co11" table:default-cell-style-name="ce3"/>
        <table:table-column table:style-name="co11" table:visibility="collapse" table:default-cell-style-name="ce3"/>
        <table:table-column table:style-name="co11" table:default-cell-style-name="ce160"/>
        <table:table-column table:style-name="co11" table:number-columns-repeated="8" table:default-cell-style-name="ce3"/>
        <table:table-column table:style-name="co12" table:number-columns-repeated="44" table:default-cell-style-name="Default"/>
        <table:table-column table:style-name="co2" table:number-columns-repeated="960" table:default-cell-style-name="Default"/>
        <table:table-row table:style-name="ro2">
          <table:table-cell table:style-name="ce2" table:formula="of:=IF(ISBLANK([$data.A2]);&quot;&quot;;[$data.A2])" office:value-type="string" office:string-value="Kleinfeldturnier" calcext:value-type="string" table:number-columns-spanned="6" table:number-rows-spanned="1">
            <text:p>Kleinfeldturnier</text:p>
          </table:table-cell>
          <table:covered-table-cell table:number-columns-repeated="2" table:style-name="ce30"/>
          <table:covered-table-cell table:number-columns-repeated="2" table:style-name="ce67"/>
          <table:covered-table-cell table:style-name="ce95"/>
          <table:table-cell table:style-name="ce144"/>
          <table:table-cell table:style-name="ce67"/>
          <table:table-cell table:style-name="ce8"/>
          <table:table-cell table:style-name="Default"/>
          <table:table-cell table:style-name="ce8" table:formula="of:=IF(ISBLANK([$data.K2]);&quot;&quot;;[$data.K2])">
            <text:p/>
          </table:table-cell>
          <table:table-cell table:style-name="ce204" table:formula="of:=IF(ISBLANK([$data.L2]);&quot;&quot;;IF(ISBLANK([.$M2]);[$data.L2];[$data.L2]))" office:value-type="float" office:value="1" calcext:value-type="float">
            <text:p>1</text:p>
          </table:table-cell>
          <table:table-cell table:formula="of:=IF([$data.A1]=&quot;Solved&quot;;&quot;&quot;;[$data.A1])" office:value-type="string" office:string-value="Spielplan berechnet" calcext:value-type="string">
            <text:p>Spielplan berechnet</text:p>
          </table:table-cell>
          <table:table-cell table:number-columns-repeated="1011"/>
        </table:table-row>
        <table:table-row table:style-name="ro3" table:visibility="filter">
          <table:table-cell table:style-name="ce7" table:formula="of:=IF(ISBLANK([$data.A3]);&quot;&quot;;[$data.A3])">
            <text:p/>
          </table:table-cell>
          <table:table-cell table:style-name="ce31" office:value-type="string" calcext:value-type="string" table:number-columns-spanned="8" table:number-rows-spanned="1">
            <text:p>somewhere</text:p>
          </table:table-cell>
          <table:covered-table-cell table:style-name="ce55"/>
          <table:covered-table-cell table:style-name="ce57"/>
          <table:covered-table-cell table:style-name="ce7"/>
          <table:covered-table-cell table:style-name="ce96"/>
          <table:covered-table-cell table:style-name="ce125"/>
          <table:covered-table-cell table:style-name="ce7"/>
          <table:covered-table-cell table:style-name="ce8"/>
          <table:table-cell table:style-name="ce8" table:formula="of:=IF(ISBLANK([$data.J3]);&quot;&quot;;[$data.J3])">
            <text:p/>
          </table:table-cell>
          <table:table-cell table:style-name="ce8" table:formula="of:=IF(ISBLANK([$data.K3]);&quot;&quot;;[$data.K3])">
            <text:p/>
          </table:table-cell>
          <table:table-cell table:formula="of:=IF(ISBLANK([$data.L3]);&quot;&quot;;IF(ISBLANK([.$M3]);[$data.L3];[$data.L3]))">
            <text:p/>
          </table:table-cell>
          <table:table-cell table:number-columns-repeated="1012"/>
        </table:table-row>
        <table:table-row table:style-name="ro4">
          <table:table-cell table:style-name="ce8" table:formula="of:=IF(ISBLANK([$data.A4]);&quot;&quot;;[$data.A4])">
            <text:p/>
          </table:table-cell>
          <table:table-cell table:style-name="ce8" table:formula="of:=IF(ISBLANK([$data.B4]);&quot;&quot;;[$data.B4])" office:value-type="string" office:string-value="01.06.2021" calcext:value-type="string">
            <text:p>01.06.2021</text:p>
          </table:table-cell>
          <table:table-cell table:style-name="ce8" table:formula="of:=IF(ISBLANK([$data.C4]);&quot;&quot;;[$data.C4])">
            <text:p/>
          </table:table-cell>
          <table:table-cell table:style-name="ce97" table:formula="of:=IF(ISBLANK([$data.D4]);&quot;&quot;;[$data.D4])" office:value-type="string" office:string-value="Neustadt e. V" calcext:value-type="string" table:number-columns-spanned="3" table:number-rows-spanned="1">
            <text:p>Neustadt e. V</text:p>
          </table:table-cell>
          <table:covered-table-cell table:style-name="ce8"/>
          <table:covered-table-cell table:style-name="ce8" table:formula="of:=IF(ISBLANK([$data.F4]);&quot;&quot;;[$data.F4])">
            <text:p/>
          </table:covered-table-cell>
          <table:table-cell table:style-name="ce131" table:formula="of:=IF(ISBLANK([$data.G4]);&quot;&quot;;[$data.G4])">
            <text:p/>
          </table:table-cell>
          <table:table-cell table:style-name="ce8" table:formula="of:=IF(ISBLANK([$data.H4]);&quot;&quot;;[$data.H4])">
            <text:p/>
          </table:table-cell>
          <table:table-cell table:style-name="ce8" table:formula="of:=IF(ISBLANK([$data.I4]);&quot;&quot;;[$data.I4])">
            <text:p/>
          </table:table-cell>
          <table:table-cell table:style-name="ce8" table:formula="of:=IF(ISBLANK([$data.J4]);&quot;&quot;;[$data.J4])">
            <text:p/>
          </table:table-cell>
          <table:table-cell table:style-name="ce8" table:formula="of:=IF(ISBLANK([$data.K4]);&quot;&quot;;[$data.K4])">
            <text:p/>
          </table:table-cell>
          <table:table-cell table:formula="of:=IF(ISBLANK([$data.L4]);&quot;&quot;;IF(ISBLANK([.$M4]);[$data.L4];[$data.L4])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8" table:formula="of:=IF(ISBLANK([$data.A5]);&quot;&quot;;[$data.A5])">
            <text:p/>
          </table:table-cell>
          <table:table-cell table:formula="of:=IF(ISBLANK([$data.B5]);&quot;&quot;;[$data.B5])">
            <text:p/>
          </table:table-cell>
          <table:table-cell table:formula="of:=IF(ISBLANK([$data.C5]);&quot;&quot;;[$data.C5])">
            <text:p/>
          </table:table-cell>
          <table:table-cell table:style-name="ce8" table:formula="of:=IF(ISBLANK([$data.D5]);&quot;&quot;;[$data.D5])">
            <text:p/>
          </table:table-cell>
          <table:table-cell table:style-name="ce8" table:formula="of:=IF(ISBLANK([$data.E5]);&quot;&quot;;[$data.E5])">
            <text:p/>
          </table:table-cell>
          <table:table-cell table:formula="of:=IF(ISBLANK([$data.F5]);&quot;&quot;;[$data.F5])">
            <text:p/>
          </table:table-cell>
          <table:table-cell table:style-name="ce131" table:formula="of:=IF(ISBLANK([$data.G5]);&quot;&quot;;[$data.G5])">
            <text:p/>
          </table:table-cell>
          <table:table-cell table:style-name="ce8" table:formula="of:=IF(ISBLANK([$data.H5]);&quot;&quot;;[$data.H5])">
            <text:p/>
          </table:table-cell>
          <table:table-cell table:style-name="ce8" table:formula="of:=IF(ISBLANK([$data.I5]);&quot;&quot;;[$data.I5])">
            <text:p/>
          </table:table-cell>
          <table:table-cell table:style-name="ce8" table:formula="of:=IF(ISBLANK([$data.J5]);&quot;&quot;;[$data.J5])">
            <text:p/>
          </table:table-cell>
          <table:table-cell table:style-name="ce8" table:formula="of:=IF(ISBLANK([$data.K5]);&quot;&quot;;[$data.K5])">
            <text:p/>
          </table:table-cell>
          <table:table-cell table:formula="of:=IF(ISBLANK([$data.L5]);&quot;&quot;;IF(ISBLANK([.$M5]);[$data.L5];[$data.L5]))" office:value-type="float" office:value="1" calcext:value-type="float">
            <text:p>1</text:p>
          </table:table-cell>
          <table:table-cell table:number-columns-repeated="1012"/>
        </table:table-row>
        <table:table-row table:style-name="ro5">
          <table:table-cell table:style-name="ce4" table:formula="of:=IF(ISBLANK([$data.A6]);&quot;&quot;;[$data.A6])" office:value-type="string" office:string-value="Zeit" calcext:value-type="string">
            <text:p>Zeit</text:p>
          </table:table-cell>
          <table:table-cell table:style-name="ce43" table:formula="of:=IF(ISBLANK([$data.B6]);&quot;&quot;;[$data.B6])" office:value-type="string" office:string-value="14:00" calcext:value-type="string">
            <text:p>14:00</text:p>
          </table:table-cell>
          <table:table-cell table:formula="of:=IF(ISBLANK([$data.C6]);&quot;&quot;;[$data.C6])">
            <text:p/>
          </table:table-cell>
          <table:table-cell table:style-name="ce4" table:formula="of:=IF(ISBLANK([$data.D6]);&quot;&quot;;[$data.D6])" office:value-type="string" office:string-value="Rundenzeit" calcext:value-type="string">
            <text:p>Rundenzeit</text:p>
          </table:table-cell>
          <table:table-cell table:style-name="ce8" table:formula="of:=IF(ISBLANK([$data.E6]);&quot;&quot;;[$data.E6])">
            <text:p/>
          </table:table-cell>
          <table:table-cell table:style-name="ce128" table:formula="of:=IF(ISBLANK([$data.F6]);&quot;&quot;;[$data.F6])" office:value-type="string" office:string-value="00:07" calcext:value-type="string">
            <text:p>00:07</text:p>
          </table:table-cell>
          <table:table-cell table:style-name="ce3" table:formula="of:=IF(ISBLANK([$data.G6]);&quot;&quot;;[$data.G6])">
            <text:p/>
          </table:table-cell>
          <table:table-cell table:style-name="ce71" table:formula="of:=IF(ISBLANK([$data.H6]);&quot;&quot;;[$data.H6])" office:value-type="string" office:string-value="Pausenzeit" calcext:value-type="string">
            <text:p>Pausenzeit</text:p>
          </table:table-cell>
          <table:table-cell table:style-name="ce128" table:formula="of:=IF(ISBLANK([$data.I6]);&quot;&quot;;[$data.I6])" office:value-type="string" office:string-value="00:02" calcext:value-type="string">
            <text:p>00:02</text:p>
          </table:table-cell>
          <table:table-cell table:style-name="ce8" table:formula="of:=IF(ISBLANK([$data.J6]);&quot;&quot;;[$data.J6])">
            <text:p/>
          </table:table-cell>
          <table:table-cell table:style-name="ce8" table:formula="of:=IF(ISBLANK([$data.K6]);&quot;&quot;;[$data.K6])">
            <text:p/>
          </table:table-cell>
          <table:table-cell table:formula="of:=IF(ISBLANK([$data.L6]);&quot;&quot;;IF(ISBLANK([.$M6]);[$data.L6];[$data.L6])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8" table:formula="of:=IF(ISBLANK([$data.A7]);&quot;&quot;;[$data.A7])">
            <text:p/>
          </table:table-cell>
          <table:table-cell table:formula="of:=IF(ISBLANK([$data.B7]);&quot;&quot;;[$data.B7])">
            <text:p/>
          </table:table-cell>
          <table:table-cell table:formula="of:=IF(ISBLANK([$data.C7]);&quot;&quot;;[$data.C7])">
            <text:p/>
          </table:table-cell>
          <table:table-cell table:style-name="ce8" table:formula="of:=IF(ISBLANK([$data.D7]);&quot;&quot;;[$data.D7])">
            <text:p/>
          </table:table-cell>
          <table:table-cell table:style-name="ce8" table:formula="of:=IF(ISBLANK([$data.E7]);&quot;&quot;;[$data.E7])">
            <text:p/>
          </table:table-cell>
          <table:table-cell table:formula="of:=IF(ISBLANK([$data.F7]);&quot;&quot;;[$data.F7])">
            <text:p/>
          </table:table-cell>
          <table:table-cell table:style-name="ce131" table:formula="of:=IF(ISBLANK([$data.G7]);&quot;&quot;;[$data.G7])">
            <text:p/>
          </table:table-cell>
          <table:table-cell table:style-name="ce8" table:formula="of:=IF(ISBLANK([$data.H7]);&quot;&quot;;[$data.H7])">
            <text:p/>
          </table:table-cell>
          <table:table-cell table:style-name="ce8" table:formula="of:=IF(ISBLANK([$data.I7]);&quot;&quot;;[$data.I7])">
            <text:p/>
          </table:table-cell>
          <table:table-cell table:style-name="ce8" table:formula="of:=IF(ISBLANK([$data.J7]);&quot;&quot;;[$data.J7])">
            <text:p/>
          </table:table-cell>
          <table:table-cell table:style-name="ce8" table:formula="of:=IF(ISBLANK([$data.K7]);&quot;&quot;;[$data.K7])">
            <text:p/>
          </table:table-cell>
          <table:table-cell table:formula="of:=IF(ISBLANK([$data.L7]);&quot;&quot;;IF(ISBLANK([.$M7]);[$data.L7];[$data.L7]))">
            <text:p/>
          </table:table-cell>
          <table:table-cell table:number-columns-repeated="1012"/>
        </table:table-row>
        <table:table-row table:style-name="ro6">
          <table:table-cell table:style-name="ce36" office:value-type="string" calcext:value-type="string" table:number-columns-spanned="10" table:number-rows-spanned="1">
            <text:p>Tournament 1</text:p>
          </table:table-cell>
          <table:covered-table-cell table:number-columns-repeated="2" table:style-name="ce77"/>
          <table:covered-table-cell table:number-columns-repeated="2" table:style-name="ce91"/>
          <table:covered-table-cell table:style-name="ce117"/>
          <table:covered-table-cell table:number-columns-repeated="4" table:style-name="ce126"/>
          <table:table-cell table:style-name="Default" table:formula="of:=IF(ISBLANK([$data.K8]);&quot;&quot;;[$data.K8])">
            <text:p/>
          </table:table-cell>
          <table:table-cell table:formula="of:=IF(ISBLANK([$data.L8]);&quot;&quot;;IF(ISBLANK([.$M8]);[$data.L8];[$data.L8]))" office:value-type="float" office:value="1" calcext:value-type="float">
            <text:p>1</text:p>
          </table:table-cell>
          <table:table-cell table:style-name="Default" table:number-columns-repeated="8"/>
          <table:table-cell table:number-columns-repeated="1004"/>
        </table:table-row>
        <table:table-row table:style-name="ro1">
          <table:table-cell table:style-name="ce42" table:formula="of:=IF(ISBLANK([$data.A9]);&quot;&quot;;[$data.A9])" office:value-type="string" office:string-value="Runde" calcext:value-type="string">
            <text:p>Runde</text:p>
          </table:table-cell>
          <table:table-cell table:style-name="ce78" table:formula="of:=IF(ISBLANK([$data.B9]);&quot;&quot;;[$data.B9])" office:value-type="string" office:string-value="Startzeit" calcext:value-type="string">
            <text:p>Startzeit</text:p>
          </table:table-cell>
          <table:table-cell table:style-name="ce78" table:formula="of:=IF(ISBLANK([$data.C9]);&quot;&quot;;[$data.C9])" office:value-type="string" office:string-value="Endzeit" calcext:value-type="string">
            <text:p>Endzeit</text:p>
          </table:table-cell>
          <table:table-cell table:style-name="ce42" table:formula="of:=IF(ISBLANK([$data.D9]);&quot;&quot;;[$data.D9])" office:value-type="string" office:string-value="Team 1" calcext:value-type="string">
            <text:p>Team 1</text:p>
          </table:table-cell>
          <table:table-cell table:style-name="ce42" table:formula="of:=IF(ISBLANK([$data.E9]);&quot;&quot;;[$data.E9])" office:value-type="string" office:string-value="Textfarbe" calcext:value-type="string">
            <text:p>Textfarbe</text:p>
          </table:table-cell>
          <table:table-cell table:style-name="ce118" table:formula="of:=IF(ISBLANK([$data.F9]);&quot;&quot;;[$data.F9])" office:value-type="string" office:string-value="Team 2" calcext:value-type="string">
            <text:p>Team 2</text:p>
          </table:table-cell>
          <table:table-cell table:style-name="ce127" table:formula="of:=IF(ISBLANK([$data.G9]);&quot;&quot;;[$data.G9])" office:value-type="string" office:string-value="Text Color" calcext:value-type="string">
            <text:p>Text Color</text:p>
          </table:table-cell>
          <table:table-cell table:style-name="ce127" table:formula="of:=IF(ISBLANK([$data.H9]);&quot;&quot;;[$data.H9])" office:value-type="string" office:string-value="Feld" calcext:value-type="string">
            <text:p>Feld</text:p>
          </table:table-cell>
          <table:table-cell table:style-name="ce127" table:formula="of:=IF(ISBLANK([$data.I9]);&quot;&quot;;[$data.I9])" office:value-type="string" office:string-value="Spielfeld" calcext:value-type="string">
            <text:p>Spielfeld</text:p>
          </table:table-cell>
          <table:table-cell table:style-name="ce127" table:formula="of:=IF(ISBLANK([$data.J9]);&quot;&quot;;[$data.J9])" office:value-type="string" office:string-value="Pause" calcext:value-type="string">
            <text:p>Pause</text:p>
          </table:table-cell>
          <table:table-cell table:style-name="ce140" table:formula="of:=IF(ISBLANK([$data.K9]);&quot;&quot;;[$data.K9])" office:value-type="string" office:string-value="Textfarbe" calcext:value-type="string">
            <text:p>Textfarbe</text:p>
          </table:table-cell>
          <table:table-cell table:formula="of:=IF(ISBLANK([$data.L9]);&quot;&quot;;IF(ISBLANK([.$M9]);[$data.L9];[$data.L9]))" office:value-type="float" office:value="1" calcext:value-type="float">
            <text:p>1</text:p>
          </table:table-cell>
          <table:table-cell table:style-name="ce140" table:number-columns-repeated="1012"/>
        </table:table-row>
        <table:table-row table:style-name="ro7">
          <table:table-cell table:style-name="ce12" office:value-type="float" office:value="1" calcext:value-type="float" table:number-columns-spanned="1" table:number-rows-spanned="8">
            <text:p>1</text:p>
          </table:table-cell>
          <table:table-cell table:style-name="ce29" table:formula="of:=IF(ISBLANK([$data.B10]);&quot;&quot;;[$data.B10])" office:value-type="string" office:string-value="14:00" calcext:value-type="string" table:number-columns-spanned="1" table:number-rows-spanned="8">
            <text:p>14:00</text:p>
          </table:table-cell>
          <table:table-cell table:style-name="ce29" table:formula="of:=IF(ISBLANK([$data.C10]);&quot;&quot;;[$data.C10])" office:value-type="string" office:string-value="14:07" calcext:value-type="string" table:number-columns-spanned="1" table:number-rows-spanned="8">
            <text:p>14:07</text:p>
          </table:table-cell>
          <table:table-cell table:style-name="ce99" table:formula="of:=IF(ISBLANK([$data.D10]);&quot;&quot;;[$data.D10])" office:value-type="string" office:string-value="Norden Rot" calcext:value-type="string">
            <text:p>Norden Rot</text:p>
          </table:table-cell>
          <table:table-cell table:style-name="ce99" table:formula="of:=IF(ISBLANK([$data.E10]);&quot;&quot;;[$data.E10])" office:value-type="string" office:string-value="rot" calcext:value-type="string">
            <text:p>rot</text:p>
          </table:table-cell>
          <table:table-cell table:style-name="ce135" table:formula="of:=IF(ISBLANK([$data.F10]);&quot;&quot;;[$data.F10])" office:value-type="string" office:string-value="Norden Grün" calcext:value-type="string">
            <text:p>Norden Grün</text:p>
          </table:table-cell>
          <table:table-cell table:style-name="ce163" table:formula="of:=IF(ISBLANK([$data.G10]);&quot;&quot;;[$data.G10])" office:value-type="string" office:string-value="grün" calcext:value-type="string">
            <text:p>grün</text:p>
          </table:table-cell>
          <table:table-cell table:style-name="ce190" table:formula="of:=IF(ISBLANK([$data.H10]);&quot;&quot;;[$data.H10])" office:value-type="float" office:value="1" calcext:value-type="float">
            <text:p>1</text:p>
          </table:table-cell>
          <table:table-cell table:style-name="ce163" table:formula="of:=IF(ISBLANK([$data.I10]);&quot;&quot;;[$data.I10])" office:value-type="string" office:string-value="Kleinfeldtore" calcext:value-type="string">
            <text:p>Kleinfeldtore</text:p>
          </table:table-cell>
          <table:table-cell table:style-name="ce163" table:formula="of:=IF(ISBLANK([$data.J10]);&quot;&quot;;[$data.J10])">
            <text:p/>
          </table:table-cell>
          <table:table-cell table:style-name="Default" table:formula="of:=IF(ISBLANK([$data.K10]);&quot;&quot;;[$data.K10])">
            <text:p/>
          </table:table-cell>
          <table:table-cell table:formula="of:=IF(ISBLANK([$data.L10]);&quot;&quot;;IF(ISBLANK([.$M10]);[$data.L10];[$data.L10]))" office:value-type="float" office:value="1" calcext:value-type="float">
            <text:p>1</text:p>
          </table:table-cell>
          <table:table-cell table:style-name="Default" table:number-columns-repeated="8"/>
          <table:table-cell table:number-columns-repeated="1004"/>
        </table:table-row>
        <table:table-row table:style-name="ro7">
          <table:covered-table-cell table:style-name="ce37"/>
          <table:covered-table-cell table:style-name="ce34" table:formula="of:=IF(ISBLANK([$data.B11]);&quot;&quot;;[$data.B11])">
            <text:p/>
          </table:covered-table-cell>
          <table:covered-table-cell table:style-name="ce34" table:formula="of:=IF(ISBLANK([$data.C11]);&quot;&quot;;[$data.C11])">
            <text:p/>
          </table:covered-table-cell>
          <table:table-cell table:style-name="ce100" table:formula="of:=IF(ISBLANK([$data.D11]);&quot;&quot;;[$data.D11])" office:value-type="string" office:string-value="Westen Rot" calcext:value-type="string">
            <text:p>Westen Rot</text:p>
          </table:table-cell>
          <table:table-cell table:style-name="ce100" table:formula="of:=IF(ISBLANK([$data.E11]);&quot;&quot;;[$data.E11])" office:value-type="string" office:string-value="rot" calcext:value-type="string">
            <text:p>rot</text:p>
          </table:table-cell>
          <table:table-cell table:style-name="ce136" table:formula="of:=IF(ISBLANK([$data.F11]);&quot;&quot;;[$data.F11])" office:value-type="string" office:string-value="Westen Grün" calcext:value-type="string">
            <text:p>Westen Grün</text:p>
          </table:table-cell>
          <table:table-cell table:style-name="ce166" table:formula="of:=IF(ISBLANK([$data.G11]);&quot;&quot;;[$data.G11])" office:value-type="string" office:string-value="grün" calcext:value-type="string">
            <text:p>grün</text:p>
          </table:table-cell>
          <table:table-cell table:style-name="ce192" table:formula="of:=IF(ISBLANK([$data.H11]);&quot;&quot;;[$data.H11])" office:value-type="float" office:value="2" calcext:value-type="float">
            <text:p>2</text:p>
          </table:table-cell>
          <table:table-cell table:style-name="ce166" table:formula="of:=IF(ISBLANK([$data.I11]);&quot;&quot;;[$data.I11])" office:value-type="string" office:string-value="Jugendtore" calcext:value-type="string">
            <text:p>Jugendtore</text:p>
          </table:table-cell>
          <table:table-cell table:style-name="ce166" table:formula="of:=IF(ISBLANK([$data.J11]);&quot;&quot;;[$data.J11])">
            <text:p/>
          </table:table-cell>
          <table:table-cell table:style-name="Default" table:formula="of:=IF(ISBLANK([$data.K11]);&quot;&quot;;[$data.K11])">
            <text:p/>
          </table:table-cell>
          <table:table-cell table:formula="of:=IF(ISBLANK([$data.L11]);&quot;&quot;;IF(ISBLANK([.$M11]);[$data.L11];[$data.L11]))" office:value-type="float" office:value="1" calcext:value-type="float">
            <text:p>1</text:p>
          </table:table-cell>
          <table:table-cell table:style-name="Default" table:number-columns-repeated="8"/>
          <table:table-cell table:number-columns-repeated="1004"/>
        </table:table-row>
        <table:table-row table:style-name="ro7">
          <table:covered-table-cell table:style-name="ce37"/>
          <table:covered-table-cell table:style-name="ce34" table:formula="of:=IF(ISBLANK([$data.B12]);&quot;&quot;;[$data.B12])">
            <text:p/>
          </table:covered-table-cell>
          <table:covered-table-cell table:style-name="ce34" table:formula="of:=IF(ISBLANK([$data.C12]);&quot;&quot;;[$data.C12])">
            <text:p/>
          </table:covered-table-cell>
          <table:table-cell table:style-name="ce100" table:formula="of:=IF(ISBLANK([$data.D12]);&quot;&quot;;[$data.D12])" office:value-type="string" office:string-value="Süden Blau" calcext:value-type="string">
            <text:p>Süden Blau</text:p>
          </table:table-cell>
          <table:table-cell table:style-name="ce100" table:formula="of:=IF(ISBLANK([$data.E12]);&quot;&quot;;[$data.E12])" office:value-type="string" office:string-value="blau" calcext:value-type="string">
            <text:p>blau</text:p>
          </table:table-cell>
          <table:table-cell table:style-name="ce136" table:formula="of:=IF(ISBLANK([$data.F12]);&quot;&quot;;[$data.F12])" office:value-type="string" office:string-value="Süden Gelb" calcext:value-type="string">
            <text:p>Süden Gelb</text:p>
          </table:table-cell>
          <table:table-cell table:style-name="ce166" table:formula="of:=IF(ISBLANK([$data.G12]);&quot;&quot;;[$data.G12])" office:value-type="string" office:string-value="gelb" calcext:value-type="string">
            <text:p>gelb</text:p>
          </table:table-cell>
          <table:table-cell table:style-name="ce192" table:formula="of:=IF(ISBLANK([$data.H12]);&quot;&quot;;[$data.H12])" office:value-type="float" office:value="3" calcext:value-type="float">
            <text:p>3</text:p>
          </table:table-cell>
          <table:table-cell table:style-name="ce166" table:formula="of:=IF(ISBLANK([$data.I12]);&quot;&quot;;[$data.I12])" office:value-type="string" office:string-value="Kleinfeldtore" calcext:value-type="string">
            <text:p>Kleinfeldtore</text:p>
          </table:table-cell>
          <table:table-cell table:style-name="ce166" table:formula="of:=IF(ISBLANK([$data.J12]);&quot;&quot;;[$data.J12])">
            <text:p/>
          </table:table-cell>
          <table:table-cell table:style-name="ce8" table:formula="of:=IF(ISBLANK([$data.K12]);&quot;&quot;;[$data.K12])">
            <text:p/>
          </table:table-cell>
          <table:table-cell table:formula="of:=IF(ISBLANK([$data.L12]);&quot;&quot;;IF(ISBLANK([.$M12]);[$data.L12];[$data.L12]))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covered-table-cell table:style-name="ce37"/>
          <table:covered-table-cell table:style-name="ce34" table:formula="of:=IF(ISBLANK([$data.B13]);&quot;&quot;;[$data.B13])">
            <text:p/>
          </table:covered-table-cell>
          <table:covered-table-cell table:style-name="ce34" table:formula="of:=IF(ISBLANK([$data.C13]);&quot;&quot;;[$data.C13])">
            <text:p/>
          </table:covered-table-cell>
          <table:table-cell table:style-name="ce100" table:formula="of:=IF(ISBLANK([$data.D13]);&quot;&quot;;[$data.D13])" office:value-type="string" office:string-value="Osten Violett" calcext:value-type="string">
            <text:p>Osten Violett</text:p>
          </table:table-cell>
          <table:table-cell table:style-name="ce100" table:formula="of:=IF(ISBLANK([$data.E13]);&quot;&quot;;[$data.E13])" office:value-type="string" office:string-value="violett" calcext:value-type="string">
            <text:p>violett</text:p>
          </table:table-cell>
          <table:table-cell table:style-name="ce136" table:formula="of:=IF(ISBLANK([$data.F13]);&quot;&quot;;[$data.F13])" office:value-type="string" office:string-value="Osten Grau" calcext:value-type="string">
            <text:p>Osten Grau</text:p>
          </table:table-cell>
          <table:table-cell table:style-name="ce166" table:formula="of:=IF(ISBLANK([$data.G13]);&quot;&quot;;[$data.G13])" office:value-type="string" office:string-value="grau" calcext:value-type="string">
            <text:p>grau</text:p>
          </table:table-cell>
          <table:table-cell table:style-name="ce192" table:formula="of:=IF(ISBLANK([$data.H13]);&quot;&quot;;[$data.H13])" office:value-type="float" office:value="4" calcext:value-type="float">
            <text:p>4</text:p>
          </table:table-cell>
          <table:table-cell table:style-name="ce166" table:formula="of:=IF(ISBLANK([$data.I13]);&quot;&quot;;[$data.I13])" office:value-type="string" office:string-value="Jugendtore" calcext:value-type="string">
            <text:p>Jugendtore</text:p>
          </table:table-cell>
          <table:table-cell table:style-name="ce166" table:formula="of:=IF(ISBLANK([$data.J13]);&quot;&quot;;[$data.J13])">
            <text:p/>
          </table:table-cell>
          <table:table-cell table:style-name="ce8" table:formula="of:=IF(ISBLANK([$data.K13]);&quot;&quot;;[$data.K13])">
            <text:p/>
          </table:table-cell>
          <table:table-cell table:formula="of:=IF(ISBLANK([$data.L13]);&quot;&quot;;IF(ISBLANK([.$M13]);[$data.L13];[$data.L13]))" office:value-type="float" office:value="1" calcext:value-type="float">
            <text:p>1</text:p>
          </table:table-cell>
          <table:table-cell table:number-columns-repeated="1012"/>
        </table:table-row>
        <table:table-row table:style-name="ro3" table:visibility="filter">
          <table:covered-table-cell table:style-name="ce37"/>
          <table:covered-table-cell table:style-name="ce46" table:formula="of:=IF(ISBLANK([$data.B14]);&quot;&quot;;[$data.B14])">
            <text:p/>
          </table:covered-table-cell>
          <table:covered-table-cell table:style-name="ce46" table:formula="of:=IF(ISBLANK([$data.C14]);&quot;&quot;;[$data.C14])">
            <text:p/>
          </table:covered-table-cell>
          <table:table-cell table:style-name="ce100" table:formula="of:=IF(ISBLANK([$data.D14]);&quot;&quot;;[$data.D14])">
            <text:p/>
          </table:table-cell>
          <table:table-cell table:style-name="ce100" table:formula="of:=IF(ISBLANK([$data.E14]);&quot;&quot;;[$data.E14])">
            <text:p/>
          </table:table-cell>
          <table:table-cell table:style-name="ce100" table:formula="of:=IF(ISBLANK([$data.F14]);&quot;&quot;;[$data.F14])">
            <text:p/>
          </table:table-cell>
          <table:table-cell table:style-name="ce100" table:formula="of:=IF(ISBLANK([$data.G14]);&quot;&quot;;[$data.G14])">
            <text:p/>
          </table:table-cell>
          <table:table-cell table:style-name="ce193" table:formula="of:=IF(ISBLANK([$data.H14]);&quot;&quot;;[$data.H14])">
            <text:p/>
          </table:table-cell>
          <table:table-cell table:style-name="ce100" table:formula="of:=IF(ISBLANK([$data.I14]);&quot;&quot;;[$data.I14])">
            <text:p/>
          </table:table-cell>
          <table:table-cell table:style-name="ce100" table:formula="of:=IF(ISBLANK([$data.J14]);&quot;&quot;;[$data.J14])">
            <text:p/>
          </table:table-cell>
          <table:table-cell table:style-name="ce8" table:formula="of:=IF(ISBLANK([$data.K14]);&quot;&quot;;[$data.K14])">
            <text:p/>
          </table:table-cell>
          <table:table-cell table:formula="of:=IF(ISBLANK([$data.L14]);&quot;&quot;;IF(ISBLANK([.$M14]);[$data.L14];[$data.L14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37"/>
          <table:covered-table-cell table:style-name="ce34" table:formula="of:=IF(ISBLANK([$data.B15]);&quot;&quot;;[$data.B15])">
            <text:p/>
          </table:covered-table-cell>
          <table:covered-table-cell table:style-name="ce34" table:formula="of:=IF(ISBLANK([$data.C15]);&quot;&quot;;[$data.C15])">
            <text:p/>
          </table:covered-table-cell>
          <table:table-cell table:style-name="ce100" table:formula="of:=IF(ISBLANK([$data.D15]);&quot;&quot;;[$data.D15])">
            <text:p/>
          </table:table-cell>
          <table:table-cell table:style-name="ce100" table:formula="of:=IF(ISBLANK([$data.E15]);&quot;&quot;;[$data.E15])">
            <text:p/>
          </table:table-cell>
          <table:table-cell table:style-name="ce100" table:formula="of:=IF(ISBLANK([$data.F15]);&quot;&quot;;[$data.F15])">
            <text:p/>
          </table:table-cell>
          <table:table-cell table:style-name="ce100" table:formula="of:=IF(ISBLANK([$data.G15]);&quot;&quot;;[$data.G15])">
            <text:p/>
          </table:table-cell>
          <table:table-cell table:style-name="ce193" table:formula="of:=IF(ISBLANK([$data.H15]);&quot;&quot;;[$data.H15])">
            <text:p/>
          </table:table-cell>
          <table:table-cell table:style-name="ce100" table:formula="of:=IF(ISBLANK([$data.I15]);&quot;&quot;;[$data.I15])">
            <text:p/>
          </table:table-cell>
          <table:table-cell table:style-name="ce100" table:formula="of:=IF(ISBLANK([$data.J15]);&quot;&quot;;[$data.J15])">
            <text:p/>
          </table:table-cell>
          <table:table-cell table:style-name="ce8" table:formula="of:=IF(ISBLANK([$data.K15]);&quot;&quot;;[$data.K15])">
            <text:p/>
          </table:table-cell>
          <table:table-cell table:formula="of:=IF(ISBLANK([$data.L15]);&quot;&quot;;IF(ISBLANK([.$M15]);[$data.L15];[$data.L15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37"/>
          <table:covered-table-cell table:style-name="ce34" table:formula="of:=IF(ISBLANK([$data.B16]);&quot;&quot;;[$data.B16])">
            <text:p/>
          </table:covered-table-cell>
          <table:covered-table-cell table:style-name="ce34" table:formula="of:=IF(ISBLANK([$data.C16]);&quot;&quot;;[$data.C16])">
            <text:p/>
          </table:covered-table-cell>
          <table:table-cell table:style-name="ce100" table:formula="of:=IF(ISBLANK([$data.D16]);&quot;&quot;;[$data.D16])">
            <text:p/>
          </table:table-cell>
          <table:table-cell table:style-name="ce100" table:formula="of:=IF(ISBLANK([$data.E16]);&quot;&quot;;[$data.E16])">
            <text:p/>
          </table:table-cell>
          <table:table-cell table:style-name="ce100" table:formula="of:=IF(ISBLANK([$data.F16]);&quot;&quot;;[$data.F16])">
            <text:p/>
          </table:table-cell>
          <table:table-cell table:style-name="ce100" table:formula="of:=IF(ISBLANK([$data.G16]);&quot;&quot;;[$data.G16])">
            <text:p/>
          </table:table-cell>
          <table:table-cell table:style-name="ce193" table:formula="of:=IF(ISBLANK([$data.H16]);&quot;&quot;;[$data.H16])">
            <text:p/>
          </table:table-cell>
          <table:table-cell table:style-name="ce100" table:formula="of:=IF(ISBLANK([$data.I16]);&quot;&quot;;[$data.I16])">
            <text:p/>
          </table:table-cell>
          <table:table-cell table:style-name="ce100" table:formula="of:=IF(ISBLANK([$data.J16]);&quot;&quot;;[$data.J16])">
            <text:p/>
          </table:table-cell>
          <table:table-cell table:style-name="ce8" table:formula="of:=IF(ISBLANK([$data.K16]);&quot;&quot;;[$data.K16])">
            <text:p/>
          </table:table-cell>
          <table:table-cell table:formula="of:=IF(ISBLANK([$data.L16]);&quot;&quot;;IF(ISBLANK([.$M16]);[$data.L16];[$data.L16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14"/>
          <table:covered-table-cell table:style-name="ce38" table:formula="of:=IF(ISBLANK([$data.B17]);&quot;&quot;;[$data.B17])">
            <text:p/>
          </table:covered-table-cell>
          <table:covered-table-cell table:style-name="ce38" table:formula="of:=IF(ISBLANK([$data.C17]);&quot;&quot;;[$data.C17])">
            <text:p/>
          </table:covered-table-cell>
          <table:table-cell table:style-name="ce101" table:formula="of:=IF(ISBLANK([$data.D17]);&quot;&quot;;[$data.D17])">
            <text:p/>
          </table:table-cell>
          <table:table-cell table:style-name="ce101" table:formula="of:=IF(ISBLANK([$data.E17]);&quot;&quot;;[$data.E17])">
            <text:p/>
          </table:table-cell>
          <table:table-cell table:style-name="ce101" table:formula="of:=IF(ISBLANK([$data.F17]);&quot;&quot;;[$data.F17])">
            <text:p/>
          </table:table-cell>
          <table:table-cell table:style-name="ce101" table:formula="of:=IF(ISBLANK([$data.G17]);&quot;&quot;;[$data.G17])">
            <text:p/>
          </table:table-cell>
          <table:table-cell table:style-name="ce195" table:formula="of:=IF(ISBLANK([$data.H17]);&quot;&quot;;[$data.H17])">
            <text:p/>
          </table:table-cell>
          <table:table-cell table:style-name="ce101" table:formula="of:=IF(ISBLANK([$data.I17]);&quot;&quot;;[$data.I17])">
            <text:p/>
          </table:table-cell>
          <table:table-cell table:style-name="ce101" table:formula="of:=IF(ISBLANK([$data.J17]);&quot;&quot;;[$data.J17])">
            <text:p/>
          </table:table-cell>
          <table:table-cell table:style-name="ce70" table:formula="of:=IF(ISBLANK([$data.K17]);&quot;&quot;;[$data.K17])">
            <text:p/>
          </table:table-cell>
          <table:table-cell table:formula="of:=IF(ISBLANK([$data.L17]);&quot;&quot;;IF(ISBLANK([.$M17]);[$data.L17];[$data.L17]))">
            <text:p/>
          </table:table-cell>
          <table:table-cell table:style-name="ce70" table:number-columns-repeated="8"/>
          <table:table-cell table:style-name="ce6" table:number-columns-repeated="1004"/>
        </table:table-row>
        <table:table-row table:style-name="ro3">
          <table:table-cell table:style-name="ce15" table:formula="of:=IF(ISBLANK([$data.A18]);&quot;&quot;;[$data.A18])" office:value-type="float" office:value="2" calcext:value-type="float" table:number-columns-spanned="1" table:number-rows-spanned="8">
            <text:p>2</text:p>
          </table:table-cell>
          <table:table-cell table:style-name="ce40" table:formula="of:=IF(ISBLANK([$data.B18]);&quot;&quot;;[$data.B18])" office:value-type="string" office:string-value="14:09" calcext:value-type="string" table:number-columns-spanned="1" table:number-rows-spanned="8">
            <text:p>14:09</text:p>
          </table:table-cell>
          <table:table-cell table:style-name="ce40" table:formula="of:=IF(ISBLANK([$data.C18]);&quot;&quot;;[$data.C18])" office:value-type="string" office:string-value="14:16" calcext:value-type="string" table:number-columns-spanned="1" table:number-rows-spanned="8">
            <text:p>14:16</text:p>
          </table:table-cell>
          <table:table-cell table:style-name="ce102" table:formula="of:=IF(ISBLANK([$data.D18]);&quot;&quot;;[$data.D18])" office:value-type="string" office:string-value="Westen Rot" calcext:value-type="string">
            <text:p>Westen Rot</text:p>
          </table:table-cell>
          <table:table-cell table:style-name="ce102" table:formula="of:=IF(ISBLANK([$data.E18]);&quot;&quot;;[$data.E18])" office:value-type="string" office:string-value="rot" calcext:value-type="string">
            <text:p>rot</text:p>
          </table:table-cell>
          <table:table-cell table:style-name="ce102" table:formula="of:=IF(ISBLANK([$data.F18]);&quot;&quot;;[$data.F18])" office:value-type="string" office:string-value="Osten Violett" calcext:value-type="string">
            <text:p>Osten Violett</text:p>
          </table:table-cell>
          <table:table-cell table:style-name="ce180" table:formula="of:=IF(ISBLANK([$data.G18]);&quot;&quot;;[$data.G18])" office:value-type="string" office:string-value="violett" calcext:value-type="string">
            <text:p>violett</text:p>
          </table:table-cell>
          <table:table-cell table:style-name="ce196" table:formula="of:=IF(ISBLANK([$data.H18]);&quot;&quot;;[$data.H18])" office:value-type="float" office:value="1" calcext:value-type="float">
            <text:p>1</text:p>
          </table:table-cell>
          <table:table-cell table:style-name="ce180" table:formula="of:=IF(ISBLANK([$data.I18]);&quot;&quot;;[$data.I18])" office:value-type="string" office:string-value="Kleinfeldtore" calcext:value-type="string">
            <text:p>Kleinfeldtore</text:p>
          </table:table-cell>
          <table:table-cell table:style-name="ce180" table:formula="of:=IF(ISBLANK([$data.J18]);&quot;&quot;;[$data.J18])">
            <text:p/>
          </table:table-cell>
          <table:table-cell table:style-name="ce70" table:formula="of:=IF(ISBLANK([$data.K18]);&quot;&quot;;[$data.K18])">
            <text:p/>
          </table:table-cell>
          <table:table-cell table:formula="of:=IF(ISBLANK([$data.L18]);&quot;&quot;;IF(ISBLANK([.$M18]);[$data.L18];[$data.L18]))" office:value-type="float" office:value="1" calcext:value-type="float">
            <text:p>1</text:p>
          </table:table-cell>
          <table:table-cell table:style-name="ce70" table:number-columns-repeated="8"/>
          <table:table-cell table:style-name="ce6" table:number-columns-repeated="1004"/>
        </table:table-row>
        <table:table-row table:style-name="ro3">
          <table:covered-table-cell table:style-name="ce60" table:formula="of:=IF(ISBLANK([$data.A19]);&quot;&quot;;[$data.A19])">
            <text:p/>
          </table:covered-table-cell>
          <table:covered-table-cell table:style-name="ce45" table:formula="of:=IF(ISBLANK([$data.B19]);&quot;&quot;;[$data.B19])">
            <text:p/>
          </table:covered-table-cell>
          <table:covered-table-cell table:style-name="ce45" table:formula="of:=IF(ISBLANK([$data.C19]);&quot;&quot;;[$data.C19])">
            <text:p/>
          </table:covered-table-cell>
          <table:table-cell table:style-name="ce103" table:formula="of:=IF(ISBLANK([$data.D19]);&quot;&quot;;[$data.D19])" office:value-type="string" office:string-value="Norden Rot" calcext:value-type="string">
            <text:p>Norden Rot</text:p>
          </table:table-cell>
          <table:table-cell table:style-name="ce103" table:formula="of:=IF(ISBLANK([$data.E19]);&quot;&quot;;[$data.E19])" office:value-type="string" office:string-value="rot" calcext:value-type="string">
            <text:p>rot</text:p>
          </table:table-cell>
          <table:table-cell table:style-name="ce103" table:formula="of:=IF(ISBLANK([$data.F19]);&quot;&quot;;[$data.F19])" office:value-type="string" office:string-value="Süden Blau" calcext:value-type="string">
            <text:p>Süden Blau</text:p>
          </table:table-cell>
          <table:table-cell table:style-name="ce181" table:formula="of:=IF(ISBLANK([$data.G19]);&quot;&quot;;[$data.G19])" office:value-type="string" office:string-value="blau" calcext:value-type="string">
            <text:p>blau</text:p>
          </table:table-cell>
          <table:table-cell table:style-name="ce197" table:formula="of:=IF(ISBLANK([$data.H19]);&quot;&quot;;[$data.H19])" office:value-type="float" office:value="2" calcext:value-type="float">
            <text:p>2</text:p>
          </table:table-cell>
          <table:table-cell table:style-name="ce181" table:formula="of:=IF(ISBLANK([$data.I19]);&quot;&quot;;[$data.I19])" office:value-type="string" office:string-value="Jugendtore" calcext:value-type="string">
            <text:p>Jugendtore</text:p>
          </table:table-cell>
          <table:table-cell table:style-name="ce181" table:formula="of:=IF(ISBLANK([$data.J19]);&quot;&quot;;[$data.J19])">
            <text:p/>
          </table:table-cell>
          <table:table-cell table:style-name="ce70" table:formula="of:=IF(ISBLANK([$data.K19]);&quot;&quot;;[$data.K19])">
            <text:p/>
          </table:table-cell>
          <table:table-cell table:formula="of:=IF(ISBLANK([$data.L19]);&quot;&quot;;IF(ISBLANK([.$M19]);[$data.L19];[$data.L19]))" office:value-type="float" office:value="1" calcext:value-type="float">
            <text:p>1</text:p>
          </table:table-cell>
          <table:table-cell table:style-name="ce70"/>
          <table:table-cell table:style-name="ce70" office:value-type="string" calcext:value-type="string">
            <text:p><text:s/></text:p>
          </table:table-cell>
          <table:table-cell table:style-name="ce70" table:number-columns-repeated="6"/>
          <table:table-cell table:style-name="ce6" table:number-columns-repeated="1004"/>
        </table:table-row>
        <table:table-row table:style-name="ro3">
          <table:covered-table-cell table:style-name="ce60" table:formula="of:=IF(ISBLANK([$data.A20]);&quot;&quot;;[$data.A20])">
            <text:p/>
          </table:covered-table-cell>
          <table:covered-table-cell table:style-name="ce45" table:formula="of:=IF(ISBLANK([$data.B20]);&quot;&quot;;[$data.B20])">
            <text:p/>
          </table:covered-table-cell>
          <table:covered-table-cell table:style-name="ce45" table:formula="of:=IF(ISBLANK([$data.C20]);&quot;&quot;;[$data.C20])">
            <text:p/>
          </table:covered-table-cell>
          <table:table-cell table:style-name="ce103" table:formula="of:=IF(ISBLANK([$data.D20]);&quot;&quot;;[$data.D20])" office:value-type="string" office:string-value="Westen Grün" calcext:value-type="string">
            <text:p>Westen Grün</text:p>
          </table:table-cell>
          <table:table-cell table:style-name="ce103" table:formula="of:=IF(ISBLANK([$data.E20]);&quot;&quot;;[$data.E20])" office:value-type="string" office:string-value="grün" calcext:value-type="string">
            <text:p>grün</text:p>
          </table:table-cell>
          <table:table-cell table:style-name="ce103" table:formula="of:=IF(ISBLANK([$data.F20]);&quot;&quot;;[$data.F20])" office:value-type="string" office:string-value="Osten Grau" calcext:value-type="string">
            <text:p>Osten Grau</text:p>
          </table:table-cell>
          <table:table-cell table:style-name="ce181" table:formula="of:=IF(ISBLANK([$data.G20]);&quot;&quot;;[$data.G20])" office:value-type="string" office:string-value="grau" calcext:value-type="string">
            <text:p>grau</text:p>
          </table:table-cell>
          <table:table-cell table:style-name="ce197" table:formula="of:=IF(ISBLANK([$data.H20]);&quot;&quot;;[$data.H20])" office:value-type="float" office:value="3" calcext:value-type="float">
            <text:p>3</text:p>
          </table:table-cell>
          <table:table-cell table:style-name="ce181" table:formula="of:=IF(ISBLANK([$data.I20]);&quot;&quot;;[$data.I20])" office:value-type="string" office:string-value="Kleinfeldtore" calcext:value-type="string">
            <text:p>Kleinfeldtore</text:p>
          </table:table-cell>
          <table:table-cell table:style-name="ce181" table:formula="of:=IF(ISBLANK([$data.J20]);&quot;&quot;;[$data.J20])">
            <text:p/>
          </table:table-cell>
          <table:table-cell table:style-name="ce70" table:formula="of:=IF(ISBLANK([$data.K20]);&quot;&quot;;[$data.K20])">
            <text:p/>
          </table:table-cell>
          <table:table-cell table:formula="of:=IF(ISBLANK([$data.L20]);&quot;&quot;;IF(ISBLANK([.$M20]);[$data.L20];[$data.L20]))" office:value-type="float" office:value="1" calcext:value-type="float">
            <text:p>1</text:p>
          </table:table-cell>
          <table:table-cell table:style-name="ce70" table:number-columns-repeated="8"/>
          <table:table-cell table:style-name="ce6" table:number-columns-repeated="1004"/>
        </table:table-row>
        <table:table-row table:style-name="ro3">
          <table:covered-table-cell table:style-name="ce61" table:formula="of:=IF(ISBLANK([$data.A21]);&quot;&quot;;[$data.A21])">
            <text:p/>
          </table:covered-table-cell>
          <table:covered-table-cell table:style-name="ce45" table:formula="of:=IF(ISBLANK([$data.B21]);&quot;&quot;;[$data.B21])">
            <text:p/>
          </table:covered-table-cell>
          <table:covered-table-cell table:style-name="ce45" table:formula="of:=IF(ISBLANK([$data.C21]);&quot;&quot;;[$data.C21])">
            <text:p/>
          </table:covered-table-cell>
          <table:table-cell table:style-name="ce104" table:formula="of:=IF(ISBLANK([$data.D21]);&quot;&quot;;[$data.D21])" office:value-type="string" office:string-value="Norden Grün" calcext:value-type="string">
            <text:p>Norden Grün</text:p>
          </table:table-cell>
          <table:table-cell table:style-name="ce104" table:formula="of:=IF(ISBLANK([$data.E21]);&quot;&quot;;[$data.E21])" office:value-type="string" office:string-value="grün" calcext:value-type="string">
            <text:p>grün</text:p>
          </table:table-cell>
          <table:table-cell table:style-name="ce103" table:formula="of:=IF(ISBLANK([$data.F21]);&quot;&quot;;[$data.F21])" office:value-type="string" office:string-value="Süden Gelb" calcext:value-type="string">
            <text:p>Süden Gelb</text:p>
          </table:table-cell>
          <table:table-cell table:style-name="ce182" table:formula="of:=IF(ISBLANK([$data.G21]);&quot;&quot;;[$data.G21])" office:value-type="string" office:string-value="gelb" calcext:value-type="string">
            <text:p>gelb</text:p>
          </table:table-cell>
          <table:table-cell table:style-name="ce197" table:formula="of:=IF(ISBLANK([$data.H21]);&quot;&quot;;[$data.H21])" office:value-type="float" office:value="4" calcext:value-type="float">
            <text:p>4</text:p>
          </table:table-cell>
          <table:table-cell table:style-name="ce182" table:formula="of:=IF(ISBLANK([$data.I21]);&quot;&quot;;[$data.I21])" office:value-type="string" office:string-value="Jugendtore" calcext:value-type="string">
            <text:p>Jugendtore</text:p>
          </table:table-cell>
          <table:table-cell table:style-name="ce182" table:formula="of:=IF(ISBLANK([$data.J21]);&quot;&quot;;[$data.J21])">
            <text:p/>
          </table:table-cell>
          <table:table-cell table:style-name="ce8" table:formula="of:=IF(ISBLANK([$data.K21]);&quot;&quot;;[$data.K21])">
            <text:p/>
          </table:table-cell>
          <table:table-cell table:formula="of:=IF(ISBLANK([$data.L21]);&quot;&quot;;IF(ISBLANK([.$M21]);[$data.L21];[$data.L21]))" office:value-type="float" office:value="1" calcext:value-type="float">
            <text:p>1</text:p>
          </table:table-cell>
          <table:table-cell table:style-name="Team_5f_yellow"/>
          <table:table-cell table:number-columns-repeated="1011"/>
        </table:table-row>
        <table:table-row table:style-name="ro3" table:visibility="filter">
          <table:covered-table-cell table:style-name="ce61" table:formula="of:=IF(ISBLANK([$data.A22]);&quot;&quot;;[$data.A22])">
            <text:p/>
          </table:covered-table-cell>
          <table:covered-table-cell table:style-name="ce48" table:formula="of:=IF(ISBLANK([$data.B22]);&quot;&quot;;[$data.B22])">
            <text:p/>
          </table:covered-table-cell>
          <table:covered-table-cell table:style-name="ce48" table:formula="of:=IF(ISBLANK([$data.C22]);&quot;&quot;;[$data.C22])">
            <text:p/>
          </table:covered-table-cell>
          <table:table-cell table:style-name="ce104" table:formula="of:=IF(ISBLANK([$data.D22]);&quot;&quot;;[$data.D22])">
            <text:p/>
          </table:table-cell>
          <table:table-cell table:style-name="ce104" table:formula="of:=IF(ISBLANK([$data.E22]);&quot;&quot;;[$data.E22])">
            <text:p/>
          </table:table-cell>
          <table:table-cell table:style-name="ce104" table:formula="of:=IF(ISBLANK([$data.F22]);&quot;&quot;;[$data.F22])">
            <text:p/>
          </table:table-cell>
          <table:table-cell table:style-name="ce104" table:formula="of:=IF(ISBLANK([$data.G22]);&quot;&quot;;[$data.G22])">
            <text:p/>
          </table:table-cell>
          <table:table-cell table:style-name="ce198" table:formula="of:=IF(ISBLANK([$data.H22]);&quot;&quot;;[$data.H22])">
            <text:p/>
          </table:table-cell>
          <table:table-cell table:style-name="ce104" table:formula="of:=IF(ISBLANK([$data.I22]);&quot;&quot;;[$data.I22])">
            <text:p/>
          </table:table-cell>
          <table:table-cell table:style-name="ce104" table:formula="of:=IF(ISBLANK([$data.J22]);&quot;&quot;;[$data.J22])">
            <text:p/>
          </table:table-cell>
          <table:table-cell table:style-name="ce8" table:formula="of:=IF(ISBLANK([$data.K22]);&quot;&quot;;[$data.K22])">
            <text:p/>
          </table:table-cell>
          <table:table-cell table:formula="of:=IF(ISBLANK([$data.L22]);&quot;&quot;;IF(ISBLANK([.$M22]);[$data.L22];[$data.L22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61" table:formula="of:=IF(ISBLANK([$data.A23]);&quot;&quot;;[$data.A23])">
            <text:p/>
          </table:covered-table-cell>
          <table:covered-table-cell table:style-name="ce45" table:formula="of:=IF(ISBLANK([$data.B23]);&quot;&quot;;[$data.B23])">
            <text:p/>
          </table:covered-table-cell>
          <table:covered-table-cell table:style-name="ce45" table:formula="of:=IF(ISBLANK([$data.C23]);&quot;&quot;;[$data.C23])">
            <text:p/>
          </table:covered-table-cell>
          <table:table-cell table:style-name="ce104" table:formula="of:=IF(ISBLANK([$data.D23]);&quot;&quot;;[$data.D23])">
            <text:p/>
          </table:table-cell>
          <table:table-cell table:style-name="ce104" table:formula="of:=IF(ISBLANK([$data.E23]);&quot;&quot;;[$data.E23])">
            <text:p/>
          </table:table-cell>
          <table:table-cell table:style-name="ce104" table:formula="of:=IF(ISBLANK([$data.F23]);&quot;&quot;;[$data.F23])">
            <text:p/>
          </table:table-cell>
          <table:table-cell table:style-name="ce104" table:formula="of:=IF(ISBLANK([$data.G23]);&quot;&quot;;[$data.G23])">
            <text:p/>
          </table:table-cell>
          <table:table-cell table:style-name="ce198" table:formula="of:=IF(ISBLANK([$data.H23]);&quot;&quot;;[$data.H23])">
            <text:p/>
          </table:table-cell>
          <table:table-cell table:style-name="ce104" table:formula="of:=IF(ISBLANK([$data.I23]);&quot;&quot;;[$data.I23])">
            <text:p/>
          </table:table-cell>
          <table:table-cell table:style-name="ce104" table:formula="of:=IF(ISBLANK([$data.J23]);&quot;&quot;;[$data.J23])">
            <text:p/>
          </table:table-cell>
          <table:table-cell table:style-name="ce8" table:formula="of:=IF(ISBLANK([$data.K23]);&quot;&quot;;[$data.K23])">
            <text:p/>
          </table:table-cell>
          <table:table-cell table:formula="of:=IF(ISBLANK([$data.L23]);&quot;&quot;;IF(ISBLANK([.$M23]);[$data.L23];[$data.L23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61" table:formula="of:=IF(ISBLANK([$data.A24]);&quot;&quot;;[$data.A24])">
            <text:p/>
          </table:covered-table-cell>
          <table:covered-table-cell table:style-name="ce45" table:formula="of:=IF(ISBLANK([$data.B24]);&quot;&quot;;[$data.B24])">
            <text:p/>
          </table:covered-table-cell>
          <table:covered-table-cell table:style-name="ce45" table:formula="of:=IF(ISBLANK([$data.C24]);&quot;&quot;;[$data.C24])">
            <text:p/>
          </table:covered-table-cell>
          <table:table-cell table:style-name="ce104" table:formula="of:=IF(ISBLANK([$data.D24]);&quot;&quot;;[$data.D24])">
            <text:p/>
          </table:table-cell>
          <table:table-cell table:style-name="ce104" table:formula="of:=IF(ISBLANK([$data.E24]);&quot;&quot;;[$data.E24])">
            <text:p/>
          </table:table-cell>
          <table:table-cell table:style-name="ce104" table:formula="of:=IF(ISBLANK([$data.F24]);&quot;&quot;;[$data.F24])">
            <text:p/>
          </table:table-cell>
          <table:table-cell table:style-name="ce104" table:formula="of:=IF(ISBLANK([$data.G24]);&quot;&quot;;[$data.G24])">
            <text:p/>
          </table:table-cell>
          <table:table-cell table:style-name="ce198" table:formula="of:=IF(ISBLANK([$data.H24]);&quot;&quot;;[$data.H24])">
            <text:p/>
          </table:table-cell>
          <table:table-cell table:style-name="ce104" table:formula="of:=IF(ISBLANK([$data.I24]);&quot;&quot;;[$data.I24])">
            <text:p/>
          </table:table-cell>
          <table:table-cell table:style-name="ce104" table:formula="of:=IF(ISBLANK([$data.J24]);&quot;&quot;;[$data.J24])">
            <text:p/>
          </table:table-cell>
          <table:table-cell table:style-name="ce8" table:formula="of:=IF(ISBLANK([$data.K24]);&quot;&quot;;[$data.K24])">
            <text:p/>
          </table:table-cell>
          <table:table-cell table:formula="of:=IF(ISBLANK([$data.L24]);&quot;&quot;;IF(ISBLANK([.$M24]);[$data.L24];[$data.L24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41" table:formula="of:=IF(ISBLANK([$data.A25]);&quot;&quot;;[$data.A25])">
            <text:p/>
          </table:covered-table-cell>
          <table:covered-table-cell table:style-name="ce84" table:formula="of:=IF(ISBLANK([$data.B25]);&quot;&quot;;[$data.B25])">
            <text:p/>
          </table:covered-table-cell>
          <table:covered-table-cell table:style-name="ce84" table:formula="of:=IF(ISBLANK([$data.C25]);&quot;&quot;;[$data.C25])">
            <text:p/>
          </table:covered-table-cell>
          <table:table-cell table:style-name="ce105" table:formula="of:=IF(ISBLANK([$data.D25]);&quot;&quot;;[$data.D25])">
            <text:p/>
          </table:table-cell>
          <table:table-cell table:style-name="ce105" table:formula="of:=IF(ISBLANK([$data.E25]);&quot;&quot;;[$data.E25])">
            <text:p/>
          </table:table-cell>
          <table:table-cell table:style-name="ce105" table:formula="of:=IF(ISBLANK([$data.F25]);&quot;&quot;;[$data.F25])">
            <text:p/>
          </table:table-cell>
          <table:table-cell table:style-name="ce105" table:formula="of:=IF(ISBLANK([$data.G25]);&quot;&quot;;[$data.G25])">
            <text:p/>
          </table:table-cell>
          <table:table-cell table:style-name="ce199" table:formula="of:=IF(ISBLANK([$data.H25]);&quot;&quot;;[$data.H25])">
            <text:p/>
          </table:table-cell>
          <table:table-cell table:style-name="ce105" table:formula="of:=IF(ISBLANK([$data.I25]);&quot;&quot;;[$data.I25])">
            <text:p/>
          </table:table-cell>
          <table:table-cell table:style-name="ce105" table:formula="of:=IF(ISBLANK([$data.J25]);&quot;&quot;;[$data.J25])">
            <text:p/>
          </table:table-cell>
          <table:table-cell table:style-name="ce8" table:formula="of:=IF(ISBLANK([$data.K25]);&quot;&quot;;[$data.K25])">
            <text:p/>
          </table:table-cell>
          <table:table-cell table:formula="of:=IF(ISBLANK([$data.L25]);&quot;&quot;;IF(ISBLANK([.$M25]);[$data.L25];[$data.L25]))">
            <text:p/>
          </table:table-cell>
          <table:table-cell table:number-columns-repeated="1012"/>
        </table:table-row>
        <table:table-row table:style-name="ro3">
          <table:table-cell table:style-name="ce12" table:formula="of:=IF(ISBLANK([$data.A26]);&quot;&quot;;[$data.A26])" office:value-type="float" office:value="3" calcext:value-type="float" table:number-columns-spanned="1" table:number-rows-spanned="8">
            <text:p>3</text:p>
          </table:table-cell>
          <table:table-cell table:style-name="ce29" table:formula="of:=IF(ISBLANK([$data.B26]);&quot;&quot;;[$data.B26])" office:value-type="string" office:string-value="14:18" calcext:value-type="string" table:number-columns-spanned="1" table:number-rows-spanned="8">
            <text:p>14:18</text:p>
          </table:table-cell>
          <table:table-cell table:style-name="ce29" table:formula="of:=IF(ISBLANK([$data.C26]);&quot;&quot;;[$data.C26])" office:value-type="string" office:string-value="14:25" calcext:value-type="string" table:number-columns-spanned="1" table:number-rows-spanned="8">
            <text:p>14:25</text:p>
          </table:table-cell>
          <table:table-cell table:style-name="ce99" table:formula="of:=IF(ISBLANK([$data.D26]);&quot;&quot;;[$data.D26])" office:value-type="string" office:string-value="Norden Grün" calcext:value-type="string">
            <text:p>Norden Grün</text:p>
          </table:table-cell>
          <table:table-cell table:style-name="ce99" table:formula="of:=IF(ISBLANK([$data.E26]);&quot;&quot;;[$data.E26])" office:value-type="string" office:string-value="grün" calcext:value-type="string">
            <text:p>grün</text:p>
          </table:table-cell>
          <table:table-cell table:style-name="ce135" table:formula="of:=IF(ISBLANK([$data.F26]);&quot;&quot;;[$data.F26])" office:value-type="string" office:string-value="Süden Blau" calcext:value-type="string">
            <text:p>Süden Blau</text:p>
          </table:table-cell>
          <table:table-cell table:style-name="ce163" table:formula="of:=IF(ISBLANK([$data.G26]);&quot;&quot;;[$data.G26])" office:value-type="string" office:string-value="blau" calcext:value-type="string">
            <text:p>blau</text:p>
          </table:table-cell>
          <table:table-cell table:style-name="ce190" table:formula="of:=IF(ISBLANK([$data.H26]);&quot;&quot;;[$data.H26])" office:value-type="float" office:value="1" calcext:value-type="float">
            <text:p>1</text:p>
          </table:table-cell>
          <table:table-cell table:style-name="ce163" table:formula="of:=IF(ISBLANK([$data.I26]);&quot;&quot;;[$data.I26])" office:value-type="string" office:string-value="Kleinfeldtore" calcext:value-type="string">
            <text:p>Kleinfeldtore</text:p>
          </table:table-cell>
          <table:table-cell table:style-name="ce163" table:formula="of:=IF(ISBLANK([$data.J26]);&quot;&quot;;[$data.J26])">
            <text:p/>
          </table:table-cell>
          <table:table-cell table:style-name="ce8" table:formula="of:=IF(ISBLANK([$data.K26]);&quot;&quot;;[$data.K26])">
            <text:p/>
          </table:table-cell>
          <table:table-cell table:formula="of:=IF(ISBLANK([$data.L26]);&quot;&quot;;IF(ISBLANK([.$M26]);[$data.L26];[$data.L26])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covered-table-cell table:style-name="ce37" table:formula="of:=IF(ISBLANK([$data.A27]);&quot;&quot;;[$data.A27])">
            <text:p/>
          </table:covered-table-cell>
          <table:covered-table-cell table:style-name="ce34" table:formula="of:=IF(ISBLANK([$data.B27]);&quot;&quot;;[$data.B27])">
            <text:p/>
          </table:covered-table-cell>
          <table:covered-table-cell table:style-name="ce34" table:formula="of:=IF(ISBLANK([$data.C27]);&quot;&quot;;[$data.C27])">
            <text:p/>
          </table:covered-table-cell>
          <table:table-cell table:style-name="ce100" table:formula="of:=IF(ISBLANK([$data.D27]);&quot;&quot;;[$data.D27])" office:value-type="string" office:string-value="Norden Rot" calcext:value-type="string">
            <text:p>Norden Rot</text:p>
          </table:table-cell>
          <table:table-cell table:style-name="ce100" table:formula="of:=IF(ISBLANK([$data.E27]);&quot;&quot;;[$data.E27])" office:value-type="string" office:string-value="rot" calcext:value-type="string">
            <text:p>rot</text:p>
          </table:table-cell>
          <table:table-cell table:style-name="ce136" table:formula="of:=IF(ISBLANK([$data.F27]);&quot;&quot;;[$data.F27])" office:value-type="string" office:string-value="Süden Gelb" calcext:value-type="string">
            <text:p>Süden Gelb</text:p>
          </table:table-cell>
          <table:table-cell table:style-name="ce166" table:formula="of:=IF(ISBLANK([$data.G27]);&quot;&quot;;[$data.G27])" office:value-type="string" office:string-value="gelb" calcext:value-type="string">
            <text:p>gelb</text:p>
          </table:table-cell>
          <table:table-cell table:style-name="ce192" table:formula="of:=IF(ISBLANK([$data.H27]);&quot;&quot;;[$data.H27])" office:value-type="float" office:value="2" calcext:value-type="float">
            <text:p>2</text:p>
          </table:table-cell>
          <table:table-cell table:style-name="ce166" table:formula="of:=IF(ISBLANK([$data.I27]);&quot;&quot;;[$data.I27])" office:value-type="string" office:string-value="Jugendtore" calcext:value-type="string">
            <text:p>Jugendtore</text:p>
          </table:table-cell>
          <table:table-cell table:style-name="ce166" table:formula="of:=IF(ISBLANK([$data.J27]);&quot;&quot;;[$data.J27])">
            <text:p/>
          </table:table-cell>
          <table:table-cell table:style-name="ce8" table:formula="of:=IF(ISBLANK([$data.K27]);&quot;&quot;;[$data.K27])">
            <text:p/>
          </table:table-cell>
          <table:table-cell table:formula="of:=IF(ISBLANK([$data.L27]);&quot;&quot;;IF(ISBLANK([.$M27]);[$data.L27];[$data.L27])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covered-table-cell table:style-name="ce37" table:formula="of:=IF(ISBLANK([$data.A28]);&quot;&quot;;[$data.A28])">
            <text:p/>
          </table:covered-table-cell>
          <table:covered-table-cell table:style-name="ce34" table:formula="of:=IF(ISBLANK([$data.B28]);&quot;&quot;;[$data.B28])">
            <text:p/>
          </table:covered-table-cell>
          <table:covered-table-cell table:style-name="ce34" table:formula="of:=IF(ISBLANK([$data.C28]);&quot;&quot;;[$data.C28])">
            <text:p/>
          </table:covered-table-cell>
          <table:table-cell table:style-name="ce100" table:formula="of:=IF(ISBLANK([$data.D28]);&quot;&quot;;[$data.D28])" office:value-type="string" office:string-value="Westen Rot" calcext:value-type="string">
            <text:p>Westen Rot</text:p>
          </table:table-cell>
          <table:table-cell table:style-name="ce113" table:formula="of:=IF(ISBLANK([$data.E28]);&quot;&quot;;[$data.E28])" office:value-type="string" office:string-value="rot" calcext:value-type="string">
            <text:p>rot</text:p>
          </table:table-cell>
          <table:table-cell table:style-name="ce136" table:formula="of:=IF(ISBLANK([$data.F28]);&quot;&quot;;[$data.F28])" office:value-type="string" office:string-value="Osten Grau" calcext:value-type="string">
            <text:p>Osten Grau</text:p>
          </table:table-cell>
          <table:table-cell table:style-name="ce166" table:formula="of:=IF(ISBLANK([$data.G28]);&quot;&quot;;[$data.G28])" office:value-type="string" office:string-value="grau" calcext:value-type="string">
            <text:p>grau</text:p>
          </table:table-cell>
          <table:table-cell table:style-name="ce192" table:formula="of:=IF(ISBLANK([$data.H28]);&quot;&quot;;[$data.H28])" office:value-type="float" office:value="3" calcext:value-type="float">
            <text:p>3</text:p>
          </table:table-cell>
          <table:table-cell table:style-name="ce166" table:formula="of:=IF(ISBLANK([$data.I28]);&quot;&quot;;[$data.I28])" office:value-type="string" office:string-value="Kleinfeldtore" calcext:value-type="string">
            <text:p>Kleinfeldtore</text:p>
          </table:table-cell>
          <table:table-cell table:style-name="ce166" table:formula="of:=IF(ISBLANK([$data.J28]);&quot;&quot;;[$data.J28])">
            <text:p/>
          </table:table-cell>
          <table:table-cell table:style-name="ce8" table:formula="of:=IF(ISBLANK([$data.K28]);&quot;&quot;;[$data.K28])">
            <text:p/>
          </table:table-cell>
          <table:table-cell table:formula="of:=IF(ISBLANK([$data.L28]);&quot;&quot;;IF(ISBLANK([.$M28]);[$data.L28];[$data.L28])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covered-table-cell table:style-name="ce37" table:formula="of:=IF(ISBLANK([$data.A29]);&quot;&quot;;[$data.A29])">
            <text:p/>
          </table:covered-table-cell>
          <table:covered-table-cell table:style-name="ce34" table:formula="of:=IF(ISBLANK([$data.B29]);&quot;&quot;;[$data.B29])">
            <text:p/>
          </table:covered-table-cell>
          <table:covered-table-cell table:style-name="ce34" table:formula="of:=IF(ISBLANK([$data.C29]);&quot;&quot;;[$data.C29])">
            <text:p/>
          </table:covered-table-cell>
          <table:table-cell table:style-name="ce100" table:formula="of:=IF(ISBLANK([$data.D29]);&quot;&quot;;[$data.D29])" office:value-type="string" office:string-value="Westen Grün" calcext:value-type="string">
            <text:p>Westen Grün</text:p>
          </table:table-cell>
          <table:table-cell table:style-name="ce100" table:formula="of:=IF(ISBLANK([$data.E29]);&quot;&quot;;[$data.E29])" office:value-type="string" office:string-value="grün" calcext:value-type="string">
            <text:p>grün</text:p>
          </table:table-cell>
          <table:table-cell table:style-name="ce136" table:formula="of:=IF(ISBLANK([$data.F29]);&quot;&quot;;[$data.F29])" office:value-type="string" office:string-value="Osten Violett" calcext:value-type="string">
            <text:p>Osten Violett</text:p>
          </table:table-cell>
          <table:table-cell table:style-name="ce166" table:formula="of:=IF(ISBLANK([$data.G29]);&quot;&quot;;[$data.G29])" office:value-type="string" office:string-value="violett" calcext:value-type="string">
            <text:p>violett</text:p>
          </table:table-cell>
          <table:table-cell table:style-name="ce192" table:formula="of:=IF(ISBLANK([$data.H29]);&quot;&quot;;[$data.H29])" office:value-type="float" office:value="4" calcext:value-type="float">
            <text:p>4</text:p>
          </table:table-cell>
          <table:table-cell table:style-name="ce166" table:formula="of:=IF(ISBLANK([$data.I29]);&quot;&quot;;[$data.I29])" office:value-type="string" office:string-value="Jugendtore" calcext:value-type="string">
            <text:p>Jugendtore</text:p>
          </table:table-cell>
          <table:table-cell table:style-name="ce166" table:formula="of:=IF(ISBLANK([$data.J29]);&quot;&quot;;[$data.J29])">
            <text:p/>
          </table:table-cell>
          <table:table-cell table:style-name="ce8" table:formula="of:=IF(ISBLANK([$data.K29]);&quot;&quot;;[$data.K29])">
            <text:p/>
          </table:table-cell>
          <table:table-cell table:formula="of:=IF(ISBLANK([$data.L29]);&quot;&quot;;IF(ISBLANK([.$M29]);[$data.L29];[$data.L29]))" office:value-type="float" office:value="1" calcext:value-type="float">
            <text:p>1</text:p>
          </table:table-cell>
          <table:table-cell table:number-columns-repeated="1012"/>
        </table:table-row>
        <table:table-row table:style-name="ro3" table:visibility="filter">
          <table:covered-table-cell table:style-name="ce37" table:formula="of:=IF(ISBLANK([$data.A30]);&quot;&quot;;[$data.A30])">
            <text:p/>
          </table:covered-table-cell>
          <table:covered-table-cell table:style-name="ce46" table:formula="of:=IF(ISBLANK([$data.B30]);&quot;&quot;;[$data.B30])">
            <text:p/>
          </table:covered-table-cell>
          <table:covered-table-cell table:style-name="ce46" table:formula="of:=IF(ISBLANK([$data.C30]);&quot;&quot;;[$data.C30])">
            <text:p/>
          </table:covered-table-cell>
          <table:table-cell table:style-name="ce100" table:formula="of:=IF(ISBLANK([$data.D30]);&quot;&quot;;[$data.D30])">
            <text:p/>
          </table:table-cell>
          <table:table-cell table:style-name="ce100" table:formula="of:=IF(ISBLANK([$data.E30]);&quot;&quot;;[$data.E30])">
            <text:p/>
          </table:table-cell>
          <table:table-cell table:style-name="ce100" table:formula="of:=IF(ISBLANK([$data.F30]);&quot;&quot;;[$data.F30])">
            <text:p/>
          </table:table-cell>
          <table:table-cell table:style-name="ce100" table:formula="of:=IF(ISBLANK([$data.G30]);&quot;&quot;;[$data.G30])">
            <text:p/>
          </table:table-cell>
          <table:table-cell table:style-name="ce193" table:formula="of:=IF(ISBLANK([$data.H30]);&quot;&quot;;[$data.H30])">
            <text:p/>
          </table:table-cell>
          <table:table-cell table:style-name="ce100" table:formula="of:=IF(ISBLANK([$data.I30]);&quot;&quot;;[$data.I30])">
            <text:p/>
          </table:table-cell>
          <table:table-cell table:style-name="ce100" table:formula="of:=IF(ISBLANK([$data.J30]);&quot;&quot;;[$data.J30])">
            <text:p/>
          </table:table-cell>
          <table:table-cell table:style-name="ce8" table:formula="of:=IF(ISBLANK([$data.K30]);&quot;&quot;;[$data.K30])">
            <text:p/>
          </table:table-cell>
          <table:table-cell table:formula="of:=IF(ISBLANK([$data.L30]);&quot;&quot;;IF(ISBLANK([.$M30]);[$data.L30];[$data.L30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37" table:formula="of:=IF(ISBLANK([$data.A31]);&quot;&quot;;[$data.A31])">
            <text:p/>
          </table:covered-table-cell>
          <table:covered-table-cell table:style-name="ce34" table:formula="of:=IF(ISBLANK([$data.B31]);&quot;&quot;;[$data.B31])">
            <text:p/>
          </table:covered-table-cell>
          <table:covered-table-cell table:style-name="ce34" table:formula="of:=IF(ISBLANK([$data.C31]);&quot;&quot;;[$data.C31])">
            <text:p/>
          </table:covered-table-cell>
          <table:table-cell table:style-name="ce100" table:formula="of:=IF(ISBLANK([$data.D31]);&quot;&quot;;[$data.D31])">
            <text:p/>
          </table:table-cell>
          <table:table-cell table:style-name="ce100" table:formula="of:=IF(ISBLANK([$data.E31]);&quot;&quot;;[$data.E31])">
            <text:p/>
          </table:table-cell>
          <table:table-cell table:style-name="ce100" table:formula="of:=IF(ISBLANK([$data.F31]);&quot;&quot;;[$data.F31])">
            <text:p/>
          </table:table-cell>
          <table:table-cell table:style-name="ce100" table:formula="of:=IF(ISBLANK([$data.G31]);&quot;&quot;;[$data.G31])">
            <text:p/>
          </table:table-cell>
          <table:table-cell table:style-name="ce193" table:formula="of:=IF(ISBLANK([$data.H31]);&quot;&quot;;[$data.H31])">
            <text:p/>
          </table:table-cell>
          <table:table-cell table:style-name="ce100" table:formula="of:=IF(ISBLANK([$data.I31]);&quot;&quot;;[$data.I31])">
            <text:p/>
          </table:table-cell>
          <table:table-cell table:style-name="ce100" table:formula="of:=IF(ISBLANK([$data.J31]);&quot;&quot;;[$data.J31])">
            <text:p/>
          </table:table-cell>
          <table:table-cell table:style-name="ce8" table:formula="of:=IF(ISBLANK([$data.K31]);&quot;&quot;;[$data.K31])">
            <text:p/>
          </table:table-cell>
          <table:table-cell table:formula="of:=IF(ISBLANK([$data.L31]);&quot;&quot;;IF(ISBLANK([.$M31]);[$data.L31];[$data.L31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37" table:formula="of:=IF(ISBLANK([$data.A32]);&quot;&quot;;[$data.A32])">
            <text:p/>
          </table:covered-table-cell>
          <table:covered-table-cell table:style-name="ce34" table:formula="of:=IF(ISBLANK([$data.B32]);&quot;&quot;;[$data.B32])">
            <text:p/>
          </table:covered-table-cell>
          <table:covered-table-cell table:style-name="ce34" table:formula="of:=IF(ISBLANK([$data.C32]);&quot;&quot;;[$data.C32])">
            <text:p/>
          </table:covered-table-cell>
          <table:table-cell table:style-name="ce100" table:formula="of:=IF(ISBLANK([$data.D32]);&quot;&quot;;[$data.D32])">
            <text:p/>
          </table:table-cell>
          <table:table-cell table:style-name="ce100" table:formula="of:=IF(ISBLANK([$data.E32]);&quot;&quot;;[$data.E32])">
            <text:p/>
          </table:table-cell>
          <table:table-cell table:style-name="ce100" table:formula="of:=IF(ISBLANK([$data.F32]);&quot;&quot;;[$data.F32])">
            <text:p/>
          </table:table-cell>
          <table:table-cell table:style-name="ce100" table:formula="of:=IF(ISBLANK([$data.G32]);&quot;&quot;;[$data.G32])">
            <text:p/>
          </table:table-cell>
          <table:table-cell table:style-name="ce193" table:formula="of:=IF(ISBLANK([$data.H32]);&quot;&quot;;[$data.H32])">
            <text:p/>
          </table:table-cell>
          <table:table-cell table:style-name="ce100" table:formula="of:=IF(ISBLANK([$data.I32]);&quot;&quot;;[$data.I32])">
            <text:p/>
          </table:table-cell>
          <table:table-cell table:style-name="ce100" table:formula="of:=IF(ISBLANK([$data.J32]);&quot;&quot;;[$data.J32])">
            <text:p/>
          </table:table-cell>
          <table:table-cell table:style-name="ce8" table:formula="of:=IF(ISBLANK([$data.K32]);&quot;&quot;;[$data.K32])">
            <text:p/>
          </table:table-cell>
          <table:table-cell table:formula="of:=IF(ISBLANK([$data.L32]);&quot;&quot;;IF(ISBLANK([.$M32]);[$data.L32];[$data.L32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14" table:formula="of:=IF(ISBLANK([$data.A33]);&quot;&quot;;[$data.A33])">
            <text:p/>
          </table:covered-table-cell>
          <table:covered-table-cell table:style-name="ce38" table:formula="of:=IF(ISBLANK([$data.B33]);&quot;&quot;;[$data.B33])">
            <text:p/>
          </table:covered-table-cell>
          <table:covered-table-cell table:style-name="ce38" table:formula="of:=IF(ISBLANK([$data.C33]);&quot;&quot;;[$data.C33])">
            <text:p/>
          </table:covered-table-cell>
          <table:table-cell table:style-name="ce106" table:formula="of:=IF(ISBLANK([$data.D33]);&quot;&quot;;[$data.D33])">
            <text:p/>
          </table:table-cell>
          <table:table-cell table:style-name="ce106" table:formula="of:=IF(ISBLANK([$data.E33]);&quot;&quot;;[$data.E33])">
            <text:p/>
          </table:table-cell>
          <table:table-cell table:style-name="ce106" table:formula="of:=IF(ISBLANK([$data.F33]);&quot;&quot;;[$data.F33])">
            <text:p/>
          </table:table-cell>
          <table:table-cell table:style-name="ce106" table:formula="of:=IF(ISBLANK([$data.G33]);&quot;&quot;;[$data.G33])">
            <text:p/>
          </table:table-cell>
          <table:table-cell table:style-name="ce195" table:formula="of:=IF(ISBLANK([$data.H33]);&quot;&quot;;[$data.H33])">
            <text:p/>
          </table:table-cell>
          <table:table-cell table:style-name="ce106" table:formula="of:=IF(ISBLANK([$data.I33]);&quot;&quot;;[$data.I33])">
            <text:p/>
          </table:table-cell>
          <table:table-cell table:style-name="ce106" table:formula="of:=IF(ISBLANK([$data.J33]);&quot;&quot;;[$data.J33])">
            <text:p/>
          </table:table-cell>
          <table:table-cell table:style-name="ce8" table:formula="of:=IF(ISBLANK([$data.K33]);&quot;&quot;;[$data.K33])">
            <text:p/>
          </table:table-cell>
          <table:table-cell table:formula="of:=IF(ISBLANK([$data.L33]);&quot;&quot;;IF(ISBLANK([.$M33]);[$data.L33];[$data.L33]))">
            <text:p/>
          </table:table-cell>
          <table:table-cell table:number-columns-repeated="1012"/>
        </table:table-row>
        <table:table-row table:style-name="ro3">
          <table:table-cell table:style-name="ce15" table:formula="of:=IF(ISBLANK([$data.A34]);&quot;&quot;;[$data.A34])" office:value-type="float" office:value="4" calcext:value-type="float" table:number-columns-spanned="1" table:number-rows-spanned="8">
            <text:p>4</text:p>
          </table:table-cell>
          <table:table-cell table:style-name="ce40" table:formula="of:=IF(ISBLANK([$data.B34]);&quot;&quot;;[$data.B34])" office:value-type="string" office:string-value="14:27" calcext:value-type="string" table:number-columns-spanned="1" table:number-rows-spanned="8">
            <text:p>14:27</text:p>
          </table:table-cell>
          <table:table-cell table:style-name="ce40" table:formula="of:=IF(ISBLANK([$data.C34]);&quot;&quot;;[$data.C34])" office:value-type="string" office:string-value="14:34" calcext:value-type="string" table:number-columns-spanned="1" table:number-rows-spanned="8">
            <text:p>14:34</text:p>
          </table:table-cell>
          <table:table-cell table:style-name="ce107" table:formula="of:=IF(ISBLANK([$data.D34]);&quot;&quot;;[$data.D34])" office:value-type="string" office:string-value="Norden Rot" calcext:value-type="string">
            <text:p>Norden Rot</text:p>
          </table:table-cell>
          <table:table-cell table:style-name="ce107" table:formula="of:=IF(ISBLANK([$data.E34]);&quot;&quot;;[$data.E34])" office:value-type="string" office:string-value="rot" calcext:value-type="string">
            <text:p>rot</text:p>
          </table:table-cell>
          <table:table-cell table:style-name="ce102" table:formula="of:=IF(ISBLANK([$data.F34]);&quot;&quot;;[$data.F34])" office:value-type="string" office:string-value="Westen Rot" calcext:value-type="string">
            <text:p>Westen Rot</text:p>
          </table:table-cell>
          <table:table-cell table:style-name="ce183" table:formula="of:=IF(ISBLANK([$data.G34]);&quot;&quot;;[$data.G34])" office:value-type="string" office:string-value="rot" calcext:value-type="string">
            <text:p>rot</text:p>
          </table:table-cell>
          <table:table-cell table:style-name="ce196" table:formula="of:=IF(ISBLANK([$data.H34]);&quot;&quot;;[$data.H34])" office:value-type="float" office:value="1" calcext:value-type="float">
            <text:p>1</text:p>
          </table:table-cell>
          <table:table-cell table:style-name="ce183" table:formula="of:=IF(ISBLANK([$data.I34]);&quot;&quot;;[$data.I34])" office:value-type="string" office:string-value="Kleinfeldtore" calcext:value-type="string">
            <text:p>Kleinfeldtore</text:p>
          </table:table-cell>
          <table:table-cell table:style-name="ce183" table:formula="of:=IF(ISBLANK([$data.J34]);&quot;&quot;;[$data.J34])">
            <text:p/>
          </table:table-cell>
          <table:table-cell table:style-name="ce8" table:formula="of:=IF(ISBLANK([$data.K34]);&quot;&quot;;[$data.K34])">
            <text:p/>
          </table:table-cell>
          <table:table-cell table:formula="of:=IF(ISBLANK([$data.L34]);&quot;&quot;;IF(ISBLANK([.$M34]);[$data.L34];[$data.L34])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covered-table-cell table:style-name="ce60" table:formula="of:=IF(ISBLANK([$data.A35]);&quot;&quot;;[$data.A35])">
            <text:p/>
          </table:covered-table-cell>
          <table:covered-table-cell table:style-name="ce45" table:formula="of:=IF(ISBLANK([$data.B35]);&quot;&quot;;[$data.B35])">
            <text:p/>
          </table:covered-table-cell>
          <table:covered-table-cell table:style-name="ce45" table:formula="of:=IF(ISBLANK([$data.C35]);&quot;&quot;;[$data.C35])">
            <text:p/>
          </table:covered-table-cell>
          <table:table-cell table:style-name="ce104" table:formula="of:=IF(ISBLANK([$data.D35]);&quot;&quot;;[$data.D35])" office:value-type="string" office:string-value="Norden Grün" calcext:value-type="string">
            <text:p>Norden Grün</text:p>
          </table:table-cell>
          <table:table-cell table:style-name="ce104" table:formula="of:=IF(ISBLANK([$data.E35]);&quot;&quot;;[$data.E35])" office:value-type="string" office:string-value="grün" calcext:value-type="string">
            <text:p>grün</text:p>
          </table:table-cell>
          <table:table-cell table:style-name="ce103" table:formula="of:=IF(ISBLANK([$data.F35]);&quot;&quot;;[$data.F35])" office:value-type="string" office:string-value="Westen Grün" calcext:value-type="string">
            <text:p>Westen Grün</text:p>
          </table:table-cell>
          <table:table-cell table:style-name="ce182" table:formula="of:=IF(ISBLANK([$data.G35]);&quot;&quot;;[$data.G35])" office:value-type="string" office:string-value="grün" calcext:value-type="string">
            <text:p>grün</text:p>
          </table:table-cell>
          <table:table-cell table:style-name="ce197" table:formula="of:=IF(ISBLANK([$data.H35]);&quot;&quot;;[$data.H35])" office:value-type="float" office:value="2" calcext:value-type="float">
            <text:p>2</text:p>
          </table:table-cell>
          <table:table-cell table:style-name="ce182" table:formula="of:=IF(ISBLANK([$data.I35]);&quot;&quot;;[$data.I35])" office:value-type="string" office:string-value="Jugendtore" calcext:value-type="string">
            <text:p>Jugendtore</text:p>
          </table:table-cell>
          <table:table-cell table:style-name="ce182" table:formula="of:=IF(ISBLANK([$data.J35]);&quot;&quot;;[$data.J35])">
            <text:p/>
          </table:table-cell>
          <table:table-cell table:style-name="ce8" table:formula="of:=IF(ISBLANK([$data.K35]);&quot;&quot;;[$data.K35])">
            <text:p/>
          </table:table-cell>
          <table:table-cell table:formula="of:=IF(ISBLANK([$data.L35]);&quot;&quot;;IF(ISBLANK([.$M35]);[$data.L35];[$data.L35])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covered-table-cell table:style-name="ce60" table:formula="of:=IF(ISBLANK([$data.A36]);&quot;&quot;;[$data.A36])">
            <text:p/>
          </table:covered-table-cell>
          <table:covered-table-cell table:style-name="ce45" table:formula="of:=IF(ISBLANK([$data.B36]);&quot;&quot;;[$data.B36])">
            <text:p/>
          </table:covered-table-cell>
          <table:covered-table-cell table:style-name="ce45" table:formula="of:=IF(ISBLANK([$data.C36]);&quot;&quot;;[$data.C36])">
            <text:p/>
          </table:covered-table-cell>
          <table:table-cell table:style-name="ce104" table:formula="of:=IF(ISBLANK([$data.D36]);&quot;&quot;;[$data.D36])" office:value-type="string" office:string-value="Süden Gelb" calcext:value-type="string">
            <text:p>Süden Gelb</text:p>
          </table:table-cell>
          <table:table-cell table:style-name="ce104" table:formula="of:=IF(ISBLANK([$data.E36]);&quot;&quot;;[$data.E36])" office:value-type="string" office:string-value="gelb" calcext:value-type="string">
            <text:p>gelb</text:p>
          </table:table-cell>
          <table:table-cell table:style-name="ce103" table:formula="of:=IF(ISBLANK([$data.F36]);&quot;&quot;;[$data.F36])" office:value-type="string" office:string-value="Osten Grau" calcext:value-type="string">
            <text:p>Osten Grau</text:p>
          </table:table-cell>
          <table:table-cell table:style-name="ce182" table:formula="of:=IF(ISBLANK([$data.G36]);&quot;&quot;;[$data.G36])" office:value-type="string" office:string-value="grau" calcext:value-type="string">
            <text:p>grau</text:p>
          </table:table-cell>
          <table:table-cell table:style-name="ce197" table:formula="of:=IF(ISBLANK([$data.H36]);&quot;&quot;;[$data.H36])" office:value-type="float" office:value="3" calcext:value-type="float">
            <text:p>3</text:p>
          </table:table-cell>
          <table:table-cell table:style-name="ce182" table:formula="of:=IF(ISBLANK([$data.I36]);&quot;&quot;;[$data.I36])" office:value-type="string" office:string-value="Kleinfeldtore" calcext:value-type="string">
            <text:p>Kleinfeldtore</text:p>
          </table:table-cell>
          <table:table-cell table:style-name="ce182" table:formula="of:=IF(ISBLANK([$data.J36]);&quot;&quot;;[$data.J36])">
            <text:p/>
          </table:table-cell>
          <table:table-cell table:style-name="ce8" table:formula="of:=IF(ISBLANK([$data.K36]);&quot;&quot;;[$data.K36])">
            <text:p/>
          </table:table-cell>
          <table:table-cell table:formula="of:=IF(ISBLANK([$data.L36]);&quot;&quot;;IF(ISBLANK([.$M36]);[$data.L36];[$data.L36])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covered-table-cell table:style-name="ce61" table:formula="of:=IF(ISBLANK([$data.A37]);&quot;&quot;;[$data.A37])">
            <text:p/>
          </table:covered-table-cell>
          <table:covered-table-cell table:style-name="ce45" table:formula="of:=IF(ISBLANK([$data.B37]);&quot;&quot;;[$data.B37])">
            <text:p/>
          </table:covered-table-cell>
          <table:covered-table-cell table:style-name="ce45" table:formula="of:=IF(ISBLANK([$data.C37]);&quot;&quot;;[$data.C37])">
            <text:p/>
          </table:covered-table-cell>
          <table:table-cell table:style-name="ce104" table:formula="of:=IF(ISBLANK([$data.D37]);&quot;&quot;;[$data.D37])" office:value-type="string" office:string-value="Süden Blau" calcext:value-type="string">
            <text:p>Süden Blau</text:p>
          </table:table-cell>
          <table:table-cell table:style-name="ce104" table:formula="of:=IF(ISBLANK([$data.E37]);&quot;&quot;;[$data.E37])" office:value-type="string" office:string-value="blau" calcext:value-type="string">
            <text:p>blau</text:p>
          </table:table-cell>
          <table:table-cell table:style-name="ce103" table:formula="of:=IF(ISBLANK([$data.F37]);&quot;&quot;;[$data.F37])" office:value-type="string" office:string-value="Osten Violett" calcext:value-type="string">
            <text:p>Osten Violett</text:p>
          </table:table-cell>
          <table:table-cell table:style-name="ce182" table:formula="of:=IF(ISBLANK([$data.G37]);&quot;&quot;;[$data.G37])" office:value-type="string" office:string-value="violett" calcext:value-type="string">
            <text:p>violett</text:p>
          </table:table-cell>
          <table:table-cell table:style-name="ce197" table:formula="of:=IF(ISBLANK([$data.H37]);&quot;&quot;;[$data.H37])" office:value-type="float" office:value="4" calcext:value-type="float">
            <text:p>4</text:p>
          </table:table-cell>
          <table:table-cell table:style-name="ce182" table:formula="of:=IF(ISBLANK([$data.I37]);&quot;&quot;;[$data.I37])" office:value-type="string" office:string-value="Jugendtore" calcext:value-type="string">
            <text:p>Jugendtore</text:p>
          </table:table-cell>
          <table:table-cell table:style-name="ce182" table:formula="of:=IF(ISBLANK([$data.J37]);&quot;&quot;;[$data.J37])">
            <text:p/>
          </table:table-cell>
          <table:table-cell table:style-name="ce8" table:formula="of:=IF(ISBLANK([$data.K37]);&quot;&quot;;[$data.K37])">
            <text:p/>
          </table:table-cell>
          <table:table-cell table:formula="of:=IF(ISBLANK([$data.L37]);&quot;&quot;;IF(ISBLANK([.$M37]);[$data.L37];[$data.L37]))" office:value-type="float" office:value="1" calcext:value-type="float">
            <text:p>1</text:p>
          </table:table-cell>
          <table:table-cell table:number-columns-repeated="1012"/>
        </table:table-row>
        <table:table-row table:style-name="ro3" table:visibility="filter">
          <table:covered-table-cell table:style-name="ce61" table:formula="of:=IF(ISBLANK([$data.A38]);&quot;&quot;;[$data.A38])">
            <text:p/>
          </table:covered-table-cell>
          <table:covered-table-cell table:style-name="ce48" table:formula="of:=IF(ISBLANK([$data.B38]);&quot;&quot;;[$data.B38])">
            <text:p/>
          </table:covered-table-cell>
          <table:covered-table-cell table:style-name="ce48" table:formula="of:=IF(ISBLANK([$data.C38]);&quot;&quot;;[$data.C38])">
            <text:p/>
          </table:covered-table-cell>
          <table:table-cell table:style-name="ce104" table:formula="of:=IF(ISBLANK([$data.D38]);&quot;&quot;;[$data.D38])">
            <text:p/>
          </table:table-cell>
          <table:table-cell table:style-name="ce104" table:formula="of:=IF(ISBLANK([$data.E38]);&quot;&quot;;[$data.E38])">
            <text:p/>
          </table:table-cell>
          <table:table-cell table:style-name="ce104" table:formula="of:=IF(ISBLANK([$data.F38]);&quot;&quot;;[$data.F38])">
            <text:p/>
          </table:table-cell>
          <table:table-cell table:style-name="ce104" table:formula="of:=IF(ISBLANK([$data.G38]);&quot;&quot;;[$data.G38])">
            <text:p/>
          </table:table-cell>
          <table:table-cell table:style-name="ce198" table:formula="of:=IF(ISBLANK([$data.H38]);&quot;&quot;;[$data.H38])">
            <text:p/>
          </table:table-cell>
          <table:table-cell table:style-name="ce104" table:formula="of:=IF(ISBLANK([$data.I38]);&quot;&quot;;[$data.I38])">
            <text:p/>
          </table:table-cell>
          <table:table-cell table:style-name="ce104" table:formula="of:=IF(ISBLANK([$data.J38]);&quot;&quot;;[$data.J38])">
            <text:p/>
          </table:table-cell>
          <table:table-cell table:style-name="ce8" table:formula="of:=IF(ISBLANK([$data.K38]);&quot;&quot;;[$data.K38])">
            <text:p/>
          </table:table-cell>
          <table:table-cell table:formula="of:=IF(ISBLANK([$data.L38]);&quot;&quot;;IF(ISBLANK([.$M38]);[$data.L38];[$data.L38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61" table:formula="of:=IF(ISBLANK([$data.A39]);&quot;&quot;;[$data.A39])">
            <text:p/>
          </table:covered-table-cell>
          <table:covered-table-cell table:style-name="ce45" table:formula="of:=IF(ISBLANK([$data.B39]);&quot;&quot;;[$data.B39])">
            <text:p/>
          </table:covered-table-cell>
          <table:covered-table-cell table:style-name="ce45" table:formula="of:=IF(ISBLANK([$data.C39]);&quot;&quot;;[$data.C39])">
            <text:p/>
          </table:covered-table-cell>
          <table:table-cell table:style-name="ce104" table:formula="of:=IF(ISBLANK([$data.D39]);&quot;&quot;;[$data.D39])">
            <text:p/>
          </table:table-cell>
          <table:table-cell table:style-name="ce104" table:formula="of:=IF(ISBLANK([$data.E39]);&quot;&quot;;[$data.E39])">
            <text:p/>
          </table:table-cell>
          <table:table-cell table:style-name="ce104" table:formula="of:=IF(ISBLANK([$data.F39]);&quot;&quot;;[$data.F39])">
            <text:p/>
          </table:table-cell>
          <table:table-cell table:style-name="ce104" table:formula="of:=IF(ISBLANK([$data.G39]);&quot;&quot;;[$data.G39])">
            <text:p/>
          </table:table-cell>
          <table:table-cell table:style-name="ce198" table:formula="of:=IF(ISBLANK([$data.H39]);&quot;&quot;;[$data.H39])">
            <text:p/>
          </table:table-cell>
          <table:table-cell table:style-name="ce104" table:formula="of:=IF(ISBLANK([$data.I39]);&quot;&quot;;[$data.I39])">
            <text:p/>
          </table:table-cell>
          <table:table-cell table:style-name="ce104" table:formula="of:=IF(ISBLANK([$data.J39]);&quot;&quot;;[$data.J39])">
            <text:p/>
          </table:table-cell>
          <table:table-cell table:style-name="ce8" table:formula="of:=IF(ISBLANK([$data.K39]);&quot;&quot;;[$data.K39])">
            <text:p/>
          </table:table-cell>
          <table:table-cell table:formula="of:=IF(ISBLANK([$data.L39]);&quot;&quot;;IF(ISBLANK([.$M39]);[$data.L39];[$data.L39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61" table:formula="of:=IF(ISBLANK([$data.A40]);&quot;&quot;;[$data.A40])">
            <text:p/>
          </table:covered-table-cell>
          <table:covered-table-cell table:style-name="ce45" table:formula="of:=IF(ISBLANK([$data.B40]);&quot;&quot;;[$data.B40])">
            <text:p/>
          </table:covered-table-cell>
          <table:covered-table-cell table:style-name="ce45" table:formula="of:=IF(ISBLANK([$data.C40]);&quot;&quot;;[$data.C40])">
            <text:p/>
          </table:covered-table-cell>
          <table:table-cell table:style-name="ce104" table:formula="of:=IF(ISBLANK([$data.D40]);&quot;&quot;;[$data.D40])">
            <text:p/>
          </table:table-cell>
          <table:table-cell table:style-name="ce104" table:formula="of:=IF(ISBLANK([$data.E40]);&quot;&quot;;[$data.E40])">
            <text:p/>
          </table:table-cell>
          <table:table-cell table:style-name="ce104" table:formula="of:=IF(ISBLANK([$data.F40]);&quot;&quot;;[$data.F40])">
            <text:p/>
          </table:table-cell>
          <table:table-cell table:style-name="ce104" table:formula="of:=IF(ISBLANK([$data.G40]);&quot;&quot;;[$data.G40])">
            <text:p/>
          </table:table-cell>
          <table:table-cell table:style-name="ce198" table:formula="of:=IF(ISBLANK([$data.H40]);&quot;&quot;;[$data.H40])">
            <text:p/>
          </table:table-cell>
          <table:table-cell table:style-name="ce104" table:formula="of:=IF(ISBLANK([$data.I40]);&quot;&quot;;[$data.I40])">
            <text:p/>
          </table:table-cell>
          <table:table-cell table:style-name="ce104" table:formula="of:=IF(ISBLANK([$data.J40]);&quot;&quot;;[$data.J40])">
            <text:p/>
          </table:table-cell>
          <table:table-cell table:style-name="ce8" table:formula="of:=IF(ISBLANK([$data.K40]);&quot;&quot;;[$data.K40])">
            <text:p/>
          </table:table-cell>
          <table:table-cell table:formula="of:=IF(ISBLANK([$data.L40]);&quot;&quot;;IF(ISBLANK([.$M40]);[$data.L40];[$data.L40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41" table:formula="of:=IF(ISBLANK([$data.A41]);&quot;&quot;;[$data.A41])">
            <text:p/>
          </table:covered-table-cell>
          <table:covered-table-cell table:style-name="ce84" table:formula="of:=IF(ISBLANK([$data.B41]);&quot;&quot;;[$data.B41])">
            <text:p/>
          </table:covered-table-cell>
          <table:covered-table-cell table:style-name="ce84" table:formula="of:=IF(ISBLANK([$data.C41]);&quot;&quot;;[$data.C41])">
            <text:p/>
          </table:covered-table-cell>
          <table:table-cell table:style-name="ce105" table:formula="of:=IF(ISBLANK([$data.D41]);&quot;&quot;;[$data.D41])">
            <text:p/>
          </table:table-cell>
          <table:table-cell table:style-name="ce105" table:formula="of:=IF(ISBLANK([$data.E41]);&quot;&quot;;[$data.E41])">
            <text:p/>
          </table:table-cell>
          <table:table-cell table:style-name="ce105" table:formula="of:=IF(ISBLANK([$data.F41]);&quot;&quot;;[$data.F41])">
            <text:p/>
          </table:table-cell>
          <table:table-cell table:style-name="ce105" table:formula="of:=IF(ISBLANK([$data.G41]);&quot;&quot;;[$data.G41])">
            <text:p/>
          </table:table-cell>
          <table:table-cell table:style-name="ce199" table:formula="of:=IF(ISBLANK([$data.H41]);&quot;&quot;;[$data.H41])">
            <text:p/>
          </table:table-cell>
          <table:table-cell table:style-name="ce105" table:formula="of:=IF(ISBLANK([$data.I41]);&quot;&quot;;[$data.I41])">
            <text:p/>
          </table:table-cell>
          <table:table-cell table:style-name="ce105" table:formula="of:=IF(ISBLANK([$data.J41]);&quot;&quot;;[$data.J41])">
            <text:p/>
          </table:table-cell>
          <table:table-cell table:style-name="ce8" table:formula="of:=IF(ISBLANK([$data.K41]);&quot;&quot;;[$data.K41])">
            <text:p/>
          </table:table-cell>
          <table:table-cell table:formula="of:=IF(ISBLANK([$data.L41]);&quot;&quot;;IF(ISBLANK([.$M41]);[$data.L41];[$data.L41]))">
            <text:p/>
          </table:table-cell>
          <table:table-cell table:number-columns-repeated="1012"/>
        </table:table-row>
        <table:table-row table:style-name="ro3">
          <table:table-cell table:style-name="ce12" office:value-type="float" office:value="5" calcext:value-type="float" table:number-columns-spanned="1" table:number-rows-spanned="8">
            <text:p>5</text:p>
          </table:table-cell>
          <table:table-cell table:style-name="ce29" office:value-type="time" office:time-value="PT14H36M00S" calcext:value-type="time" table:number-columns-spanned="1" table:number-rows-spanned="8">
            <text:p>14:36</text:p>
          </table:table-cell>
          <table:table-cell table:style-name="ce29" office:value-type="time" office:time-value="PT14H43M00S" calcext:value-type="time" table:number-columns-spanned="1" table:number-rows-spanned="8">
            <text:p>14:43</text:p>
          </table:table-cell>
          <table:table-cell table:style-name="ce99" table:formula="of:=IF(ISBLANK([$data.D42]);&quot;&quot;;[$data.D42])" office:value-type="string" office:string-value="Süden Gelb" calcext:value-type="string">
            <text:p>Süden Gelb</text:p>
          </table:table-cell>
          <table:table-cell table:style-name="ce99" table:formula="of:=IF(ISBLANK([$data.E42]);&quot;&quot;;[$data.E42])" office:value-type="string" office:string-value="gelb" calcext:value-type="string">
            <text:p>gelb</text:p>
          </table:table-cell>
          <table:table-cell table:style-name="ce135" table:formula="of:=IF(ISBLANK([$data.F42]);&quot;&quot;;[$data.F42])" office:value-type="string" office:string-value="Osten Violett" calcext:value-type="string">
            <text:p>Osten Violett</text:p>
          </table:table-cell>
          <table:table-cell table:style-name="ce163" table:formula="of:=IF(ISBLANK([$data.G42]);&quot;&quot;;[$data.G42])" office:value-type="string" office:string-value="violett" calcext:value-type="string">
            <text:p>violett</text:p>
          </table:table-cell>
          <table:table-cell table:style-name="ce190" table:formula="of:=IF(ISBLANK([$data.H42]);&quot;&quot;;[$data.H42])" office:value-type="float" office:value="1" calcext:value-type="float">
            <text:p>1</text:p>
          </table:table-cell>
          <table:table-cell table:style-name="ce163" table:formula="of:=IF(ISBLANK([$data.I42]);&quot;&quot;;[$data.I42])" office:value-type="string" office:string-value="Kleinfeldtore" calcext:value-type="string">
            <text:p>Kleinfeldtore</text:p>
          </table:table-cell>
          <table:table-cell table:style-name="ce163" table:formula="of:=IF(ISBLANK([$data.J42]);&quot;&quot;;[$data.J42])">
            <text:p/>
          </table:table-cell>
          <table:table-cell table:style-name="ce8" table:formula="of:=IF(ISBLANK([$data.K42]);&quot;&quot;;[$data.K42])">
            <text:p/>
          </table:table-cell>
          <table:table-cell table:formula="of:=IF(ISBLANK([$data.L42]);&quot;&quot;;IF(ISBLANK([.$M42]);[$data.L42];[$data.L42])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covered-table-cell table:style-name="ce37"/>
          <table:covered-table-cell table:number-columns-repeated="2" table:style-name="ce34"/>
          <table:table-cell table:style-name="ce100" table:formula="of:=IF(ISBLANK([$data.D43]);&quot;&quot;;[$data.D43])" office:value-type="string" office:string-value="Westen Grün" calcext:value-type="string">
            <text:p>Westen Grün</text:p>
          </table:table-cell>
          <table:table-cell table:style-name="ce100" table:formula="of:=IF(ISBLANK([$data.E43]);&quot;&quot;;[$data.E43])" office:value-type="string" office:string-value="grün" calcext:value-type="string">
            <text:p>grün</text:p>
          </table:table-cell>
          <table:table-cell table:style-name="ce136" table:formula="of:=IF(ISBLANK([$data.F43]);&quot;&quot;;[$data.F43])" office:value-type="string" office:string-value="Norden Rot" calcext:value-type="string">
            <text:p>Norden Rot</text:p>
          </table:table-cell>
          <table:table-cell table:style-name="ce166" table:formula="of:=IF(ISBLANK([$data.G43]);&quot;&quot;;[$data.G43])" office:value-type="string" office:string-value="rot" calcext:value-type="string">
            <text:p>rot</text:p>
          </table:table-cell>
          <table:table-cell table:style-name="ce192" table:formula="of:=IF(ISBLANK([$data.H43]);&quot;&quot;;[$data.H43])" office:value-type="float" office:value="2" calcext:value-type="float">
            <text:p>2</text:p>
          </table:table-cell>
          <table:table-cell table:style-name="ce166" table:formula="of:=IF(ISBLANK([$data.I43]);&quot;&quot;;[$data.I43])" office:value-type="string" office:string-value="Jugendtore" calcext:value-type="string">
            <text:p>Jugendtore</text:p>
          </table:table-cell>
          <table:table-cell table:style-name="ce166" table:formula="of:=IF(ISBLANK([$data.J43]);&quot;&quot;;[$data.J43])">
            <text:p/>
          </table:table-cell>
          <table:table-cell table:style-name="ce8" table:formula="of:=IF(ISBLANK([$data.K43]);&quot;&quot;;[$data.K43])">
            <text:p/>
          </table:table-cell>
          <table:table-cell table:formula="of:=IF(ISBLANK([$data.L43]);&quot;&quot;;IF(ISBLANK([.$M43]);[$data.L43];[$data.L43])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covered-table-cell table:style-name="ce37"/>
          <table:covered-table-cell table:number-columns-repeated="2" table:style-name="ce34"/>
          <table:table-cell table:style-name="ce100" table:formula="of:=IF(ISBLANK([$data.D44]);&quot;&quot;;[$data.D44])" office:value-type="string" office:string-value="Norden Grün" calcext:value-type="string">
            <text:p>Norden Grün</text:p>
          </table:table-cell>
          <table:table-cell table:style-name="ce100" table:formula="of:=IF(ISBLANK([$data.E44]);&quot;&quot;;[$data.E44])" office:value-type="string" office:string-value="grün" calcext:value-type="string">
            <text:p>grün</text:p>
          </table:table-cell>
          <table:table-cell table:style-name="ce136" table:formula="of:=IF(ISBLANK([$data.F44]);&quot;&quot;;[$data.F44])" office:value-type="string" office:string-value="Westen Rot" calcext:value-type="string">
            <text:p>Westen Rot</text:p>
          </table:table-cell>
          <table:table-cell table:style-name="ce166" table:formula="of:=IF(ISBLANK([$data.G44]);&quot;&quot;;[$data.G44])" office:value-type="string" office:string-value="rot" calcext:value-type="string">
            <text:p>rot</text:p>
          </table:table-cell>
          <table:table-cell table:style-name="ce192" table:formula="of:=IF(ISBLANK([$data.H44]);&quot;&quot;;[$data.H44])" office:value-type="float" office:value="3" calcext:value-type="float">
            <text:p>3</text:p>
          </table:table-cell>
          <table:table-cell table:style-name="ce166" table:formula="of:=IF(ISBLANK([$data.I44]);&quot;&quot;;[$data.I44])" office:value-type="string" office:string-value="Kleinfeldtore" calcext:value-type="string">
            <text:p>Kleinfeldtore</text:p>
          </table:table-cell>
          <table:table-cell table:style-name="ce166" table:formula="of:=IF(ISBLANK([$data.J44]);&quot;&quot;;[$data.J44])">
            <text:p/>
          </table:table-cell>
          <table:table-cell table:style-name="ce8" table:formula="of:=IF(ISBLANK([$data.K44]);&quot;&quot;;[$data.K44])">
            <text:p/>
          </table:table-cell>
          <table:table-cell table:formula="of:=IF(ISBLANK([$data.L44]);&quot;&quot;;IF(ISBLANK([.$M44]);[$data.L44];[$data.L44])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covered-table-cell table:style-name="ce37"/>
          <table:covered-table-cell table:number-columns-repeated="2" table:style-name="ce34"/>
          <table:table-cell table:style-name="ce100" table:formula="of:=IF(ISBLANK([$data.D45]);&quot;&quot;;[$data.D45])" office:value-type="string" office:string-value="Osten Grau" calcext:value-type="string">
            <text:p>Osten Grau</text:p>
          </table:table-cell>
          <table:table-cell table:style-name="ce100" table:formula="of:=IF(ISBLANK([$data.E45]);&quot;&quot;;[$data.E45])" office:value-type="string" office:string-value="grau" calcext:value-type="string">
            <text:p>grau</text:p>
          </table:table-cell>
          <table:table-cell table:style-name="ce136" table:formula="of:=IF(ISBLANK([$data.F45]);&quot;&quot;;[$data.F45])" office:value-type="string" office:string-value="Süden Blau" calcext:value-type="string">
            <text:p>Süden Blau</text:p>
          </table:table-cell>
          <table:table-cell table:style-name="ce166" table:formula="of:=IF(ISBLANK([$data.G45]);&quot;&quot;;[$data.G45])" office:value-type="string" office:string-value="blau" calcext:value-type="string">
            <text:p>blau</text:p>
          </table:table-cell>
          <table:table-cell table:style-name="ce192" table:formula="of:=IF(ISBLANK([$data.H45]);&quot;&quot;;[$data.H45])" office:value-type="float" office:value="4" calcext:value-type="float">
            <text:p>4</text:p>
          </table:table-cell>
          <table:table-cell table:style-name="ce166" table:formula="of:=IF(ISBLANK([$data.I45]);&quot;&quot;;[$data.I45])" office:value-type="string" office:string-value="Jugendtore" calcext:value-type="string">
            <text:p>Jugendtore</text:p>
          </table:table-cell>
          <table:table-cell table:style-name="ce166" table:formula="of:=IF(ISBLANK([$data.J45]);&quot;&quot;;[$data.J45])">
            <text:p/>
          </table:table-cell>
          <table:table-cell table:style-name="ce8" table:formula="of:=IF(ISBLANK([$data.K45]);&quot;&quot;;[$data.K45])">
            <text:p/>
          </table:table-cell>
          <table:table-cell table:formula="of:=IF(ISBLANK([$data.L45]);&quot;&quot;;IF(ISBLANK([.$M45]);[$data.L45];[$data.L45]))" office:value-type="float" office:value="1" calcext:value-type="float">
            <text:p>1</text:p>
          </table:table-cell>
          <table:table-cell table:number-columns-repeated="1012"/>
        </table:table-row>
        <table:table-row table:style-name="ro3" table:visibility="filter">
          <table:covered-table-cell table:style-name="ce37"/>
          <table:covered-table-cell table:number-columns-repeated="2" table:style-name="ce46"/>
          <table:table-cell table:style-name="ce100" table:formula="of:=IF(ISBLANK([$data.D46]);&quot;&quot;;[$data.D46])">
            <text:p/>
          </table:table-cell>
          <table:table-cell table:style-name="ce100" table:formula="of:=IF(ISBLANK([$data.E46]);&quot;&quot;;[$data.E46])">
            <text:p/>
          </table:table-cell>
          <table:table-cell table:style-name="ce100" table:formula="of:=IF(ISBLANK([$data.F46]);&quot;&quot;;[$data.F46])">
            <text:p/>
          </table:table-cell>
          <table:table-cell table:style-name="ce100" table:formula="of:=IF(ISBLANK([$data.G46]);&quot;&quot;;[$data.G46])">
            <text:p/>
          </table:table-cell>
          <table:table-cell table:style-name="ce193" table:formula="of:=IF(ISBLANK([$data.H46]);&quot;&quot;;[$data.H46])">
            <text:p/>
          </table:table-cell>
          <table:table-cell table:style-name="ce100" table:formula="of:=IF(ISBLANK([$data.I46]);&quot;&quot;;[$data.I46])">
            <text:p/>
          </table:table-cell>
          <table:table-cell table:style-name="ce100" table:formula="of:=IF(ISBLANK([$data.J46]);&quot;&quot;;[$data.J46])">
            <text:p/>
          </table:table-cell>
          <table:table-cell table:style-name="ce8" table:formula="of:=IF(ISBLANK([$data.K46]);&quot;&quot;;[$data.K46])">
            <text:p/>
          </table:table-cell>
          <table:table-cell table:formula="of:=IF(ISBLANK([$data.L46]);&quot;&quot;;IF(ISBLANK([.$M46]);[$data.L46];[$data.L46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37"/>
          <table:covered-table-cell table:number-columns-repeated="2" table:style-name="ce34"/>
          <table:table-cell table:style-name="ce100" table:formula="of:=IF(ISBLANK([$data.D47]);&quot;&quot;;[$data.D47])">
            <text:p/>
          </table:table-cell>
          <table:table-cell table:style-name="ce100" table:formula="of:=IF(ISBLANK([$data.E47]);&quot;&quot;;[$data.E47])">
            <text:p/>
          </table:table-cell>
          <table:table-cell table:style-name="ce100" table:formula="of:=IF(ISBLANK([$data.F47]);&quot;&quot;;[$data.F47])">
            <text:p/>
          </table:table-cell>
          <table:table-cell table:style-name="ce100" table:formula="of:=IF(ISBLANK([$data.G47]);&quot;&quot;;[$data.G47])">
            <text:p/>
          </table:table-cell>
          <table:table-cell table:style-name="ce193" table:formula="of:=IF(ISBLANK([$data.H47]);&quot;&quot;;[$data.H47])">
            <text:p/>
          </table:table-cell>
          <table:table-cell table:style-name="ce100" table:formula="of:=IF(ISBLANK([$data.I47]);&quot;&quot;;[$data.I47])">
            <text:p/>
          </table:table-cell>
          <table:table-cell table:style-name="ce100" table:formula="of:=IF(ISBLANK([$data.J47]);&quot;&quot;;[$data.J47])">
            <text:p/>
          </table:table-cell>
          <table:table-cell table:style-name="ce8" table:formula="of:=IF(ISBLANK([$data.K47]);&quot;&quot;;[$data.K47])">
            <text:p/>
          </table:table-cell>
          <table:table-cell table:formula="of:=IF(ISBLANK([$data.L47]);&quot;&quot;;IF(ISBLANK([.$M47]);[$data.L47];[$data.L47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37"/>
          <table:covered-table-cell table:number-columns-repeated="2" table:style-name="ce34"/>
          <table:table-cell table:style-name="ce100" table:formula="of:=IF(ISBLANK([$data.D48]);&quot;&quot;;[$data.D48])">
            <text:p/>
          </table:table-cell>
          <table:table-cell table:style-name="ce100" table:formula="of:=IF(ISBLANK([$data.E48]);&quot;&quot;;[$data.E48])">
            <text:p/>
          </table:table-cell>
          <table:table-cell table:style-name="ce100" table:formula="of:=IF(ISBLANK([$data.F48]);&quot;&quot;;[$data.F48])">
            <text:p/>
          </table:table-cell>
          <table:table-cell table:style-name="ce100" table:formula="of:=IF(ISBLANK([$data.G48]);&quot;&quot;;[$data.G48])">
            <text:p/>
          </table:table-cell>
          <table:table-cell table:style-name="ce193" table:formula="of:=IF(ISBLANK([$data.H48]);&quot;&quot;;[$data.H48])">
            <text:p/>
          </table:table-cell>
          <table:table-cell table:style-name="ce100" table:formula="of:=IF(ISBLANK([$data.I48]);&quot;&quot;;[$data.I48])">
            <text:p/>
          </table:table-cell>
          <table:table-cell table:style-name="ce100" table:formula="of:=IF(ISBLANK([$data.J48]);&quot;&quot;;[$data.J48])">
            <text:p/>
          </table:table-cell>
          <table:table-cell table:style-name="ce8" table:formula="of:=IF(ISBLANK([$data.K48]);&quot;&quot;;[$data.K48])">
            <text:p/>
          </table:table-cell>
          <table:table-cell table:formula="of:=IF(ISBLANK([$data.L48]);&quot;&quot;;IF(ISBLANK([.$M48]);[$data.L48];[$data.L48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19"/>
          <table:covered-table-cell table:number-columns-repeated="2" table:style-name="ce38"/>
          <table:table-cell table:style-name="ce106" table:formula="of:=IF(ISBLANK([$data.D49]);&quot;&quot;;[$data.D49])">
            <text:p/>
          </table:table-cell>
          <table:table-cell table:style-name="ce106" table:formula="of:=IF(ISBLANK([$data.E49]);&quot;&quot;;[$data.E49])">
            <text:p/>
          </table:table-cell>
          <table:table-cell table:style-name="ce106" table:formula="of:=IF(ISBLANK([$data.F49]);&quot;&quot;;[$data.F49])">
            <text:p/>
          </table:table-cell>
          <table:table-cell table:style-name="ce106" table:formula="of:=IF(ISBLANK([$data.G49]);&quot;&quot;;[$data.G49])">
            <text:p/>
          </table:table-cell>
          <table:table-cell table:style-name="ce195" table:formula="of:=IF(ISBLANK([$data.H49]);&quot;&quot;;[$data.H49])">
            <text:p/>
          </table:table-cell>
          <table:table-cell table:style-name="ce106" table:formula="of:=IF(ISBLANK([$data.I49]);&quot;&quot;;[$data.I49])">
            <text:p/>
          </table:table-cell>
          <table:table-cell table:style-name="ce106" table:formula="of:=IF(ISBLANK([$data.J49]);&quot;&quot;;[$data.J49])">
            <text:p/>
          </table:table-cell>
          <table:table-cell table:style-name="ce8" table:formula="of:=IF(ISBLANK([$data.K49]);&quot;&quot;;[$data.K49])">
            <text:p/>
          </table:table-cell>
          <table:table-cell table:formula="of:=IF(ISBLANK([$data.L49]);&quot;&quot;;IF(ISBLANK([.$M49]);[$data.L49];[$data.L49]))">
            <text:p/>
          </table:table-cell>
          <table:table-cell table:number-columns-repeated="1012"/>
        </table:table-row>
        <table:table-row table:style-name="ro3">
          <table:table-cell table:style-name="ce20" office:value-type="float" office:value="6" calcext:value-type="float" table:number-columns-spanned="1" table:number-rows-spanned="8">
            <text:p>6</text:p>
          </table:table-cell>
          <table:table-cell table:style-name="ce40" office:value-type="time" office:time-value="PT14H45M00S" calcext:value-type="time" table:number-columns-spanned="1" table:number-rows-spanned="8">
            <text:p>14:45</text:p>
          </table:table-cell>
          <table:table-cell table:style-name="ce40" office:value-type="time" office:time-value="PT14H52M00S" calcext:value-type="time" table:number-columns-spanned="1" table:number-rows-spanned="8">
            <text:p>14:52</text:p>
          </table:table-cell>
          <table:table-cell table:style-name="ce107" table:formula="of:=IF(ISBLANK([$data.D50]);&quot;&quot;;[$data.D50])" office:value-type="string" office:string-value="Süden Gelb" calcext:value-type="string">
            <text:p>Süden Gelb</text:p>
          </table:table-cell>
          <table:table-cell table:style-name="ce107" table:formula="of:=IF(ISBLANK([$data.E50]);&quot;&quot;;[$data.E50])" office:value-type="string" office:string-value="gelb" calcext:value-type="string">
            <text:p>gelb</text:p>
          </table:table-cell>
          <table:table-cell table:style-name="ce102" table:formula="of:=IF(ISBLANK([$data.F50]);&quot;&quot;;[$data.F50])" office:value-type="string" office:string-value="Westen Grün" calcext:value-type="string">
            <text:p>Westen Grün</text:p>
          </table:table-cell>
          <table:table-cell table:style-name="ce183" table:formula="of:=IF(ISBLANK([$data.G50]);&quot;&quot;;[$data.G50])" office:value-type="string" office:string-value="grün" calcext:value-type="string">
            <text:p>grün</text:p>
          </table:table-cell>
          <table:table-cell table:style-name="ce196" table:formula="of:=IF(ISBLANK([$data.H50]);&quot;&quot;;[$data.H50])" office:value-type="float" office:value="1" calcext:value-type="float">
            <text:p>1</text:p>
          </table:table-cell>
          <table:table-cell table:style-name="ce183" table:formula="of:=IF(ISBLANK([$data.I50]);&quot;&quot;;[$data.I50])" office:value-type="string" office:string-value="Kleinfeldtore" calcext:value-type="string">
            <text:p>Kleinfeldtore</text:p>
          </table:table-cell>
          <table:table-cell table:style-name="ce183" table:formula="of:=IF(ISBLANK([$data.J50]);&quot;&quot;;[$data.J50])">
            <text:p/>
          </table:table-cell>
          <table:table-cell table:style-name="ce8" table:formula="of:=IF(ISBLANK([$data.K50]);&quot;&quot;;[$data.K50])">
            <text:p/>
          </table:table-cell>
          <table:table-cell table:formula="of:=IF(ISBLANK([$data.L50]);&quot;&quot;;IF(ISBLANK([.$M50]);[$data.L50];[$data.L50])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covered-table-cell table:style-name="ce61"/>
          <table:covered-table-cell table:number-columns-repeated="2" table:style-name="ce45"/>
          <table:table-cell table:style-name="ce104" table:formula="of:=IF(ISBLANK([$data.D51]);&quot;&quot;;[$data.D51])" office:value-type="string" office:string-value="Osten Grau" calcext:value-type="string">
            <text:p>Osten Grau</text:p>
          </table:table-cell>
          <table:table-cell table:style-name="ce104" table:formula="of:=IF(ISBLANK([$data.E51]);&quot;&quot;;[$data.E51])" office:value-type="string" office:string-value="grau" calcext:value-type="string">
            <text:p>grau</text:p>
          </table:table-cell>
          <table:table-cell table:style-name="ce103" table:formula="of:=IF(ISBLANK([$data.F51]);&quot;&quot;;[$data.F51])" office:value-type="string" office:string-value="Norden Grün" calcext:value-type="string">
            <text:p>Norden Grün</text:p>
          </table:table-cell>
          <table:table-cell table:style-name="ce182" table:formula="of:=IF(ISBLANK([$data.G51]);&quot;&quot;;[$data.G51])" office:value-type="string" office:string-value="grün" calcext:value-type="string">
            <text:p>grün</text:p>
          </table:table-cell>
          <table:table-cell table:style-name="ce197" table:formula="of:=IF(ISBLANK([$data.H51]);&quot;&quot;;[$data.H51])" office:value-type="float" office:value="2" calcext:value-type="float">
            <text:p>2</text:p>
          </table:table-cell>
          <table:table-cell table:style-name="ce182" table:formula="of:=IF(ISBLANK([$data.I51]);&quot;&quot;;[$data.I51])" office:value-type="string" office:string-value="Jugendtore" calcext:value-type="string">
            <text:p>Jugendtore</text:p>
          </table:table-cell>
          <table:table-cell table:style-name="ce182" table:formula="of:=IF(ISBLANK([$data.J51]);&quot;&quot;;[$data.J51])">
            <text:p/>
          </table:table-cell>
          <table:table-cell table:style-name="ce8" table:formula="of:=IF(ISBLANK([$data.K51]);&quot;&quot;;[$data.K51])">
            <text:p/>
          </table:table-cell>
          <table:table-cell table:formula="of:=IF(ISBLANK([$data.L51]);&quot;&quot;;IF(ISBLANK([.$M51]);[$data.L51];[$data.L51])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covered-table-cell table:style-name="ce61"/>
          <table:covered-table-cell table:number-columns-repeated="2" table:style-name="ce45"/>
          <table:table-cell table:style-name="ce104" table:formula="of:=IF(ISBLANK([$data.D52]);&quot;&quot;;[$data.D52])" office:value-type="string" office:string-value="Osten Violett" calcext:value-type="string">
            <text:p>Osten Violett</text:p>
          </table:table-cell>
          <table:table-cell table:style-name="ce104" table:formula="of:=IF(ISBLANK([$data.E52]);&quot;&quot;;[$data.E52])" office:value-type="string" office:string-value="violett" calcext:value-type="string">
            <text:p>violett</text:p>
          </table:table-cell>
          <table:table-cell table:style-name="ce103" table:formula="of:=IF(ISBLANK([$data.F52]);&quot;&quot;;[$data.F52])" office:value-type="string" office:string-value="Norden Rot" calcext:value-type="string">
            <text:p>Norden Rot</text:p>
          </table:table-cell>
          <table:table-cell table:style-name="ce182" table:formula="of:=IF(ISBLANK([$data.G52]);&quot;&quot;;[$data.G52])" office:value-type="string" office:string-value="rot" calcext:value-type="string">
            <text:p>rot</text:p>
          </table:table-cell>
          <table:table-cell table:style-name="ce197" table:formula="of:=IF(ISBLANK([$data.H52]);&quot;&quot;;[$data.H52])" office:value-type="float" office:value="3" calcext:value-type="float">
            <text:p>3</text:p>
          </table:table-cell>
          <table:table-cell table:style-name="ce182" table:formula="of:=IF(ISBLANK([$data.I52]);&quot;&quot;;[$data.I52])" office:value-type="string" office:string-value="Kleinfeldtore" calcext:value-type="string">
            <text:p>Kleinfeldtore</text:p>
          </table:table-cell>
          <table:table-cell table:style-name="ce182" table:formula="of:=IF(ISBLANK([$data.J52]);&quot;&quot;;[$data.J52])">
            <text:p/>
          </table:table-cell>
          <table:table-cell table:style-name="ce8" table:formula="of:=IF(ISBLANK([$data.K52]);&quot;&quot;;[$data.K52])">
            <text:p/>
          </table:table-cell>
          <table:table-cell table:formula="of:=IF(ISBLANK([$data.L52]);&quot;&quot;;IF(ISBLANK([.$M52]);[$data.L52];[$data.L52])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covered-table-cell table:style-name="ce61"/>
          <table:covered-table-cell table:number-columns-repeated="2" table:style-name="ce45"/>
          <table:table-cell table:style-name="ce104" table:formula="of:=IF(ISBLANK([$data.D53]);&quot;&quot;;[$data.D53])" office:value-type="string" office:string-value="Süden Blau" calcext:value-type="string">
            <text:p>Süden Blau</text:p>
          </table:table-cell>
          <table:table-cell table:style-name="ce104" table:formula="of:=IF(ISBLANK([$data.E53]);&quot;&quot;;[$data.E53])" office:value-type="string" office:string-value="blau" calcext:value-type="string">
            <text:p>blau</text:p>
          </table:table-cell>
          <table:table-cell table:style-name="ce103" table:formula="of:=IF(ISBLANK([$data.F53]);&quot;&quot;;[$data.F53])" office:value-type="string" office:string-value="Westen Rot" calcext:value-type="string">
            <text:p>Westen Rot</text:p>
          </table:table-cell>
          <table:table-cell table:style-name="ce182" table:formula="of:=IF(ISBLANK([$data.G53]);&quot;&quot;;[$data.G53])" office:value-type="string" office:string-value="rot" calcext:value-type="string">
            <text:p>rot</text:p>
          </table:table-cell>
          <table:table-cell table:style-name="ce197" table:formula="of:=IF(ISBLANK([$data.H53]);&quot;&quot;;[$data.H53])" office:value-type="float" office:value="4" calcext:value-type="float">
            <text:p>4</text:p>
          </table:table-cell>
          <table:table-cell table:style-name="ce182" table:formula="of:=IF(ISBLANK([$data.I53]);&quot;&quot;;[$data.I53])" office:value-type="string" office:string-value="Jugendtore" calcext:value-type="string">
            <text:p>Jugendtore</text:p>
          </table:table-cell>
          <table:table-cell table:style-name="ce182" table:formula="of:=IF(ISBLANK([$data.J53]);&quot;&quot;;[$data.J53])">
            <text:p/>
          </table:table-cell>
          <table:table-cell table:style-name="ce8" table:formula="of:=IF(ISBLANK([$data.K53]);&quot;&quot;;[$data.K53])">
            <text:p/>
          </table:table-cell>
          <table:table-cell table:formula="of:=IF(ISBLANK([$data.L53]);&quot;&quot;;IF(ISBLANK([.$M53]);[$data.L53];[$data.L53]))" office:value-type="float" office:value="1" calcext:value-type="float">
            <text:p>1</text:p>
          </table:table-cell>
          <table:table-cell table:number-columns-repeated="1012"/>
        </table:table-row>
        <table:table-row table:style-name="ro3" table:visibility="filter">
          <table:covered-table-cell table:style-name="ce61"/>
          <table:covered-table-cell table:number-columns-repeated="2" table:style-name="ce48"/>
          <table:table-cell table:style-name="ce104" table:formula="of:=IF(ISBLANK([$data.D54]);&quot;&quot;;[$data.D54])">
            <text:p/>
          </table:table-cell>
          <table:table-cell table:style-name="ce104" table:formula="of:=IF(ISBLANK([$data.E54]);&quot;&quot;;[$data.E54])">
            <text:p/>
          </table:table-cell>
          <table:table-cell table:style-name="ce104" table:formula="of:=IF(ISBLANK([$data.F54]);&quot;&quot;;[$data.F54])">
            <text:p/>
          </table:table-cell>
          <table:table-cell table:style-name="ce104" table:formula="of:=IF(ISBLANK([$data.G54]);&quot;&quot;;[$data.G54])">
            <text:p/>
          </table:table-cell>
          <table:table-cell table:style-name="ce198" table:formula="of:=IF(ISBLANK([$data.H54]);&quot;&quot;;[$data.H54])">
            <text:p/>
          </table:table-cell>
          <table:table-cell table:style-name="ce104" table:formula="of:=IF(ISBLANK([$data.I54]);&quot;&quot;;[$data.I54])">
            <text:p/>
          </table:table-cell>
          <table:table-cell table:style-name="ce104" table:formula="of:=IF(ISBLANK([$data.J54]);&quot;&quot;;[$data.J54])">
            <text:p/>
          </table:table-cell>
          <table:table-cell table:style-name="ce8" table:formula="of:=IF(ISBLANK([$data.K54]);&quot;&quot;;[$data.K54])">
            <text:p/>
          </table:table-cell>
          <table:table-cell table:formula="of:=IF(ISBLANK([$data.L54]);&quot;&quot;;IF(ISBLANK([.$M54]);[$data.L54];[$data.L54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61"/>
          <table:covered-table-cell table:number-columns-repeated="2" table:style-name="ce45"/>
          <table:table-cell table:style-name="ce104" table:formula="of:=IF(ISBLANK([$data.D55]);&quot;&quot;;[$data.D55])">
            <text:p/>
          </table:table-cell>
          <table:table-cell table:style-name="ce104" table:formula="of:=IF(ISBLANK([$data.E55]);&quot;&quot;;[$data.E55])">
            <text:p/>
          </table:table-cell>
          <table:table-cell table:style-name="ce104" table:formula="of:=IF(ISBLANK([$data.F55]);&quot;&quot;;[$data.F55])">
            <text:p/>
          </table:table-cell>
          <table:table-cell table:style-name="ce104" table:formula="of:=IF(ISBLANK([$data.G55]);&quot;&quot;;[$data.G55])">
            <text:p/>
          </table:table-cell>
          <table:table-cell table:style-name="ce198" table:formula="of:=IF(ISBLANK([$data.H55]);&quot;&quot;;[$data.H55])">
            <text:p/>
          </table:table-cell>
          <table:table-cell table:style-name="ce104" table:formula="of:=IF(ISBLANK([$data.I55]);&quot;&quot;;[$data.I55])">
            <text:p/>
          </table:table-cell>
          <table:table-cell table:style-name="ce104" table:formula="of:=IF(ISBLANK([$data.J55]);&quot;&quot;;[$data.J55])">
            <text:p/>
          </table:table-cell>
          <table:table-cell table:style-name="ce8" table:formula="of:=IF(ISBLANK([$data.K55]);&quot;&quot;;[$data.K55])">
            <text:p/>
          </table:table-cell>
          <table:table-cell table:formula="of:=IF(ISBLANK([$data.L55]);&quot;&quot;;IF(ISBLANK([.$M55]);[$data.L55];[$data.L55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61"/>
          <table:covered-table-cell table:number-columns-repeated="2" table:style-name="ce45"/>
          <table:table-cell table:style-name="ce104" table:formula="of:=IF(ISBLANK([$data.D56]);&quot;&quot;;[$data.D56])">
            <text:p/>
          </table:table-cell>
          <table:table-cell table:style-name="ce104" table:formula="of:=IF(ISBLANK([$data.E56]);&quot;&quot;;[$data.E56])">
            <text:p/>
          </table:table-cell>
          <table:table-cell table:style-name="ce104" table:formula="of:=IF(ISBLANK([$data.F56]);&quot;&quot;;[$data.F56])">
            <text:p/>
          </table:table-cell>
          <table:table-cell table:style-name="ce104" table:formula="of:=IF(ISBLANK([$data.G56]);&quot;&quot;;[$data.G56])">
            <text:p/>
          </table:table-cell>
          <table:table-cell table:style-name="ce198" table:formula="of:=IF(ISBLANK([$data.H56]);&quot;&quot;;[$data.H56])">
            <text:p/>
          </table:table-cell>
          <table:table-cell table:style-name="ce104" table:formula="of:=IF(ISBLANK([$data.I56]);&quot;&quot;;[$data.I56])">
            <text:p/>
          </table:table-cell>
          <table:table-cell table:style-name="ce104" table:formula="of:=IF(ISBLANK([$data.J56]);&quot;&quot;;[$data.J56])">
            <text:p/>
          </table:table-cell>
          <table:table-cell table:style-name="ce8" table:formula="of:=IF(ISBLANK([$data.K56]);&quot;&quot;;[$data.K56])">
            <text:p/>
          </table:table-cell>
          <table:table-cell table:formula="of:=IF(ISBLANK([$data.L56]);&quot;&quot;;IF(ISBLANK([.$M56]);[$data.L56];[$data.L56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41"/>
          <table:covered-table-cell table:number-columns-repeated="2" table:style-name="ce84"/>
          <table:table-cell table:style-name="ce105" table:formula="of:=IF(ISBLANK([$data.D57]);&quot;&quot;;[$data.D57])">
            <text:p/>
          </table:table-cell>
          <table:table-cell table:style-name="ce105" table:formula="of:=IF(ISBLANK([$data.E57]);&quot;&quot;;[$data.E57])">
            <text:p/>
          </table:table-cell>
          <table:table-cell table:style-name="ce105" table:formula="of:=IF(ISBLANK([$data.F57]);&quot;&quot;;[$data.F57])">
            <text:p/>
          </table:table-cell>
          <table:table-cell table:style-name="ce105" table:formula="of:=IF(ISBLANK([$data.G57]);&quot;&quot;;[$data.G57])">
            <text:p/>
          </table:table-cell>
          <table:table-cell table:style-name="ce199" table:formula="of:=IF(ISBLANK([$data.H57]);&quot;&quot;;[$data.H57])">
            <text:p/>
          </table:table-cell>
          <table:table-cell table:style-name="ce105" table:formula="of:=IF(ISBLANK([$data.I57]);&quot;&quot;;[$data.I57])">
            <text:p/>
          </table:table-cell>
          <table:table-cell table:style-name="ce105" table:formula="of:=IF(ISBLANK([$data.J57]);&quot;&quot;;[$data.J57])">
            <text:p/>
          </table:table-cell>
          <table:table-cell table:style-name="ce8" table:formula="of:=IF(ISBLANK([$data.K57]);&quot;&quot;;[$data.K57])">
            <text:p/>
          </table:table-cell>
          <table:table-cell table:formula="of:=IF(ISBLANK([$data.L57]);&quot;&quot;;IF(ISBLANK([.$M57]);[$data.L57];[$data.L57]))">
            <text:p/>
          </table:table-cell>
          <table:table-cell table:number-columns-repeated="1012"/>
        </table:table-row>
        <table:table-row table:style-name="ro3">
          <table:table-cell table:style-name="ce12" office:value-type="float" office:value="7" calcext:value-type="float" table:number-columns-spanned="1" table:number-rows-spanned="8">
            <text:p>7</text:p>
          </table:table-cell>
          <table:table-cell table:style-name="ce29" office:value-type="time" office:time-value="PT14H54M00S" calcext:value-type="time" table:number-columns-spanned="1" table:number-rows-spanned="8">
            <text:p>14:54</text:p>
          </table:table-cell>
          <table:table-cell table:style-name="ce29" office:value-type="time" office:time-value="PT15H01M00S" calcext:value-type="time" table:number-columns-spanned="1" table:number-rows-spanned="8">
            <text:p>15:01</text:p>
          </table:table-cell>
          <table:table-cell table:style-name="ce99" table:formula="of:=IF(ISBLANK([$data.D58]);&quot;&quot;;[$data.D58])" office:value-type="string" office:string-value="Osten Violett" calcext:value-type="string">
            <text:p>Osten Violett</text:p>
          </table:table-cell>
          <table:table-cell table:style-name="ce99" table:formula="of:=IF(ISBLANK([$data.E58]);&quot;&quot;;[$data.E58])" office:value-type="string" office:string-value="violett" calcext:value-type="string">
            <text:p>violett</text:p>
          </table:table-cell>
          <table:table-cell table:style-name="ce135" table:formula="of:=IF(ISBLANK([$data.F58]);&quot;&quot;;[$data.F58])" office:value-type="string" office:string-value="Norden Grün" calcext:value-type="string">
            <text:p>Norden Grün</text:p>
          </table:table-cell>
          <table:table-cell table:style-name="ce163" table:formula="of:=IF(ISBLANK([$data.G58]);&quot;&quot;;[$data.G58])" office:value-type="string" office:string-value="grün" calcext:value-type="string">
            <text:p>grün</text:p>
          </table:table-cell>
          <table:table-cell table:style-name="ce190" table:formula="of:=IF(ISBLANK([$data.H58]);&quot;&quot;;[$data.H58])" office:value-type="float" office:value="1" calcext:value-type="float">
            <text:p>1</text:p>
          </table:table-cell>
          <table:table-cell table:style-name="ce163" table:formula="of:=IF(ISBLANK([$data.I58]);&quot;&quot;;[$data.I58])" office:value-type="string" office:string-value="Kleinfeldtore" calcext:value-type="string">
            <text:p>Kleinfeldtore</text:p>
          </table:table-cell>
          <table:table-cell table:style-name="ce163" table:formula="of:=IF(ISBLANK([$data.J58]);&quot;&quot;;[$data.J58])">
            <text:p/>
          </table:table-cell>
          <table:table-cell table:style-name="ce8" table:formula="of:=IF(ISBLANK([$data.K58]);&quot;&quot;;[$data.K58])">
            <text:p/>
          </table:table-cell>
          <table:table-cell table:style-name="ce207" table:formula="of:=IF(ISBLANK([$data.L58]);&quot;&quot;;IF(ISBLANK([.$M58]);[$data.L58];[$data.L58])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covered-table-cell table:style-name="ce37"/>
          <table:covered-table-cell table:number-columns-repeated="2" table:style-name="ce34"/>
          <table:table-cell table:style-name="ce100" table:formula="of:=IF(ISBLANK([$data.D59]);&quot;&quot;;[$data.D59])" office:value-type="string" office:string-value="Osten Grau" calcext:value-type="string">
            <text:p>Osten Grau</text:p>
          </table:table-cell>
          <table:table-cell table:style-name="ce100" table:formula="of:=IF(ISBLANK([$data.E59]);&quot;&quot;;[$data.E59])" office:value-type="string" office:string-value="grau" calcext:value-type="string">
            <text:p>grau</text:p>
          </table:table-cell>
          <table:table-cell table:style-name="ce136" table:formula="of:=IF(ISBLANK([$data.F59]);&quot;&quot;;[$data.F59])" office:value-type="string" office:string-value="Norden Rot" calcext:value-type="string">
            <text:p>Norden Rot</text:p>
          </table:table-cell>
          <table:table-cell table:style-name="ce166" table:formula="of:=IF(ISBLANK([$data.G59]);&quot;&quot;;[$data.G59])" office:value-type="string" office:string-value="rot" calcext:value-type="string">
            <text:p>rot</text:p>
          </table:table-cell>
          <table:table-cell table:style-name="ce192" table:formula="of:=IF(ISBLANK([$data.H59]);&quot;&quot;;[$data.H59])" office:value-type="float" office:value="2" calcext:value-type="float">
            <text:p>2</text:p>
          </table:table-cell>
          <table:table-cell table:style-name="ce166" table:formula="of:=IF(ISBLANK([$data.I59]);&quot;&quot;;[$data.I59])" office:value-type="string" office:string-value="Jugendtore" calcext:value-type="string">
            <text:p>Jugendtore</text:p>
          </table:table-cell>
          <table:table-cell table:style-name="ce166" table:formula="of:=IF(ISBLANK([$data.J59]);&quot;&quot;;[$data.J59])">
            <text:p/>
          </table:table-cell>
          <table:table-cell table:style-name="ce8" table:formula="of:=IF(ISBLANK([$data.K59]);&quot;&quot;;[$data.K59])">
            <text:p/>
          </table:table-cell>
          <table:table-cell table:style-name="ce207" table:formula="of:=IF(ISBLANK([$data.L59]);&quot;&quot;;IF(ISBLANK([.$M59]);[$data.L59];[$data.L59])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covered-table-cell table:style-name="ce37"/>
          <table:covered-table-cell table:number-columns-repeated="2" table:style-name="ce34"/>
          <table:table-cell table:style-name="ce100" table:formula="of:=IF(ISBLANK([$data.D60]);&quot;&quot;;[$data.D60])" office:value-type="string" office:string-value="Süden Blau" calcext:value-type="string">
            <text:p>Süden Blau</text:p>
          </table:table-cell>
          <table:table-cell table:style-name="ce100" table:formula="of:=IF(ISBLANK([$data.E60]);&quot;&quot;;[$data.E60])" office:value-type="string" office:string-value="blau" calcext:value-type="string">
            <text:p>blau</text:p>
          </table:table-cell>
          <table:table-cell table:style-name="ce136" table:formula="of:=IF(ISBLANK([$data.F60]);&quot;&quot;;[$data.F60])" office:value-type="string" office:string-value="Westen Grün" calcext:value-type="string">
            <text:p>Westen Grün</text:p>
          </table:table-cell>
          <table:table-cell table:style-name="ce166" table:formula="of:=IF(ISBLANK([$data.G60]);&quot;&quot;;[$data.G60])" office:value-type="string" office:string-value="grün" calcext:value-type="string">
            <text:p>grün</text:p>
          </table:table-cell>
          <table:table-cell table:style-name="ce192" table:formula="of:=IF(ISBLANK([$data.H60]);&quot;&quot;;[$data.H60])" office:value-type="float" office:value="3" calcext:value-type="float">
            <text:p>3</text:p>
          </table:table-cell>
          <table:table-cell table:style-name="ce166" table:formula="of:=IF(ISBLANK([$data.I60]);&quot;&quot;;[$data.I60])" office:value-type="string" office:string-value="Kleinfeldtore" calcext:value-type="string">
            <text:p>Kleinfeldtore</text:p>
          </table:table-cell>
          <table:table-cell table:style-name="ce166" table:formula="of:=IF(ISBLANK([$data.J60]);&quot;&quot;;[$data.J60])">
            <text:p/>
          </table:table-cell>
          <table:table-cell table:style-name="ce8" table:formula="of:=IF(ISBLANK([$data.K60]);&quot;&quot;;[$data.K60])">
            <text:p/>
          </table:table-cell>
          <table:table-cell table:style-name="ce207" table:formula="of:=IF(ISBLANK([$data.L60]);&quot;&quot;;IF(ISBLANK([.$M60]);[$data.L60];[$data.L60])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covered-table-cell table:style-name="ce37"/>
          <table:covered-table-cell table:number-columns-repeated="2" table:style-name="ce34"/>
          <table:table-cell table:style-name="ce100" table:formula="of:=IF(ISBLANK([$data.D61]);&quot;&quot;;[$data.D61])" office:value-type="string" office:string-value="Süden Gelb" calcext:value-type="string">
            <text:p>Süden Gelb</text:p>
          </table:table-cell>
          <table:table-cell table:style-name="ce100" table:formula="of:=IF(ISBLANK([$data.E61]);&quot;&quot;;[$data.E61])" office:value-type="string" office:string-value="gelb" calcext:value-type="string">
            <text:p>gelb</text:p>
          </table:table-cell>
          <table:table-cell table:style-name="ce136" table:formula="of:=IF(ISBLANK([$data.F61]);&quot;&quot;;[$data.F61])" office:value-type="string" office:string-value="Westen Rot" calcext:value-type="string">
            <text:p>Westen Rot</text:p>
          </table:table-cell>
          <table:table-cell table:style-name="ce166" table:formula="of:=IF(ISBLANK([$data.G61]);&quot;&quot;;[$data.G61])" office:value-type="string" office:string-value="rot" calcext:value-type="string">
            <text:p>rot</text:p>
          </table:table-cell>
          <table:table-cell table:style-name="ce192" table:formula="of:=IF(ISBLANK([$data.H61]);&quot;&quot;;[$data.H61])" office:value-type="float" office:value="4" calcext:value-type="float">
            <text:p>4</text:p>
          </table:table-cell>
          <table:table-cell table:style-name="ce166" table:formula="of:=IF(ISBLANK([$data.I61]);&quot;&quot;;[$data.I61])" office:value-type="string" office:string-value="Jugendtore" calcext:value-type="string">
            <text:p>Jugendtore</text:p>
          </table:table-cell>
          <table:table-cell table:style-name="ce166" table:formula="of:=IF(ISBLANK([$data.J61]);&quot;&quot;;[$data.J61])">
            <text:p/>
          </table:table-cell>
          <table:table-cell table:style-name="ce8" table:formula="of:=IF(ISBLANK([$data.K61]);&quot;&quot;;[$data.K61])">
            <text:p/>
          </table:table-cell>
          <table:table-cell table:style-name="ce207" table:formula="of:=IF(ISBLANK([$data.L61]);&quot;&quot;;IF(ISBLANK([.$M61]);[$data.L61];[$data.L61]))" office:value-type="float" office:value="1" calcext:value-type="float">
            <text:p>1</text:p>
          </table:table-cell>
          <table:table-cell table:number-columns-repeated="1012"/>
        </table:table-row>
        <table:table-row table:style-name="ro3" table:visibility="filter">
          <table:covered-table-cell table:style-name="ce37"/>
          <table:covered-table-cell table:number-columns-repeated="2" table:style-name="ce46"/>
          <table:table-cell table:style-name="ce100" table:formula="of:=IF(ISBLANK([$data.D62]);&quot;&quot;;[$data.D62])">
            <text:p/>
          </table:table-cell>
          <table:table-cell table:style-name="ce100" table:formula="of:=IF(ISBLANK([$data.E62]);&quot;&quot;;[$data.E62])">
            <text:p/>
          </table:table-cell>
          <table:table-cell table:style-name="ce100" table:formula="of:=IF(ISBLANK([$data.F62]);&quot;&quot;;[$data.F62])">
            <text:p/>
          </table:table-cell>
          <table:table-cell table:style-name="ce100" table:formula="of:=IF(ISBLANK([$data.G62]);&quot;&quot;;[$data.G62])">
            <text:p/>
          </table:table-cell>
          <table:table-cell table:style-name="ce193" table:formula="of:=IF(ISBLANK([$data.H62]);&quot;&quot;;[$data.H62])">
            <text:p/>
          </table:table-cell>
          <table:table-cell table:style-name="ce100" table:formula="of:=IF(ISBLANK([$data.I62]);&quot;&quot;;[$data.I62])">
            <text:p/>
          </table:table-cell>
          <table:table-cell table:style-name="ce100" table:formula="of:=IF(ISBLANK([$data.J62]);&quot;&quot;;[$data.J62])">
            <text:p/>
          </table:table-cell>
          <table:table-cell table:style-name="ce8" table:formula="of:=IF(ISBLANK([$data.K62]);&quot;&quot;;[$data.K62])">
            <text:p/>
          </table:table-cell>
          <table:table-cell table:formula="of:=IF(ISBLANK([$data.L62]);&quot;&quot;;IF(ISBLANK([.$M62]);[$data.L62];[$data.L62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37"/>
          <table:covered-table-cell table:number-columns-repeated="2" table:style-name="ce34"/>
          <table:table-cell table:style-name="ce100" table:formula="of:=IF(ISBLANK([$data.D63]);&quot;&quot;;[$data.D63])">
            <text:p/>
          </table:table-cell>
          <table:table-cell table:style-name="ce100" table:formula="of:=IF(ISBLANK([$data.E63]);&quot;&quot;;[$data.E63])">
            <text:p/>
          </table:table-cell>
          <table:table-cell table:style-name="ce100" table:formula="of:=IF(ISBLANK([$data.F63]);&quot;&quot;;[$data.F63])">
            <text:p/>
          </table:table-cell>
          <table:table-cell table:style-name="ce100" table:formula="of:=IF(ISBLANK([$data.G63]);&quot;&quot;;[$data.G63])">
            <text:p/>
          </table:table-cell>
          <table:table-cell table:style-name="ce193" table:formula="of:=IF(ISBLANK([$data.H63]);&quot;&quot;;[$data.H63])">
            <text:p/>
          </table:table-cell>
          <table:table-cell table:style-name="ce100" table:formula="of:=IF(ISBLANK([$data.I63]);&quot;&quot;;[$data.I63])">
            <text:p/>
          </table:table-cell>
          <table:table-cell table:style-name="ce100" table:formula="of:=IF(ISBLANK([$data.J63]);&quot;&quot;;[$data.J63])">
            <text:p/>
          </table:table-cell>
          <table:table-cell table:style-name="ce8" table:formula="of:=IF(ISBLANK([$data.K63]);&quot;&quot;;[$data.K63])">
            <text:p/>
          </table:table-cell>
          <table:table-cell table:formula="of:=IF(ISBLANK([$data.L63]);&quot;&quot;;IF(ISBLANK([.$M63]);[$data.L63];[$data.L63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37"/>
          <table:covered-table-cell table:number-columns-repeated="2" table:style-name="ce34"/>
          <table:table-cell table:style-name="ce100" table:formula="of:=IF(ISBLANK([$data.D64]);&quot;&quot;;[$data.D64])">
            <text:p/>
          </table:table-cell>
          <table:table-cell table:style-name="ce100" table:formula="of:=IF(ISBLANK([$data.E64]);&quot;&quot;;[$data.E64])">
            <text:p/>
          </table:table-cell>
          <table:table-cell table:style-name="ce100" table:formula="of:=IF(ISBLANK([$data.F64]);&quot;&quot;;[$data.F64])">
            <text:p/>
          </table:table-cell>
          <table:table-cell table:style-name="ce100" table:formula="of:=IF(ISBLANK([$data.G64]);&quot;&quot;;[$data.G64])">
            <text:p/>
          </table:table-cell>
          <table:table-cell table:style-name="ce193" table:formula="of:=IF(ISBLANK([$data.H64]);&quot;&quot;;[$data.H64])">
            <text:p/>
          </table:table-cell>
          <table:table-cell table:style-name="ce100" table:formula="of:=IF(ISBLANK([$data.I64]);&quot;&quot;;[$data.I64])">
            <text:p/>
          </table:table-cell>
          <table:table-cell table:style-name="ce100" table:formula="of:=IF(ISBLANK([$data.J64]);&quot;&quot;;[$data.J64])">
            <text:p/>
          </table:table-cell>
          <table:table-cell table:style-name="ce8" table:formula="of:=IF(ISBLANK([$data.K64]);&quot;&quot;;[$data.K64])">
            <text:p/>
          </table:table-cell>
          <table:table-cell table:formula="of:=IF(ISBLANK([$data.L64]);&quot;&quot;;IF(ISBLANK([.$M64]);[$data.L64];[$data.L64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19"/>
          <table:covered-table-cell table:number-columns-repeated="2" table:style-name="ce38"/>
          <table:table-cell table:style-name="ce106" table:formula="of:=IF(ISBLANK([$data.D65]);&quot;&quot;;[$data.D65])">
            <text:p/>
          </table:table-cell>
          <table:table-cell table:style-name="ce106" table:formula="of:=IF(ISBLANK([$data.E65]);&quot;&quot;;[$data.E65])">
            <text:p/>
          </table:table-cell>
          <table:table-cell table:style-name="ce106" table:formula="of:=IF(ISBLANK([$data.F65]);&quot;&quot;;[$data.F65])">
            <text:p/>
          </table:table-cell>
          <table:table-cell table:style-name="ce106" table:formula="of:=IF(ISBLANK([$data.G65]);&quot;&quot;;[$data.G65])">
            <text:p/>
          </table:table-cell>
          <table:table-cell table:style-name="ce195" table:formula="of:=IF(ISBLANK([$data.H65]);&quot;&quot;;[$data.H65])">
            <text:p/>
          </table:table-cell>
          <table:table-cell table:style-name="ce106" table:formula="of:=IF(ISBLANK([$data.I65]);&quot;&quot;;[$data.I65])">
            <text:p/>
          </table:table-cell>
          <table:table-cell table:style-name="ce106" table:formula="of:=IF(ISBLANK([$data.J65]);&quot;&quot;;[$data.J65])">
            <text:p/>
          </table:table-cell>
          <table:table-cell table:style-name="ce8" table:formula="of:=IF(ISBLANK([$data.K65]);&quot;&quot;;[$data.K65])">
            <text:p/>
          </table:table-cell>
          <table:table-cell table:formula="of:=IF(ISBLANK([$data.L65]);&quot;&quot;;IF(ISBLANK([.$M65]);[$data.L65];[$data.L65]))">
            <text:p/>
          </table:table-cell>
          <table:table-cell table:number-columns-repeated="1012"/>
        </table:table-row>
        <table:table-row table:style-name="ro3" table:visibility="filter">
          <table:table-cell table:style-name="ce20" office:value-type="float" office:value="8" calcext:value-type="float" table:number-columns-spanned="1" table:number-rows-spanned="8">
            <text:p>8</text:p>
          </table:table-cell>
          <table:table-cell table:style-name="ce40" office:value-type="time" office:time-value="PT15H03M00S" calcext:value-type="time" table:number-columns-spanned="1" table:number-rows-spanned="8">
            <text:p>15:03</text:p>
          </table:table-cell>
          <table:table-cell table:style-name="ce40" office:value-type="time" office:time-value="PT15H10M00S" calcext:value-type="time" table:number-columns-spanned="1" table:number-rows-spanned="8">
            <text:p>15:10</text:p>
          </table:table-cell>
          <table:table-cell table:style-name="ce107" table:formula="of:=IF(ISBLANK([$data.D66]);&quot;&quot;;[$data.D66])">
            <text:p/>
          </table:table-cell>
          <table:table-cell table:style-name="ce107" table:formula="of:=IF(ISBLANK([$data.E66]);&quot;&quot;;[$data.E66])">
            <text:p/>
          </table:table-cell>
          <table:table-cell table:style-name="ce102" table:formula="of:=IF(ISBLANK([$data.F66]);&quot;&quot;;[$data.F66])">
            <text:p/>
          </table:table-cell>
          <table:table-cell table:style-name="ce183" table:formula="of:=IF(ISBLANK([$data.G66]);&quot;&quot;;[$data.G66])">
            <text:p/>
          </table:table-cell>
          <table:table-cell table:style-name="ce196" table:formula="of:=IF(ISBLANK([$data.H66]);&quot;&quot;;[$data.H66])">
            <text:p/>
          </table:table-cell>
          <table:table-cell table:style-name="ce183" table:formula="of:=IF(ISBLANK([$data.I66]);&quot;&quot;;[$data.I66])">
            <text:p/>
          </table:table-cell>
          <table:table-cell table:style-name="ce183" table:formula="of:=IF(ISBLANK([$data.J66]);&quot;&quot;;[$data.J66])">
            <text:p/>
          </table:table-cell>
          <table:table-cell table:style-name="ce8" table:formula="of:=IF(ISBLANK([$data.K66]);&quot;&quot;;[$data.K66])">
            <text:p/>
          </table:table-cell>
          <table:table-cell table:style-name="ce207" table:formula="of:=IF(ISBLANK([$data.L66]);&quot;&quot;;IF(ISBLANK([.$M66]);[$data.L66];[$data.L66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61"/>
          <table:covered-table-cell table:number-columns-repeated="2" table:style-name="ce45"/>
          <table:table-cell table:style-name="ce104" table:formula="of:=IF(ISBLANK([$data.D67]);&quot;&quot;;[$data.D67])">
            <text:p/>
          </table:table-cell>
          <table:table-cell table:style-name="ce104" table:formula="of:=IF(ISBLANK([$data.E67]);&quot;&quot;;[$data.E67])">
            <text:p/>
          </table:table-cell>
          <table:table-cell table:style-name="ce103" table:formula="of:=IF(ISBLANK([$data.F67]);&quot;&quot;;[$data.F67])">
            <text:p/>
          </table:table-cell>
          <table:table-cell table:style-name="ce182" table:formula="of:=IF(ISBLANK([$data.G67]);&quot;&quot;;[$data.G67])">
            <text:p/>
          </table:table-cell>
          <table:table-cell table:style-name="ce197" table:formula="of:=IF(ISBLANK([$data.H67]);&quot;&quot;;[$data.H67])">
            <text:p/>
          </table:table-cell>
          <table:table-cell table:style-name="ce182" table:formula="of:=IF(ISBLANK([$data.I67]);&quot;&quot;;[$data.I67])">
            <text:p/>
          </table:table-cell>
          <table:table-cell table:style-name="ce182" table:formula="of:=IF(ISBLANK([$data.J67]);&quot;&quot;;[$data.J67])">
            <text:p/>
          </table:table-cell>
          <table:table-cell table:style-name="ce8" table:formula="of:=IF(ISBLANK([$data.K67]);&quot;&quot;;[$data.K67])">
            <text:p/>
          </table:table-cell>
          <table:table-cell table:style-name="ce207" table:formula="of:=IF(ISBLANK([$data.L67]);&quot;&quot;;IF(ISBLANK([.$M67]);[$data.L67];[$data.L67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61"/>
          <table:covered-table-cell table:number-columns-repeated="2" table:style-name="ce45"/>
          <table:table-cell table:style-name="ce104" table:formula="of:=IF(ISBLANK([$data.D68]);&quot;&quot;;[$data.D68])">
            <text:p/>
          </table:table-cell>
          <table:table-cell table:style-name="ce104" table:formula="of:=IF(ISBLANK([$data.E68]);&quot;&quot;;[$data.E68])">
            <text:p/>
          </table:table-cell>
          <table:table-cell table:style-name="ce103" table:formula="of:=IF(ISBLANK([$data.F68]);&quot;&quot;;[$data.F68])">
            <text:p/>
          </table:table-cell>
          <table:table-cell table:style-name="ce182" table:formula="of:=IF(ISBLANK([$data.G68]);&quot;&quot;;[$data.G68])">
            <text:p/>
          </table:table-cell>
          <table:table-cell table:style-name="ce197" table:formula="of:=IF(ISBLANK([$data.H68]);&quot;&quot;;[$data.H68])">
            <text:p/>
          </table:table-cell>
          <table:table-cell table:style-name="ce182" table:formula="of:=IF(ISBLANK([$data.I68]);&quot;&quot;;[$data.I68])">
            <text:p/>
          </table:table-cell>
          <table:table-cell table:style-name="ce182" table:formula="of:=IF(ISBLANK([$data.J68]);&quot;&quot;;[$data.J68])">
            <text:p/>
          </table:table-cell>
          <table:table-cell table:style-name="ce8" table:formula="of:=IF(ISBLANK([$data.K68]);&quot;&quot;;[$data.K68])">
            <text:p/>
          </table:table-cell>
          <table:table-cell table:style-name="ce207" table:formula="of:=IF(ISBLANK([$data.L68]);&quot;&quot;;IF(ISBLANK([.$M68]);[$data.L68];[$data.L68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61"/>
          <table:covered-table-cell table:number-columns-repeated="2" table:style-name="ce45"/>
          <table:table-cell table:style-name="ce104" table:formula="of:=IF(ISBLANK([$data.D69]);&quot;&quot;;[$data.D69])">
            <text:p/>
          </table:table-cell>
          <table:table-cell table:style-name="ce104" table:formula="of:=IF(ISBLANK([$data.E69]);&quot;&quot;;[$data.E69])">
            <text:p/>
          </table:table-cell>
          <table:table-cell table:style-name="ce103" table:formula="of:=IF(ISBLANK([$data.F69]);&quot;&quot;;[$data.F69])">
            <text:p/>
          </table:table-cell>
          <table:table-cell table:style-name="ce182" table:formula="of:=IF(ISBLANK([$data.G69]);&quot;&quot;;[$data.G69])">
            <text:p/>
          </table:table-cell>
          <table:table-cell table:style-name="ce197" table:formula="of:=IF(ISBLANK([$data.H69]);&quot;&quot;;[$data.H69])">
            <text:p/>
          </table:table-cell>
          <table:table-cell table:style-name="ce182" table:formula="of:=IF(ISBLANK([$data.I69]);&quot;&quot;;[$data.I69])">
            <text:p/>
          </table:table-cell>
          <table:table-cell table:style-name="ce182" table:formula="of:=IF(ISBLANK([$data.J69]);&quot;&quot;;[$data.J69])">
            <text:p/>
          </table:table-cell>
          <table:table-cell table:style-name="ce8" table:formula="of:=IF(ISBLANK([$data.K69]);&quot;&quot;;[$data.K69])">
            <text:p/>
          </table:table-cell>
          <table:table-cell table:style-name="ce207" table:formula="of:=IF(ISBLANK([$data.L69]);&quot;&quot;;IF(ISBLANK([.$M69]);[$data.L69];[$data.L69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61"/>
          <table:covered-table-cell table:number-columns-repeated="2" table:style-name="ce48"/>
          <table:table-cell table:style-name="ce104" table:formula="of:=IF(ISBLANK([$data.D70]);&quot;&quot;;[$data.D70])">
            <text:p/>
          </table:table-cell>
          <table:table-cell table:style-name="ce104" table:formula="of:=IF(ISBLANK([$data.E70]);&quot;&quot;;[$data.E70])">
            <text:p/>
          </table:table-cell>
          <table:table-cell table:style-name="ce104" table:formula="of:=IF(ISBLANK([$data.F70]);&quot;&quot;;[$data.F70])">
            <text:p/>
          </table:table-cell>
          <table:table-cell table:style-name="ce104" table:formula="of:=IF(ISBLANK([$data.G70]);&quot;&quot;;[$data.G70])">
            <text:p/>
          </table:table-cell>
          <table:table-cell table:style-name="ce198" table:formula="of:=IF(ISBLANK([$data.H70]);&quot;&quot;;[$data.H70])">
            <text:p/>
          </table:table-cell>
          <table:table-cell table:style-name="ce104" table:formula="of:=IF(ISBLANK([$data.I70]);&quot;&quot;;[$data.I70])">
            <text:p/>
          </table:table-cell>
          <table:table-cell table:style-name="ce104" table:formula="of:=IF(ISBLANK([$data.J70]);&quot;&quot;;[$data.J70])">
            <text:p/>
          </table:table-cell>
          <table:table-cell table:style-name="ce8" table:formula="of:=IF(ISBLANK([$data.K70]);&quot;&quot;;[$data.K70])">
            <text:p/>
          </table:table-cell>
          <table:table-cell table:formula="of:=IF(ISBLANK([$data.L70]);&quot;&quot;;IF(ISBLANK([.$M70]);[$data.L70];[$data.L70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61"/>
          <table:covered-table-cell table:number-columns-repeated="2" table:style-name="ce45"/>
          <table:table-cell table:style-name="ce104" table:formula="of:=IF(ISBLANK([$data.D71]);&quot;&quot;;[$data.D71])">
            <text:p/>
          </table:table-cell>
          <table:table-cell table:style-name="ce104" table:formula="of:=IF(ISBLANK([$data.E71]);&quot;&quot;;[$data.E71])">
            <text:p/>
          </table:table-cell>
          <table:table-cell table:style-name="ce104" table:formula="of:=IF(ISBLANK([$data.F71]);&quot;&quot;;[$data.F71])">
            <text:p/>
          </table:table-cell>
          <table:table-cell table:style-name="ce104" table:formula="of:=IF(ISBLANK([$data.G71]);&quot;&quot;;[$data.G71])">
            <text:p/>
          </table:table-cell>
          <table:table-cell table:style-name="ce198" table:formula="of:=IF(ISBLANK([$data.H71]);&quot;&quot;;[$data.H71])">
            <text:p/>
          </table:table-cell>
          <table:table-cell table:style-name="ce104" table:formula="of:=IF(ISBLANK([$data.I71]);&quot;&quot;;[$data.I71])">
            <text:p/>
          </table:table-cell>
          <table:table-cell table:style-name="ce104" table:formula="of:=IF(ISBLANK([$data.J71]);&quot;&quot;;[$data.J71])">
            <text:p/>
          </table:table-cell>
          <table:table-cell table:style-name="ce8" table:formula="of:=IF(ISBLANK([$data.K71]);&quot;&quot;;[$data.K71])">
            <text:p/>
          </table:table-cell>
          <table:table-cell table:formula="of:=IF(ISBLANK([$data.L71]);&quot;&quot;;IF(ISBLANK([.$M71]);[$data.L71];[$data.L71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61"/>
          <table:covered-table-cell table:number-columns-repeated="2" table:style-name="ce45"/>
          <table:table-cell table:style-name="ce104" table:formula="of:=IF(ISBLANK([$data.D72]);&quot;&quot;;[$data.D72])">
            <text:p/>
          </table:table-cell>
          <table:table-cell table:style-name="ce104" table:formula="of:=IF(ISBLANK([$data.E72]);&quot;&quot;;[$data.E72])">
            <text:p/>
          </table:table-cell>
          <table:table-cell table:style-name="ce104" table:formula="of:=IF(ISBLANK([$data.F72]);&quot;&quot;;[$data.F72])">
            <text:p/>
          </table:table-cell>
          <table:table-cell table:style-name="ce104" table:formula="of:=IF(ISBLANK([$data.G72]);&quot;&quot;;[$data.G72])">
            <text:p/>
          </table:table-cell>
          <table:table-cell table:style-name="ce198" table:formula="of:=IF(ISBLANK([$data.H72]);&quot;&quot;;[$data.H72])">
            <text:p/>
          </table:table-cell>
          <table:table-cell table:style-name="ce104" table:formula="of:=IF(ISBLANK([$data.I72]);&quot;&quot;;[$data.I72])">
            <text:p/>
          </table:table-cell>
          <table:table-cell table:style-name="ce104" table:formula="of:=IF(ISBLANK([$data.J72]);&quot;&quot;;[$data.J72])">
            <text:p/>
          </table:table-cell>
          <table:table-cell table:style-name="ce8" table:formula="of:=IF(ISBLANK([$data.K72]);&quot;&quot;;[$data.K72])">
            <text:p/>
          </table:table-cell>
          <table:table-cell table:formula="of:=IF(ISBLANK([$data.L72]);&quot;&quot;;IF(ISBLANK([.$M72]);[$data.L72];[$data.L72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41"/>
          <table:covered-table-cell table:number-columns-repeated="2" table:style-name="ce84"/>
          <table:table-cell table:style-name="ce105" table:formula="of:=IF(ISBLANK([$data.D73]);&quot;&quot;;[$data.D73])">
            <text:p/>
          </table:table-cell>
          <table:table-cell table:style-name="ce105" table:formula="of:=IF(ISBLANK([$data.E73]);&quot;&quot;;[$data.E73])">
            <text:p/>
          </table:table-cell>
          <table:table-cell table:style-name="ce105" table:formula="of:=IF(ISBLANK([$data.F73]);&quot;&quot;;[$data.F73])">
            <text:p/>
          </table:table-cell>
          <table:table-cell table:style-name="ce105" table:formula="of:=IF(ISBLANK([$data.G73]);&quot;&quot;;[$data.G73])">
            <text:p/>
          </table:table-cell>
          <table:table-cell table:style-name="ce199" table:formula="of:=IF(ISBLANK([$data.H73]);&quot;&quot;;[$data.H73])">
            <text:p/>
          </table:table-cell>
          <table:table-cell table:style-name="ce105" table:formula="of:=IF(ISBLANK([$data.I73]);&quot;&quot;;[$data.I73])">
            <text:p/>
          </table:table-cell>
          <table:table-cell table:style-name="ce105" table:formula="of:=IF(ISBLANK([$data.J73]);&quot;&quot;;[$data.J73])">
            <text:p/>
          </table:table-cell>
          <table:table-cell table:style-name="ce8" table:formula="of:=IF(ISBLANK([$data.K73]);&quot;&quot;;[$data.K73])">
            <text:p/>
          </table:table-cell>
          <table:table-cell table:formula="of:=IF(ISBLANK([$data.L73]);&quot;&quot;;IF(ISBLANK([.$M73]);[$data.L73];[$data.L73]))">
            <text:p/>
          </table:table-cell>
          <table:table-cell table:number-columns-repeated="1012"/>
        </table:table-row>
        <table:table-row table:style-name="ro3">
          <table:table-cell table:style-name="ce8" table:formula="of:=IF(ISBLANK([$data.A74]);&quot;&quot;;[$data.A74])">
            <text:p/>
          </table:table-cell>
          <table:table-cell table:formula="of:=IF(ISBLANK([$data.B74]);&quot;&quot;;[$data.B74])">
            <text:p/>
          </table:table-cell>
          <table:table-cell table:formula="of:=IF(ISBLANK([$data.C74]);&quot;&quot;;[$data.C74])">
            <text:p/>
          </table:table-cell>
          <table:table-cell table:style-name="ce108" table:formula="of:=IF(ISBLANK([$data.D74]);&quot;&quot;;[$data.D74])">
            <text:p/>
          </table:table-cell>
          <table:table-cell table:style-name="ce119" table:formula="of:=IF(ISBLANK([$data.E74]);&quot;&quot;;[$data.E74])">
            <text:p/>
          </table:table-cell>
          <table:table-cell table:style-name="ce137" table:formula="of:=IF(ISBLANK([$data.F74]);&quot;&quot;;[$data.F74])">
            <text:p/>
          </table:table-cell>
          <table:table-cell table:style-name="ce108" table:formula="of:=IF(ISBLANK([$data.G74]);&quot;&quot;;[$data.G74])">
            <text:p/>
          </table:table-cell>
          <table:table-cell table:style-name="ce119" table:formula="of:=IF(ISBLANK([$data.H74]);&quot;&quot;;[$data.H74])">
            <text:p/>
          </table:table-cell>
          <table:table-cell table:style-name="ce119" table:formula="of:=IF(ISBLANK([$data.I74]);&quot;&quot;;[$data.I74])">
            <text:p/>
          </table:table-cell>
          <table:table-cell table:style-name="ce119" table:formula="of:=IF(ISBLANK([$data.J74]);&quot;&quot;;[$data.J74])">
            <text:p/>
          </table:table-cell>
          <table:table-cell table:style-name="ce8" table:formula="of:=IF(ISBLANK([$data.K74]);&quot;&quot;;[$data.K74])">
            <text:p/>
          </table:table-cell>
          <table:table-cell table:formula="of:=IF(ISBLANK([$data.L74]);&quot;&quot;;IF(ISBLANK([.$M74]);[$data.L74];[$data.L74]))" office:value-type="float" office:value="1" calcext:value-type="float">
            <text:p>1</text:p>
          </table:table-cell>
          <table:table-cell table:number-columns-repeated="1012"/>
        </table:table-row>
        <table:table-row table:style-name="ro8" table:visibility="filter">
          <table:table-cell table:style-name="ce36" office:value-type="string" calcext:value-type="string" table:number-columns-spanned="10" table:number-rows-spanned="1">
            <text:p>Tournament 2</text:p>
          </table:table-cell>
          <table:covered-table-cell table:number-columns-repeated="2" table:style-name="ce85"/>
          <table:covered-table-cell table:number-columns-repeated="2" table:style-name="ce109"/>
          <table:covered-table-cell table:style-name="ce138"/>
          <table:covered-table-cell table:number-columns-repeated="4" table:style-name="ce184"/>
          <table:table-cell table:style-name="ce142" table:formula="of:=IF(ISBLANK([$data.K75]);&quot;&quot;;[$data.K75])">
            <text:p/>
          </table:table-cell>
          <table:table-cell table:style-name="ce207" table:formula="of:=IF(ISBLANK([$data.L75]);&quot;&quot;;IF(ISBLANK([.$M75]);[$data.L75];[$data.L75]))">
            <text:p/>
          </table:table-cell>
          <table:table-cell table:style-name="ce142" table:number-columns-repeated="8"/>
          <table:table-cell table:style-name="ce140" table:number-columns-repeated="1004"/>
        </table:table-row>
        <table:table-row table:style-name="ro1" table:visibility="filter">
          <table:table-cell table:style-name="ce42" table:formula="of:=IF(ISBLANK([$data.A76]);&quot;&quot;;[$data.A76])">
            <text:p/>
          </table:table-cell>
          <table:table-cell table:style-name="ce78" table:formula="of:=IF(ISBLANK([$data.B76]);&quot;&quot;;[$data.B76])">
            <text:p/>
          </table:table-cell>
          <table:table-cell table:style-name="ce78" table:formula="of:=IF(ISBLANK([$data.C76]);&quot;&quot;;[$data.C76])">
            <text:p/>
          </table:table-cell>
          <table:table-cell table:style-name="ce110" table:formula="of:=IF(ISBLANK([$data.D76]);&quot;&quot;;[$data.D76])">
            <text:p/>
          </table:table-cell>
          <table:table-cell table:style-name="ce110" table:formula="of:=IF(ISBLANK([$data.E76]);&quot;&quot;;[$data.E76])">
            <text:p/>
          </table:table-cell>
          <table:table-cell table:style-name="ce139" table:formula="of:=IF(ISBLANK([$data.F76]);&quot;&quot;;[$data.F76])">
            <text:p/>
          </table:table-cell>
          <table:table-cell table:style-name="ce185" table:formula="of:=IF(ISBLANK([$data.G76]);&quot;&quot;;[$data.G76])">
            <text:p/>
          </table:table-cell>
          <table:table-cell table:style-name="ce200" table:formula="of:=IF(ISBLANK([$data.H76]);&quot;&quot;;[$data.H76])">
            <text:p/>
          </table:table-cell>
          <table:table-cell table:style-name="ce200" table:formula="of:=IF(ISBLANK([$data.I76]);&quot;&quot;;[$data.I76])">
            <text:p/>
          </table:table-cell>
          <table:table-cell table:style-name="ce200" table:formula="of:=IF(ISBLANK([$data.J76]);&quot;&quot;;[$data.J76])">
            <text:p/>
          </table:table-cell>
          <table:table-cell table:style-name="ce142" table:formula="of:=IF(ISBLANK([$data.K76]);&quot;&quot;;[$data.K76])">
            <text:p/>
          </table:table-cell>
          <table:table-cell table:style-name="ce207" table:formula="of:=IF(ISBLANK([$data.L76]);&quot;&quot;;IF(ISBLANK([.$M76]);[$data.L76];[$data.L76]))">
            <text:p/>
          </table:table-cell>
          <table:table-cell table:style-name="ce142" table:number-columns-repeated="8"/>
          <table:table-cell table:style-name="ce140" table:number-columns-repeated="1004"/>
        </table:table-row>
        <table:table-row table:style-name="ro1" table:visibility="filter">
          <table:table-cell table:style-name="ce12" office:value-type="float" office:value="1" calcext:value-type="float" table:number-columns-spanned="1" table:number-rows-spanned="8">
            <text:p>1</text:p>
          </table:table-cell>
          <table:table-cell table:style-name="ce29" office:value-type="time" office:time-value="PT14H00M00S" calcext:value-type="time" table:number-columns-spanned="1" table:number-rows-spanned="8">
            <text:p>14:00</text:p>
          </table:table-cell>
          <table:table-cell table:style-name="ce29" office:value-type="time" office:time-value="PT14H07M00S" calcext:value-type="time" table:number-columns-spanned="1" table:number-rows-spanned="8">
            <text:p>14:07</text:p>
          </table:table-cell>
          <table:table-cell table:style-name="ce99" table:formula="of:=IF(ISBLANK([$data.D77]);&quot;&quot;;[$data.D77])">
            <text:p/>
          </table:table-cell>
          <table:table-cell table:style-name="ce99" table:formula="of:=IF(ISBLANK([$data.E77]);&quot;&quot;;[$data.E77])">
            <text:p/>
          </table:table-cell>
          <table:table-cell table:style-name="ce135" table:formula="of:=IF(ISBLANK([$data.F77]);&quot;&quot;;[$data.F77])">
            <text:p/>
          </table:table-cell>
          <table:table-cell table:style-name="ce163" table:formula="of:=IF(ISBLANK([$data.G77]);&quot;&quot;;[$data.G77])">
            <text:p/>
          </table:table-cell>
          <table:table-cell table:style-name="ce190" table:formula="of:=IF(ISBLANK([$data.H77]);&quot;&quot;;[$data.H77])">
            <text:p/>
          </table:table-cell>
          <table:table-cell table:style-name="ce163" table:formula="of:=IF(ISBLANK([$data.I77]);&quot;&quot;;[$data.I77])">
            <text:p/>
          </table:table-cell>
          <table:table-cell table:style-name="ce163" table:formula="of:=IF(ISBLANK([$data.J77]);&quot;&quot;;[$data.J77])">
            <text:p/>
          </table:table-cell>
          <table:table-cell table:style-name="ce8" table:formula="of:=IF(ISBLANK([$data.K77]);&quot;&quot;;[$data.K77])">
            <text:p/>
          </table:table-cell>
          <table:table-cell table:formula="of:=IF(ISBLANK([$data.L77]);&quot;&quot;;IF(ISBLANK([.$M77]);[$data.L77];[$data.L77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34"/>
          <table:table-cell table:style-name="ce100" table:formula="of:=IF(ISBLANK([$data.D78]);&quot;&quot;;[$data.D78])">
            <text:p/>
          </table:table-cell>
          <table:table-cell table:style-name="ce100" table:formula="of:=IF(ISBLANK([$data.E78]);&quot;&quot;;[$data.E78])">
            <text:p/>
          </table:table-cell>
          <table:table-cell table:style-name="ce136" table:formula="of:=IF(ISBLANK([$data.F78]);&quot;&quot;;[$data.F78])">
            <text:p/>
          </table:table-cell>
          <table:table-cell table:style-name="ce166" table:formula="of:=IF(ISBLANK([$data.G78]);&quot;&quot;;[$data.G78])">
            <text:p/>
          </table:table-cell>
          <table:table-cell table:style-name="ce192" table:formula="of:=IF(ISBLANK([$data.H78]);&quot;&quot;;[$data.H78])">
            <text:p/>
          </table:table-cell>
          <table:table-cell table:style-name="ce166" table:formula="of:=IF(ISBLANK([$data.I78]);&quot;&quot;;[$data.I78])">
            <text:p/>
          </table:table-cell>
          <table:table-cell table:style-name="ce166" table:formula="of:=IF(ISBLANK([$data.J78]);&quot;&quot;;[$data.J78])">
            <text:p/>
          </table:table-cell>
          <table:table-cell table:style-name="ce8" table:formula="of:=IF(ISBLANK([$data.K78]);&quot;&quot;;[$data.K78])">
            <text:p/>
          </table:table-cell>
          <table:table-cell table:formula="of:=IF(ISBLANK([$data.L78]);&quot;&quot;;IF(ISBLANK([.$M78]);[$data.L78];[$data.L78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34"/>
          <table:table-cell table:style-name="ce100" table:formula="of:=IF(ISBLANK([$data.D79]);&quot;&quot;;[$data.D79])">
            <text:p/>
          </table:table-cell>
          <table:table-cell table:style-name="ce100" table:formula="of:=IF(ISBLANK([$data.E79]);&quot;&quot;;[$data.E79])">
            <text:p/>
          </table:table-cell>
          <table:table-cell table:style-name="ce136" table:formula="of:=IF(ISBLANK([$data.F79]);&quot;&quot;;[$data.F79])">
            <text:p/>
          </table:table-cell>
          <table:table-cell table:style-name="ce166" table:formula="of:=IF(ISBLANK([$data.G79]);&quot;&quot;;[$data.G79])">
            <text:p/>
          </table:table-cell>
          <table:table-cell table:style-name="ce192" table:formula="of:=IF(ISBLANK([$data.H79]);&quot;&quot;;[$data.H79])">
            <text:p/>
          </table:table-cell>
          <table:table-cell table:style-name="ce166" table:formula="of:=IF(ISBLANK([$data.I79]);&quot;&quot;;[$data.I79])">
            <text:p/>
          </table:table-cell>
          <table:table-cell table:style-name="ce166" table:formula="of:=IF(ISBLANK([$data.J79]);&quot;&quot;;[$data.J79])">
            <text:p/>
          </table:table-cell>
          <table:table-cell table:style-name="ce8" table:formula="of:=IF(ISBLANK([$data.K79]);&quot;&quot;;[$data.K79])">
            <text:p/>
          </table:table-cell>
          <table:table-cell table:formula="of:=IF(ISBLANK([$data.L79]);&quot;&quot;;IF(ISBLANK([.$M79]);[$data.L79];[$data.L79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34"/>
          <table:table-cell table:style-name="ce100" table:formula="of:=IF(ISBLANK([$data.D80]);&quot;&quot;;[$data.D80])">
            <text:p/>
          </table:table-cell>
          <table:table-cell table:style-name="ce100" table:formula="of:=IF(ISBLANK([$data.E80]);&quot;&quot;;[$data.E80])">
            <text:p/>
          </table:table-cell>
          <table:table-cell table:style-name="ce136" table:formula="of:=IF(ISBLANK([$data.F80]);&quot;&quot;;[$data.F80])">
            <text:p/>
          </table:table-cell>
          <table:table-cell table:style-name="ce166" table:formula="of:=IF(ISBLANK([$data.G80]);&quot;&quot;;[$data.G80])">
            <text:p/>
          </table:table-cell>
          <table:table-cell table:style-name="ce192" table:formula="of:=IF(ISBLANK([$data.H80]);&quot;&quot;;[$data.H80])">
            <text:p/>
          </table:table-cell>
          <table:table-cell table:style-name="ce166" table:formula="of:=IF(ISBLANK([$data.I80]);&quot;&quot;;[$data.I80])">
            <text:p/>
          </table:table-cell>
          <table:table-cell table:style-name="ce166" table:formula="of:=IF(ISBLANK([$data.J80]);&quot;&quot;;[$data.J80])">
            <text:p/>
          </table:table-cell>
          <table:table-cell table:style-name="ce8" table:formula="of:=IF(ISBLANK([$data.K80]);&quot;&quot;;[$data.K80])">
            <text:p/>
          </table:table-cell>
          <table:table-cell table:formula="of:=IF(ISBLANK([$data.L80]);&quot;&quot;;IF(ISBLANK([.$M80]);[$data.L80];[$data.L80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46"/>
          <table:table-cell table:style-name="ce100" table:formula="of:=IF(ISBLANK([$data.D81]);&quot;&quot;;[$data.D81])">
            <text:p/>
          </table:table-cell>
          <table:table-cell table:style-name="ce100" table:formula="of:=IF(ISBLANK([$data.E81]);&quot;&quot;;[$data.E81])">
            <text:p/>
          </table:table-cell>
          <table:table-cell table:style-name="ce100" table:formula="of:=IF(ISBLANK([$data.F81]);&quot;&quot;;[$data.F81])">
            <text:p/>
          </table:table-cell>
          <table:table-cell table:style-name="ce100" table:formula="of:=IF(ISBLANK([$data.G81]);&quot;&quot;;[$data.G81])">
            <text:p/>
          </table:table-cell>
          <table:table-cell table:style-name="ce193" table:formula="of:=IF(ISBLANK([$data.H81]);&quot;&quot;;[$data.H81])">
            <text:p/>
          </table:table-cell>
          <table:table-cell table:style-name="ce100" table:formula="of:=IF(ISBLANK([$data.I81]);&quot;&quot;;[$data.I81])">
            <text:p/>
          </table:table-cell>
          <table:table-cell table:style-name="ce100" table:formula="of:=IF(ISBLANK([$data.J81]);&quot;&quot;;[$data.J81])">
            <text:p/>
          </table:table-cell>
          <table:table-cell table:style-name="ce8" table:formula="of:=IF(ISBLANK([$data.K81]);&quot;&quot;;[$data.K81])">
            <text:p/>
          </table:table-cell>
          <table:table-cell table:style-name="ce207" table:formula="of:=IF(ISBLANK([$data.L81]);&quot;&quot;;IF(ISBLANK([.$M81]);[$data.L81];[$data.L81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34"/>
          <table:table-cell table:style-name="ce100" table:formula="of:=IF(ISBLANK([$data.D82]);&quot;&quot;;[$data.D82])">
            <text:p/>
          </table:table-cell>
          <table:table-cell table:style-name="ce100" table:formula="of:=IF(ISBLANK([$data.E82]);&quot;&quot;;[$data.E82])">
            <text:p/>
          </table:table-cell>
          <table:table-cell table:style-name="ce100" table:formula="of:=IF(ISBLANK([$data.F82]);&quot;&quot;;[$data.F82])">
            <text:p/>
          </table:table-cell>
          <table:table-cell table:style-name="ce100" table:formula="of:=IF(ISBLANK([$data.G82]);&quot;&quot;;[$data.G82])">
            <text:p/>
          </table:table-cell>
          <table:table-cell table:style-name="ce193" table:formula="of:=IF(ISBLANK([$data.H82]);&quot;&quot;;[$data.H82])">
            <text:p/>
          </table:table-cell>
          <table:table-cell table:style-name="ce100" table:formula="of:=IF(ISBLANK([$data.I82]);&quot;&quot;;[$data.I82])">
            <text:p/>
          </table:table-cell>
          <table:table-cell table:style-name="ce100" table:formula="of:=IF(ISBLANK([$data.J82]);&quot;&quot;;[$data.J82])">
            <text:p/>
          </table:table-cell>
          <table:table-cell table:style-name="ce8" table:formula="of:=IF(ISBLANK([$data.K82]);&quot;&quot;;[$data.K82])">
            <text:p/>
          </table:table-cell>
          <table:table-cell table:style-name="ce207" table:formula="of:=IF(ISBLANK([$data.L82]);&quot;&quot;;IF(ISBLANK([.$M82]);[$data.L82];[$data.L82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34"/>
          <table:table-cell table:style-name="ce100" table:formula="of:=IF(ISBLANK([$data.D83]);&quot;&quot;;[$data.D83])">
            <text:p/>
          </table:table-cell>
          <table:table-cell table:style-name="ce100" table:formula="of:=IF(ISBLANK([$data.E83]);&quot;&quot;;[$data.E83])">
            <text:p/>
          </table:table-cell>
          <table:table-cell table:style-name="ce100" table:formula="of:=IF(ISBLANK([$data.F83]);&quot;&quot;;[$data.F83])">
            <text:p/>
          </table:table-cell>
          <table:table-cell table:style-name="ce100" table:formula="of:=IF(ISBLANK([$data.G83]);&quot;&quot;;[$data.G83])">
            <text:p/>
          </table:table-cell>
          <table:table-cell table:style-name="ce193" table:formula="of:=IF(ISBLANK([$data.H83]);&quot;&quot;;[$data.H83])">
            <text:p/>
          </table:table-cell>
          <table:table-cell table:style-name="ce100" table:formula="of:=IF(ISBLANK([$data.I83]);&quot;&quot;;[$data.I83])">
            <text:p/>
          </table:table-cell>
          <table:table-cell table:style-name="ce100" table:formula="of:=IF(ISBLANK([$data.J83]);&quot;&quot;;[$data.J83])">
            <text:p/>
          </table:table-cell>
          <table:table-cell table:style-name="ce8" table:formula="of:=IF(ISBLANK([$data.K83]);&quot;&quot;;[$data.K83])">
            <text:p/>
          </table:table-cell>
          <table:table-cell table:style-name="ce207" table:formula="of:=IF(ISBLANK([$data.L83]);&quot;&quot;;IF(ISBLANK([.$M83]);[$data.L83];[$data.L83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14"/>
          <table:covered-table-cell table:number-columns-repeated="2" table:style-name="ce38"/>
          <table:table-cell table:style-name="ce101" table:formula="of:=IF(ISBLANK([$data.D84]);&quot;&quot;;[$data.D84])">
            <text:p/>
          </table:table-cell>
          <table:table-cell table:style-name="ce101" table:formula="of:=IF(ISBLANK([$data.E84]);&quot;&quot;;[$data.E84])">
            <text:p/>
          </table:table-cell>
          <table:table-cell table:style-name="ce101" table:formula="of:=IF(ISBLANK([$data.F84]);&quot;&quot;;[$data.F84])">
            <text:p/>
          </table:table-cell>
          <table:table-cell table:style-name="ce101" table:formula="of:=IF(ISBLANK([$data.G84]);&quot;&quot;;[$data.G84])">
            <text:p/>
          </table:table-cell>
          <table:table-cell table:style-name="ce195" table:formula="of:=IF(ISBLANK([$data.H84]);&quot;&quot;;[$data.H84])">
            <text:p/>
          </table:table-cell>
          <table:table-cell table:style-name="ce101" table:formula="of:=IF(ISBLANK([$data.I84]);&quot;&quot;;[$data.I84])">
            <text:p/>
          </table:table-cell>
          <table:table-cell table:style-name="ce101" table:formula="of:=IF(ISBLANK([$data.J84]);&quot;&quot;;[$data.J84])">
            <text:p/>
          </table:table-cell>
          <table:table-cell table:style-name="ce8" table:formula="of:=IF(ISBLANK([$data.K84]);&quot;&quot;;[$data.K84])">
            <text:p/>
          </table:table-cell>
          <table:table-cell table:style-name="ce207" table:formula="of:=IF(ISBLANK([$data.L84]);&quot;&quot;;IF(ISBLANK([.$M84]);[$data.L84];[$data.L84]))">
            <text:p/>
          </table:table-cell>
          <table:table-cell table:number-columns-repeated="1012"/>
        </table:table-row>
        <table:table-row table:style-name="ro1" table:visibility="filter">
          <table:table-cell table:style-name="ce15" office:value-type="float" office:value="2" calcext:value-type="float" table:number-columns-spanned="1" table:number-rows-spanned="8">
            <text:p>2</text:p>
          </table:table-cell>
          <table:table-cell table:style-name="ce40" office:value-type="time" office:time-value="PT14H09M00S" calcext:value-type="time" table:number-columns-spanned="1" table:number-rows-spanned="8">
            <text:p>14:09</text:p>
          </table:table-cell>
          <table:table-cell table:style-name="ce40" office:value-type="time" office:time-value="PT14H16M00S" calcext:value-type="time" table:number-columns-spanned="1" table:number-rows-spanned="8">
            <text:p>14:16</text:p>
          </table:table-cell>
          <table:table-cell table:style-name="ce102" table:formula="of:=IF(ISBLANK([$data.D85]);&quot;&quot;;[$data.D85])">
            <text:p/>
          </table:table-cell>
          <table:table-cell table:style-name="ce102" table:formula="of:=IF(ISBLANK([$data.E85]);&quot;&quot;;[$data.E85])">
            <text:p/>
          </table:table-cell>
          <table:table-cell table:style-name="ce102" table:formula="of:=IF(ISBLANK([$data.F85]);&quot;&quot;;[$data.F85])">
            <text:p/>
          </table:table-cell>
          <table:table-cell table:style-name="ce180" table:formula="of:=IF(ISBLANK([$data.G85]);&quot;&quot;;[$data.G85])">
            <text:p/>
          </table:table-cell>
          <table:table-cell table:style-name="ce196" table:formula="of:=IF(ISBLANK([$data.H85]);&quot;&quot;;[$data.H85])">
            <text:p/>
          </table:table-cell>
          <table:table-cell table:style-name="ce180" table:formula="of:=IF(ISBLANK([$data.I85]);&quot;&quot;;[$data.I85])">
            <text:p/>
          </table:table-cell>
          <table:table-cell table:style-name="ce180" table:formula="of:=IF(ISBLANK([$data.J85]);&quot;&quot;;[$data.J85])">
            <text:p/>
          </table:table-cell>
          <table:table-cell table:style-name="ce8" table:formula="of:=IF(ISBLANK([$data.K85]);&quot;&quot;;[$data.K85])">
            <text:p/>
          </table:table-cell>
          <table:table-cell table:formula="of:=IF(ISBLANK([$data.L85]);&quot;&quot;;IF(ISBLANK([.$M85]);[$data.L85];[$data.L85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0"/>
          <table:covered-table-cell table:number-columns-repeated="2" table:style-name="ce45"/>
          <table:table-cell table:style-name="ce103" table:formula="of:=IF(ISBLANK([$data.D86]);&quot;&quot;;[$data.D86])">
            <text:p/>
          </table:table-cell>
          <table:table-cell table:style-name="ce103" table:formula="of:=IF(ISBLANK([$data.E86]);&quot;&quot;;[$data.E86])">
            <text:p/>
          </table:table-cell>
          <table:table-cell table:style-name="ce103" table:formula="of:=IF(ISBLANK([$data.F86]);&quot;&quot;;[$data.F86])">
            <text:p/>
          </table:table-cell>
          <table:table-cell table:style-name="ce181" table:formula="of:=IF(ISBLANK([$data.G86]);&quot;&quot;;[$data.G86])">
            <text:p/>
          </table:table-cell>
          <table:table-cell table:style-name="ce197" table:formula="of:=IF(ISBLANK([$data.H86]);&quot;&quot;;[$data.H86])">
            <text:p/>
          </table:table-cell>
          <table:table-cell table:style-name="ce181" table:formula="of:=IF(ISBLANK([$data.I86]);&quot;&quot;;[$data.I86])">
            <text:p/>
          </table:table-cell>
          <table:table-cell table:style-name="ce181" table:formula="of:=IF(ISBLANK([$data.J86]);&quot;&quot;;[$data.J86])">
            <text:p/>
          </table:table-cell>
          <table:table-cell table:style-name="ce8" table:formula="of:=IF(ISBLANK([$data.K86]);&quot;&quot;;[$data.K86])">
            <text:p/>
          </table:table-cell>
          <table:table-cell table:formula="of:=IF(ISBLANK([$data.L86]);&quot;&quot;;IF(ISBLANK([.$M86]);[$data.L86];[$data.L86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0"/>
          <table:covered-table-cell table:number-columns-repeated="2" table:style-name="ce45"/>
          <table:table-cell table:style-name="ce103" table:formula="of:=IF(ISBLANK([$data.D87]);&quot;&quot;;[$data.D87])">
            <text:p/>
          </table:table-cell>
          <table:table-cell table:style-name="ce103" table:formula="of:=IF(ISBLANK([$data.E87]);&quot;&quot;;[$data.E87])">
            <text:p/>
          </table:table-cell>
          <table:table-cell table:style-name="ce103" table:formula="of:=IF(ISBLANK([$data.F87]);&quot;&quot;;[$data.F87])">
            <text:p/>
          </table:table-cell>
          <table:table-cell table:style-name="ce181" table:formula="of:=IF(ISBLANK([$data.G87]);&quot;&quot;;[$data.G87])">
            <text:p/>
          </table:table-cell>
          <table:table-cell table:style-name="ce197" table:formula="of:=IF(ISBLANK([$data.H87]);&quot;&quot;;[$data.H87])">
            <text:p/>
          </table:table-cell>
          <table:table-cell table:style-name="ce181" table:formula="of:=IF(ISBLANK([$data.I87]);&quot;&quot;;[$data.I87])">
            <text:p/>
          </table:table-cell>
          <table:table-cell table:style-name="ce181" table:formula="of:=IF(ISBLANK([$data.J87]);&quot;&quot;;[$data.J87])">
            <text:p/>
          </table:table-cell>
          <table:table-cell table:style-name="ce8" table:formula="of:=IF(ISBLANK([$data.K87]);&quot;&quot;;[$data.K87])">
            <text:p/>
          </table:table-cell>
          <table:table-cell table:formula="of:=IF(ISBLANK([$data.L87]);&quot;&quot;;IF(ISBLANK([.$M87]);[$data.L87];[$data.L87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1"/>
          <table:covered-table-cell table:number-columns-repeated="2" table:style-name="ce45"/>
          <table:table-cell table:style-name="ce104" table:formula="of:=IF(ISBLANK([$data.D88]);&quot;&quot;;[$data.D88])">
            <text:p/>
          </table:table-cell>
          <table:table-cell table:style-name="ce104" table:formula="of:=IF(ISBLANK([$data.E88]);&quot;&quot;;[$data.E88])">
            <text:p/>
          </table:table-cell>
          <table:table-cell table:style-name="ce103" table:formula="of:=IF(ISBLANK([$data.F88]);&quot;&quot;;[$data.F88])">
            <text:p/>
          </table:table-cell>
          <table:table-cell table:style-name="ce182" table:formula="of:=IF(ISBLANK([$data.G88]);&quot;&quot;;[$data.G88])">
            <text:p/>
          </table:table-cell>
          <table:table-cell table:style-name="ce197" table:formula="of:=IF(ISBLANK([$data.H88]);&quot;&quot;;[$data.H88])">
            <text:p/>
          </table:table-cell>
          <table:table-cell table:style-name="ce182" table:formula="of:=IF(ISBLANK([$data.I88]);&quot;&quot;;[$data.I88])">
            <text:p/>
          </table:table-cell>
          <table:table-cell table:style-name="ce182" table:formula="of:=IF(ISBLANK([$data.J88]);&quot;&quot;;[$data.J88])">
            <text:p/>
          </table:table-cell>
          <table:table-cell table:style-name="ce8" table:formula="of:=IF(ISBLANK([$data.K88]);&quot;&quot;;[$data.K88])">
            <text:p/>
          </table:table-cell>
          <table:table-cell table:formula="of:=IF(ISBLANK([$data.L88]);&quot;&quot;;IF(ISBLANK([.$M88]);[$data.L88];[$data.L88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1"/>
          <table:covered-table-cell table:number-columns-repeated="2" table:style-name="ce48"/>
          <table:table-cell table:style-name="ce104" table:formula="of:=IF(ISBLANK([$data.D89]);&quot;&quot;;[$data.D89])">
            <text:p/>
          </table:table-cell>
          <table:table-cell table:style-name="ce104" table:formula="of:=IF(ISBLANK([$data.E89]);&quot;&quot;;[$data.E89])">
            <text:p/>
          </table:table-cell>
          <table:table-cell table:style-name="ce104" table:formula="of:=IF(ISBLANK([$data.F89]);&quot;&quot;;[$data.F89])">
            <text:p/>
          </table:table-cell>
          <table:table-cell table:style-name="ce104" table:formula="of:=IF(ISBLANK([$data.G89]);&quot;&quot;;[$data.G89])">
            <text:p/>
          </table:table-cell>
          <table:table-cell table:style-name="ce198" table:formula="of:=IF(ISBLANK([$data.H89]);&quot;&quot;;[$data.H89])">
            <text:p/>
          </table:table-cell>
          <table:table-cell table:style-name="ce104" table:formula="of:=IF(ISBLANK([$data.I89]);&quot;&quot;;[$data.I89])">
            <text:p/>
          </table:table-cell>
          <table:table-cell table:style-name="ce104" table:formula="of:=IF(ISBLANK([$data.J89]);&quot;&quot;;[$data.J89])">
            <text:p/>
          </table:table-cell>
          <table:table-cell table:style-name="ce8" table:formula="of:=IF(ISBLANK([$data.K89]);&quot;&quot;;[$data.K89])">
            <text:p/>
          </table:table-cell>
          <table:table-cell table:style-name="ce207" table:formula="of:=IF(ISBLANK([$data.L89]);&quot;&quot;;IF(ISBLANK([.$M89]);[$data.L89];[$data.L89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1"/>
          <table:covered-table-cell table:number-columns-repeated="2" table:style-name="ce45"/>
          <table:table-cell table:style-name="ce104" table:formula="of:=IF(ISBLANK([$data.D90]);&quot;&quot;;[$data.D90])">
            <text:p/>
          </table:table-cell>
          <table:table-cell table:style-name="ce104" table:formula="of:=IF(ISBLANK([$data.E90]);&quot;&quot;;[$data.E90])">
            <text:p/>
          </table:table-cell>
          <table:table-cell table:style-name="ce104" table:formula="of:=IF(ISBLANK([$data.F90]);&quot;&quot;;[$data.F90])">
            <text:p/>
          </table:table-cell>
          <table:table-cell table:style-name="ce104" table:formula="of:=IF(ISBLANK([$data.G90]);&quot;&quot;;[$data.G90])">
            <text:p/>
          </table:table-cell>
          <table:table-cell table:style-name="ce198" table:formula="of:=IF(ISBLANK([$data.H90]);&quot;&quot;;[$data.H90])">
            <text:p/>
          </table:table-cell>
          <table:table-cell table:style-name="ce104" table:formula="of:=IF(ISBLANK([$data.I90]);&quot;&quot;;[$data.I90])">
            <text:p/>
          </table:table-cell>
          <table:table-cell table:style-name="ce104" table:formula="of:=IF(ISBLANK([$data.J90]);&quot;&quot;;[$data.J90])">
            <text:p/>
          </table:table-cell>
          <table:table-cell table:style-name="ce8" table:formula="of:=IF(ISBLANK([$data.K90]);&quot;&quot;;[$data.K90])">
            <text:p/>
          </table:table-cell>
          <table:table-cell table:style-name="ce207" table:formula="of:=IF(ISBLANK([$data.L90]);&quot;&quot;;IF(ISBLANK([.$M90]);[$data.L90];[$data.L90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1"/>
          <table:covered-table-cell table:number-columns-repeated="2" table:style-name="ce45"/>
          <table:table-cell table:style-name="ce104" table:formula="of:=IF(ISBLANK([$data.D91]);&quot;&quot;;[$data.D91])">
            <text:p/>
          </table:table-cell>
          <table:table-cell table:style-name="ce104" table:formula="of:=IF(ISBLANK([$data.E91]);&quot;&quot;;[$data.E91])">
            <text:p/>
          </table:table-cell>
          <table:table-cell table:style-name="ce104" table:formula="of:=IF(ISBLANK([$data.F91]);&quot;&quot;;[$data.F91])">
            <text:p/>
          </table:table-cell>
          <table:table-cell table:style-name="ce104" table:formula="of:=IF(ISBLANK([$data.G91]);&quot;&quot;;[$data.G91])">
            <text:p/>
          </table:table-cell>
          <table:table-cell table:style-name="ce198" table:formula="of:=IF(ISBLANK([$data.H91]);&quot;&quot;;[$data.H91])">
            <text:p/>
          </table:table-cell>
          <table:table-cell table:style-name="ce104" table:formula="of:=IF(ISBLANK([$data.I91]);&quot;&quot;;[$data.I91])">
            <text:p/>
          </table:table-cell>
          <table:table-cell table:style-name="ce104" table:formula="of:=IF(ISBLANK([$data.J91]);&quot;&quot;;[$data.J91])">
            <text:p/>
          </table:table-cell>
          <table:table-cell table:style-name="ce8" table:formula="of:=IF(ISBLANK([$data.K91]);&quot;&quot;;[$data.K91])">
            <text:p/>
          </table:table-cell>
          <table:table-cell table:style-name="ce207" table:formula="of:=IF(ISBLANK([$data.L91]);&quot;&quot;;IF(ISBLANK([.$M91]);[$data.L91];[$data.L91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41"/>
          <table:covered-table-cell table:number-columns-repeated="2" table:style-name="ce84"/>
          <table:table-cell table:style-name="ce105" table:formula="of:=IF(ISBLANK([$data.D92]);&quot;&quot;;[$data.D92])">
            <text:p/>
          </table:table-cell>
          <table:table-cell table:style-name="ce105" table:formula="of:=IF(ISBLANK([$data.E92]);&quot;&quot;;[$data.E92])">
            <text:p/>
          </table:table-cell>
          <table:table-cell table:style-name="ce105" table:formula="of:=IF(ISBLANK([$data.F92]);&quot;&quot;;[$data.F92])">
            <text:p/>
          </table:table-cell>
          <table:table-cell table:style-name="ce105" table:formula="of:=IF(ISBLANK([$data.G92]);&quot;&quot;;[$data.G92])">
            <text:p/>
          </table:table-cell>
          <table:table-cell table:style-name="ce199" table:formula="of:=IF(ISBLANK([$data.H92]);&quot;&quot;;[$data.H92])">
            <text:p/>
          </table:table-cell>
          <table:table-cell table:style-name="ce105" table:formula="of:=IF(ISBLANK([$data.I92]);&quot;&quot;;[$data.I92])">
            <text:p/>
          </table:table-cell>
          <table:table-cell table:style-name="ce105" table:formula="of:=IF(ISBLANK([$data.J92]);&quot;&quot;;[$data.J92])">
            <text:p/>
          </table:table-cell>
          <table:table-cell table:style-name="ce8" table:formula="of:=IF(ISBLANK([$data.K92]);&quot;&quot;;[$data.K92])">
            <text:p/>
          </table:table-cell>
          <table:table-cell table:style-name="ce207" table:formula="of:=IF(ISBLANK([$data.L92]);&quot;&quot;;IF(ISBLANK([.$M92]);[$data.L92];[$data.L92]))">
            <text:p/>
          </table:table-cell>
          <table:table-cell table:number-columns-repeated="1012"/>
        </table:table-row>
        <table:table-row table:style-name="ro1" table:visibility="filter">
          <table:table-cell table:style-name="ce12" office:value-type="float" office:value="3" calcext:value-type="float" table:number-columns-spanned="1" table:number-rows-spanned="8">
            <text:p>3</text:p>
          </table:table-cell>
          <table:table-cell table:style-name="ce29" office:value-type="time" office:time-value="PT14H18M00S" calcext:value-type="time" table:number-columns-spanned="1" table:number-rows-spanned="8">
            <text:p>14:18</text:p>
          </table:table-cell>
          <table:table-cell table:style-name="ce29" office:value-type="time" office:time-value="PT14H25M00S" calcext:value-type="time" table:number-columns-spanned="1" table:number-rows-spanned="8">
            <text:p>14:25</text:p>
          </table:table-cell>
          <table:table-cell table:style-name="ce99" table:formula="of:=IF(ISBLANK([$data.D93]);&quot;&quot;;[$data.D93])">
            <text:p/>
          </table:table-cell>
          <table:table-cell table:style-name="ce99" table:formula="of:=IF(ISBLANK([$data.E93]);&quot;&quot;;[$data.E93])">
            <text:p/>
          </table:table-cell>
          <table:table-cell table:style-name="ce135" table:formula="of:=IF(ISBLANK([$data.F93]);&quot;&quot;;[$data.F93])">
            <text:p/>
          </table:table-cell>
          <table:table-cell table:style-name="ce163" table:formula="of:=IF(ISBLANK([$data.G93]);&quot;&quot;;[$data.G93])">
            <text:p/>
          </table:table-cell>
          <table:table-cell table:style-name="ce190" table:formula="of:=IF(ISBLANK([$data.H93]);&quot;&quot;;[$data.H93])">
            <text:p/>
          </table:table-cell>
          <table:table-cell table:style-name="ce163" table:formula="of:=IF(ISBLANK([$data.I93]);&quot;&quot;;[$data.I93])">
            <text:p/>
          </table:table-cell>
          <table:table-cell table:style-name="ce163" table:formula="of:=IF(ISBLANK([$data.J93]);&quot;&quot;;[$data.J93])">
            <text:p/>
          </table:table-cell>
          <table:table-cell table:style-name="ce8" table:formula="of:=IF(ISBLANK([$data.K93]);&quot;&quot;;[$data.K93])">
            <text:p/>
          </table:table-cell>
          <table:table-cell table:formula="of:=IF(ISBLANK([$data.L93]);&quot;&quot;;IF(ISBLANK([.$M93]);[$data.L93];[$data.L93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34"/>
          <table:table-cell table:style-name="ce100" table:formula="of:=IF(ISBLANK([$data.D94]);&quot;&quot;;[$data.D94])">
            <text:p/>
          </table:table-cell>
          <table:table-cell table:style-name="ce100" table:formula="of:=IF(ISBLANK([$data.E94]);&quot;&quot;;[$data.E94])">
            <text:p/>
          </table:table-cell>
          <table:table-cell table:style-name="ce136" table:formula="of:=IF(ISBLANK([$data.F94]);&quot;&quot;;[$data.F94])">
            <text:p/>
          </table:table-cell>
          <table:table-cell table:style-name="ce166" table:formula="of:=IF(ISBLANK([$data.G94]);&quot;&quot;;[$data.G94])">
            <text:p/>
          </table:table-cell>
          <table:table-cell table:style-name="ce192" table:formula="of:=IF(ISBLANK([$data.H94]);&quot;&quot;;[$data.H94])">
            <text:p/>
          </table:table-cell>
          <table:table-cell table:style-name="ce166" table:formula="of:=IF(ISBLANK([$data.I94]);&quot;&quot;;[$data.I94])">
            <text:p/>
          </table:table-cell>
          <table:table-cell table:style-name="ce166" table:formula="of:=IF(ISBLANK([$data.J94]);&quot;&quot;;[$data.J94])">
            <text:p/>
          </table:table-cell>
          <table:table-cell table:style-name="ce8" table:formula="of:=IF(ISBLANK([$data.K94]);&quot;&quot;;[$data.K94])">
            <text:p/>
          </table:table-cell>
          <table:table-cell table:formula="of:=IF(ISBLANK([$data.L94]);&quot;&quot;;IF(ISBLANK([.$M94]);[$data.L94];[$data.L94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34"/>
          <table:table-cell table:style-name="ce100" table:formula="of:=IF(ISBLANK([$data.D95]);&quot;&quot;;[$data.D95])">
            <text:p/>
          </table:table-cell>
          <table:table-cell table:style-name="ce113" table:formula="of:=IF(ISBLANK([$data.E95]);&quot;&quot;;[$data.E95])">
            <text:p/>
          </table:table-cell>
          <table:table-cell table:style-name="ce136" table:formula="of:=IF(ISBLANK([$data.F95]);&quot;&quot;;[$data.F95])">
            <text:p/>
          </table:table-cell>
          <table:table-cell table:style-name="ce166" table:formula="of:=IF(ISBLANK([$data.G95]);&quot;&quot;;[$data.G95])">
            <text:p/>
          </table:table-cell>
          <table:table-cell table:style-name="ce192" table:formula="of:=IF(ISBLANK([$data.H95]);&quot;&quot;;[$data.H95])">
            <text:p/>
          </table:table-cell>
          <table:table-cell table:style-name="ce166" table:formula="of:=IF(ISBLANK([$data.I95]);&quot;&quot;;[$data.I95])">
            <text:p/>
          </table:table-cell>
          <table:table-cell table:style-name="ce166" table:formula="of:=IF(ISBLANK([$data.J95]);&quot;&quot;;[$data.J95])">
            <text:p/>
          </table:table-cell>
          <table:table-cell table:style-name="ce8" table:formula="of:=IF(ISBLANK([$data.K95]);&quot;&quot;;[$data.K95])">
            <text:p/>
          </table:table-cell>
          <table:table-cell table:formula="of:=IF(ISBLANK([$data.L95]);&quot;&quot;;IF(ISBLANK([.$M95]);[$data.L95];[$data.L95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34"/>
          <table:table-cell table:style-name="ce100" table:formula="of:=IF(ISBLANK([$data.D96]);&quot;&quot;;[$data.D96])">
            <text:p/>
          </table:table-cell>
          <table:table-cell table:style-name="ce100" table:formula="of:=IF(ISBLANK([$data.E96]);&quot;&quot;;[$data.E96])">
            <text:p/>
          </table:table-cell>
          <table:table-cell table:style-name="ce136" table:formula="of:=IF(ISBLANK([$data.F96]);&quot;&quot;;[$data.F96])">
            <text:p/>
          </table:table-cell>
          <table:table-cell table:style-name="ce166" table:formula="of:=IF(ISBLANK([$data.G96]);&quot;&quot;;[$data.G96])">
            <text:p/>
          </table:table-cell>
          <table:table-cell table:style-name="ce192" table:formula="of:=IF(ISBLANK([$data.H96]);&quot;&quot;;[$data.H96])">
            <text:p/>
          </table:table-cell>
          <table:table-cell table:style-name="ce166" table:formula="of:=IF(ISBLANK([$data.I96]);&quot;&quot;;[$data.I96])">
            <text:p/>
          </table:table-cell>
          <table:table-cell table:style-name="ce166" table:formula="of:=IF(ISBLANK([$data.J96]);&quot;&quot;;[$data.J96])">
            <text:p/>
          </table:table-cell>
          <table:table-cell table:style-name="ce8" table:formula="of:=IF(ISBLANK([$data.K96]);&quot;&quot;;[$data.K96])">
            <text:p/>
          </table:table-cell>
          <table:table-cell table:formula="of:=IF(ISBLANK([$data.L96]);&quot;&quot;;IF(ISBLANK([.$M96]);[$data.L96];[$data.L96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46"/>
          <table:table-cell table:style-name="ce100" table:formula="of:=IF(ISBLANK([$data.D97]);&quot;&quot;;[$data.D97])">
            <text:p/>
          </table:table-cell>
          <table:table-cell table:style-name="ce100" table:formula="of:=IF(ISBLANK([$data.E97]);&quot;&quot;;[$data.E97])">
            <text:p/>
          </table:table-cell>
          <table:table-cell table:style-name="ce100" table:formula="of:=IF(ISBLANK([$data.F97]);&quot;&quot;;[$data.F97])">
            <text:p/>
          </table:table-cell>
          <table:table-cell table:style-name="ce100" table:formula="of:=IF(ISBLANK([$data.G97]);&quot;&quot;;[$data.G97])">
            <text:p/>
          </table:table-cell>
          <table:table-cell table:style-name="ce193" table:formula="of:=IF(ISBLANK([$data.H97]);&quot;&quot;;[$data.H97])">
            <text:p/>
          </table:table-cell>
          <table:table-cell table:style-name="ce100" table:formula="of:=IF(ISBLANK([$data.I97]);&quot;&quot;;[$data.I97])">
            <text:p/>
          </table:table-cell>
          <table:table-cell table:style-name="ce100" table:formula="of:=IF(ISBLANK([$data.J97]);&quot;&quot;;[$data.J97])">
            <text:p/>
          </table:table-cell>
          <table:table-cell table:style-name="ce8" table:formula="of:=IF(ISBLANK([$data.K97]);&quot;&quot;;[$data.K97])">
            <text:p/>
          </table:table-cell>
          <table:table-cell table:style-name="ce207" table:formula="of:=IF(ISBLANK([$data.L97]);&quot;&quot;;IF(ISBLANK([.$M97]);[$data.L97];[$data.L97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34"/>
          <table:table-cell table:style-name="ce100" table:formula="of:=IF(ISBLANK([$data.D98]);&quot;&quot;;[$data.D98])">
            <text:p/>
          </table:table-cell>
          <table:table-cell table:style-name="ce100" table:formula="of:=IF(ISBLANK([$data.E98]);&quot;&quot;;[$data.E98])">
            <text:p/>
          </table:table-cell>
          <table:table-cell table:style-name="ce100" table:formula="of:=IF(ISBLANK([$data.F98]);&quot;&quot;;[$data.F98])">
            <text:p/>
          </table:table-cell>
          <table:table-cell table:style-name="ce100" table:formula="of:=IF(ISBLANK([$data.G98]);&quot;&quot;;[$data.G98])">
            <text:p/>
          </table:table-cell>
          <table:table-cell table:style-name="ce193" table:formula="of:=IF(ISBLANK([$data.H98]);&quot;&quot;;[$data.H98])">
            <text:p/>
          </table:table-cell>
          <table:table-cell table:style-name="ce100" table:formula="of:=IF(ISBLANK([$data.I98]);&quot;&quot;;[$data.I98])">
            <text:p/>
          </table:table-cell>
          <table:table-cell table:style-name="ce100" table:formula="of:=IF(ISBLANK([$data.J98]);&quot;&quot;;[$data.J98])">
            <text:p/>
          </table:table-cell>
          <table:table-cell table:style-name="ce8" table:formula="of:=IF(ISBLANK([$data.K98]);&quot;&quot;;[$data.K98])">
            <text:p/>
          </table:table-cell>
          <table:table-cell table:style-name="ce207" table:formula="of:=IF(ISBLANK([$data.L98]);&quot;&quot;;IF(ISBLANK([.$M98]);[$data.L98];[$data.L98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34"/>
          <table:table-cell table:style-name="ce100" table:formula="of:=IF(ISBLANK([$data.D99]);&quot;&quot;;[$data.D99])">
            <text:p/>
          </table:table-cell>
          <table:table-cell table:style-name="ce100" table:formula="of:=IF(ISBLANK([$data.E99]);&quot;&quot;;[$data.E99])">
            <text:p/>
          </table:table-cell>
          <table:table-cell table:style-name="ce100" table:formula="of:=IF(ISBLANK([$data.F99]);&quot;&quot;;[$data.F99])">
            <text:p/>
          </table:table-cell>
          <table:table-cell table:style-name="ce100" table:formula="of:=IF(ISBLANK([$data.G99]);&quot;&quot;;[$data.G99])">
            <text:p/>
          </table:table-cell>
          <table:table-cell table:style-name="ce193" table:formula="of:=IF(ISBLANK([$data.H99]);&quot;&quot;;[$data.H99])">
            <text:p/>
          </table:table-cell>
          <table:table-cell table:style-name="ce100" table:formula="of:=IF(ISBLANK([$data.I99]);&quot;&quot;;[$data.I99])">
            <text:p/>
          </table:table-cell>
          <table:table-cell table:style-name="ce100" table:formula="of:=IF(ISBLANK([$data.J99]);&quot;&quot;;[$data.J99])">
            <text:p/>
          </table:table-cell>
          <table:table-cell table:style-name="ce8" table:formula="of:=IF(ISBLANK([$data.K99]);&quot;&quot;;[$data.K99])">
            <text:p/>
          </table:table-cell>
          <table:table-cell table:style-name="ce207" table:formula="of:=IF(ISBLANK([$data.L99]);&quot;&quot;;IF(ISBLANK([.$M99]);[$data.L99];[$data.L99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14"/>
          <table:covered-table-cell table:number-columns-repeated="2" table:style-name="ce38"/>
          <table:table-cell table:style-name="ce106" table:formula="of:=IF(ISBLANK([$data.D100]);&quot;&quot;;[$data.D100])">
            <text:p/>
          </table:table-cell>
          <table:table-cell table:style-name="ce106" table:formula="of:=IF(ISBLANK([$data.E100]);&quot;&quot;;[$data.E100])">
            <text:p/>
          </table:table-cell>
          <table:table-cell table:style-name="ce106" table:formula="of:=IF(ISBLANK([$data.F100]);&quot;&quot;;[$data.F100])">
            <text:p/>
          </table:table-cell>
          <table:table-cell table:style-name="ce106" table:formula="of:=IF(ISBLANK([$data.G100]);&quot;&quot;;[$data.G100])">
            <text:p/>
          </table:table-cell>
          <table:table-cell table:style-name="ce195" table:formula="of:=IF(ISBLANK([$data.H100]);&quot;&quot;;[$data.H100])">
            <text:p/>
          </table:table-cell>
          <table:table-cell table:style-name="ce106" table:formula="of:=IF(ISBLANK([$data.I100]);&quot;&quot;;[$data.I100])">
            <text:p/>
          </table:table-cell>
          <table:table-cell table:style-name="ce106" table:formula="of:=IF(ISBLANK([$data.J100]);&quot;&quot;;[$data.J100])">
            <text:p/>
          </table:table-cell>
          <table:table-cell table:style-name="ce8" table:formula="of:=IF(ISBLANK([$data.K100]);&quot;&quot;;[$data.K100])">
            <text:p/>
          </table:table-cell>
          <table:table-cell table:style-name="ce207" table:formula="of:=IF(ISBLANK([$data.L100]);&quot;&quot;;IF(ISBLANK([.$M100]);[$data.L100];[$data.L100]))">
            <text:p/>
          </table:table-cell>
          <table:table-cell table:number-columns-repeated="1012"/>
        </table:table-row>
        <table:table-row table:style-name="ro1" table:visibility="filter">
          <table:table-cell table:style-name="ce15" office:value-type="float" office:value="4" calcext:value-type="float" table:number-columns-spanned="1" table:number-rows-spanned="8">
            <text:p>4</text:p>
          </table:table-cell>
          <table:table-cell table:style-name="ce40" office:value-type="time" office:time-value="PT14H27M00S" calcext:value-type="time" table:number-columns-spanned="1" table:number-rows-spanned="8">
            <text:p>14:27</text:p>
          </table:table-cell>
          <table:table-cell table:style-name="ce40" office:value-type="time" office:time-value="PT14H34M00S" calcext:value-type="time" table:number-columns-spanned="1" table:number-rows-spanned="8">
            <text:p>14:34</text:p>
          </table:table-cell>
          <table:table-cell table:style-name="ce107" table:formula="of:=IF(ISBLANK([$data.D101]);&quot;&quot;;[$data.D101])">
            <text:p/>
          </table:table-cell>
          <table:table-cell table:style-name="ce107" table:formula="of:=IF(ISBLANK([$data.E101]);&quot;&quot;;[$data.E101])">
            <text:p/>
          </table:table-cell>
          <table:table-cell table:style-name="ce102" table:formula="of:=IF(ISBLANK([$data.F101]);&quot;&quot;;[$data.F101])">
            <text:p/>
          </table:table-cell>
          <table:table-cell table:style-name="ce183" table:formula="of:=IF(ISBLANK([$data.G101]);&quot;&quot;;[$data.G101])">
            <text:p/>
          </table:table-cell>
          <table:table-cell table:style-name="ce196" table:formula="of:=IF(ISBLANK([$data.H101]);&quot;&quot;;[$data.H101])">
            <text:p/>
          </table:table-cell>
          <table:table-cell table:style-name="ce183" table:formula="of:=IF(ISBLANK([$data.I101]);&quot;&quot;;[$data.I101])">
            <text:p/>
          </table:table-cell>
          <table:table-cell table:style-name="ce183" table:formula="of:=IF(ISBLANK([$data.J101]);&quot;&quot;;[$data.J101])">
            <text:p/>
          </table:table-cell>
          <table:table-cell table:style-name="ce8" table:formula="of:=IF(ISBLANK([$data.K101]);&quot;&quot;;[$data.K101])">
            <text:p/>
          </table:table-cell>
          <table:table-cell table:formula="of:=IF(ISBLANK([$data.L101]);&quot;&quot;;IF(ISBLANK([.$M101]);[$data.L101];[$data.L101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0"/>
          <table:covered-table-cell table:number-columns-repeated="2" table:style-name="ce45"/>
          <table:table-cell table:style-name="ce104" table:formula="of:=IF(ISBLANK([$data.D102]);&quot;&quot;;[$data.D102])">
            <text:p/>
          </table:table-cell>
          <table:table-cell table:style-name="ce104" table:formula="of:=IF(ISBLANK([$data.E102]);&quot;&quot;;[$data.E102])">
            <text:p/>
          </table:table-cell>
          <table:table-cell table:style-name="ce103" table:formula="of:=IF(ISBLANK([$data.F102]);&quot;&quot;;[$data.F102])">
            <text:p/>
          </table:table-cell>
          <table:table-cell table:style-name="ce182" table:formula="of:=IF(ISBLANK([$data.G102]);&quot;&quot;;[$data.G102])">
            <text:p/>
          </table:table-cell>
          <table:table-cell table:style-name="ce197" table:formula="of:=IF(ISBLANK([$data.H102]);&quot;&quot;;[$data.H102])">
            <text:p/>
          </table:table-cell>
          <table:table-cell table:style-name="ce182" table:formula="of:=IF(ISBLANK([$data.I102]);&quot;&quot;;[$data.I102])">
            <text:p/>
          </table:table-cell>
          <table:table-cell table:style-name="ce182" table:formula="of:=IF(ISBLANK([$data.J102]);&quot;&quot;;[$data.J102])">
            <text:p/>
          </table:table-cell>
          <table:table-cell table:style-name="ce8" table:formula="of:=IF(ISBLANK([$data.K102]);&quot;&quot;;[$data.K102])">
            <text:p/>
          </table:table-cell>
          <table:table-cell table:formula="of:=IF(ISBLANK([$data.L102]);&quot;&quot;;IF(ISBLANK([.$M102]);[$data.L102];[$data.L102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0"/>
          <table:covered-table-cell table:number-columns-repeated="2" table:style-name="ce45"/>
          <table:table-cell table:style-name="ce104" table:formula="of:=IF(ISBLANK([$data.D103]);&quot;&quot;;[$data.D103])">
            <text:p/>
          </table:table-cell>
          <table:table-cell table:style-name="ce104" table:formula="of:=IF(ISBLANK([$data.E103]);&quot;&quot;;[$data.E103])">
            <text:p/>
          </table:table-cell>
          <table:table-cell table:style-name="ce103" table:formula="of:=IF(ISBLANK([$data.F103]);&quot;&quot;;[$data.F103])">
            <text:p/>
          </table:table-cell>
          <table:table-cell table:style-name="ce182" table:formula="of:=IF(ISBLANK([$data.G103]);&quot;&quot;;[$data.G103])">
            <text:p/>
          </table:table-cell>
          <table:table-cell table:style-name="ce197" table:formula="of:=IF(ISBLANK([$data.H103]);&quot;&quot;;[$data.H103])">
            <text:p/>
          </table:table-cell>
          <table:table-cell table:style-name="ce182" table:formula="of:=IF(ISBLANK([$data.I103]);&quot;&quot;;[$data.I103])">
            <text:p/>
          </table:table-cell>
          <table:table-cell table:style-name="ce182" table:formula="of:=IF(ISBLANK([$data.J103]);&quot;&quot;;[$data.J103])">
            <text:p/>
          </table:table-cell>
          <table:table-cell table:style-name="ce8" table:formula="of:=IF(ISBLANK([$data.K103]);&quot;&quot;;[$data.K103])">
            <text:p/>
          </table:table-cell>
          <table:table-cell table:formula="of:=IF(ISBLANK([$data.L103]);&quot;&quot;;IF(ISBLANK([.$M103]);[$data.L103];[$data.L103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1"/>
          <table:covered-table-cell table:number-columns-repeated="2" table:style-name="ce45"/>
          <table:table-cell table:style-name="ce104" table:formula="of:=IF(ISBLANK([$data.D104]);&quot;&quot;;[$data.D104])">
            <text:p/>
          </table:table-cell>
          <table:table-cell table:style-name="ce104" table:formula="of:=IF(ISBLANK([$data.E104]);&quot;&quot;;[$data.E104])">
            <text:p/>
          </table:table-cell>
          <table:table-cell table:style-name="ce103" table:formula="of:=IF(ISBLANK([$data.F104]);&quot;&quot;;[$data.F104])">
            <text:p/>
          </table:table-cell>
          <table:table-cell table:style-name="ce182" table:formula="of:=IF(ISBLANK([$data.G104]);&quot;&quot;;[$data.G104])">
            <text:p/>
          </table:table-cell>
          <table:table-cell table:style-name="ce197" table:formula="of:=IF(ISBLANK([$data.H104]);&quot;&quot;;[$data.H104])">
            <text:p/>
          </table:table-cell>
          <table:table-cell table:style-name="ce182" table:formula="of:=IF(ISBLANK([$data.I104]);&quot;&quot;;[$data.I104])">
            <text:p/>
          </table:table-cell>
          <table:table-cell table:style-name="ce182" table:formula="of:=IF(ISBLANK([$data.J104]);&quot;&quot;;[$data.J104])">
            <text:p/>
          </table:table-cell>
          <table:table-cell table:style-name="ce8" table:formula="of:=IF(ISBLANK([$data.K104]);&quot;&quot;;[$data.K104])">
            <text:p/>
          </table:table-cell>
          <table:table-cell table:formula="of:=IF(ISBLANK([$data.L104]);&quot;&quot;;IF(ISBLANK([.$M104]);[$data.L104];[$data.L104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1"/>
          <table:covered-table-cell table:number-columns-repeated="2" table:style-name="ce48"/>
          <table:table-cell table:style-name="ce104" table:formula="of:=IF(ISBLANK([$data.D105]);&quot;&quot;;[$data.D105])">
            <text:p/>
          </table:table-cell>
          <table:table-cell table:style-name="ce104" table:formula="of:=IF(ISBLANK([$data.E105]);&quot;&quot;;[$data.E105])">
            <text:p/>
          </table:table-cell>
          <table:table-cell table:style-name="ce104" table:formula="of:=IF(ISBLANK([$data.F105]);&quot;&quot;;[$data.F105])">
            <text:p/>
          </table:table-cell>
          <table:table-cell table:style-name="ce104" table:formula="of:=IF(ISBLANK([$data.G105]);&quot;&quot;;[$data.G105])">
            <text:p/>
          </table:table-cell>
          <table:table-cell table:style-name="ce198" table:formula="of:=IF(ISBLANK([$data.H105]);&quot;&quot;;[$data.H105])">
            <text:p/>
          </table:table-cell>
          <table:table-cell table:style-name="ce104" table:formula="of:=IF(ISBLANK([$data.I105]);&quot;&quot;;[$data.I105])">
            <text:p/>
          </table:table-cell>
          <table:table-cell table:style-name="ce104" table:formula="of:=IF(ISBLANK([$data.J105]);&quot;&quot;;[$data.J105])">
            <text:p/>
          </table:table-cell>
          <table:table-cell table:style-name="ce8" table:formula="of:=IF(ISBLANK([$data.K105]);&quot;&quot;;[$data.K105])">
            <text:p/>
          </table:table-cell>
          <table:table-cell table:style-name="ce207" table:formula="of:=IF(ISBLANK([$data.L105]);&quot;&quot;;IF(ISBLANK([.$M105]);[$data.L105];[$data.L105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1"/>
          <table:covered-table-cell table:number-columns-repeated="2" table:style-name="ce45"/>
          <table:table-cell table:style-name="ce104" table:formula="of:=IF(ISBLANK([$data.D106]);&quot;&quot;;[$data.D106])">
            <text:p/>
          </table:table-cell>
          <table:table-cell table:style-name="ce104" table:formula="of:=IF(ISBLANK([$data.E106]);&quot;&quot;;[$data.E106])">
            <text:p/>
          </table:table-cell>
          <table:table-cell table:style-name="ce104" table:formula="of:=IF(ISBLANK([$data.F106]);&quot;&quot;;[$data.F106])">
            <text:p/>
          </table:table-cell>
          <table:table-cell table:style-name="ce104" table:formula="of:=IF(ISBLANK([$data.G106]);&quot;&quot;;[$data.G106])">
            <text:p/>
          </table:table-cell>
          <table:table-cell table:style-name="ce198" table:formula="of:=IF(ISBLANK([$data.H106]);&quot;&quot;;[$data.H106])">
            <text:p/>
          </table:table-cell>
          <table:table-cell table:style-name="ce104" table:formula="of:=IF(ISBLANK([$data.I106]);&quot;&quot;;[$data.I106])">
            <text:p/>
          </table:table-cell>
          <table:table-cell table:style-name="ce104" table:formula="of:=IF(ISBLANK([$data.J106]);&quot;&quot;;[$data.J106])">
            <text:p/>
          </table:table-cell>
          <table:table-cell table:style-name="ce8" table:formula="of:=IF(ISBLANK([$data.K106]);&quot;&quot;;[$data.K106])">
            <text:p/>
          </table:table-cell>
          <table:table-cell table:style-name="ce207" table:formula="of:=IF(ISBLANK([$data.L106]);&quot;&quot;;IF(ISBLANK([.$M106]);[$data.L106];[$data.L106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1"/>
          <table:covered-table-cell table:number-columns-repeated="2" table:style-name="ce45"/>
          <table:table-cell table:style-name="ce104" table:formula="of:=IF(ISBLANK([$data.D107]);&quot;&quot;;[$data.D107])">
            <text:p/>
          </table:table-cell>
          <table:table-cell table:style-name="ce104" table:formula="of:=IF(ISBLANK([$data.E107]);&quot;&quot;;[$data.E107])">
            <text:p/>
          </table:table-cell>
          <table:table-cell table:style-name="ce104" table:formula="of:=IF(ISBLANK([$data.F107]);&quot;&quot;;[$data.F107])">
            <text:p/>
          </table:table-cell>
          <table:table-cell table:style-name="ce104" table:formula="of:=IF(ISBLANK([$data.G107]);&quot;&quot;;[$data.G107])">
            <text:p/>
          </table:table-cell>
          <table:table-cell table:style-name="ce198" table:formula="of:=IF(ISBLANK([$data.H107]);&quot;&quot;;[$data.H107])">
            <text:p/>
          </table:table-cell>
          <table:table-cell table:style-name="ce104" table:formula="of:=IF(ISBLANK([$data.I107]);&quot;&quot;;[$data.I107])">
            <text:p/>
          </table:table-cell>
          <table:table-cell table:style-name="ce104" table:formula="of:=IF(ISBLANK([$data.J107]);&quot;&quot;;[$data.J107])">
            <text:p/>
          </table:table-cell>
          <table:table-cell table:style-name="ce8" table:formula="of:=IF(ISBLANK([$data.K107]);&quot;&quot;;[$data.K107])">
            <text:p/>
          </table:table-cell>
          <table:table-cell table:style-name="ce207" table:formula="of:=IF(ISBLANK([$data.L107]);&quot;&quot;;IF(ISBLANK([.$M107]);[$data.L107];[$data.L107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41"/>
          <table:covered-table-cell table:number-columns-repeated="2" table:style-name="ce84"/>
          <table:table-cell table:style-name="ce105" table:formula="of:=IF(ISBLANK([$data.D108]);&quot;&quot;;[$data.D108])">
            <text:p/>
          </table:table-cell>
          <table:table-cell table:style-name="ce105" table:formula="of:=IF(ISBLANK([$data.E108]);&quot;&quot;;[$data.E108])">
            <text:p/>
          </table:table-cell>
          <table:table-cell table:style-name="ce105" table:formula="of:=IF(ISBLANK([$data.F108]);&quot;&quot;;[$data.F108])">
            <text:p/>
          </table:table-cell>
          <table:table-cell table:style-name="ce105" table:formula="of:=IF(ISBLANK([$data.G108]);&quot;&quot;;[$data.G108])">
            <text:p/>
          </table:table-cell>
          <table:table-cell table:style-name="ce199" table:formula="of:=IF(ISBLANK([$data.H108]);&quot;&quot;;[$data.H108])">
            <text:p/>
          </table:table-cell>
          <table:table-cell table:style-name="ce105" table:formula="of:=IF(ISBLANK([$data.I108]);&quot;&quot;;[$data.I108])">
            <text:p/>
          </table:table-cell>
          <table:table-cell table:style-name="ce105" table:formula="of:=IF(ISBLANK([$data.J108]);&quot;&quot;;[$data.J108])">
            <text:p/>
          </table:table-cell>
          <table:table-cell table:style-name="ce8" table:formula="of:=IF(ISBLANK([$data.K108]);&quot;&quot;;[$data.K108])">
            <text:p/>
          </table:table-cell>
          <table:table-cell table:style-name="ce207" table:formula="of:=IF(ISBLANK([$data.L108]);&quot;&quot;;IF(ISBLANK([.$M108]);[$data.L108];[$data.L108]))">
            <text:p/>
          </table:table-cell>
          <table:table-cell table:number-columns-repeated="1012"/>
        </table:table-row>
        <table:table-row table:style-name="ro1" table:visibility="filter">
          <table:table-cell table:style-name="ce12" office:value-type="float" office:value="5" calcext:value-type="float" table:number-columns-spanned="1" table:number-rows-spanned="8">
            <text:p>5</text:p>
          </table:table-cell>
          <table:table-cell table:style-name="ce29" office:value-type="time" office:time-value="PT14H36M00S" calcext:value-type="time" table:number-columns-spanned="1" table:number-rows-spanned="8">
            <text:p>14:36</text:p>
          </table:table-cell>
          <table:table-cell table:style-name="ce29" office:value-type="time" office:time-value="PT14H43M00S" calcext:value-type="time" table:number-columns-spanned="1" table:number-rows-spanned="8">
            <text:p>14:43</text:p>
          </table:table-cell>
          <table:table-cell table:style-name="ce99" table:formula="of:=IF(ISBLANK([$data.D109]);&quot;&quot;;[$data.D109])">
            <text:p/>
          </table:table-cell>
          <table:table-cell table:style-name="ce99" table:formula="of:=IF(ISBLANK([$data.E109]);&quot;&quot;;[$data.E109])">
            <text:p/>
          </table:table-cell>
          <table:table-cell table:style-name="ce135" table:formula="of:=IF(ISBLANK([$data.F109]);&quot;&quot;;[$data.F109])">
            <text:p/>
          </table:table-cell>
          <table:table-cell table:style-name="ce163" table:formula="of:=IF(ISBLANK([$data.G109]);&quot;&quot;;[$data.G109])">
            <text:p/>
          </table:table-cell>
          <table:table-cell table:style-name="ce190" table:formula="of:=IF(ISBLANK([$data.H109]);&quot;&quot;;[$data.H109])">
            <text:p/>
          </table:table-cell>
          <table:table-cell table:style-name="ce163" table:formula="of:=IF(ISBLANK([$data.I109]);&quot;&quot;;[$data.I109])">
            <text:p/>
          </table:table-cell>
          <table:table-cell table:style-name="ce163" table:formula="of:=IF(ISBLANK([$data.J109]);&quot;&quot;;[$data.J109])">
            <text:p/>
          </table:table-cell>
          <table:table-cell table:style-name="ce8" table:formula="of:=IF(ISBLANK([$data.K109]);&quot;&quot;;[$data.K109])">
            <text:p/>
          </table:table-cell>
          <table:table-cell table:formula="of:=IF(ISBLANK([$data.L109]);&quot;&quot;;IF(ISBLANK([.$M109]);[$data.L109];[$data.L109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34"/>
          <table:table-cell table:style-name="ce100" table:formula="of:=IF(ISBLANK([$data.D110]);&quot;&quot;;[$data.D110])">
            <text:p/>
          </table:table-cell>
          <table:table-cell table:style-name="ce100" table:formula="of:=IF(ISBLANK([$data.E110]);&quot;&quot;;[$data.E110])">
            <text:p/>
          </table:table-cell>
          <table:table-cell table:style-name="ce136" table:formula="of:=IF(ISBLANK([$data.F110]);&quot;&quot;;[$data.F110])">
            <text:p/>
          </table:table-cell>
          <table:table-cell table:style-name="ce166" table:formula="of:=IF(ISBLANK([$data.G110]);&quot;&quot;;[$data.G110])">
            <text:p/>
          </table:table-cell>
          <table:table-cell table:style-name="ce192" table:formula="of:=IF(ISBLANK([$data.H110]);&quot;&quot;;[$data.H110])">
            <text:p/>
          </table:table-cell>
          <table:table-cell table:style-name="ce166" table:formula="of:=IF(ISBLANK([$data.I110]);&quot;&quot;;[$data.I110])">
            <text:p/>
          </table:table-cell>
          <table:table-cell table:style-name="ce166" table:formula="of:=IF(ISBLANK([$data.J110]);&quot;&quot;;[$data.J110])">
            <text:p/>
          </table:table-cell>
          <table:table-cell table:style-name="ce8" table:formula="of:=IF(ISBLANK([$data.K110]);&quot;&quot;;[$data.K110])">
            <text:p/>
          </table:table-cell>
          <table:table-cell table:formula="of:=IF(ISBLANK([$data.L110]);&quot;&quot;;IF(ISBLANK([.$M110]);[$data.L110];[$data.L110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34"/>
          <table:table-cell table:style-name="ce100" table:formula="of:=IF(ISBLANK([$data.D111]);&quot;&quot;;[$data.D111])">
            <text:p/>
          </table:table-cell>
          <table:table-cell table:style-name="ce100" table:formula="of:=IF(ISBLANK([$data.E111]);&quot;&quot;;[$data.E111])">
            <text:p/>
          </table:table-cell>
          <table:table-cell table:style-name="ce136" table:formula="of:=IF(ISBLANK([$data.F111]);&quot;&quot;;[$data.F111])">
            <text:p/>
          </table:table-cell>
          <table:table-cell table:style-name="ce166" table:formula="of:=IF(ISBLANK([$data.G111]);&quot;&quot;;[$data.G111])">
            <text:p/>
          </table:table-cell>
          <table:table-cell table:style-name="ce192" table:formula="of:=IF(ISBLANK([$data.H111]);&quot;&quot;;[$data.H111])">
            <text:p/>
          </table:table-cell>
          <table:table-cell table:style-name="ce166" table:formula="of:=IF(ISBLANK([$data.I111]);&quot;&quot;;[$data.I111])">
            <text:p/>
          </table:table-cell>
          <table:table-cell table:style-name="ce166" table:formula="of:=IF(ISBLANK([$data.J111]);&quot;&quot;;[$data.J111])">
            <text:p/>
          </table:table-cell>
          <table:table-cell table:style-name="ce8" table:formula="of:=IF(ISBLANK([$data.K111]);&quot;&quot;;[$data.K111])">
            <text:p/>
          </table:table-cell>
          <table:table-cell table:formula="of:=IF(ISBLANK([$data.L111]);&quot;&quot;;IF(ISBLANK([.$M111]);[$data.L111];[$data.L111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34"/>
          <table:table-cell table:style-name="ce100" table:formula="of:=IF(ISBLANK([$data.D112]);&quot;&quot;;[$data.D112])">
            <text:p/>
          </table:table-cell>
          <table:table-cell table:style-name="ce100" table:formula="of:=IF(ISBLANK([$data.E112]);&quot;&quot;;[$data.E112])">
            <text:p/>
          </table:table-cell>
          <table:table-cell table:style-name="ce136" table:formula="of:=IF(ISBLANK([$data.F112]);&quot;&quot;;[$data.F112])">
            <text:p/>
          </table:table-cell>
          <table:table-cell table:style-name="ce166" table:formula="of:=IF(ISBLANK([$data.G112]);&quot;&quot;;[$data.G112])">
            <text:p/>
          </table:table-cell>
          <table:table-cell table:style-name="ce192" table:formula="of:=IF(ISBLANK([$data.H112]);&quot;&quot;;[$data.H112])">
            <text:p/>
          </table:table-cell>
          <table:table-cell table:style-name="ce166" table:formula="of:=IF(ISBLANK([$data.I112]);&quot;&quot;;[$data.I112])">
            <text:p/>
          </table:table-cell>
          <table:table-cell table:style-name="ce166" table:formula="of:=IF(ISBLANK([$data.J112]);&quot;&quot;;[$data.J112])">
            <text:p/>
          </table:table-cell>
          <table:table-cell table:style-name="ce8" table:formula="of:=IF(ISBLANK([$data.K112]);&quot;&quot;;[$data.K112])">
            <text:p/>
          </table:table-cell>
          <table:table-cell table:formula="of:=IF(ISBLANK([$data.L112]);&quot;&quot;;IF(ISBLANK([.$M112]);[$data.L112];[$data.L112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46"/>
          <table:table-cell table:style-name="ce100" table:formula="of:=IF(ISBLANK([$data.D113]);&quot;&quot;;[$data.D113])">
            <text:p/>
          </table:table-cell>
          <table:table-cell table:style-name="ce100" table:formula="of:=IF(ISBLANK([$data.E113]);&quot;&quot;;[$data.E113])">
            <text:p/>
          </table:table-cell>
          <table:table-cell table:style-name="ce100" table:formula="of:=IF(ISBLANK([$data.F113]);&quot;&quot;;[$data.F113])">
            <text:p/>
          </table:table-cell>
          <table:table-cell table:style-name="ce100" table:formula="of:=IF(ISBLANK([$data.G113]);&quot;&quot;;[$data.G113])">
            <text:p/>
          </table:table-cell>
          <table:table-cell table:style-name="ce193" table:formula="of:=IF(ISBLANK([$data.H113]);&quot;&quot;;[$data.H113])">
            <text:p/>
          </table:table-cell>
          <table:table-cell table:style-name="ce100" table:formula="of:=IF(ISBLANK([$data.I113]);&quot;&quot;;[$data.I113])">
            <text:p/>
          </table:table-cell>
          <table:table-cell table:style-name="ce100" table:formula="of:=IF(ISBLANK([$data.J113]);&quot;&quot;;[$data.J113])">
            <text:p/>
          </table:table-cell>
          <table:table-cell table:style-name="ce8" table:formula="of:=IF(ISBLANK([$data.K113]);&quot;&quot;;[$data.K113])">
            <text:p/>
          </table:table-cell>
          <table:table-cell table:style-name="ce207" table:formula="of:=IF(ISBLANK([$data.L113]);&quot;&quot;;IF(ISBLANK([.$M113]);[$data.L113];[$data.L113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34"/>
          <table:table-cell table:style-name="ce100" table:formula="of:=IF(ISBLANK([$data.D114]);&quot;&quot;;[$data.D114])">
            <text:p/>
          </table:table-cell>
          <table:table-cell table:style-name="ce100" table:formula="of:=IF(ISBLANK([$data.E114]);&quot;&quot;;[$data.E114])">
            <text:p/>
          </table:table-cell>
          <table:table-cell table:style-name="ce100" table:formula="of:=IF(ISBLANK([$data.F114]);&quot;&quot;;[$data.F114])">
            <text:p/>
          </table:table-cell>
          <table:table-cell table:style-name="ce100" table:formula="of:=IF(ISBLANK([$data.G114]);&quot;&quot;;[$data.G114])">
            <text:p/>
          </table:table-cell>
          <table:table-cell table:style-name="ce193" table:formula="of:=IF(ISBLANK([$data.H114]);&quot;&quot;;[$data.H114])">
            <text:p/>
          </table:table-cell>
          <table:table-cell table:style-name="ce100" table:formula="of:=IF(ISBLANK([$data.I114]);&quot;&quot;;[$data.I114])">
            <text:p/>
          </table:table-cell>
          <table:table-cell table:style-name="ce100" table:formula="of:=IF(ISBLANK([$data.J114]);&quot;&quot;;[$data.J114])">
            <text:p/>
          </table:table-cell>
          <table:table-cell table:style-name="ce8" table:formula="of:=IF(ISBLANK([$data.K114]);&quot;&quot;;[$data.K114])">
            <text:p/>
          </table:table-cell>
          <table:table-cell table:style-name="ce207" table:formula="of:=IF(ISBLANK([$data.L114]);&quot;&quot;;IF(ISBLANK([.$M114]);[$data.L114];[$data.L114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34"/>
          <table:table-cell table:style-name="ce100" table:formula="of:=IF(ISBLANK([$data.D115]);&quot;&quot;;[$data.D115])">
            <text:p/>
          </table:table-cell>
          <table:table-cell table:style-name="ce100" table:formula="of:=IF(ISBLANK([$data.E115]);&quot;&quot;;[$data.E115])">
            <text:p/>
          </table:table-cell>
          <table:table-cell table:style-name="ce100" table:formula="of:=IF(ISBLANK([$data.F115]);&quot;&quot;;[$data.F115])">
            <text:p/>
          </table:table-cell>
          <table:table-cell table:style-name="ce100" table:formula="of:=IF(ISBLANK([$data.G115]);&quot;&quot;;[$data.G115])">
            <text:p/>
          </table:table-cell>
          <table:table-cell table:style-name="ce193" table:formula="of:=IF(ISBLANK([$data.H115]);&quot;&quot;;[$data.H115])">
            <text:p/>
          </table:table-cell>
          <table:table-cell table:style-name="ce100" table:formula="of:=IF(ISBLANK([$data.I115]);&quot;&quot;;[$data.I115])">
            <text:p/>
          </table:table-cell>
          <table:table-cell table:style-name="ce100" table:formula="of:=IF(ISBLANK([$data.J115]);&quot;&quot;;[$data.J115])">
            <text:p/>
          </table:table-cell>
          <table:table-cell table:style-name="ce8" table:formula="of:=IF(ISBLANK([$data.K115]);&quot;&quot;;[$data.K115])">
            <text:p/>
          </table:table-cell>
          <table:table-cell table:style-name="ce207" table:formula="of:=IF(ISBLANK([$data.L115]);&quot;&quot;;IF(ISBLANK([.$M115]);[$data.L115];[$data.L115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19"/>
          <table:covered-table-cell table:number-columns-repeated="2" table:style-name="ce38"/>
          <table:table-cell table:style-name="ce106" table:formula="of:=IF(ISBLANK([$data.D116]);&quot;&quot;;[$data.D116])">
            <text:p/>
          </table:table-cell>
          <table:table-cell table:style-name="ce106" table:formula="of:=IF(ISBLANK([$data.E116]);&quot;&quot;;[$data.E116])">
            <text:p/>
          </table:table-cell>
          <table:table-cell table:style-name="ce106" table:formula="of:=IF(ISBLANK([$data.F116]);&quot;&quot;;[$data.F116])">
            <text:p/>
          </table:table-cell>
          <table:table-cell table:style-name="ce106" table:formula="of:=IF(ISBLANK([$data.G116]);&quot;&quot;;[$data.G116])">
            <text:p/>
          </table:table-cell>
          <table:table-cell table:style-name="ce195" table:formula="of:=IF(ISBLANK([$data.H116]);&quot;&quot;;[$data.H116])">
            <text:p/>
          </table:table-cell>
          <table:table-cell table:style-name="ce106" table:formula="of:=IF(ISBLANK([$data.I116]);&quot;&quot;;[$data.I116])">
            <text:p/>
          </table:table-cell>
          <table:table-cell table:style-name="ce106" table:formula="of:=IF(ISBLANK([$data.J116]);&quot;&quot;;[$data.J116])">
            <text:p/>
          </table:table-cell>
          <table:table-cell table:style-name="ce8" table:formula="of:=IF(ISBLANK([$data.K116]);&quot;&quot;;[$data.K116])">
            <text:p/>
          </table:table-cell>
          <table:table-cell table:style-name="ce207" table:formula="of:=IF(ISBLANK([$data.L116]);&quot;&quot;;IF(ISBLANK([.$M116]);[$data.L116];[$data.L116]))">
            <text:p/>
          </table:table-cell>
          <table:table-cell table:number-columns-repeated="1012"/>
        </table:table-row>
        <table:table-row table:style-name="ro1" table:visibility="filter">
          <table:table-cell table:style-name="ce20" office:value-type="float" office:value="6" calcext:value-type="float" table:number-columns-spanned="1" table:number-rows-spanned="8">
            <text:p>6</text:p>
          </table:table-cell>
          <table:table-cell table:style-name="ce40" office:value-type="time" office:time-value="PT14H45M00S" calcext:value-type="time" table:number-columns-spanned="1" table:number-rows-spanned="8">
            <text:p>14:45</text:p>
          </table:table-cell>
          <table:table-cell table:style-name="ce40" office:value-type="time" office:time-value="PT14H52M00S" calcext:value-type="time" table:number-columns-spanned="1" table:number-rows-spanned="8">
            <text:p>14:52</text:p>
          </table:table-cell>
          <table:table-cell table:style-name="ce107" table:formula="of:=IF(ISBLANK([$data.D117]);&quot;&quot;;[$data.D117])">
            <text:p/>
          </table:table-cell>
          <table:table-cell table:style-name="ce107" table:formula="of:=IF(ISBLANK([$data.E117]);&quot;&quot;;[$data.E117])">
            <text:p/>
          </table:table-cell>
          <table:table-cell table:style-name="ce102" table:formula="of:=IF(ISBLANK([$data.F117]);&quot;&quot;;[$data.F117])">
            <text:p/>
          </table:table-cell>
          <table:table-cell table:style-name="ce183" table:formula="of:=IF(ISBLANK([$data.G117]);&quot;&quot;;[$data.G117])">
            <text:p/>
          </table:table-cell>
          <table:table-cell table:style-name="ce196" table:formula="of:=IF(ISBLANK([$data.H117]);&quot;&quot;;[$data.H117])">
            <text:p/>
          </table:table-cell>
          <table:table-cell table:style-name="ce183" table:formula="of:=IF(ISBLANK([$data.I117]);&quot;&quot;;[$data.I117])">
            <text:p/>
          </table:table-cell>
          <table:table-cell table:style-name="ce183" table:formula="of:=IF(ISBLANK([$data.J117]);&quot;&quot;;[$data.J117])">
            <text:p/>
          </table:table-cell>
          <table:table-cell table:style-name="ce8" table:formula="of:=IF(ISBLANK([$data.K117]);&quot;&quot;;[$data.K117])">
            <text:p/>
          </table:table-cell>
          <table:table-cell table:formula="of:=IF(ISBLANK([$data.L117]);&quot;&quot;;IF(ISBLANK([.$M117]);[$data.L117];[$data.L117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1"/>
          <table:covered-table-cell table:number-columns-repeated="2" table:style-name="ce45"/>
          <table:table-cell table:style-name="ce104" table:formula="of:=IF(ISBLANK([$data.D118]);&quot;&quot;;[$data.D118])">
            <text:p/>
          </table:table-cell>
          <table:table-cell table:style-name="ce104" table:formula="of:=IF(ISBLANK([$data.E118]);&quot;&quot;;[$data.E118])">
            <text:p/>
          </table:table-cell>
          <table:table-cell table:style-name="ce103" table:formula="of:=IF(ISBLANK([$data.F118]);&quot;&quot;;[$data.F118])">
            <text:p/>
          </table:table-cell>
          <table:table-cell table:style-name="ce182" table:formula="of:=IF(ISBLANK([$data.G118]);&quot;&quot;;[$data.G118])">
            <text:p/>
          </table:table-cell>
          <table:table-cell table:style-name="ce197" table:formula="of:=IF(ISBLANK([$data.H118]);&quot;&quot;;[$data.H118])">
            <text:p/>
          </table:table-cell>
          <table:table-cell table:style-name="ce182" table:formula="of:=IF(ISBLANK([$data.I118]);&quot;&quot;;[$data.I118])">
            <text:p/>
          </table:table-cell>
          <table:table-cell table:style-name="ce182" table:formula="of:=IF(ISBLANK([$data.J118]);&quot;&quot;;[$data.J118])">
            <text:p/>
          </table:table-cell>
          <table:table-cell table:style-name="ce8" table:formula="of:=IF(ISBLANK([$data.K118]);&quot;&quot;;[$data.K118])">
            <text:p/>
          </table:table-cell>
          <table:table-cell table:formula="of:=IF(ISBLANK([$data.L118]);&quot;&quot;;IF(ISBLANK([.$M118]);[$data.L118];[$data.L118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1"/>
          <table:covered-table-cell table:number-columns-repeated="2" table:style-name="ce45"/>
          <table:table-cell table:style-name="ce104" table:formula="of:=IF(ISBLANK([$data.D119]);&quot;&quot;;[$data.D119])">
            <text:p/>
          </table:table-cell>
          <table:table-cell table:style-name="ce104" table:formula="of:=IF(ISBLANK([$data.E119]);&quot;&quot;;[$data.E119])">
            <text:p/>
          </table:table-cell>
          <table:table-cell table:style-name="ce103" table:formula="of:=IF(ISBLANK([$data.F119]);&quot;&quot;;[$data.F119])">
            <text:p/>
          </table:table-cell>
          <table:table-cell table:style-name="ce182" table:formula="of:=IF(ISBLANK([$data.G119]);&quot;&quot;;[$data.G119])">
            <text:p/>
          </table:table-cell>
          <table:table-cell table:style-name="ce197" table:formula="of:=IF(ISBLANK([$data.H119]);&quot;&quot;;[$data.H119])">
            <text:p/>
          </table:table-cell>
          <table:table-cell table:style-name="ce182" table:formula="of:=IF(ISBLANK([$data.I119]);&quot;&quot;;[$data.I119])">
            <text:p/>
          </table:table-cell>
          <table:table-cell table:style-name="ce182" table:formula="of:=IF(ISBLANK([$data.J119]);&quot;&quot;;[$data.J119])">
            <text:p/>
          </table:table-cell>
          <table:table-cell table:style-name="ce8" table:formula="of:=IF(ISBLANK([$data.K119]);&quot;&quot;;[$data.K119])">
            <text:p/>
          </table:table-cell>
          <table:table-cell table:formula="of:=IF(ISBLANK([$data.L119]);&quot;&quot;;IF(ISBLANK([.$M119]);[$data.L119];[$data.L119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1"/>
          <table:covered-table-cell table:number-columns-repeated="2" table:style-name="ce45"/>
          <table:table-cell table:style-name="ce104" table:formula="of:=IF(ISBLANK([$data.D120]);&quot;&quot;;[$data.D120])">
            <text:p/>
          </table:table-cell>
          <table:table-cell table:style-name="ce104" table:formula="of:=IF(ISBLANK([$data.E120]);&quot;&quot;;[$data.E120])">
            <text:p/>
          </table:table-cell>
          <table:table-cell table:style-name="ce103" table:formula="of:=IF(ISBLANK([$data.F120]);&quot;&quot;;[$data.F120])">
            <text:p/>
          </table:table-cell>
          <table:table-cell table:style-name="ce182" table:formula="of:=IF(ISBLANK([$data.G120]);&quot;&quot;;[$data.G120])">
            <text:p/>
          </table:table-cell>
          <table:table-cell table:style-name="ce197" table:formula="of:=IF(ISBLANK([$data.H120]);&quot;&quot;;[$data.H120])">
            <text:p/>
          </table:table-cell>
          <table:table-cell table:style-name="ce182" table:formula="of:=IF(ISBLANK([$data.I120]);&quot;&quot;;[$data.I120])">
            <text:p/>
          </table:table-cell>
          <table:table-cell table:style-name="ce182" table:formula="of:=IF(ISBLANK([$data.J120]);&quot;&quot;;[$data.J120])">
            <text:p/>
          </table:table-cell>
          <table:table-cell table:style-name="ce8" table:formula="of:=IF(ISBLANK([$data.K120]);&quot;&quot;;[$data.K120])">
            <text:p/>
          </table:table-cell>
          <table:table-cell table:formula="of:=IF(ISBLANK([$data.L120]);&quot;&quot;;IF(ISBLANK([.$M120]);[$data.L120];[$data.L120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1"/>
          <table:covered-table-cell table:number-columns-repeated="2" table:style-name="ce48"/>
          <table:table-cell table:style-name="ce104" table:formula="of:=IF(ISBLANK([$data.D121]);&quot;&quot;;[$data.D121])">
            <text:p/>
          </table:table-cell>
          <table:table-cell table:style-name="ce104" table:formula="of:=IF(ISBLANK([$data.E121]);&quot;&quot;;[$data.E121])">
            <text:p/>
          </table:table-cell>
          <table:table-cell table:style-name="ce104" table:formula="of:=IF(ISBLANK([$data.F121]);&quot;&quot;;[$data.F121])">
            <text:p/>
          </table:table-cell>
          <table:table-cell table:style-name="ce104" table:formula="of:=IF(ISBLANK([$data.G121]);&quot;&quot;;[$data.G121])">
            <text:p/>
          </table:table-cell>
          <table:table-cell table:style-name="ce198" table:formula="of:=IF(ISBLANK([$data.H121]);&quot;&quot;;[$data.H121])">
            <text:p/>
          </table:table-cell>
          <table:table-cell table:style-name="ce104" table:formula="of:=IF(ISBLANK([$data.I121]);&quot;&quot;;[$data.I121])">
            <text:p/>
          </table:table-cell>
          <table:table-cell table:style-name="ce104" table:formula="of:=IF(ISBLANK([$data.J121]);&quot;&quot;;[$data.J121])">
            <text:p/>
          </table:table-cell>
          <table:table-cell table:style-name="ce8" table:formula="of:=IF(ISBLANK([$data.K121]);&quot;&quot;;[$data.K121])">
            <text:p/>
          </table:table-cell>
          <table:table-cell table:style-name="ce207" table:formula="of:=IF(ISBLANK([$data.L121]);&quot;&quot;;IF(ISBLANK([.$M121]);[$data.L121];[$data.L121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1"/>
          <table:covered-table-cell table:number-columns-repeated="2" table:style-name="ce45"/>
          <table:table-cell table:style-name="ce104" table:formula="of:=IF(ISBLANK([$data.D122]);&quot;&quot;;[$data.D122])">
            <text:p/>
          </table:table-cell>
          <table:table-cell table:style-name="ce104" table:formula="of:=IF(ISBLANK([$data.E122]);&quot;&quot;;[$data.E122])">
            <text:p/>
          </table:table-cell>
          <table:table-cell table:style-name="ce104" table:formula="of:=IF(ISBLANK([$data.F122]);&quot;&quot;;[$data.F122])">
            <text:p/>
          </table:table-cell>
          <table:table-cell table:style-name="ce104" table:formula="of:=IF(ISBLANK([$data.G122]);&quot;&quot;;[$data.G122])">
            <text:p/>
          </table:table-cell>
          <table:table-cell table:style-name="ce198" table:formula="of:=IF(ISBLANK([$data.H122]);&quot;&quot;;[$data.H122])">
            <text:p/>
          </table:table-cell>
          <table:table-cell table:style-name="ce104" table:formula="of:=IF(ISBLANK([$data.I122]);&quot;&quot;;[$data.I122])">
            <text:p/>
          </table:table-cell>
          <table:table-cell table:style-name="ce104" table:formula="of:=IF(ISBLANK([$data.J122]);&quot;&quot;;[$data.J122])">
            <text:p/>
          </table:table-cell>
          <table:table-cell table:style-name="ce8" table:formula="of:=IF(ISBLANK([$data.K122]);&quot;&quot;;[$data.K122])">
            <text:p/>
          </table:table-cell>
          <table:table-cell table:style-name="ce207" table:formula="of:=IF(ISBLANK([$data.L122]);&quot;&quot;;IF(ISBLANK([.$M122]);[$data.L122];[$data.L122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1"/>
          <table:covered-table-cell table:number-columns-repeated="2" table:style-name="ce45"/>
          <table:table-cell table:style-name="ce104" table:formula="of:=IF(ISBLANK([$data.D123]);&quot;&quot;;[$data.D123])">
            <text:p/>
          </table:table-cell>
          <table:table-cell table:style-name="ce104" table:formula="of:=IF(ISBLANK([$data.E123]);&quot;&quot;;[$data.E123])">
            <text:p/>
          </table:table-cell>
          <table:table-cell table:style-name="ce104" table:formula="of:=IF(ISBLANK([$data.F123]);&quot;&quot;;[$data.F123])">
            <text:p/>
          </table:table-cell>
          <table:table-cell table:style-name="ce104" table:formula="of:=IF(ISBLANK([$data.G123]);&quot;&quot;;[$data.G123])">
            <text:p/>
          </table:table-cell>
          <table:table-cell table:style-name="ce198" table:formula="of:=IF(ISBLANK([$data.H123]);&quot;&quot;;[$data.H123])">
            <text:p/>
          </table:table-cell>
          <table:table-cell table:style-name="ce104" table:formula="of:=IF(ISBLANK([$data.I123]);&quot;&quot;;[$data.I123])">
            <text:p/>
          </table:table-cell>
          <table:table-cell table:style-name="ce104" table:formula="of:=IF(ISBLANK([$data.J123]);&quot;&quot;;[$data.J123])">
            <text:p/>
          </table:table-cell>
          <table:table-cell table:style-name="ce8" table:formula="of:=IF(ISBLANK([$data.K123]);&quot;&quot;;[$data.K123])">
            <text:p/>
          </table:table-cell>
          <table:table-cell table:style-name="ce207" table:formula="of:=IF(ISBLANK([$data.L123]);&quot;&quot;;IF(ISBLANK([.$M123]);[$data.L123];[$data.L123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41"/>
          <table:covered-table-cell table:number-columns-repeated="2" table:style-name="ce84"/>
          <table:table-cell table:style-name="ce105" table:formula="of:=IF(ISBLANK([$data.D124]);&quot;&quot;;[$data.D124])">
            <text:p/>
          </table:table-cell>
          <table:table-cell table:style-name="ce105" table:formula="of:=IF(ISBLANK([$data.E124]);&quot;&quot;;[$data.E124])">
            <text:p/>
          </table:table-cell>
          <table:table-cell table:style-name="ce105" table:formula="of:=IF(ISBLANK([$data.F124]);&quot;&quot;;[$data.F124])">
            <text:p/>
          </table:table-cell>
          <table:table-cell table:style-name="ce105" table:formula="of:=IF(ISBLANK([$data.G124]);&quot;&quot;;[$data.G124])">
            <text:p/>
          </table:table-cell>
          <table:table-cell table:style-name="ce199" table:formula="of:=IF(ISBLANK([$data.H124]);&quot;&quot;;[$data.H124])">
            <text:p/>
          </table:table-cell>
          <table:table-cell table:style-name="ce105" table:formula="of:=IF(ISBLANK([$data.I124]);&quot;&quot;;[$data.I124])">
            <text:p/>
          </table:table-cell>
          <table:table-cell table:style-name="ce105" table:formula="of:=IF(ISBLANK([$data.J124]);&quot;&quot;;[$data.J124])">
            <text:p/>
          </table:table-cell>
          <table:table-cell table:style-name="ce8" table:formula="of:=IF(ISBLANK([$data.K124]);&quot;&quot;;[$data.K124])">
            <text:p/>
          </table:table-cell>
          <table:table-cell table:style-name="ce207" table:formula="of:=IF(ISBLANK([$data.L124]);&quot;&quot;;IF(ISBLANK([.$M124]);[$data.L124];[$data.L124]))">
            <text:p/>
          </table:table-cell>
          <table:table-cell table:number-columns-repeated="1012"/>
        </table:table-row>
        <table:table-row table:style-name="ro1" table:visibility="filter">
          <table:table-cell table:style-name="ce12" office:value-type="float" office:value="7" calcext:value-type="float" table:number-columns-spanned="1" table:number-rows-spanned="8">
            <text:p>7</text:p>
          </table:table-cell>
          <table:table-cell table:style-name="ce29" office:value-type="time" office:time-value="PT14H54M00S" calcext:value-type="time" table:number-columns-spanned="1" table:number-rows-spanned="8">
            <text:p>14:54</text:p>
          </table:table-cell>
          <table:table-cell table:style-name="ce29" office:value-type="time" office:time-value="PT15H01M00S" calcext:value-type="time" table:number-columns-spanned="1" table:number-rows-spanned="8">
            <text:p>15:01</text:p>
          </table:table-cell>
          <table:table-cell table:style-name="ce99" table:formula="of:=IF(ISBLANK([$data.D125]);&quot;&quot;;[$data.D125])">
            <text:p/>
          </table:table-cell>
          <table:table-cell table:style-name="ce99" table:formula="of:=IF(ISBLANK([$data.E125]);&quot;&quot;;[$data.E125])">
            <text:p/>
          </table:table-cell>
          <table:table-cell table:style-name="ce135" table:formula="of:=IF(ISBLANK([$data.F125]);&quot;&quot;;[$data.F125])">
            <text:p/>
          </table:table-cell>
          <table:table-cell table:style-name="ce163" table:formula="of:=IF(ISBLANK([$data.G125]);&quot;&quot;;[$data.G125])">
            <text:p/>
          </table:table-cell>
          <table:table-cell table:style-name="ce190" table:formula="of:=IF(ISBLANK([$data.H125]);&quot;&quot;;[$data.H125])">
            <text:p/>
          </table:table-cell>
          <table:table-cell table:style-name="ce163" table:formula="of:=IF(ISBLANK([$data.I125]);&quot;&quot;;[$data.I125])">
            <text:p/>
          </table:table-cell>
          <table:table-cell table:style-name="ce163" table:formula="of:=IF(ISBLANK([$data.J125]);&quot;&quot;;[$data.J125])">
            <text:p/>
          </table:table-cell>
          <table:table-cell table:style-name="ce8" table:formula="of:=IF(ISBLANK([$data.K125]);&quot;&quot;;[$data.K125])">
            <text:p/>
          </table:table-cell>
          <table:table-cell table:formula="of:=IF(ISBLANK([$data.L125]);&quot;&quot;;IF(ISBLANK([.$M125]);[$data.L125];[$data.L125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34"/>
          <table:table-cell table:style-name="ce100" table:formula="of:=IF(ISBLANK([$data.D126]);&quot;&quot;;[$data.D126])">
            <text:p/>
          </table:table-cell>
          <table:table-cell table:style-name="ce100" table:formula="of:=IF(ISBLANK([$data.E126]);&quot;&quot;;[$data.E126])">
            <text:p/>
          </table:table-cell>
          <table:table-cell table:style-name="ce136" table:formula="of:=IF(ISBLANK([$data.F126]);&quot;&quot;;[$data.F126])">
            <text:p/>
          </table:table-cell>
          <table:table-cell table:style-name="ce166" table:formula="of:=IF(ISBLANK([$data.G126]);&quot;&quot;;[$data.G126])">
            <text:p/>
          </table:table-cell>
          <table:table-cell table:style-name="ce192" table:formula="of:=IF(ISBLANK([$data.H126]);&quot;&quot;;[$data.H126])">
            <text:p/>
          </table:table-cell>
          <table:table-cell table:style-name="ce166" table:formula="of:=IF(ISBLANK([$data.I126]);&quot;&quot;;[$data.I126])">
            <text:p/>
          </table:table-cell>
          <table:table-cell table:style-name="ce166" table:formula="of:=IF(ISBLANK([$data.J126]);&quot;&quot;;[$data.J126])">
            <text:p/>
          </table:table-cell>
          <table:table-cell table:style-name="ce8" table:formula="of:=IF(ISBLANK([$data.K126]);&quot;&quot;;[$data.K126])">
            <text:p/>
          </table:table-cell>
          <table:table-cell table:formula="of:=IF(ISBLANK([$data.L126]);&quot;&quot;;IF(ISBLANK([.$M126]);[$data.L126];[$data.L126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34"/>
          <table:table-cell table:style-name="ce100" table:formula="of:=IF(ISBLANK([$data.D127]);&quot;&quot;;[$data.D127])">
            <text:p/>
          </table:table-cell>
          <table:table-cell table:style-name="ce100" table:formula="of:=IF(ISBLANK([$data.E127]);&quot;&quot;;[$data.E127])">
            <text:p/>
          </table:table-cell>
          <table:table-cell table:style-name="ce136" table:formula="of:=IF(ISBLANK([$data.F127]);&quot;&quot;;[$data.F127])">
            <text:p/>
          </table:table-cell>
          <table:table-cell table:style-name="ce166" table:formula="of:=IF(ISBLANK([$data.G127]);&quot;&quot;;[$data.G127])">
            <text:p/>
          </table:table-cell>
          <table:table-cell table:style-name="ce192" table:formula="of:=IF(ISBLANK([$data.H127]);&quot;&quot;;[$data.H127])">
            <text:p/>
          </table:table-cell>
          <table:table-cell table:style-name="ce166" table:formula="of:=IF(ISBLANK([$data.I127]);&quot;&quot;;[$data.I127])">
            <text:p/>
          </table:table-cell>
          <table:table-cell table:style-name="ce166" table:formula="of:=IF(ISBLANK([$data.J127]);&quot;&quot;;[$data.J127])">
            <text:p/>
          </table:table-cell>
          <table:table-cell table:style-name="ce8" table:formula="of:=IF(ISBLANK([$data.K127]);&quot;&quot;;[$data.K127])">
            <text:p/>
          </table:table-cell>
          <table:table-cell table:formula="of:=IF(ISBLANK([$data.L127]);&quot;&quot;;IF(ISBLANK([.$M127]);[$data.L127];[$data.L127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34"/>
          <table:table-cell table:style-name="ce100" table:formula="of:=IF(ISBLANK([$data.D128]);&quot;&quot;;[$data.D128])">
            <text:p/>
          </table:table-cell>
          <table:table-cell table:style-name="ce100" table:formula="of:=IF(ISBLANK([$data.E128]);&quot;&quot;;[$data.E128])">
            <text:p/>
          </table:table-cell>
          <table:table-cell table:style-name="ce136" table:formula="of:=IF(ISBLANK([$data.F128]);&quot;&quot;;[$data.F128])">
            <text:p/>
          </table:table-cell>
          <table:table-cell table:style-name="ce166" table:formula="of:=IF(ISBLANK([$data.G128]);&quot;&quot;;[$data.G128])">
            <text:p/>
          </table:table-cell>
          <table:table-cell table:style-name="ce192" table:formula="of:=IF(ISBLANK([$data.H128]);&quot;&quot;;[$data.H128])">
            <text:p/>
          </table:table-cell>
          <table:table-cell table:style-name="ce166" table:formula="of:=IF(ISBLANK([$data.I128]);&quot;&quot;;[$data.I128])">
            <text:p/>
          </table:table-cell>
          <table:table-cell table:style-name="ce166" table:formula="of:=IF(ISBLANK([$data.J128]);&quot;&quot;;[$data.J128])">
            <text:p/>
          </table:table-cell>
          <table:table-cell table:style-name="ce8" table:formula="of:=IF(ISBLANK([$data.K128]);&quot;&quot;;[$data.K128])">
            <text:p/>
          </table:table-cell>
          <table:table-cell table:formula="of:=IF(ISBLANK([$data.L128]);&quot;&quot;;IF(ISBLANK([.$M128]);[$data.L128];[$data.L128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46"/>
          <table:table-cell table:style-name="ce100" table:formula="of:=IF(ISBLANK([$data.D129]);&quot;&quot;;[$data.D129])">
            <text:p/>
          </table:table-cell>
          <table:table-cell table:style-name="ce100" table:formula="of:=IF(ISBLANK([$data.E129]);&quot;&quot;;[$data.E129])">
            <text:p/>
          </table:table-cell>
          <table:table-cell table:style-name="ce100" table:formula="of:=IF(ISBLANK([$data.F129]);&quot;&quot;;[$data.F129])">
            <text:p/>
          </table:table-cell>
          <table:table-cell table:style-name="ce100" table:formula="of:=IF(ISBLANK([$data.G129]);&quot;&quot;;[$data.G129])">
            <text:p/>
          </table:table-cell>
          <table:table-cell table:style-name="ce193" table:formula="of:=IF(ISBLANK([$data.H129]);&quot;&quot;;[$data.H129])">
            <text:p/>
          </table:table-cell>
          <table:table-cell table:style-name="ce100" table:formula="of:=IF(ISBLANK([$data.I129]);&quot;&quot;;[$data.I129])">
            <text:p/>
          </table:table-cell>
          <table:table-cell table:style-name="ce100" table:formula="of:=IF(ISBLANK([$data.J129]);&quot;&quot;;[$data.J129])">
            <text:p/>
          </table:table-cell>
          <table:table-cell table:style-name="ce8" table:formula="of:=IF(ISBLANK([$data.K129]);&quot;&quot;;[$data.K129])">
            <text:p/>
          </table:table-cell>
          <table:table-cell table:style-name="ce207" table:formula="of:=IF(ISBLANK([$data.L129]);&quot;&quot;;IF(ISBLANK([.$M129]);[$data.L129];[$data.L129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34"/>
          <table:table-cell table:style-name="ce100" table:formula="of:=IF(ISBLANK([$data.D130]);&quot;&quot;;[$data.D130])">
            <text:p/>
          </table:table-cell>
          <table:table-cell table:style-name="ce100" table:formula="of:=IF(ISBLANK([$data.E130]);&quot;&quot;;[$data.E130])">
            <text:p/>
          </table:table-cell>
          <table:table-cell table:style-name="ce100" table:formula="of:=IF(ISBLANK([$data.F130]);&quot;&quot;;[$data.F130])">
            <text:p/>
          </table:table-cell>
          <table:table-cell table:style-name="ce100" table:formula="of:=IF(ISBLANK([$data.G130]);&quot;&quot;;[$data.G130])">
            <text:p/>
          </table:table-cell>
          <table:table-cell table:style-name="ce193" table:formula="of:=IF(ISBLANK([$data.H130]);&quot;&quot;;[$data.H130])">
            <text:p/>
          </table:table-cell>
          <table:table-cell table:style-name="ce100" table:formula="of:=IF(ISBLANK([$data.I130]);&quot;&quot;;[$data.I130])">
            <text:p/>
          </table:table-cell>
          <table:table-cell table:style-name="ce100" table:formula="of:=IF(ISBLANK([$data.J130]);&quot;&quot;;[$data.J130])">
            <text:p/>
          </table:table-cell>
          <table:table-cell table:style-name="ce8" table:formula="of:=IF(ISBLANK([$data.K130]);&quot;&quot;;[$data.K130])">
            <text:p/>
          </table:table-cell>
          <table:table-cell table:style-name="ce207" table:formula="of:=IF(ISBLANK([$data.L130]);&quot;&quot;;IF(ISBLANK([.$M130]);[$data.L130];[$data.L130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34"/>
          <table:table-cell table:style-name="ce100" table:formula="of:=IF(ISBLANK([$data.D131]);&quot;&quot;;[$data.D131])">
            <text:p/>
          </table:table-cell>
          <table:table-cell table:style-name="ce100" table:formula="of:=IF(ISBLANK([$data.E131]);&quot;&quot;;[$data.E131])">
            <text:p/>
          </table:table-cell>
          <table:table-cell table:style-name="ce100" table:formula="of:=IF(ISBLANK([$data.F131]);&quot;&quot;;[$data.F131])">
            <text:p/>
          </table:table-cell>
          <table:table-cell table:style-name="ce100" table:formula="of:=IF(ISBLANK([$data.G131]);&quot;&quot;;[$data.G131])">
            <text:p/>
          </table:table-cell>
          <table:table-cell table:style-name="ce193" table:formula="of:=IF(ISBLANK([$data.H131]);&quot;&quot;;[$data.H131])">
            <text:p/>
          </table:table-cell>
          <table:table-cell table:style-name="ce100" table:formula="of:=IF(ISBLANK([$data.I131]);&quot;&quot;;[$data.I131])">
            <text:p/>
          </table:table-cell>
          <table:table-cell table:style-name="ce100" table:formula="of:=IF(ISBLANK([$data.J131]);&quot;&quot;;[$data.J131])">
            <text:p/>
          </table:table-cell>
          <table:table-cell table:style-name="ce8" table:formula="of:=IF(ISBLANK([$data.K131]);&quot;&quot;;[$data.K131])">
            <text:p/>
          </table:table-cell>
          <table:table-cell table:style-name="ce207" table:formula="of:=IF(ISBLANK([$data.L131]);&quot;&quot;;IF(ISBLANK([.$M131]);[$data.L131];[$data.L131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19"/>
          <table:covered-table-cell table:number-columns-repeated="2" table:style-name="ce38"/>
          <table:table-cell table:style-name="ce106" table:formula="of:=IF(ISBLANK([$data.D132]);&quot;&quot;;[$data.D132])">
            <text:p/>
          </table:table-cell>
          <table:table-cell table:style-name="ce106" table:formula="of:=IF(ISBLANK([$data.E132]);&quot;&quot;;[$data.E132])">
            <text:p/>
          </table:table-cell>
          <table:table-cell table:style-name="ce106" table:formula="of:=IF(ISBLANK([$data.F132]);&quot;&quot;;[$data.F132])">
            <text:p/>
          </table:table-cell>
          <table:table-cell table:style-name="ce106" table:formula="of:=IF(ISBLANK([$data.G132]);&quot;&quot;;[$data.G132])">
            <text:p/>
          </table:table-cell>
          <table:table-cell table:style-name="ce195" table:formula="of:=IF(ISBLANK([$data.H132]);&quot;&quot;;[$data.H132])">
            <text:p/>
          </table:table-cell>
          <table:table-cell table:style-name="ce106" table:formula="of:=IF(ISBLANK([$data.I132]);&quot;&quot;;[$data.I132])">
            <text:p/>
          </table:table-cell>
          <table:table-cell table:style-name="ce106" table:formula="of:=IF(ISBLANK([$data.J132]);&quot;&quot;;[$data.J132])">
            <text:p/>
          </table:table-cell>
          <table:table-cell table:style-name="ce8" table:formula="of:=IF(ISBLANK([$data.K132]);&quot;&quot;;[$data.K132])">
            <text:p/>
          </table:table-cell>
          <table:table-cell table:style-name="ce207" table:formula="of:=IF(ISBLANK([$data.L132]);&quot;&quot;;IF(ISBLANK([.$M132]);[$data.L132];[$data.L132]))">
            <text:p/>
          </table:table-cell>
          <table:table-cell table:number-columns-repeated="1012"/>
        </table:table-row>
        <table:table-row table:style-name="ro1" table:visibility="filter">
          <table:table-cell table:style-name="ce20" office:value-type="float" office:value="8" calcext:value-type="float" table:number-columns-spanned="1" table:number-rows-spanned="8">
            <text:p>8</text:p>
          </table:table-cell>
          <table:table-cell table:style-name="ce40" office:value-type="time" office:time-value="PT15H03M00S" calcext:value-type="time" table:number-columns-spanned="1" table:number-rows-spanned="8">
            <text:p>15:03</text:p>
          </table:table-cell>
          <table:table-cell table:style-name="ce40" office:value-type="time" office:time-value="PT15H10M00S" calcext:value-type="time" table:number-columns-spanned="1" table:number-rows-spanned="8">
            <text:p>15:10</text:p>
          </table:table-cell>
          <table:table-cell table:style-name="ce107" table:formula="of:=IF(ISBLANK([$data.D133]);&quot;&quot;;[$data.D133])">
            <text:p/>
          </table:table-cell>
          <table:table-cell table:style-name="ce107" table:formula="of:=IF(ISBLANK([$data.E133]);&quot;&quot;;[$data.E133])">
            <text:p/>
          </table:table-cell>
          <table:table-cell table:style-name="ce102" table:formula="of:=IF(ISBLANK([$data.F133]);&quot;&quot;;[$data.F133])">
            <text:p/>
          </table:table-cell>
          <table:table-cell table:style-name="ce183" table:formula="of:=IF(ISBLANK([$data.G133]);&quot;&quot;;[$data.G133])">
            <text:p/>
          </table:table-cell>
          <table:table-cell table:style-name="ce196" table:formula="of:=IF(ISBLANK([$data.H133]);&quot;&quot;;[$data.H133])">
            <text:p/>
          </table:table-cell>
          <table:table-cell table:style-name="ce183" table:formula="of:=IF(ISBLANK([$data.I133]);&quot;&quot;;[$data.I133])">
            <text:p/>
          </table:table-cell>
          <table:table-cell table:style-name="ce183" table:formula="of:=IF(ISBLANK([$data.J133]);&quot;&quot;;[$data.J133])">
            <text:p/>
          </table:table-cell>
          <table:table-cell table:style-name="ce8" table:formula="of:=IF(ISBLANK([$data.K133]);&quot;&quot;;[$data.K133])">
            <text:p/>
          </table:table-cell>
          <table:table-cell table:formula="of:=IF(ISBLANK([$data.L133]);&quot;&quot;;IF(ISBLANK([.$M133]);[$data.L133];[$data.L133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1"/>
          <table:covered-table-cell table:number-columns-repeated="2" table:style-name="ce45"/>
          <table:table-cell table:style-name="ce104" table:formula="of:=IF(ISBLANK([$data.D134]);&quot;&quot;;[$data.D134])">
            <text:p/>
          </table:table-cell>
          <table:table-cell table:style-name="ce104" table:formula="of:=IF(ISBLANK([$data.E134]);&quot;&quot;;[$data.E134])">
            <text:p/>
          </table:table-cell>
          <table:table-cell table:style-name="ce103" table:formula="of:=IF(ISBLANK([$data.F134]);&quot;&quot;;[$data.F134])">
            <text:p/>
          </table:table-cell>
          <table:table-cell table:style-name="ce182" table:formula="of:=IF(ISBLANK([$data.G134]);&quot;&quot;;[$data.G134])">
            <text:p/>
          </table:table-cell>
          <table:table-cell table:style-name="ce197" table:formula="of:=IF(ISBLANK([$data.H134]);&quot;&quot;;[$data.H134])">
            <text:p/>
          </table:table-cell>
          <table:table-cell table:style-name="ce182" table:formula="of:=IF(ISBLANK([$data.I134]);&quot;&quot;;[$data.I134])">
            <text:p/>
          </table:table-cell>
          <table:table-cell table:style-name="ce182" table:formula="of:=IF(ISBLANK([$data.J134]);&quot;&quot;;[$data.J134])">
            <text:p/>
          </table:table-cell>
          <table:table-cell table:style-name="ce8" table:formula="of:=IF(ISBLANK([$data.K134]);&quot;&quot;;[$data.K134])">
            <text:p/>
          </table:table-cell>
          <table:table-cell table:formula="of:=IF(ISBLANK([$data.L134]);&quot;&quot;;IF(ISBLANK([.$M134]);[$data.L134];[$data.L134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1"/>
          <table:covered-table-cell table:number-columns-repeated="2" table:style-name="ce45"/>
          <table:table-cell table:style-name="ce104" table:formula="of:=IF(ISBLANK([$data.D135]);&quot;&quot;;[$data.D135])">
            <text:p/>
          </table:table-cell>
          <table:table-cell table:style-name="ce104" table:formula="of:=IF(ISBLANK([$data.E135]);&quot;&quot;;[$data.E135])">
            <text:p/>
          </table:table-cell>
          <table:table-cell table:style-name="ce103" table:formula="of:=IF(ISBLANK([$data.F135]);&quot;&quot;;[$data.F135])">
            <text:p/>
          </table:table-cell>
          <table:table-cell table:style-name="ce182" table:formula="of:=IF(ISBLANK([$data.G135]);&quot;&quot;;[$data.G135])">
            <text:p/>
          </table:table-cell>
          <table:table-cell table:style-name="ce197" table:formula="of:=IF(ISBLANK([$data.H135]);&quot;&quot;;[$data.H135])">
            <text:p/>
          </table:table-cell>
          <table:table-cell table:style-name="ce182" table:formula="of:=IF(ISBLANK([$data.I135]);&quot;&quot;;[$data.I135])">
            <text:p/>
          </table:table-cell>
          <table:table-cell table:style-name="ce182" table:formula="of:=IF(ISBLANK([$data.J135]);&quot;&quot;;[$data.J135])">
            <text:p/>
          </table:table-cell>
          <table:table-cell table:style-name="ce8" table:formula="of:=IF(ISBLANK([$data.K135]);&quot;&quot;;[$data.K135])">
            <text:p/>
          </table:table-cell>
          <table:table-cell table:formula="of:=IF(ISBLANK([$data.L135]);&quot;&quot;;IF(ISBLANK([.$M135]);[$data.L135];[$data.L135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1"/>
          <table:covered-table-cell table:number-columns-repeated="2" table:style-name="ce45"/>
          <table:table-cell table:style-name="ce104" table:formula="of:=IF(ISBLANK([$data.D136]);&quot;&quot;;[$data.D136])">
            <text:p/>
          </table:table-cell>
          <table:table-cell table:style-name="ce104" table:formula="of:=IF(ISBLANK([$data.E136]);&quot;&quot;;[$data.E136])">
            <text:p/>
          </table:table-cell>
          <table:table-cell table:style-name="ce103" table:formula="of:=IF(ISBLANK([$data.F136]);&quot;&quot;;[$data.F136])">
            <text:p/>
          </table:table-cell>
          <table:table-cell table:style-name="ce182" table:formula="of:=IF(ISBLANK([$data.G136]);&quot;&quot;;[$data.G136])">
            <text:p/>
          </table:table-cell>
          <table:table-cell table:style-name="ce197" table:formula="of:=IF(ISBLANK([$data.H136]);&quot;&quot;;[$data.H136])">
            <text:p/>
          </table:table-cell>
          <table:table-cell table:style-name="ce182" table:formula="of:=IF(ISBLANK([$data.I136]);&quot;&quot;;[$data.I136])">
            <text:p/>
          </table:table-cell>
          <table:table-cell table:style-name="ce182" table:formula="of:=IF(ISBLANK([$data.J136]);&quot;&quot;;[$data.J136])">
            <text:p/>
          </table:table-cell>
          <table:table-cell table:style-name="ce8" table:formula="of:=IF(ISBLANK([$data.K136]);&quot;&quot;;[$data.K136])">
            <text:p/>
          </table:table-cell>
          <table:table-cell table:formula="of:=IF(ISBLANK([$data.L136]);&quot;&quot;;IF(ISBLANK([.$M136]);[$data.L136];[$data.L136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1"/>
          <table:covered-table-cell table:number-columns-repeated="2" table:style-name="ce48"/>
          <table:table-cell table:style-name="ce104" table:formula="of:=IF(ISBLANK([$data.D137]);&quot;&quot;;[$data.D137])">
            <text:p/>
          </table:table-cell>
          <table:table-cell table:style-name="ce104" table:formula="of:=IF(ISBLANK([$data.E137]);&quot;&quot;;[$data.E137])">
            <text:p/>
          </table:table-cell>
          <table:table-cell table:style-name="ce104" table:formula="of:=IF(ISBLANK([$data.F137]);&quot;&quot;;[$data.F137])">
            <text:p/>
          </table:table-cell>
          <table:table-cell table:style-name="ce104" table:formula="of:=IF(ISBLANK([$data.G137]);&quot;&quot;;[$data.G137])">
            <text:p/>
          </table:table-cell>
          <table:table-cell table:style-name="ce198" table:formula="of:=IF(ISBLANK([$data.H137]);&quot;&quot;;[$data.H137])">
            <text:p/>
          </table:table-cell>
          <table:table-cell table:style-name="ce104" table:formula="of:=IF(ISBLANK([$data.I137]);&quot;&quot;;[$data.I137])">
            <text:p/>
          </table:table-cell>
          <table:table-cell table:style-name="ce104" table:formula="of:=IF(ISBLANK([$data.J137]);&quot;&quot;;[$data.J137])">
            <text:p/>
          </table:table-cell>
          <table:table-cell table:style-name="ce8" table:formula="of:=IF(ISBLANK([$data.K137]);&quot;&quot;;[$data.K137])">
            <text:p/>
          </table:table-cell>
          <table:table-cell table:style-name="ce207" table:formula="of:=IF(ISBLANK([$data.L137]);&quot;&quot;;IF(ISBLANK([.$M137]);[$data.L137];[$data.L137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1"/>
          <table:covered-table-cell table:number-columns-repeated="2" table:style-name="ce45"/>
          <table:table-cell table:style-name="ce104" table:formula="of:=IF(ISBLANK([$data.D138]);&quot;&quot;;[$data.D138])">
            <text:p/>
          </table:table-cell>
          <table:table-cell table:style-name="ce104" table:formula="of:=IF(ISBLANK([$data.E138]);&quot;&quot;;[$data.E138])">
            <text:p/>
          </table:table-cell>
          <table:table-cell table:style-name="ce104" table:formula="of:=IF(ISBLANK([$data.F138]);&quot;&quot;;[$data.F138])">
            <text:p/>
          </table:table-cell>
          <table:table-cell table:style-name="ce104" table:formula="of:=IF(ISBLANK([$data.G138]);&quot;&quot;;[$data.G138])">
            <text:p/>
          </table:table-cell>
          <table:table-cell table:style-name="ce198" table:formula="of:=IF(ISBLANK([$data.H138]);&quot;&quot;;[$data.H138])">
            <text:p/>
          </table:table-cell>
          <table:table-cell table:style-name="ce104" table:formula="of:=IF(ISBLANK([$data.I138]);&quot;&quot;;[$data.I138])">
            <text:p/>
          </table:table-cell>
          <table:table-cell table:style-name="ce104" table:formula="of:=IF(ISBLANK([$data.J138]);&quot;&quot;;[$data.J138])">
            <text:p/>
          </table:table-cell>
          <table:table-cell table:style-name="ce8" table:formula="of:=IF(ISBLANK([$data.K138]);&quot;&quot;;[$data.K138])">
            <text:p/>
          </table:table-cell>
          <table:table-cell table:style-name="ce207" table:formula="of:=IF(ISBLANK([$data.L138]);&quot;&quot;;IF(ISBLANK([.$M138]);[$data.L138];[$data.L138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1"/>
          <table:covered-table-cell table:number-columns-repeated="2" table:style-name="ce45"/>
          <table:table-cell table:style-name="ce104" table:formula="of:=IF(ISBLANK([$data.D139]);&quot;&quot;;[$data.D139])">
            <text:p/>
          </table:table-cell>
          <table:table-cell table:style-name="ce104" table:formula="of:=IF(ISBLANK([$data.E139]);&quot;&quot;;[$data.E139])">
            <text:p/>
          </table:table-cell>
          <table:table-cell table:style-name="ce104" table:formula="of:=IF(ISBLANK([$data.F139]);&quot;&quot;;[$data.F139])">
            <text:p/>
          </table:table-cell>
          <table:table-cell table:style-name="ce104" table:formula="of:=IF(ISBLANK([$data.G139]);&quot;&quot;;[$data.G139])">
            <text:p/>
          </table:table-cell>
          <table:table-cell table:style-name="ce198" table:formula="of:=IF(ISBLANK([$data.H139]);&quot;&quot;;[$data.H139])">
            <text:p/>
          </table:table-cell>
          <table:table-cell table:style-name="ce104" table:formula="of:=IF(ISBLANK([$data.I139]);&quot;&quot;;[$data.I139])">
            <text:p/>
          </table:table-cell>
          <table:table-cell table:style-name="ce104" table:formula="of:=IF(ISBLANK([$data.J139]);&quot;&quot;;[$data.J139])">
            <text:p/>
          </table:table-cell>
          <table:table-cell table:style-name="ce8" table:formula="of:=IF(ISBLANK([$data.K139]);&quot;&quot;;[$data.K139])">
            <text:p/>
          </table:table-cell>
          <table:table-cell table:style-name="ce207" table:formula="of:=IF(ISBLANK([$data.L139]);&quot;&quot;;IF(ISBLANK([.$M139]);[$data.L139];[$data.L139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1"/>
          <table:covered-table-cell table:number-columns-repeated="2" table:style-name="ce45"/>
          <table:table-cell table:style-name="ce105" table:formula="of:=IF(ISBLANK([$data.D140]);&quot;&quot;;[$data.D140])">
            <text:p/>
          </table:table-cell>
          <table:table-cell table:style-name="ce105" table:formula="of:=IF(ISBLANK([$data.E140]);&quot;&quot;;[$data.E140])">
            <text:p/>
          </table:table-cell>
          <table:table-cell table:style-name="ce145" table:formula="of:=IF(ISBLANK([$data.F140]);&quot;&quot;;[$data.F140])">
            <text:p/>
          </table:table-cell>
          <table:table-cell table:style-name="ce105" table:formula="of:=IF(ISBLANK([$data.G140]);&quot;&quot;;[$data.G140])">
            <text:p/>
          </table:table-cell>
          <table:table-cell table:style-name="ce199" table:formula="of:=IF(ISBLANK([$data.H140]);&quot;&quot;;[$data.H140])">
            <text:p/>
          </table:table-cell>
          <table:table-cell table:style-name="ce105" table:formula="of:=IF(ISBLANK([$data.I140]);&quot;&quot;;[$data.I140])">
            <text:p/>
          </table:table-cell>
          <table:table-cell table:style-name="ce105" table:formula="of:=IF(ISBLANK([$data.J140]);&quot;&quot;;[$data.J140])">
            <text:p/>
          </table:table-cell>
          <table:table-cell table:style-name="ce8" table:formula="of:=IF(ISBLANK([$data.K140]);&quot;&quot;;[$data.K140])">
            <text:p/>
          </table:table-cell>
          <table:table-cell table:style-name="ce207" table:formula="of:=IF(ISBLANK([$data.L140]);&quot;&quot;;IF(ISBLANK([.$M140]);[$data.L140];[$data.L140]))">
            <text:p/>
          </table:table-cell>
          <table:table-cell table:number-columns-repeated="1012"/>
        </table:table-row>
        <table:table-row table:style-name="ro1" table:visibility="filter">
          <table:table-cell table:style-name="ce21" table:formula="of:=IF(ISBLANK([$data.A141]);&quot;&quot;;[$data.A141])">
            <text:p/>
          </table:table-cell>
          <table:table-cell table:style-name="ce53" table:formula="of:=IF(ISBLANK([$data.B141]);&quot;&quot;;[$data.B141])">
            <text:p/>
          </table:table-cell>
          <table:table-cell table:style-name="ce53" table:formula="of:=IF(ISBLANK([$data.C141]);&quot;&quot;;[$data.C141])">
            <text:p/>
          </table:table-cell>
          <table:table-cell table:style-name="ce111" table:formula="of:=IF(ISBLANK([$data.D141]);&quot;&quot;;[$data.D141])">
            <text:p/>
          </table:table-cell>
          <table:table-cell table:style-name="ce120" table:formula="of:=IF(ISBLANK([$data.E141]);&quot;&quot;;[$data.E141])">
            <text:p/>
          </table:table-cell>
          <table:table-cell table:style-name="ce146" table:formula="of:=IF(ISBLANK([$data.F141]);&quot;&quot;;[$data.F141])">
            <text:p/>
          </table:table-cell>
          <table:table-cell table:style-name="ce186" table:formula="of:=IF(ISBLANK([$data.G141]);&quot;&quot;;[$data.G141])">
            <text:p/>
          </table:table-cell>
          <table:table-cell table:style-name="ce120" table:formula="of:=IF(ISBLANK([$data.H141]);&quot;&quot;;[$data.H141])">
            <text:p/>
          </table:table-cell>
          <table:table-cell table:style-name="ce120" table:formula="of:=IF(ISBLANK([$data.I141]);&quot;&quot;;[$data.I141])">
            <text:p/>
          </table:table-cell>
          <table:table-cell table:style-name="ce120" table:formula="of:=IF(ISBLANK([$data.J141]);&quot;&quot;;[$data.J141])">
            <text:p/>
          </table:table-cell>
          <table:table-cell table:style-name="ce8" table:formula="of:=IF(ISBLANK([$data.K141]);&quot;&quot;;[$data.K141])">
            <text:p/>
          </table:table-cell>
          <table:table-cell table:formula="of:=IF(ISBLANK([$data.L141]);&quot;&quot;;IF(ISBLANK([.$M141]);[$data.L141];[$data.L141]))">
            <text:p/>
          </table:table-cell>
          <table:table-cell table:number-columns-repeated="1012"/>
        </table:table-row>
        <table:table-row table:style-name="ro1" table:visibility="filter">
          <table:table-cell table:style-name="ce8" table:formula="of:=IF(ISBLANK([$data.A142]);&quot;&quot;;[$data.A142])">
            <text:p/>
          </table:table-cell>
          <table:table-cell table:formula="of:=IF(ISBLANK([$data.B142]);&quot;&quot;;[$data.B142])">
            <text:p/>
          </table:table-cell>
          <table:table-cell table:formula="of:=IF(ISBLANK([$data.C142]);&quot;&quot;;[$data.C142])">
            <text:p/>
          </table:table-cell>
          <table:table-cell table:style-name="ce112" table:formula="of:=IF(ISBLANK([$data.D142]);&quot;&quot;;[$data.D142])">
            <text:p/>
          </table:table-cell>
          <table:table-cell table:style-name="ce112" table:formula="of:=IF(ISBLANK([$data.E142]);&quot;&quot;;[$data.E142])">
            <text:p/>
          </table:table-cell>
          <table:table-cell table:style-name="ce147" table:formula="of:=IF(ISBLANK([$data.F142]);&quot;&quot;;[$data.F142])">
            <text:p/>
          </table:table-cell>
          <table:table-cell table:style-name="ce112" table:formula="of:=IF(ISBLANK([$data.G142]);&quot;&quot;;[$data.G142])">
            <text:p/>
          </table:table-cell>
          <table:table-cell table:style-name="ce119" table:formula="of:=IF(ISBLANK([$data.H142]);&quot;&quot;;[$data.H142])">
            <text:p/>
          </table:table-cell>
          <table:table-cell table:style-name="ce119" table:formula="of:=IF(ISBLANK([$data.I142]);&quot;&quot;;[$data.I142])">
            <text:p/>
          </table:table-cell>
          <table:table-cell table:style-name="ce119" table:formula="of:=IF(ISBLANK([$data.J142]);&quot;&quot;;[$data.J142])">
            <text:p/>
          </table:table-cell>
          <table:table-cell table:style-name="ce8" table:formula="of:=IF(ISBLANK([$data.K142]);&quot;&quot;;[$data.K142])">
            <text:p/>
          </table:table-cell>
          <table:table-cell table:formula="of:=IF(ISBLANK([$data.L142]);&quot;&quot;;IF(ISBLANK([.$M142]);[$data.L142];[$data.L142]))">
            <text:p/>
          </table:table-cell>
          <table:table-cell table:number-columns-repeated="8"/>
          <table:table-cell table:style-name="ce3"/>
          <table:table-cell table:number-columns-repeated="1003"/>
        </table:table-row>
        <table:table-row table:style-name="ro1" table:visibility="filter">
          <table:table-cell table:style-name="ce8" table:formula="of:=IF(ISBLANK([$data.A143]);&quot;&quot;;[$data.A143])">
            <text:p/>
          </table:table-cell>
          <table:table-cell table:formula="of:=IF(ISBLANK([$data.B143]);&quot;&quot;;[$data.B143])">
            <text:p/>
          </table:table-cell>
          <table:table-cell table:formula="of:=IF(ISBLANK([$data.C143]);&quot;&quot;;[$data.C143])">
            <text:p/>
          </table:table-cell>
          <table:table-cell table:style-name="ce112" table:formula="of:=IF(ISBLANK([$data.D143]);&quot;&quot;;[$data.D143])">
            <text:p/>
          </table:table-cell>
          <table:table-cell table:style-name="ce112" table:formula="of:=IF(ISBLANK([$data.E143]);&quot;&quot;;[$data.E143])">
            <text:p/>
          </table:table-cell>
          <table:table-cell table:style-name="ce137" table:formula="of:=IF(ISBLANK([$data.F143]);&quot;&quot;;[$data.F143])">
            <text:p/>
          </table:table-cell>
          <table:table-cell table:style-name="ce112" table:formula="of:=IF(ISBLANK([$data.G143]);&quot;&quot;;[$data.G143])">
            <text:p/>
          </table:table-cell>
          <table:table-cell table:style-name="ce119" table:formula="of:=IF(ISBLANK([$data.H143]);&quot;&quot;;[$data.H143])">
            <text:p/>
          </table:table-cell>
          <table:table-cell table:style-name="ce119" table:formula="of:=IF(ISBLANK([$data.I143]);&quot;&quot;;[$data.I143])">
            <text:p/>
          </table:table-cell>
          <table:table-cell table:style-name="ce119" table:formula="of:=IF(ISBLANK([$data.J143]);&quot;&quot;;[$data.J143])">
            <text:p/>
          </table:table-cell>
          <table:table-cell table:style-name="ce8" table:formula="of:=IF(ISBLANK([$data.K143]);&quot;&quot;;[$data.K143])">
            <text:p/>
          </table:table-cell>
          <table:table-cell table:formula="of:=IF(ISBLANK([$data.L143]);&quot;&quot;;IF(ISBLANK([.$M143]);[$data.L143];[$data.L143]))">
            <text:p/>
          </table:table-cell>
          <table:table-cell table:number-columns-repeated="1012"/>
        </table:table-row>
        <table:table-row table:style-name="ro1" table:visibility="filter">
          <table:table-cell table:number-columns-repeated="3"/>
          <table:table-cell table:style-name="ce112" table:number-columns-repeated="2"/>
          <table:table-cell table:style-name="ce137"/>
          <table:table-cell table:style-name="ce112"/>
          <table:table-cell table:style-name="ce108" table:number-columns-repeated="3"/>
          <table:table-cell/>
          <table:table-cell table:formula="of:=IF(ISBLANK([$data.L144]);&quot;&quot;;IF(ISBLANK([.$M144]);[$data.L144];[$data.L144]))">
            <text:p/>
          </table:table-cell>
          <table:table-cell table:number-columns-repeated="1012"/>
        </table:table-row>
        <table:table-row table:style-name="ro1" table:visibility="filter">
          <table:table-cell table:number-columns-repeated="3"/>
          <table:table-cell table:style-name="ce112" table:number-columns-repeated="2"/>
          <table:table-cell table:style-name="ce137"/>
          <table:table-cell table:style-name="ce112"/>
          <table:table-cell table:style-name="ce108" table:number-columns-repeated="3"/>
          <table:table-cell/>
          <table:table-cell table:formula="of:=IF(ISBLANK([$data.L145]);&quot;&quot;;IF(ISBLANK([.$M145]);[$data.L145];[$data.L145])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12" table:number-columns-repeated="2"/>
          <table:table-cell table:style-name="ce137"/>
          <table:table-cell table:style-name="ce112"/>
          <table:table-cell table:style-name="ce108" table:number-columns-repeated="3"/>
          <table:table-cell/>
          <table:table-cell table:formula="of:=IF(ISBLANK([$data.L146]);&quot;&quot;;IF(ISBLANK([.$M146]);[$data.L146];[$data.L146])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number-rows-repeated="4">
          <table:table-cell table:number-columns-repeated="3"/>
          <table:table-cell table:style-name="ce112" table:number-columns-repeated="2"/>
          <table:table-cell table:style-name="ce137"/>
          <table:table-cell table:style-name="ce112"/>
          <table:table-cell table:style-name="ce108" table:number-columns-repeated="3"/>
          <table:table-cell table:number-columns-repeated="1014"/>
        </table:table-row>
        <table:table-row table:style-name="ro1" table:number-rows-repeated="7"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 table:number-rows-repeated="4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gampePlan.D9:gampePlan.J149">
            <calcext:condition calcext:apply-style-name="Team_red" calcext:value="formula-is([$gampePlan.E9]=&quot;Rot&quot;)" calcext:base-cell-address="gampePlan.D9"/>
          </calcext:conditional-format>
          <calcext:conditional-format calcext:target-range-address="gampePlan.D9:gampePlan.J149">
            <calcext:condition calcext:apply-style-name="Team_blue" calcext:value="formula-is([$gampePlan.E9]=&quot;Blau&quot;)" calcext:base-cell-address="gampePlan.D9"/>
          </calcext:conditional-format>
          <calcext:conditional-format calcext:target-range-address="gampePlan.D9:gampePlan.J149">
            <calcext:condition calcext:apply-style-name="Team_green" calcext:value="formula-is([$gampePlan.E9]=&quot;Grün&quot;)" calcext:base-cell-address="gampePlan.D9"/>
          </calcext:conditional-format>
          <calcext:conditional-format calcext:target-range-address="gampePlan.D9:gampePlan.J149">
            <calcext:condition calcext:apply-style-name="Team_indigo" calcext:value="formula-is([$gampePlan.E9]=&quot;Violett&quot;)" calcext:base-cell-address="gampePlan.D9"/>
          </calcext:conditional-format>
          <calcext:conditional-format calcext:target-range-address="gampePlan.D9:gampePlan.J149">
            <calcext:condition calcext:apply-style-name="Team_black" calcext:value="formula-is([$gampePlan.E9]=&quot;Schwarz&quot;)" calcext:base-cell-address="gampePlan.D9"/>
          </calcext:conditional-format>
          <calcext:conditional-format calcext:target-range-address="gampePlan.D9:gampePlan.J149">
            <calcext:condition calcext:apply-style-name="Team_orange" calcext:value="formula-is([$gampePlan.E9]=&quot;Orange&quot;)" calcext:base-cell-address="gampePlan.D9"/>
          </calcext:conditional-format>
          <calcext:conditional-format calcext:target-range-address="gampePlan.D9:gampePlan.J149">
            <calcext:condition calcext:apply-style-name="Team_yellow" calcext:value="formula-is([$gampePlan.E9]=&quot;Gelb&quot;)" calcext:base-cell-address="gampePlan.D9"/>
          </calcext:conditional-format>
          <calcext:conditional-format calcext:target-range-address="gampePlan.D9:gampePlan.J149">
            <calcext:condition calcext:apply-style-name="team_brown" calcext:value="formula-is([$gampePlan.E9]=&quot;Braun&quot;)" calcext:base-cell-address="gampePlan.D9"/>
          </calcext:conditional-format>
          <calcext:conditional-format calcext:target-range-address="gampePlan.D9:gampePlan.J149">
            <calcext:condition calcext:apply-style-name="Teams_grew" calcext:value="formula-is([$gampePlan.E9]=&quot;grau&quot;)" calcext:base-cell-address="gampePlan.D9"/>
          </calcext:conditional-format>
        </calcext:conditional-formats>
      </table:table>
      <table:table table:name="statistic" table:style-name="ta2">
        <table:table-column table:style-name="co11" table:default-cell-style-name="ce142"/>
        <table:table-column table:style-name="co13" table:default-cell-style-name="ce169"/>
        <table:table-column table:style-name="co14" table:default-cell-style-name="ce169"/>
        <table:table-column table:style-name="co15" table:default-cell-style-name="ce169"/>
        <table:table-column table:style-name="co12" table:number-columns-repeated="3" table:default-cell-style-name="ce170"/>
        <table:table-column table:style-name="co12" table:number-columns-repeated="48" table:default-cell-style-name="Default"/>
        <table:table-column table:style-name="co2" table:number-columns-repeated="969" table:default-cell-style-name="Default"/>
        <table:table-row table:style-name="ro5">
          <table:table-cell table:style-name="ce164" table:formula="of:=IF(ISBLANK([$data.A163]);&quot;&quot;;[$data.A163])" office:value-type="string" office:string-value="Statistik" calcext:value-type="string">
            <text:p>Statistik</text:p>
          </table:table-cell>
          <table:table-cell table:style-name="ce164" table:formula="of:=IF(ISBLANK([$data.B163]);&quot;&quot;;[$data.B163])" office:value-type="string" office:string-value="Anzahl Spiele" calcext:value-type="string">
            <text:p>Anzahl Spiele</text:p>
          </table:table-cell>
          <table:table-cell table:style-name="ce164" table:formula="of:=IF(ISBLANK([$data.C163]);&quot;&quot;;[$data.C163])" office:value-type="string" office:string-value="Gesamtwiederholungen Paarungen" calcext:value-type="string">
            <text:p>Gesamtwiederholungen Paarungen</text:p>
          </table:table-cell>
          <table:table-cell table:style-name="ce164" table:formula="of:=IF(ISBLANK([$data.D163]);&quot;&quot;;[$data.D163])" office:value-type="string" office:string-value="Maximalwiederholung einer Paarung" calcext:value-type="string">
            <text:p>Maximalwiederholung einer Paarung</text:p>
          </table:table-cell>
          <table:table-cell table:style-name="ce164" table:formula="of:=IF(ISBLANK([$data.E163]);&quot;&quot;;[$data.E163])" office:value-type="string" office:string-value="Vereinsintern" calcext:value-type="string">
            <text:p>Vereinsintern</text:p>
          </table:table-cell>
          <table:table-cell table:style-name="ce164" table:formula="of:=IF(ISBLANK([$data.F163]);&quot;&quot;;[$data.F163])" office:value-type="string" office:string-value="Heim" calcext:value-type="string">
            <text:p>Heim</text:p>
          </table:table-cell>
          <table:table-cell table:style-name="ce164" table:formula="of:=IF(ISBLANK([$data.G163]);&quot;&quot;;[$data.G163])" office:value-type="string" office:string-value="Auswärts" calcext:value-type="string">
            <text:p>Auswärts</text:p>
          </table:table-cell>
          <table:table-cell table:style-name="ce164" table:formula="of:=IF(ISBLANK([$data.H163]);&quot;&quot;;[$data.H163])" office:value-type="string" office:string-value="Kleinfeldtore" calcext:value-type="string">
            <text:p>Kleinfeldtore</text:p>
          </table:table-cell>
          <table:table-cell table:style-name="ce164" table:formula="of:=IF(ISBLANK([$data.I163]);&quot;&quot;;[$data.I163])" office:value-type="string" office:string-value="Jugendtore" calcext:value-type="string">
            <text:p>Jugendtore</text:p>
          </table:table-cell>
          <table:table-cell table:style-name="ce142" table:formula="of:=IF(ISBLANK([$data.J163]);&quot;&quot;;[$data.J163])">
            <text:p/>
          </table:table-cell>
          <table:table-cell table:style-name="ce140" table:formula="of:=IF(ISBLANK([$data.K163]);&quot;&quot;;[$data.K163])">
            <text:p/>
          </table:table-cell>
          <table:table-cell table:formula="of:=IF(ISBLANK([$data.L163]);&quot;&quot;;[$data.L163])" office:value-type="float" office:value="1" calcext:value-type="float">
            <text:p>1</text:p>
          </table:table-cell>
          <table:table-cell table:formula="of:=IF(ISBLANK([$data.M343]);&quot;&quot;;[$data.M343])">
            <text:p/>
          </table:table-cell>
          <table:table-cell table:formula="of:=IF(ISBLANK([$data.N163]);&quot;&quot;;[$data.N163])">
            <text:p/>
          </table:table-cell>
          <table:table-cell table:formula="of:=IF(ISBLANK([$data.O163]);&quot;&quot;;[$data.O163])">
            <text:p/>
          </table:table-cell>
          <table:table-cell table:formula="of:=IF(ISBLANK([$data.P163]);&quot;&quot;;[$data.P163])">
            <text:p/>
          </table:table-cell>
          <table:table-cell table:style-name="ce140" table:number-columns-repeated="1008"/>
        </table:table-row>
        <table:table-row table:style-name="ro1">
          <table:table-cell table:style-name="ce165" table:formula="of:=IF(ISBLANK([$data.A164]);&quot;&quot;;[$data.A164])" office:value-type="string" office:string-value="Norden Rot" calcext:value-type="string">
            <text:p>Norden Rot</text:p>
          </table:table-cell>
          <table:table-cell table:style-name="ce167" table:formula="of:=IF(ISBLANK([$data.B164]);&quot;&quot;;[$data.B164])" office:value-type="float" office:value="7" calcext:value-type="float">
            <text:p>7</text:p>
          </table:table-cell>
          <table:table-cell table:style-name="ce167" table:formula="of:=IF(ISBLANK([$data.C164]);&quot;&quot;;[$data.C164])" office:value-type="float" office:value="0" calcext:value-type="float">
            <text:p>0</text:p>
          </table:table-cell>
          <table:table-cell table:style-name="ce167" table:formula="of:=IF(ISBLANK([$data.D164]);&quot;&quot;;[$data.D164])" office:value-type="float" office:value="1" calcext:value-type="float">
            <text:p>1</text:p>
          </table:table-cell>
          <table:table-cell table:style-name="ce167" table:formula="of:=IF(ISBLANK([$data.E164]);&quot;&quot;;[$data.E164])" office:value-type="float" office:value="1" calcext:value-type="float">
            <text:p>1</text:p>
          </table:table-cell>
          <table:table-cell table:style-name="ce167" table:formula="of:=IF(ISBLANK([$data.F164]);&quot;&quot;;[$data.F164])" office:value-type="float" office:value="4" calcext:value-type="float">
            <text:p>4</text:p>
          </table:table-cell>
          <table:table-cell table:style-name="ce167" table:formula="of:=IF(ISBLANK([$data.G164]);&quot;&quot;;[$data.G164])" office:value-type="float" office:value="3" calcext:value-type="float">
            <text:p>3</text:p>
          </table:table-cell>
          <table:table-cell table:style-name="ce167" table:formula="of:=IF(ISBLANK([$data.H164]);&quot;&quot;;[$data.H164])" office:value-type="float" office:value="3" calcext:value-type="float">
            <text:p>3</text:p>
          </table:table-cell>
          <table:table-cell table:style-name="ce167" table:formula="of:=IF(ISBLANK([$data.I164]);&quot;&quot;;[$data.I164])" office:value-type="float" office:value="4" calcext:value-type="float">
            <text:p>4</text:p>
          </table:table-cell>
          <table:table-cell table:style-name="ce3" table:formula="of:=IF(ISBLANK([$data.J164]);&quot;&quot;;[$data.J164])">
            <text:p/>
          </table:table-cell>
          <table:table-cell table:style-name="ce194" table:formula="of:=IF(ISBLANK([$data.K164]);&quot;&quot;;[$data.K164])">
            <text:p/>
          </table:table-cell>
          <table:table-cell table:formula="of:=IF(ISBLANK([$data.L164]);&quot;&quot;;[$data.L164])" office:value-type="float" office:value="1" calcext:value-type="float">
            <text:p>1</text:p>
          </table:table-cell>
          <table:table-cell table:formula="of:=IF(ISBLANK([$data.M344]);&quot;&quot;;[$data.M344])">
            <text:p/>
          </table:table-cell>
          <table:table-cell table:formula="of:=IF(ISBLANK([$data.N164]);&quot;&quot;;[$data.N164])">
            <text:p/>
          </table:table-cell>
          <table:table-cell table:formula="of:=IF(ISBLANK([$data.O164]);&quot;&quot;;[$data.O164])">
            <text:p/>
          </table:table-cell>
          <table:table-cell table:formula="of:=IF(ISBLANK([$data.P164]);&quot;&quot;;[$data.P164])">
            <text:p/>
          </table:table-cell>
          <table:table-cell table:number-columns-repeated="1008"/>
        </table:table-row>
        <table:table-row table:style-name="ro1">
          <table:table-cell table:style-name="ce165" table:formula="of:=IF(ISBLANK([$data.A165]);&quot;&quot;;[$data.A165])" office:value-type="string" office:string-value="Norden Grün" calcext:value-type="string">
            <text:p>Norden Grün</text:p>
          </table:table-cell>
          <table:table-cell table:style-name="ce168" table:formula="of:=IF(ISBLANK([$data.B165]);&quot;&quot;;[$data.B165])" office:value-type="float" office:value="7" calcext:value-type="float">
            <text:p>7</text:p>
          </table:table-cell>
          <table:table-cell table:style-name="ce168" table:formula="of:=IF(ISBLANK([$data.C165]);&quot;&quot;;[$data.C165])" office:value-type="float" office:value="0" calcext:value-type="float">
            <text:p>0</text:p>
          </table:table-cell>
          <table:table-cell table:style-name="ce168" table:formula="of:=IF(ISBLANK([$data.D165]);&quot;&quot;;[$data.D165])" office:value-type="float" office:value="1" calcext:value-type="float">
            <text:p>1</text:p>
          </table:table-cell>
          <table:table-cell table:style-name="ce168" table:formula="of:=IF(ISBLANK([$data.E165]);&quot;&quot;;[$data.E165])" office:value-type="float" office:value="1" calcext:value-type="float">
            <text:p>1</text:p>
          </table:table-cell>
          <table:table-cell table:style-name="ce168" table:formula="of:=IF(ISBLANK([$data.F165]);&quot;&quot;;[$data.F165])" office:value-type="float" office:value="4" calcext:value-type="float">
            <text:p>4</text:p>
          </table:table-cell>
          <table:table-cell table:style-name="ce168" table:formula="of:=IF(ISBLANK([$data.G165]);&quot;&quot;;[$data.G165])" office:value-type="float" office:value="3" calcext:value-type="float">
            <text:p>3</text:p>
          </table:table-cell>
          <table:table-cell table:style-name="ce168" table:formula="of:=IF(ISBLANK([$data.H165]);&quot;&quot;;[$data.H165])" office:value-type="float" office:value="4" calcext:value-type="float">
            <text:p>4</text:p>
          </table:table-cell>
          <table:table-cell table:style-name="ce168" table:formula="of:=IF(ISBLANK([$data.I165]);&quot;&quot;;[$data.I165])" office:value-type="float" office:value="3" calcext:value-type="float">
            <text:p>3</text:p>
          </table:table-cell>
          <table:table-cell table:style-name="ce3" table:formula="of:=IF(ISBLANK([$data.J165]);&quot;&quot;;[$data.J165])">
            <text:p/>
          </table:table-cell>
          <table:table-cell table:style-name="ce194" table:formula="of:=IF(ISBLANK([$data.K165]);&quot;&quot;;[$data.K165])">
            <text:p/>
          </table:table-cell>
          <table:table-cell table:formula="of:=IF(ISBLANK([$data.L165]);&quot;&quot;;[$data.L165])" office:value-type="float" office:value="1" calcext:value-type="float">
            <text:p>1</text:p>
          </table:table-cell>
          <table:table-cell table:formula="of:=IF(ISBLANK([$data.M345]);&quot;&quot;;[$data.M345])">
            <text:p/>
          </table:table-cell>
          <table:table-cell table:formula="of:=IF(ISBLANK([$data.N165]);&quot;&quot;;[$data.N165])">
            <text:p/>
          </table:table-cell>
          <table:table-cell table:formula="of:=IF(ISBLANK([$data.O165]);&quot;&quot;;[$data.O165])">
            <text:p/>
          </table:table-cell>
          <table:table-cell table:formula="of:=IF(ISBLANK([$data.P165]);&quot;&quot;;[$data.P165])">
            <text:p/>
          </table:table-cell>
          <table:table-cell table:number-columns-repeated="1008"/>
        </table:table-row>
        <table:table-row table:style-name="ro1">
          <table:table-cell table:style-name="ce165" table:formula="of:=IF(ISBLANK([$data.A166]);&quot;&quot;;[$data.A166])" office:value-type="string" office:string-value="Süden Blau" calcext:value-type="string">
            <text:p>Süden Blau</text:p>
          </table:table-cell>
          <table:table-cell table:style-name="ce167" table:formula="of:=IF(ISBLANK([$data.B166]);&quot;&quot;;[$data.B166])" office:value-type="float" office:value="7" calcext:value-type="float">
            <text:p>7</text:p>
          </table:table-cell>
          <table:table-cell table:style-name="ce167" table:formula="of:=IF(ISBLANK([$data.C166]);&quot;&quot;;[$data.C166])" office:value-type="float" office:value="0" calcext:value-type="float">
            <text:p>0</text:p>
          </table:table-cell>
          <table:table-cell table:style-name="ce167" table:formula="of:=IF(ISBLANK([$data.D166]);&quot;&quot;;[$data.D166])" office:value-type="float" office:value="1" calcext:value-type="float">
            <text:p>1</text:p>
          </table:table-cell>
          <table:table-cell table:style-name="ce167" table:formula="of:=IF(ISBLANK([$data.E166]);&quot;&quot;;[$data.E166])" office:value-type="float" office:value="1" calcext:value-type="float">
            <text:p>1</text:p>
          </table:table-cell>
          <table:table-cell table:style-name="ce167" table:formula="of:=IF(ISBLANK([$data.F166]);&quot;&quot;;[$data.F166])" office:value-type="float" office:value="4" calcext:value-type="float">
            <text:p>4</text:p>
          </table:table-cell>
          <table:table-cell table:style-name="ce167" table:formula="of:=IF(ISBLANK([$data.G166]);&quot;&quot;;[$data.G166])" office:value-type="float" office:value="3" calcext:value-type="float">
            <text:p>3</text:p>
          </table:table-cell>
          <table:table-cell table:style-name="ce167" table:formula="of:=IF(ISBLANK([$data.H166]);&quot;&quot;;[$data.H166])" office:value-type="float" office:value="3" calcext:value-type="float">
            <text:p>3</text:p>
          </table:table-cell>
          <table:table-cell table:style-name="ce167" table:formula="of:=IF(ISBLANK([$data.I166]);&quot;&quot;;[$data.I166])" office:value-type="float" office:value="4" calcext:value-type="float">
            <text:p>4</text:p>
          </table:table-cell>
          <table:table-cell table:style-name="ce3" table:formula="of:=IF(ISBLANK([$data.J166]);&quot;&quot;;[$data.J166])">
            <text:p/>
          </table:table-cell>
          <table:table-cell table:style-name="ce194" table:formula="of:=IF(ISBLANK([$data.K166]);&quot;&quot;;[$data.K166])">
            <text:p/>
          </table:table-cell>
          <table:table-cell table:formula="of:=IF(ISBLANK([$data.L166]);&quot;&quot;;[$data.L166])" office:value-type="float" office:value="1" calcext:value-type="float">
            <text:p>1</text:p>
          </table:table-cell>
          <table:table-cell table:formula="of:=IF(ISBLANK([$data.M346]);&quot;&quot;;[$data.M346])">
            <text:p/>
          </table:table-cell>
          <table:table-cell table:formula="of:=IF(ISBLANK([$data.N166]);&quot;&quot;;[$data.N166])">
            <text:p/>
          </table:table-cell>
          <table:table-cell table:formula="of:=IF(ISBLANK([$data.O166]);&quot;&quot;;[$data.O166])">
            <text:p/>
          </table:table-cell>
          <table:table-cell table:formula="of:=IF(ISBLANK([$data.P166]);&quot;&quot;;[$data.P166])">
            <text:p/>
          </table:table-cell>
          <table:table-cell table:number-columns-repeated="1008"/>
        </table:table-row>
        <table:table-row table:style-name="ro1">
          <table:table-cell table:style-name="ce165" table:formula="of:=IF(ISBLANK([$data.A167]);&quot;&quot;;[$data.A167])" office:value-type="string" office:string-value="Süden Gelb" calcext:value-type="string">
            <text:p>Süden Gelb</text:p>
          </table:table-cell>
          <table:table-cell table:style-name="ce168" table:formula="of:=IF(ISBLANK([$data.B167]);&quot;&quot;;[$data.B167])" office:value-type="float" office:value="7" calcext:value-type="float">
            <text:p>7</text:p>
          </table:table-cell>
          <table:table-cell table:style-name="ce168" table:formula="of:=IF(ISBLANK([$data.C167]);&quot;&quot;;[$data.C167])" office:value-type="float" office:value="0" calcext:value-type="float">
            <text:p>0</text:p>
          </table:table-cell>
          <table:table-cell table:style-name="ce168" table:formula="of:=IF(ISBLANK([$data.D167]);&quot;&quot;;[$data.D167])" office:value-type="float" office:value="1" calcext:value-type="float">
            <text:p>1</text:p>
          </table:table-cell>
          <table:table-cell table:style-name="ce168" table:formula="of:=IF(ISBLANK([$data.E167]);&quot;&quot;;[$data.E167])" office:value-type="float" office:value="1" calcext:value-type="float">
            <text:p>1</text:p>
          </table:table-cell>
          <table:table-cell table:style-name="ce168" table:formula="of:=IF(ISBLANK([$data.F167]);&quot;&quot;;[$data.F167])" office:value-type="float" office:value="4" calcext:value-type="float">
            <text:p>4</text:p>
          </table:table-cell>
          <table:table-cell table:style-name="ce168" table:formula="of:=IF(ISBLANK([$data.G167]);&quot;&quot;;[$data.G167])" office:value-type="float" office:value="3" calcext:value-type="float">
            <text:p>3</text:p>
          </table:table-cell>
          <table:table-cell table:style-name="ce168" table:formula="of:=IF(ISBLANK([$data.H167]);&quot;&quot;;[$data.H167])" office:value-type="float" office:value="4" calcext:value-type="float">
            <text:p>4</text:p>
          </table:table-cell>
          <table:table-cell table:style-name="ce168" table:formula="of:=IF(ISBLANK([$data.I167]);&quot;&quot;;[$data.I167])" office:value-type="float" office:value="3" calcext:value-type="float">
            <text:p>3</text:p>
          </table:table-cell>
          <table:table-cell table:style-name="ce3" table:formula="of:=IF(ISBLANK([$data.J167]);&quot;&quot;;[$data.J167])">
            <text:p/>
          </table:table-cell>
          <table:table-cell table:style-name="ce194" table:formula="of:=IF(ISBLANK([$data.K167]);&quot;&quot;;[$data.K167])">
            <text:p/>
          </table:table-cell>
          <table:table-cell table:formula="of:=IF(ISBLANK([$data.L167]);&quot;&quot;;[$data.L167])" office:value-type="float" office:value="1" calcext:value-type="float">
            <text:p>1</text:p>
          </table:table-cell>
          <table:table-cell table:formula="of:=IF(ISBLANK([$data.M347]);&quot;&quot;;[$data.M347])">
            <text:p/>
          </table:table-cell>
          <table:table-cell table:formula="of:=IF(ISBLANK([$data.N167]);&quot;&quot;;[$data.N167])">
            <text:p/>
          </table:table-cell>
          <table:table-cell table:formula="of:=IF(ISBLANK([$data.O167]);&quot;&quot;;[$data.O167])">
            <text:p/>
          </table:table-cell>
          <table:table-cell table:formula="of:=IF(ISBLANK([$data.P167]);&quot;&quot;;[$data.P167])">
            <text:p/>
          </table:table-cell>
          <table:table-cell table:number-columns-repeated="1008"/>
        </table:table-row>
        <table:table-row table:style-name="ro1">
          <table:table-cell table:style-name="ce165" table:formula="of:=IF(ISBLANK([$data.A168]);&quot;&quot;;[$data.A168])" office:value-type="string" office:string-value="Westen Rot" calcext:value-type="string">
            <text:p>Westen Rot</text:p>
          </table:table-cell>
          <table:table-cell table:style-name="ce167" table:formula="of:=IF(ISBLANK([$data.B168]);&quot;&quot;;[$data.B168])" office:value-type="float" office:value="7" calcext:value-type="float">
            <text:p>7</text:p>
          </table:table-cell>
          <table:table-cell table:style-name="ce167" table:formula="of:=IF(ISBLANK([$data.C168]);&quot;&quot;;[$data.C168])" office:value-type="float" office:value="0" calcext:value-type="float">
            <text:p>0</text:p>
          </table:table-cell>
          <table:table-cell table:style-name="ce167" table:formula="of:=IF(ISBLANK([$data.D168]);&quot;&quot;;[$data.D168])" office:value-type="float" office:value="1" calcext:value-type="float">
            <text:p>1</text:p>
          </table:table-cell>
          <table:table-cell table:style-name="ce167" table:formula="of:=IF(ISBLANK([$data.E168]);&quot;&quot;;[$data.E168])" office:value-type="float" office:value="1" calcext:value-type="float">
            <text:p>1</text:p>
          </table:table-cell>
          <table:table-cell table:style-name="ce167" table:formula="of:=IF(ISBLANK([$data.F168]);&quot;&quot;;[$data.F168])" office:value-type="float" office:value="3" calcext:value-type="float">
            <text:p>3</text:p>
          </table:table-cell>
          <table:table-cell table:style-name="ce167" table:formula="of:=IF(ISBLANK([$data.G168]);&quot;&quot;;[$data.G168])" office:value-type="float" office:value="4" calcext:value-type="float">
            <text:p>4</text:p>
          </table:table-cell>
          <table:table-cell table:style-name="ce167" table:formula="of:=IF(ISBLANK([$data.H168]);&quot;&quot;;[$data.H168])" office:value-type="float" office:value="4" calcext:value-type="float">
            <text:p>4</text:p>
          </table:table-cell>
          <table:table-cell table:style-name="ce167" table:formula="of:=IF(ISBLANK([$data.I168]);&quot;&quot;;[$data.I168])" office:value-type="float" office:value="3" calcext:value-type="float">
            <text:p>3</text:p>
          </table:table-cell>
          <table:table-cell table:style-name="ce3" table:formula="of:=IF(ISBLANK([$data.J168]);&quot;&quot;;[$data.J168])">
            <text:p/>
          </table:table-cell>
          <table:table-cell table:style-name="ce194" table:formula="of:=IF(ISBLANK([$data.K168]);&quot;&quot;;[$data.K168])">
            <text:p/>
          </table:table-cell>
          <table:table-cell table:formula="of:=IF(ISBLANK([$data.L168]);&quot;&quot;;[$data.L168])" office:value-type="float" office:value="1" calcext:value-type="float">
            <text:p>1</text:p>
          </table:table-cell>
          <table:table-cell table:formula="of:=IF(ISBLANK([$data.M348]);&quot;&quot;;[$data.M348])">
            <text:p/>
          </table:table-cell>
          <table:table-cell table:formula="of:=IF(ISBLANK([$data.N168]);&quot;&quot;;[$data.N168])">
            <text:p/>
          </table:table-cell>
          <table:table-cell table:formula="of:=IF(ISBLANK([$data.O168]);&quot;&quot;;[$data.O168])">
            <text:p/>
          </table:table-cell>
          <table:table-cell table:formula="of:=IF(ISBLANK([$data.P168]);&quot;&quot;;[$data.P168])">
            <text:p/>
          </table:table-cell>
          <table:table-cell table:number-columns-repeated="1008"/>
        </table:table-row>
        <table:table-row table:style-name="ro1">
          <table:table-cell table:style-name="ce165" table:formula="of:=IF(ISBLANK([$data.A169]);&quot;&quot;;[$data.A169])" office:value-type="string" office:string-value="Westen Grün" calcext:value-type="string">
            <text:p>Westen Grün</text:p>
          </table:table-cell>
          <table:table-cell table:style-name="ce168" table:formula="of:=IF(ISBLANK([$data.B169]);&quot;&quot;;[$data.B169])" office:value-type="float" office:value="7" calcext:value-type="float">
            <text:p>7</text:p>
          </table:table-cell>
          <table:table-cell table:style-name="ce168" table:formula="of:=IF(ISBLANK([$data.C169]);&quot;&quot;;[$data.C169])" office:value-type="float" office:value="0" calcext:value-type="float">
            <text:p>0</text:p>
          </table:table-cell>
          <table:table-cell table:style-name="ce168" table:formula="of:=IF(ISBLANK([$data.D169]);&quot;&quot;;[$data.D169])" office:value-type="float" office:value="1" calcext:value-type="float">
            <text:p>1</text:p>
          </table:table-cell>
          <table:table-cell table:style-name="ce168" table:formula="of:=IF(ISBLANK([$data.E169]);&quot;&quot;;[$data.E169])" office:value-type="float" office:value="1" calcext:value-type="float">
            <text:p>1</text:p>
          </table:table-cell>
          <table:table-cell table:style-name="ce168" table:formula="of:=IF(ISBLANK([$data.F169]);&quot;&quot;;[$data.F169])" office:value-type="float" office:value="3" calcext:value-type="float">
            <text:p>3</text:p>
          </table:table-cell>
          <table:table-cell table:style-name="ce168" table:formula="of:=IF(ISBLANK([$data.G169]);&quot;&quot;;[$data.G169])" office:value-type="float" office:value="4" calcext:value-type="float">
            <text:p>4</text:p>
          </table:table-cell>
          <table:table-cell table:style-name="ce168" table:formula="of:=IF(ISBLANK([$data.H169]);&quot;&quot;;[$data.H169])" office:value-type="float" office:value="3" calcext:value-type="float">
            <text:p>3</text:p>
          </table:table-cell>
          <table:table-cell table:style-name="ce168" table:formula="of:=IF(ISBLANK([$data.I169]);&quot;&quot;;[$data.I169])" office:value-type="float" office:value="4" calcext:value-type="float">
            <text:p>4</text:p>
          </table:table-cell>
          <table:table-cell table:style-name="ce3" table:formula="of:=IF(ISBLANK([$data.J169]);&quot;&quot;;[$data.J169])">
            <text:p/>
          </table:table-cell>
          <table:table-cell table:style-name="ce194" table:formula="of:=IF(ISBLANK([$data.K169]);&quot;&quot;;[$data.K169])">
            <text:p/>
          </table:table-cell>
          <table:table-cell table:formula="of:=IF(ISBLANK([$data.L169]);&quot;&quot;;[$data.L169])" office:value-type="float" office:value="1" calcext:value-type="float">
            <text:p>1</text:p>
          </table:table-cell>
          <table:table-cell table:formula="of:=IF(ISBLANK([$data.M349]);&quot;&quot;;[$data.M349])">
            <text:p/>
          </table:table-cell>
          <table:table-cell table:formula="of:=IF(ISBLANK([$data.N169]);&quot;&quot;;[$data.N169])">
            <text:p/>
          </table:table-cell>
          <table:table-cell table:formula="of:=IF(ISBLANK([$data.O169]);&quot;&quot;;[$data.O169])">
            <text:p/>
          </table:table-cell>
          <table:table-cell table:formula="of:=IF(ISBLANK([$data.P169]);&quot;&quot;;[$data.P169])">
            <text:p/>
          </table:table-cell>
          <table:table-cell table:number-columns-repeated="1008"/>
        </table:table-row>
        <table:table-row table:style-name="ro1">
          <table:table-cell table:style-name="ce165" table:formula="of:=IF(ISBLANK([$data.A170]);&quot;&quot;;[$data.A170])" office:value-type="string" office:string-value="Osten Violett" calcext:value-type="string">
            <text:p>Osten Violett</text:p>
          </table:table-cell>
          <table:table-cell table:style-name="ce167" table:formula="of:=IF(ISBLANK([$data.B170]);&quot;&quot;;[$data.B170])" office:value-type="float" office:value="7" calcext:value-type="float">
            <text:p>7</text:p>
          </table:table-cell>
          <table:table-cell table:style-name="ce167" table:formula="of:=IF(ISBLANK([$data.C170]);&quot;&quot;;[$data.C170])" office:value-type="float" office:value="0" calcext:value-type="float">
            <text:p>0</text:p>
          </table:table-cell>
          <table:table-cell table:style-name="ce167" table:formula="of:=IF(ISBLANK([$data.D170]);&quot;&quot;;[$data.D170])" office:value-type="float" office:value="1" calcext:value-type="float">
            <text:p>1</text:p>
          </table:table-cell>
          <table:table-cell table:style-name="ce167" table:formula="of:=IF(ISBLANK([$data.E170]);&quot;&quot;;[$data.E170])" office:value-type="float" office:value="1" calcext:value-type="float">
            <text:p>1</text:p>
          </table:table-cell>
          <table:table-cell table:style-name="ce167" table:formula="of:=IF(ISBLANK([$data.F170]);&quot;&quot;;[$data.F170])" office:value-type="float" office:value="3" calcext:value-type="float">
            <text:p>3</text:p>
          </table:table-cell>
          <table:table-cell table:style-name="ce167" table:formula="of:=IF(ISBLANK([$data.G170]);&quot;&quot;;[$data.G170])" office:value-type="float" office:value="4" calcext:value-type="float">
            <text:p>4</text:p>
          </table:table-cell>
          <table:table-cell table:style-name="ce167" table:formula="of:=IF(ISBLANK([$data.H170]);&quot;&quot;;[$data.H170])" office:value-type="float" office:value="4" calcext:value-type="float">
            <text:p>4</text:p>
          </table:table-cell>
          <table:table-cell table:style-name="ce167" table:formula="of:=IF(ISBLANK([$data.I170]);&quot;&quot;;[$data.I170])" office:value-type="float" office:value="3" calcext:value-type="float">
            <text:p>3</text:p>
          </table:table-cell>
          <table:table-cell table:style-name="ce3" table:formula="of:=IF(ISBLANK([$data.J170]);&quot;&quot;;[$data.J170])">
            <text:p/>
          </table:table-cell>
          <table:table-cell table:style-name="ce194" table:formula="of:=IF(ISBLANK([$data.K170]);&quot;&quot;;[$data.K170])">
            <text:p/>
          </table:table-cell>
          <table:table-cell table:formula="of:=IF(ISBLANK([$data.L170]);&quot;&quot;;[$data.L170])" office:value-type="float" office:value="1" calcext:value-type="float">
            <text:p>1</text:p>
          </table:table-cell>
          <table:table-cell table:formula="of:=IF(ISBLANK([$data.M350]);&quot;&quot;;[$data.M350])">
            <text:p/>
          </table:table-cell>
          <table:table-cell table:formula="of:=IF(ISBLANK([$data.N170]);&quot;&quot;;[$data.N170])">
            <text:p/>
          </table:table-cell>
          <table:table-cell table:formula="of:=IF(ISBLANK([$data.O170]);&quot;&quot;;[$data.O170])">
            <text:p/>
          </table:table-cell>
          <table:table-cell table:formula="of:=IF(ISBLANK([$data.P170]);&quot;&quot;;[$data.P170])">
            <text:p/>
          </table:table-cell>
          <table:table-cell table:style-name="ce169"/>
          <table:table-cell table:number-columns-repeated="1007"/>
        </table:table-row>
        <table:table-row table:style-name="ro1">
          <table:table-cell table:style-name="ce165" table:formula="of:=IF(ISBLANK([$data.A171]);&quot;&quot;;[$data.A171])" office:value-type="string" office:string-value="Osten Grau" calcext:value-type="string">
            <text:p>Osten Grau</text:p>
          </table:table-cell>
          <table:table-cell table:style-name="ce168" table:formula="of:=IF(ISBLANK([$data.B171]);&quot;&quot;;[$data.B171])" office:value-type="float" office:value="7" calcext:value-type="float">
            <text:p>7</text:p>
          </table:table-cell>
          <table:table-cell table:style-name="ce168" table:formula="of:=IF(ISBLANK([$data.C171]);&quot;&quot;;[$data.C171])" office:value-type="float" office:value="0" calcext:value-type="float">
            <text:p>0</text:p>
          </table:table-cell>
          <table:table-cell table:style-name="ce168" table:formula="of:=IF(ISBLANK([$data.D171]);&quot;&quot;;[$data.D171])" office:value-type="float" office:value="1" calcext:value-type="float">
            <text:p>1</text:p>
          </table:table-cell>
          <table:table-cell table:style-name="ce168" table:formula="of:=IF(ISBLANK([$data.E171]);&quot;&quot;;[$data.E171])" office:value-type="float" office:value="1" calcext:value-type="float">
            <text:p>1</text:p>
          </table:table-cell>
          <table:table-cell table:style-name="ce168" table:formula="of:=IF(ISBLANK([$data.F171]);&quot;&quot;;[$data.F171])" office:value-type="float" office:value="3" calcext:value-type="float">
            <text:p>3</text:p>
          </table:table-cell>
          <table:table-cell table:style-name="ce168" table:formula="of:=IF(ISBLANK([$data.G171]);&quot;&quot;;[$data.G171])" office:value-type="float" office:value="4" calcext:value-type="float">
            <text:p>4</text:p>
          </table:table-cell>
          <table:table-cell table:style-name="ce168" table:formula="of:=IF(ISBLANK([$data.H171]);&quot;&quot;;[$data.H171])" office:value-type="float" office:value="3" calcext:value-type="float">
            <text:p>3</text:p>
          </table:table-cell>
          <table:table-cell table:style-name="ce168" table:formula="of:=IF(ISBLANK([$data.I171]);&quot;&quot;;[$data.I171])" office:value-type="float" office:value="4" calcext:value-type="float">
            <text:p>4</text:p>
          </table:table-cell>
          <table:table-cell table:style-name="ce3" table:formula="of:=IF(ISBLANK([$data.J171]);&quot;&quot;;[$data.J171])">
            <text:p/>
          </table:table-cell>
          <table:table-cell table:style-name="ce194" table:formula="of:=IF(ISBLANK([$data.K171]);&quot;&quot;;[$data.K171])">
            <text:p/>
          </table:table-cell>
          <table:table-cell table:style-name="ce194" table:formula="of:=IF(ISBLANK([$data.L171]);&quot;&quot;;[$data.L171])" office:value-type="float" office:value="1" calcext:value-type="float">
            <text:p>1</text:p>
          </table:table-cell>
          <table:table-cell table:formula="of:=IF(ISBLANK([$data.M351]);&quot;&quot;;[$data.M351])">
            <text:p/>
          </table:table-cell>
          <table:table-cell table:formula="of:=IF(ISBLANK([$data.N171]);&quot;&quot;;[$data.N171])">
            <text:p/>
          </table:table-cell>
          <table:table-cell table:formula="of:=IF(ISBLANK([$data.O171]);&quot;&quot;;[$data.O171])">
            <text:p/>
          </table:table-cell>
          <table:table-cell table:formula="of:=IF(ISBLANK([$data.P171]);&quot;&quot;;[$data.P171])">
            <text:p/>
          </table:table-cell>
          <table:table-cell table:number-columns-repeated="1008"/>
        </table:table-row>
        <table:table-row table:style-name="ro1" table:visibility="filter">
          <table:table-cell table:style-name="ce165" table:formula="of:=IF(ISBLANK([$data.A172]);&quot;&quot;;[$data.A172])">
            <text:p/>
          </table:table-cell>
          <table:table-cell table:style-name="ce167" table:formula="of:=IF(ISBLANK([$data.B172]);&quot;&quot;;[$data.B172])">
            <text:p/>
          </table:table-cell>
          <table:table-cell table:style-name="ce167" table:formula="of:=IF(ISBLANK([$data.C172]);&quot;&quot;;[$data.C172])">
            <text:p/>
          </table:table-cell>
          <table:table-cell table:style-name="ce167" table:formula="of:=IF(ISBLANK([$data.D172]);&quot;&quot;;[$data.D172])">
            <text:p/>
          </table:table-cell>
          <table:table-cell table:style-name="ce167" table:formula="of:=IF(ISBLANK([$data.E172]);&quot;&quot;;[$data.E172])">
            <text:p/>
          </table:table-cell>
          <table:table-cell table:style-name="ce167" table:formula="of:=IF(ISBLANK([$data.F172]);&quot;&quot;;[$data.F172])">
            <text:p/>
          </table:table-cell>
          <table:table-cell table:style-name="ce167" table:formula="of:=IF(ISBLANK([$data.G172]);&quot;&quot;;[$data.G172])">
            <text:p/>
          </table:table-cell>
          <table:table-cell table:style-name="ce167" table:formula="of:=IF(ISBLANK([$data.H172]);&quot;&quot;;[$data.H172])">
            <text:p/>
          </table:table-cell>
          <table:table-cell table:style-name="ce167" table:formula="of:=IF(ISBLANK([$data.I172]);&quot;&quot;;[$data.I172])">
            <text:p/>
          </table:table-cell>
          <table:table-cell table:style-name="ce3" table:formula="of:=IF(ISBLANK([$data.J172]);&quot;&quot;;[$data.J172])">
            <text:p/>
          </table:table-cell>
          <table:table-cell table:style-name="ce194" table:formula="of:=IF(ISBLANK([$data.K172]);&quot;&quot;;[$data.K172])">
            <text:p/>
          </table:table-cell>
          <table:table-cell table:style-name="ce194" table:formula="of:=IF(ISBLANK([$data.L172]);&quot;&quot;;[$data.L172])">
            <text:p/>
          </table:table-cell>
          <table:table-cell table:formula="of:=IF(ISBLANK([$data.M352]);&quot;&quot;;[$data.M352])">
            <text:p/>
          </table:table-cell>
          <table:table-cell table:formula="of:=IF(ISBLANK([$data.N172]);&quot;&quot;;[$data.N172])">
            <text:p/>
          </table:table-cell>
          <table:table-cell table:formula="of:=IF(ISBLANK([$data.O172]);&quot;&quot;;[$data.O172])">
            <text:p/>
          </table:table-cell>
          <table:table-cell table:formula="of:=IF(ISBLANK([$data.P172]);&quot;&quot;;[$data.P172])">
            <text:p/>
          </table:table-cell>
          <table:table-cell table:number-columns-repeated="1008"/>
        </table:table-row>
        <table:table-row table:style-name="ro1" table:visibility="filter">
          <table:table-cell table:style-name="ce165" table:formula="of:=IF(ISBLANK([$data.A173]);&quot;&quot;;[$data.A173])">
            <text:p/>
          </table:table-cell>
          <table:table-cell table:style-name="ce168" table:formula="of:=IF(ISBLANK([$data.B173]);&quot;&quot;;[$data.B173])">
            <text:p/>
          </table:table-cell>
          <table:table-cell table:style-name="ce168" table:formula="of:=IF(ISBLANK([$data.C173]);&quot;&quot;;[$data.C173])">
            <text:p/>
          </table:table-cell>
          <table:table-cell table:style-name="ce168" table:formula="of:=IF(ISBLANK([$data.D173]);&quot;&quot;;[$data.D173])">
            <text:p/>
          </table:table-cell>
          <table:table-cell table:style-name="ce168" table:formula="of:=IF(ISBLANK([$data.E173]);&quot;&quot;;[$data.E173])">
            <text:p/>
          </table:table-cell>
          <table:table-cell table:style-name="ce168" table:formula="of:=IF(ISBLANK([$data.F173]);&quot;&quot;;[$data.F173])">
            <text:p/>
          </table:table-cell>
          <table:table-cell table:style-name="ce168" table:formula="of:=IF(ISBLANK([$data.G173]);&quot;&quot;;[$data.G173])">
            <text:p/>
          </table:table-cell>
          <table:table-cell table:style-name="ce168" table:formula="of:=IF(ISBLANK([$data.H173]);&quot;&quot;;[$data.H173])">
            <text:p/>
          </table:table-cell>
          <table:table-cell table:style-name="ce168" table:formula="of:=IF(ISBLANK([$data.I173]);&quot;&quot;;[$data.I173])">
            <text:p/>
          </table:table-cell>
          <table:table-cell table:style-name="ce3" table:formula="of:=IF(ISBLANK([$data.J173]);&quot;&quot;;[$data.J173])">
            <text:p/>
          </table:table-cell>
          <table:table-cell table:style-name="ce194" table:formula="of:=IF(ISBLANK([$data.K173]);&quot;&quot;;[$data.K173])">
            <text:p/>
          </table:table-cell>
          <table:table-cell table:style-name="ce194" table:formula="of:=IF(ISBLANK([$data.L173]);&quot;&quot;;[$data.L173])">
            <text:p/>
          </table:table-cell>
          <table:table-cell table:formula="of:=IF(ISBLANK([$data.M353]);&quot;&quot;;[$data.M353])">
            <text:p/>
          </table:table-cell>
          <table:table-cell table:formula="of:=IF(ISBLANK([$data.N173]);&quot;&quot;;[$data.N173])">
            <text:p/>
          </table:table-cell>
          <table:table-cell table:formula="of:=IF(ISBLANK([$data.O173]);&quot;&quot;;[$data.O173])">
            <text:p/>
          </table:table-cell>
          <table:table-cell table:formula="of:=IF(ISBLANK([$data.P173]);&quot;&quot;;[$data.P173])">
            <text:p/>
          </table:table-cell>
          <table:table-cell table:number-columns-repeated="1008"/>
        </table:table-row>
        <table:table-row table:style-name="ro1" table:visibility="filter">
          <table:table-cell table:style-name="ce165" table:formula="of:=IF(ISBLANK([$data.A174]);&quot;&quot;;[$data.A174])">
            <text:p/>
          </table:table-cell>
          <table:table-cell table:style-name="ce167" table:formula="of:=IF(ISBLANK([$data.B174]);&quot;&quot;;[$data.B174])">
            <text:p/>
          </table:table-cell>
          <table:table-cell table:style-name="ce167" table:formula="of:=IF(ISBLANK([$data.C174]);&quot;&quot;;[$data.C174])">
            <text:p/>
          </table:table-cell>
          <table:table-cell table:style-name="ce167" table:formula="of:=IF(ISBLANK([$data.D174]);&quot;&quot;;[$data.D174])">
            <text:p/>
          </table:table-cell>
          <table:table-cell table:style-name="ce167" table:formula="of:=IF(ISBLANK([$data.E174]);&quot;&quot;;[$data.E174])">
            <text:p/>
          </table:table-cell>
          <table:table-cell table:style-name="ce167" table:formula="of:=IF(ISBLANK([$data.F174]);&quot;&quot;;[$data.F174])">
            <text:p/>
          </table:table-cell>
          <table:table-cell table:style-name="ce167" table:formula="of:=IF(ISBLANK([$data.G174]);&quot;&quot;;[$data.G174])">
            <text:p/>
          </table:table-cell>
          <table:table-cell table:style-name="ce167" table:formula="of:=IF(ISBLANK([$data.H174]);&quot;&quot;;[$data.H174])">
            <text:p/>
          </table:table-cell>
          <table:table-cell table:style-name="ce167" table:formula="of:=IF(ISBLANK([$data.I174]);&quot;&quot;;[$data.I174])">
            <text:p/>
          </table:table-cell>
          <table:table-cell table:style-name="ce3" table:formula="of:=IF(ISBLANK([$data.J174]);&quot;&quot;;[$data.J174])">
            <text:p/>
          </table:table-cell>
          <table:table-cell table:style-name="ce194" table:formula="of:=IF(ISBLANK([$data.K174]);&quot;&quot;;[$data.K174])">
            <text:p/>
          </table:table-cell>
          <table:table-cell table:style-name="ce194" table:formula="of:=IF(ISBLANK([$data.L174]);&quot;&quot;;[$data.L174])">
            <text:p/>
          </table:table-cell>
          <table:table-cell table:formula="of:=IF(ISBLANK([$data.M354]);&quot;&quot;;[$data.M354])">
            <text:p/>
          </table:table-cell>
          <table:table-cell table:formula="of:=IF(ISBLANK([$data.N174]);&quot;&quot;;[$data.N174])">
            <text:p/>
          </table:table-cell>
          <table:table-cell table:formula="of:=IF(ISBLANK([$data.O174]);&quot;&quot;;[$data.O174])">
            <text:p/>
          </table:table-cell>
          <table:table-cell table:formula="of:=IF(ISBLANK([$data.P174]);&quot;&quot;;[$data.P174])">
            <text:p/>
          </table:table-cell>
          <table:table-cell table:number-columns-repeated="1008"/>
        </table:table-row>
        <table:table-row table:style-name="ro1" table:visibility="filter">
          <table:table-cell table:style-name="ce165" table:formula="of:=IF(ISBLANK([$data.A175]);&quot;&quot;;[$data.A175])">
            <text:p/>
          </table:table-cell>
          <table:table-cell table:style-name="ce168" table:formula="of:=IF(ISBLANK([$data.B175]);&quot;&quot;;[$data.B175])">
            <text:p/>
          </table:table-cell>
          <table:table-cell table:style-name="ce168" table:formula="of:=IF(ISBLANK([$data.C175]);&quot;&quot;;[$data.C175])">
            <text:p/>
          </table:table-cell>
          <table:table-cell table:style-name="ce168" table:formula="of:=IF(ISBLANK([$data.D175]);&quot;&quot;;[$data.D175])">
            <text:p/>
          </table:table-cell>
          <table:table-cell table:style-name="ce168" table:formula="of:=IF(ISBLANK([$data.E175]);&quot;&quot;;[$data.E175])">
            <text:p/>
          </table:table-cell>
          <table:table-cell table:style-name="ce168" table:formula="of:=IF(ISBLANK([$data.F175]);&quot;&quot;;[$data.F175])">
            <text:p/>
          </table:table-cell>
          <table:table-cell table:style-name="ce168" table:formula="of:=IF(ISBLANK([$data.G175]);&quot;&quot;;[$data.G175])">
            <text:p/>
          </table:table-cell>
          <table:table-cell table:style-name="ce168" table:formula="of:=IF(ISBLANK([$data.H175]);&quot;&quot;;[$data.H175])">
            <text:p/>
          </table:table-cell>
          <table:table-cell table:style-name="ce168" table:formula="of:=IF(ISBLANK([$data.I175]);&quot;&quot;;[$data.I175])">
            <text:p/>
          </table:table-cell>
          <table:table-cell table:style-name="ce3" table:formula="of:=IF(ISBLANK([$data.J175]);&quot;&quot;;[$data.J175])">
            <text:p/>
          </table:table-cell>
          <table:table-cell table:style-name="ce194" table:formula="of:=IF(ISBLANK([$data.K175]);&quot;&quot;;[$data.K175])">
            <text:p/>
          </table:table-cell>
          <table:table-cell table:style-name="ce194" table:formula="of:=IF(ISBLANK([$data.L175]);&quot;&quot;;[$data.L175])">
            <text:p/>
          </table:table-cell>
          <table:table-cell table:formula="of:=IF(ISBLANK([$data.M355]);&quot;&quot;;[$data.M355])">
            <text:p/>
          </table:table-cell>
          <table:table-cell table:formula="of:=IF(ISBLANK([$data.N175]);&quot;&quot;;[$data.N175])">
            <text:p/>
          </table:table-cell>
          <table:table-cell table:formula="of:=IF(ISBLANK([$data.O175]);&quot;&quot;;[$data.O175])">
            <text:p/>
          </table:table-cell>
          <table:table-cell table:formula="of:=IF(ISBLANK([$data.P175]);&quot;&quot;;[$data.P175])">
            <text:p/>
          </table:table-cell>
          <table:table-cell table:number-columns-repeated="1008"/>
        </table:table-row>
        <table:table-row table:style-name="ro1" table:visibility="filter">
          <table:table-cell table:style-name="ce165" table:formula="of:=IF(ISBLANK([$data.A176]);&quot;&quot;;[$data.A176])">
            <text:p/>
          </table:table-cell>
          <table:table-cell table:style-name="ce167" table:formula="of:=IF(ISBLANK([$data.B176]);&quot;&quot;;[$data.B176])">
            <text:p/>
          </table:table-cell>
          <table:table-cell table:style-name="ce167" table:formula="of:=IF(ISBLANK([$data.C176]);&quot;&quot;;[$data.C176])">
            <text:p/>
          </table:table-cell>
          <table:table-cell table:style-name="ce167" table:formula="of:=IF(ISBLANK([$data.D176]);&quot;&quot;;[$data.D176])">
            <text:p/>
          </table:table-cell>
          <table:table-cell table:style-name="ce167" table:formula="of:=IF(ISBLANK([$data.E176]);&quot;&quot;;[$data.E176])">
            <text:p/>
          </table:table-cell>
          <table:table-cell table:style-name="ce167" table:formula="of:=IF(ISBLANK([$data.F176]);&quot;&quot;;[$data.F176])">
            <text:p/>
          </table:table-cell>
          <table:table-cell table:style-name="ce167" table:formula="of:=IF(ISBLANK([$data.G176]);&quot;&quot;;[$data.G176])">
            <text:p/>
          </table:table-cell>
          <table:table-cell table:style-name="ce167" table:formula="of:=IF(ISBLANK([$data.H176]);&quot;&quot;;[$data.H176])">
            <text:p/>
          </table:table-cell>
          <table:table-cell table:style-name="ce167" table:formula="of:=IF(ISBLANK([$data.I176]);&quot;&quot;;[$data.I176])">
            <text:p/>
          </table:table-cell>
          <table:table-cell table:style-name="ce3" table:formula="of:=IF(ISBLANK([$data.J176]);&quot;&quot;;[$data.J176])">
            <text:p/>
          </table:table-cell>
          <table:table-cell table:style-name="ce194" table:formula="of:=IF(ISBLANK([$data.K176]);&quot;&quot;;[$data.K176])">
            <text:p/>
          </table:table-cell>
          <table:table-cell table:style-name="ce194" table:formula="of:=IF(ISBLANK([$data.L176]);&quot;&quot;;[$data.L176])">
            <text:p/>
          </table:table-cell>
          <table:table-cell table:formula="of:=IF(ISBLANK([$data.M356]);&quot;&quot;;[$data.M356])">
            <text:p/>
          </table:table-cell>
          <table:table-cell table:formula="of:=IF(ISBLANK([$data.N176]);&quot;&quot;;[$data.N176])">
            <text:p/>
          </table:table-cell>
          <table:table-cell table:formula="of:=IF(ISBLANK([$data.O176]);&quot;&quot;;[$data.O176])">
            <text:p/>
          </table:table-cell>
          <table:table-cell table:formula="of:=IF(ISBLANK([$data.P176]);&quot;&quot;;[$data.P176])">
            <text:p/>
          </table:table-cell>
          <table:table-cell table:number-columns-repeated="1008"/>
        </table:table-row>
        <table:table-row table:style-name="ro3" table:visibility="filter">
          <table:table-cell table:style-name="ce165" table:formula="of:=IF(ISBLANK([$data.A177]);&quot;&quot;;[$data.A177])">
            <text:p/>
          </table:table-cell>
          <table:table-cell table:style-name="ce168" table:formula="of:=IF(ISBLANK([$data.B177]);&quot;&quot;;[$data.B177])">
            <text:p/>
          </table:table-cell>
          <table:table-cell table:style-name="ce168" table:formula="of:=IF(ISBLANK([$data.C177]);&quot;&quot;;[$data.C177])">
            <text:p/>
          </table:table-cell>
          <table:table-cell table:style-name="ce168" table:formula="of:=IF(ISBLANK([$data.D177]);&quot;&quot;;[$data.D177])">
            <text:p/>
          </table:table-cell>
          <table:table-cell table:style-name="ce168" table:formula="of:=IF(ISBLANK([$data.E177]);&quot;&quot;;[$data.E177])">
            <text:p/>
          </table:table-cell>
          <table:table-cell table:style-name="ce168" table:formula="of:=IF(ISBLANK([$data.F177]);&quot;&quot;;[$data.F177])">
            <text:p/>
          </table:table-cell>
          <table:table-cell table:style-name="ce168" table:formula="of:=IF(ISBLANK([$data.G177]);&quot;&quot;;[$data.G177])">
            <text:p/>
          </table:table-cell>
          <table:table-cell table:style-name="ce168" table:formula="of:=IF(ISBLANK([$data.H177]);&quot;&quot;;[$data.H177])">
            <text:p/>
          </table:table-cell>
          <table:table-cell table:style-name="ce168" table:formula="of:=IF(ISBLANK([$data.I177]);&quot;&quot;;[$data.I177])">
            <text:p/>
          </table:table-cell>
          <table:table-cell table:style-name="ce3" table:formula="of:=IF(ISBLANK([$data.J177]);&quot;&quot;;[$data.J177])">
            <text:p/>
          </table:table-cell>
          <table:table-cell table:style-name="ce194" table:formula="of:=IF(ISBLANK([$data.K177]);&quot;&quot;;[$data.K177])">
            <text:p/>
          </table:table-cell>
          <table:table-cell table:style-name="ce194" table:formula="of:=IF(ISBLANK([$data.L177]);&quot;&quot;;[$data.L177])">
            <text:p/>
          </table:table-cell>
          <table:table-cell table:formula="of:=IF(ISBLANK([$data.M357]);&quot;&quot;;[$data.M357])">
            <text:p/>
          </table:table-cell>
          <table:table-cell table:formula="of:=IF(ISBLANK([$data.N177]);&quot;&quot;;[$data.N177])">
            <text:p/>
          </table:table-cell>
          <table:table-cell table:formula="of:=IF(ISBLANK([$data.O177]);&quot;&quot;;[$data.O177])">
            <text:p/>
          </table:table-cell>
          <table:table-cell table:formula="of:=IF(ISBLANK([$data.P177]);&quot;&quot;;[$data.P177])">
            <text:p/>
          </table:table-cell>
          <table:table-cell table:number-columns-repeated="1008"/>
        </table:table-row>
        <table:table-row table:style-name="ro3" table:visibility="filter">
          <table:table-cell table:style-name="ce165" table:formula="of:=IF(ISBLANK([$data.A178]);&quot;&quot;;[$data.A178])">
            <text:p/>
          </table:table-cell>
          <table:table-cell table:style-name="ce167" table:formula="of:=IF(ISBLANK([$data.B178]);&quot;&quot;;[$data.B178])">
            <text:p/>
          </table:table-cell>
          <table:table-cell table:style-name="ce167" table:formula="of:=IF(ISBLANK([$data.C178]);&quot;&quot;;[$data.C178])">
            <text:p/>
          </table:table-cell>
          <table:table-cell table:style-name="ce167" table:formula="of:=IF(ISBLANK([$data.D178]);&quot;&quot;;[$data.D178])">
            <text:p/>
          </table:table-cell>
          <table:table-cell table:style-name="ce167" table:formula="of:=IF(ISBLANK([$data.E178]);&quot;&quot;;[$data.E178])">
            <text:p/>
          </table:table-cell>
          <table:table-cell table:style-name="ce167" table:formula="of:=IF(ISBLANK([$data.F178]);&quot;&quot;;[$data.F178])">
            <text:p/>
          </table:table-cell>
          <table:table-cell table:style-name="ce167" table:formula="of:=IF(ISBLANK([$data.G178]);&quot;&quot;;[$data.G178])">
            <text:p/>
          </table:table-cell>
          <table:table-cell table:style-name="ce167" table:formula="of:=IF(ISBLANK([$data.H178]);&quot;&quot;;[$data.H178])">
            <text:p/>
          </table:table-cell>
          <table:table-cell table:style-name="ce167" table:formula="of:=IF(ISBLANK([$data.I178]);&quot;&quot;;[$data.I178])">
            <text:p/>
          </table:table-cell>
          <table:table-cell table:style-name="ce3" table:formula="of:=IF(ISBLANK([$data.J178]);&quot;&quot;;[$data.J178])">
            <text:p/>
          </table:table-cell>
          <table:table-cell table:style-name="ce194" table:formula="of:=IF(ISBLANK([$data.K178]);&quot;&quot;;[$data.K178])">
            <text:p/>
          </table:table-cell>
          <table:table-cell table:style-name="ce194" table:formula="of:=IF(ISBLANK([$data.L178]);&quot;&quot;;[$data.L178])">
            <text:p/>
          </table:table-cell>
          <table:table-cell table:formula="of:=IF(ISBLANK([$data.M358]);&quot;&quot;;[$data.M358])">
            <text:p/>
          </table:table-cell>
          <table:table-cell table:formula="of:=IF(ISBLANK([$data.N178]);&quot;&quot;;[$data.N178])">
            <text:p/>
          </table:table-cell>
          <table:table-cell table:formula="of:=IF(ISBLANK([$data.O178]);&quot;&quot;;[$data.O178])">
            <text:p/>
          </table:table-cell>
          <table:table-cell table:formula="of:=IF(ISBLANK([$data.P178]);&quot;&quot;;[$data.P178])">
            <text:p/>
          </table:table-cell>
          <table:table-cell table:number-columns-repeated="1008"/>
        </table:table-row>
        <table:table-row table:style-name="ro3" table:visibility="filter">
          <table:table-cell table:style-name="ce165" table:formula="of:=IF(ISBLANK([$data.A179]);&quot;&quot;;[$data.A179])">
            <text:p/>
          </table:table-cell>
          <table:table-cell table:style-name="ce168" table:formula="of:=IF(ISBLANK([$data.B179]);&quot;&quot;;[$data.B179])">
            <text:p/>
          </table:table-cell>
          <table:table-cell table:style-name="ce168" table:formula="of:=IF(ISBLANK([$data.C179]);&quot;&quot;;[$data.C179])">
            <text:p/>
          </table:table-cell>
          <table:table-cell table:style-name="ce168" table:formula="of:=IF(ISBLANK([$data.D179]);&quot;&quot;;[$data.D179])">
            <text:p/>
          </table:table-cell>
          <table:table-cell table:style-name="ce168" table:formula="of:=IF(ISBLANK([$data.E179]);&quot;&quot;;[$data.E179])">
            <text:p/>
          </table:table-cell>
          <table:table-cell table:style-name="ce168" table:formula="of:=IF(ISBLANK([$data.F179]);&quot;&quot;;[$data.F179])">
            <text:p/>
          </table:table-cell>
          <table:table-cell table:style-name="ce168" table:formula="of:=IF(ISBLANK([$data.G179]);&quot;&quot;;[$data.G179])">
            <text:p/>
          </table:table-cell>
          <table:table-cell table:style-name="ce168" table:formula="of:=IF(ISBLANK([$data.H179]);&quot;&quot;;[$data.H179])">
            <text:p/>
          </table:table-cell>
          <table:table-cell table:style-name="ce168" table:formula="of:=IF(ISBLANK([$data.I179]);&quot;&quot;;[$data.I179])">
            <text:p/>
          </table:table-cell>
          <table:table-cell table:style-name="ce3" table:formula="of:=IF(ISBLANK([$data.J179]);&quot;&quot;;[$data.J179])">
            <text:p/>
          </table:table-cell>
          <table:table-cell table:style-name="ce194" table:formula="of:=IF(ISBLANK([$data.K179]);&quot;&quot;;[$data.K179])">
            <text:p/>
          </table:table-cell>
          <table:table-cell table:style-name="ce194" table:formula="of:=IF(ISBLANK([$data.L179]);&quot;&quot;;[$data.L179])">
            <text:p/>
          </table:table-cell>
          <table:table-cell table:formula="of:=IF(ISBLANK([$data.M359]);&quot;&quot;;[$data.M359])">
            <text:p/>
          </table:table-cell>
          <table:table-cell table:formula="of:=IF(ISBLANK([$data.N179]);&quot;&quot;;[$data.N179])">
            <text:p/>
          </table:table-cell>
          <table:table-cell table:formula="of:=IF(ISBLANK([$data.O179]);&quot;&quot;;[$data.O179])">
            <text:p/>
          </table:table-cell>
          <table:table-cell table:formula="of:=IF(ISBLANK([$data.P179]);&quot;&quot;;[$data.P179])">
            <text:p/>
          </table:table-cell>
          <table:table-cell table:number-columns-repeated="1008"/>
        </table:table-row>
        <table:table-row table:style-name="ro3">
          <table:table-cell table:style-name="ce188" table:formula="of:=IF(ISBLANK([$data.A181]);&quot;&quot;;[$data.A181])">
            <text:p/>
          </table:table-cell>
          <table:table-cell table:style-name="ce191" table:formula="of:=IF(ISBLANK([$data.B181]);&quot;&quot;;[$data.B181])">
            <text:p/>
          </table:table-cell>
          <table:table-cell table:style-name="ce191" table:formula="of:=IF(ISBLANK([$data.C181]);&quot;&quot;;[$data.C181])">
            <text:p/>
          </table:table-cell>
          <table:table-cell table:style-name="ce191" table:formula="of:=IF(ISBLANK([$data.D181]);&quot;&quot;;[$data.D181])">
            <text:p/>
          </table:table-cell>
          <table:table-cell table:style-name="ce169" table:formula="of:=IF(ISBLANK([$data.E181]);&quot;&quot;;[$data.E181])">
            <text:p/>
          </table:table-cell>
          <table:table-cell table:style-name="ce169" table:formula="of:=IF(ISBLANK([$data.F181]);&quot;&quot;;[$data.F181])">
            <text:p/>
          </table:table-cell>
          <table:table-cell table:style-name="ce169" table:formula="of:=IF(ISBLANK([$data.G181]);&quot;&quot;;[$data.G181])">
            <text:p/>
          </table:table-cell>
          <table:table-cell table:style-name="ce3" table:formula="of:=IF(ISBLANK([$data.H181]);&quot;&quot;;[$data.H181])">
            <text:p/>
          </table:table-cell>
          <table:table-cell table:style-name="ce3" table:formula="of:=IF(ISBLANK([$data.I181]);&quot;&quot;;[$data.I181])">
            <text:p/>
          </table:table-cell>
          <table:table-cell table:style-name="ce3" table:formula="of:=IF(ISBLANK([$data.J181]);&quot;&quot;;[$data.J181])">
            <text:p/>
          </table:table-cell>
          <table:table-cell table:style-name="ce194" table:formula="of:=IF(ISBLANK([$data.K181]);&quot;&quot;;[$data.K181])">
            <text:p/>
          </table:table-cell>
          <table:table-cell table:formula="of:=IF(ISBLANK([$data.L181]);&quot;&quot;;[$data.L181])" office:value-type="float" office:value="1" calcext:value-type="float">
            <text:p>1</text:p>
          </table:table-cell>
          <table:table-cell table:formula="of:=IF(ISBLANK([$data.M361]);&quot;&quot;;[$data.M361])">
            <text:p/>
          </table:table-cell>
          <table:table-cell table:formula="of:=IF(ISBLANK([$data.N181]);&quot;&quot;;[$data.N181])">
            <text:p/>
          </table:table-cell>
          <table:table-cell table:formula="of:=IF(ISBLANK([$data.O181]);&quot;&quot;;[$data.O181])">
            <text:p/>
          </table:table-cell>
          <table:table-cell table:formula="of:=IF(ISBLANK([$data.P181]);&quot;&quot;;[$data.P181])">
            <text:p/>
          </table:table-cell>
          <table:table-cell table:number-columns-repeated="1008"/>
        </table:table-row>
        <table:table-row table:style-name="ro3" table:number-rows-repeated="3">
          <table:table-cell table:number-columns-repeated="4"/>
          <table:table-cell table:style-name="ce169" table:number-columns-repeated="3"/>
          <table:table-cell table:style-name="ce3" table:number-columns-repeated="3"/>
          <table:table-cell table:number-columns-repeated="1014"/>
        </table:table-row>
        <table:table-row table:style-name="ro3">
          <table:table-cell/>
          <table:table-cell table:style-name="ce142"/>
          <table:table-cell table:number-columns-repeated="2"/>
          <table:table-cell table:style-name="ce169" table:number-columns-repeated="3"/>
          <table:table-cell table:style-name="ce3" table:number-columns-repeated="3"/>
          <table:table-cell table:number-columns-repeated="1014"/>
        </table:table-row>
        <table:table-row table:style-name="ro3" table:number-rows-repeated="2">
          <table:table-cell table:number-columns-repeated="4"/>
          <table:table-cell table:style-name="ce169" table:number-columns-repeated="3"/>
          <table:table-cell table:style-name="ce3" table:number-columns-repeated="3"/>
          <table:table-cell table:number-columns-repeated="1014"/>
        </table:table-row>
        <table:table-row table:style-name="ro3" table:number-rows-repeated="66">
          <table:table-cell table:number-columns-repeated="1024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s" table:style-name="ta1">
        <table:table-column table:style-name="co16" table:default-cell-style-name="Default"/>
        <table:table-column table:style-name="co17" table:default-cell-style-name="Default"/>
        <table:table-column table:style-name="co2" table:number-columns-repeated="15" table:default-cell-style-name="Default"/>
        <table:table-row table:style-name="ro1">
          <table:table-cell table:style-name="ce164" table:formula="of:=IF(ISBLANK([$data.A145]);&quot;&quot;;[$data.A145])" office:value-type="string" office:string-value="Teams" calcext:value-type="string">
            <text:p>Teams</text:p>
          </table:table-cell>
          <table:table-cell table:style-name="ce164" table:formula="of:=IF(ISBLANK([$data.B145]);&quot;&quot;;[$data.B145])" office:value-type="string" office:string-value="Textfarbe" calcext:value-type="string">
            <text:p>Textfarbe</text:p>
          </table:table-cell>
          <table:table-cell table:style-name="ce194" table:formula="of:=IF(ISBLANK([$data.C145]);&quot;&quot;;[$data.C145])">
            <text:p/>
          </table:table-cell>
          <table:table-cell table:style-name="ce194" table:formula="of:=IF(ISBLANK([$data.D145]);&quot;&quot;;[$data.D145])">
            <text:p/>
          </table:table-cell>
          <table:table-cell table:style-name="ce194" table:formula="of:=IF(ISBLANK([$data.E145]);&quot;&quot;;[$data.E145])">
            <text:p/>
          </table:table-cell>
          <table:table-cell table:style-name="ce194" table:formula="of:=IF(ISBLANK([$data.F145]);&quot;&quot;;[$data.F145])">
            <text:p/>
          </table:table-cell>
          <table:table-cell table:style-name="ce194" table:formula="of:=IF(ISBLANK([$data.G145]);&quot;&quot;;[$data.G145])">
            <text:p/>
          </table:table-cell>
          <table:table-cell table:style-name="ce194" table:formula="of:=IF(ISBLANK([$data.H145]);&quot;&quot;;[$data.H145])">
            <text:p/>
          </table:table-cell>
          <table:table-cell table:style-name="ce194" table:formula="of:=IF(ISBLANK([$data.I145]);&quot;&quot;;[$data.I145])">
            <text:p/>
          </table:table-cell>
          <table:table-cell table:style-name="ce194" table:formula="of:=IF(ISBLANK([$data.J145]);&quot;&quot;;[$data.J145])">
            <text:p/>
          </table:table-cell>
          <table:table-cell table:style-name="ce194" table:formula="of:=IF(ISBLANK([$data.K145]);&quot;&quot;;[$data.K145])">
            <text:p/>
          </table:table-cell>
          <table:table-cell table:style-name="ce194" table:formula="of:=IF(ISBLANK([$data.L145]);&quot;&quot;;[$data.L145])">
            <text:p/>
          </table:table-cell>
          <table:table-cell table:formula="of:=IF(ISBLANK([$data.M325]);&quot;&quot;;[$data.M325])">
            <text:p/>
          </table:table-cell>
          <table:table-cell table:formula="of:=IF(ISBLANK([$data.N145]);&quot;&quot;;[$data.N145])">
            <text:p/>
          </table:table-cell>
          <table:table-cell table:formula="of:=IF(ISBLANK([$data.O145]);&quot;&quot;;[$data.O145])">
            <text:p/>
          </table:table-cell>
          <table:table-cell table:formula="of:=IF(ISBLANK([$data.P145]);&quot;&quot;;[$data.P145])">
            <text:p/>
          </table:table-cell>
          <table:table-cell table:formula="of:=IF(ISBLANK([$data.Q145]);&quot;&quot;;[$data.Q145])">
            <text:p/>
          </table:table-cell>
        </table:table-row>
        <table:table-row table:style-name="ro1">
          <table:table-cell table:style-name="ce167" table:formula="of:=IF(ISBLANK([$data.A146]);&quot;&quot;;[$data.A146])" office:value-type="string" office:string-value="Norden Rot" calcext:value-type="string">
            <text:p>Norden Rot</text:p>
          </table:table-cell>
          <table:table-cell table:style-name="ce167" table:formula="of:=IF(ISBLANK([$data.B146]);&quot;&quot;;[$data.B146])" office:value-type="string" office:string-value="red" calcext:value-type="string">
            <text:p>red</text:p>
          </table:table-cell>
          <table:table-cell table:style-name="ce194" table:formula="of:=IF(ISBLANK([$data.C146]);&quot;&quot;;[$data.C146])">
            <text:p/>
          </table:table-cell>
          <table:table-cell table:style-name="ce194" table:formula="of:=IF(ISBLANK([$data.D146]);&quot;&quot;;[$data.D146])">
            <text:p/>
          </table:table-cell>
          <table:table-cell table:style-name="ce194" table:formula="of:=IF(ISBLANK([$data.E146]);&quot;&quot;;[$data.E146])">
            <text:p/>
          </table:table-cell>
          <table:table-cell table:style-name="ce194" table:formula="of:=IF(ISBLANK([$data.F146]);&quot;&quot;;[$data.F146])">
            <text:p/>
          </table:table-cell>
          <table:table-cell table:style-name="ce194" table:formula="of:=IF(ISBLANK([$data.G146]);&quot;&quot;;[$data.G146])">
            <text:p/>
          </table:table-cell>
          <table:table-cell table:style-name="ce194" table:formula="of:=IF(ISBLANK([$data.H146]);&quot;&quot;;[$data.H146])">
            <text:p/>
          </table:table-cell>
          <table:table-cell table:style-name="ce194" table:formula="of:=IF(ISBLANK([$data.I146]);&quot;&quot;;[$data.I146])">
            <text:p/>
          </table:table-cell>
          <table:table-cell table:style-name="ce194" table:formula="of:=IF(ISBLANK([$data.J146]);&quot;&quot;;[$data.J146])">
            <text:p/>
          </table:table-cell>
          <table:table-cell table:style-name="ce194" table:formula="of:=IF(ISBLANK([$data.K146]);&quot;&quot;;[$data.K146])">
            <text:p/>
          </table:table-cell>
          <table:table-cell table:formula="of:=IF(ISBLANK([$data.L146]);&quot;&quot;;[$data.L146])" office:value-type="float" office:value="1" calcext:value-type="float">
            <text:p>1</text:p>
          </table:table-cell>
          <table:table-cell table:formula="of:=IF(ISBLANK([$data.M326]);&quot;&quot;;[$data.M326])">
            <text:p/>
          </table:table-cell>
          <table:table-cell table:formula="of:=IF(ISBLANK([$data.N146]);&quot;&quot;;[$data.N146])">
            <text:p/>
          </table:table-cell>
          <table:table-cell table:formula="of:=IF(ISBLANK([$data.O146]);&quot;&quot;;[$data.O146])">
            <text:p/>
          </table:table-cell>
          <table:table-cell table:formula="of:=IF(ISBLANK([$data.P146]);&quot;&quot;;[$data.P146])">
            <text:p/>
          </table:table-cell>
          <table:table-cell table:formula="of:=IF(ISBLANK([$data.Q146]);&quot;&quot;;[$data.Q146])">
            <text:p/>
          </table:table-cell>
        </table:table-row>
        <table:table-row table:style-name="ro1">
          <table:table-cell table:style-name="ce168" table:formula="of:=IF(ISBLANK([$data.A147]);&quot;&quot;;[$data.A147])" office:value-type="string" office:string-value="Norden Grün" calcext:value-type="string">
            <text:p>Norden Grün</text:p>
          </table:table-cell>
          <table:table-cell table:style-name="ce168" table:formula="of:=IF(ISBLANK([$data.B147]);&quot;&quot;;[$data.B147])" office:value-type="string" office:string-value="blue" calcext:value-type="string">
            <text:p>blue</text:p>
          </table:table-cell>
          <table:table-cell table:style-name="ce194" table:formula="of:=IF(ISBLANK([$data.C147]);&quot;&quot;;[$data.C147])">
            <text:p/>
          </table:table-cell>
          <table:table-cell table:style-name="ce194" table:formula="of:=IF(ISBLANK([$data.D147]);&quot;&quot;;[$data.D147])">
            <text:p/>
          </table:table-cell>
          <table:table-cell table:style-name="ce194" table:formula="of:=IF(ISBLANK([$data.E147]);&quot;&quot;;[$data.E147])">
            <text:p/>
          </table:table-cell>
          <table:table-cell table:style-name="ce194" table:formula="of:=IF(ISBLANK([$data.F147]);&quot;&quot;;[$data.F147])">
            <text:p/>
          </table:table-cell>
          <table:table-cell table:style-name="ce194" table:formula="of:=IF(ISBLANK([$data.G147]);&quot;&quot;;[$data.G147])">
            <text:p/>
          </table:table-cell>
          <table:table-cell table:style-name="ce194" table:formula="of:=IF(ISBLANK([$data.H147]);&quot;&quot;;[$data.H147])">
            <text:p/>
          </table:table-cell>
          <table:table-cell table:style-name="ce194" table:formula="of:=IF(ISBLANK([$data.I147]);&quot;&quot;;[$data.I147])">
            <text:p/>
          </table:table-cell>
          <table:table-cell table:style-name="ce194" table:formula="of:=IF(ISBLANK([$data.J147]);&quot;&quot;;[$data.J147])">
            <text:p/>
          </table:table-cell>
          <table:table-cell table:style-name="ce194" table:formula="of:=IF(ISBLANK([$data.K147]);&quot;&quot;;[$data.K147])">
            <text:p/>
          </table:table-cell>
          <table:table-cell table:formula="of:=IF(ISBLANK([$data.L147]);&quot;&quot;;[$data.L147])" office:value-type="float" office:value="1" calcext:value-type="float">
            <text:p>1</text:p>
          </table:table-cell>
          <table:table-cell table:formula="of:=IF(ISBLANK([$data.M327]);&quot;&quot;;[$data.M327])">
            <text:p/>
          </table:table-cell>
          <table:table-cell table:formula="of:=IF(ISBLANK([$data.N147]);&quot;&quot;;[$data.N147])">
            <text:p/>
          </table:table-cell>
          <table:table-cell table:formula="of:=IF(ISBLANK([$data.O147]);&quot;&quot;;[$data.O147])">
            <text:p/>
          </table:table-cell>
          <table:table-cell table:formula="of:=IF(ISBLANK([$data.P147]);&quot;&quot;;[$data.P147])">
            <text:p/>
          </table:table-cell>
          <table:table-cell table:formula="of:=IF(ISBLANK([$data.Q147]);&quot;&quot;;[$data.Q147])">
            <text:p/>
          </table:table-cell>
        </table:table-row>
        <table:table-row table:style-name="ro1">
          <table:table-cell table:style-name="ce167" table:formula="of:=IF(ISBLANK([$data.A148]);&quot;&quot;;[$data.A148])" office:value-type="string" office:string-value="Süden Blau" calcext:value-type="string">
            <text:p>Süden Blau</text:p>
          </table:table-cell>
          <table:table-cell table:style-name="ce167" table:formula="of:=IF(ISBLANK([$data.B148]);&quot;&quot;;[$data.B148])" office:value-type="string" office:string-value="green" calcext:value-type="string">
            <text:p>green</text:p>
          </table:table-cell>
          <table:table-cell table:style-name="ce194" table:formula="of:=IF(ISBLANK([$data.C148]);&quot;&quot;;[$data.C148])">
            <text:p/>
          </table:table-cell>
          <table:table-cell table:style-name="ce194" table:formula="of:=IF(ISBLANK([$data.D148]);&quot;&quot;;[$data.D148])">
            <text:p/>
          </table:table-cell>
          <table:table-cell table:style-name="ce194" table:formula="of:=IF(ISBLANK([$data.E148]);&quot;&quot;;[$data.E148])">
            <text:p/>
          </table:table-cell>
          <table:table-cell table:style-name="ce194" table:formula="of:=IF(ISBLANK([$data.F148]);&quot;&quot;;[$data.F148])">
            <text:p/>
          </table:table-cell>
          <table:table-cell table:style-name="ce194" table:formula="of:=IF(ISBLANK([$data.G148]);&quot;&quot;;[$data.G148])">
            <text:p/>
          </table:table-cell>
          <table:table-cell table:style-name="ce194" table:formula="of:=IF(ISBLANK([$data.H148]);&quot;&quot;;[$data.H148])">
            <text:p/>
          </table:table-cell>
          <table:table-cell table:style-name="ce194" table:formula="of:=IF(ISBLANK([$data.I148]);&quot;&quot;;[$data.I148])">
            <text:p/>
          </table:table-cell>
          <table:table-cell table:style-name="ce194" table:formula="of:=IF(ISBLANK([$data.J148]);&quot;&quot;;[$data.J148])">
            <text:p/>
          </table:table-cell>
          <table:table-cell table:style-name="ce194" table:formula="of:=IF(ISBLANK([$data.K148]);&quot;&quot;;[$data.K148])">
            <text:p/>
          </table:table-cell>
          <table:table-cell table:formula="of:=IF(ISBLANK([$data.L148]);&quot;&quot;;[$data.L148])" office:value-type="float" office:value="1" calcext:value-type="float">
            <text:p>1</text:p>
          </table:table-cell>
          <table:table-cell table:formula="of:=IF(ISBLANK([$data.M328]);&quot;&quot;;[$data.M328])">
            <text:p/>
          </table:table-cell>
          <table:table-cell table:formula="of:=IF(ISBLANK([$data.N148]);&quot;&quot;;[$data.N148])">
            <text:p/>
          </table:table-cell>
          <table:table-cell table:formula="of:=IF(ISBLANK([$data.O148]);&quot;&quot;;[$data.O148])">
            <text:p/>
          </table:table-cell>
          <table:table-cell table:formula="of:=IF(ISBLANK([$data.P148]);&quot;&quot;;[$data.P148])">
            <text:p/>
          </table:table-cell>
          <table:table-cell table:formula="of:=IF(ISBLANK([$data.Q148]);&quot;&quot;;[$data.Q148])">
            <text:p/>
          </table:table-cell>
        </table:table-row>
        <table:table-row table:style-name="ro1">
          <table:table-cell table:style-name="ce168" table:formula="of:=IF(ISBLANK([$data.A149]);&quot;&quot;;[$data.A149])" office:value-type="string" office:string-value="Süden Gelb" calcext:value-type="string">
            <text:p>Süden Gelb</text:p>
          </table:table-cell>
          <table:table-cell table:style-name="ce168" table:formula="of:=IF(ISBLANK([$data.B149]);&quot;&quot;;[$data.B149])" office:value-type="string" office:string-value="red" calcext:value-type="string">
            <text:p>red</text:p>
          </table:table-cell>
          <table:table-cell table:style-name="ce194" table:formula="of:=IF(ISBLANK([$data.C149]);&quot;&quot;;[$data.C149])">
            <text:p/>
          </table:table-cell>
          <table:table-cell table:style-name="ce194" table:formula="of:=IF(ISBLANK([$data.D149]);&quot;&quot;;[$data.D149])">
            <text:p/>
          </table:table-cell>
          <table:table-cell table:style-name="ce194" table:formula="of:=IF(ISBLANK([$data.E149]);&quot;&quot;;[$data.E149])">
            <text:p/>
          </table:table-cell>
          <table:table-cell table:style-name="ce194" table:formula="of:=IF(ISBLANK([$data.F149]);&quot;&quot;;[$data.F149])">
            <text:p/>
          </table:table-cell>
          <table:table-cell table:style-name="ce194" table:formula="of:=IF(ISBLANK([$data.G149]);&quot;&quot;;[$data.G149])">
            <text:p/>
          </table:table-cell>
          <table:table-cell table:style-name="ce194" table:formula="of:=IF(ISBLANK([$data.H149]);&quot;&quot;;[$data.H149])">
            <text:p/>
          </table:table-cell>
          <table:table-cell table:style-name="ce194" table:formula="of:=IF(ISBLANK([$data.I149]);&quot;&quot;;[$data.I149])">
            <text:p/>
          </table:table-cell>
          <table:table-cell table:style-name="ce194" table:formula="of:=IF(ISBLANK([$data.J149]);&quot;&quot;;[$data.J149])">
            <text:p/>
          </table:table-cell>
          <table:table-cell table:style-name="ce194" table:formula="of:=IF(ISBLANK([$data.K149]);&quot;&quot;;[$data.K149])">
            <text:p/>
          </table:table-cell>
          <table:table-cell table:formula="of:=IF(ISBLANK([$data.L149]);&quot;&quot;;[$data.L149])" office:value-type="float" office:value="1" calcext:value-type="float">
            <text:p>1</text:p>
          </table:table-cell>
          <table:table-cell table:formula="of:=IF(ISBLANK([$data.M329]);&quot;&quot;;[$data.M329])">
            <text:p/>
          </table:table-cell>
          <table:table-cell table:formula="of:=IF(ISBLANK([$data.N149]);&quot;&quot;;[$data.N149])">
            <text:p/>
          </table:table-cell>
          <table:table-cell table:formula="of:=IF(ISBLANK([$data.O149]);&quot;&quot;;[$data.O149])">
            <text:p/>
          </table:table-cell>
          <table:table-cell table:formula="of:=IF(ISBLANK([$data.P149]);&quot;&quot;;[$data.P149])">
            <text:p/>
          </table:table-cell>
          <table:table-cell table:formula="of:=IF(ISBLANK([$data.Q149]);&quot;&quot;;[$data.Q149])">
            <text:p/>
          </table:table-cell>
        </table:table-row>
        <table:table-row table:style-name="ro1">
          <table:table-cell table:style-name="ce167" table:formula="of:=IF(ISBLANK([$data.A150]);&quot;&quot;;[$data.A150])" office:value-type="string" office:string-value="Westen Rot" calcext:value-type="string">
            <text:p>Westen Rot</text:p>
          </table:table-cell>
          <table:table-cell table:style-name="ce167" table:formula="of:=IF(ISBLANK([$data.B150]);&quot;&quot;;[$data.B150])" office:value-type="string" office:string-value="blue" calcext:value-type="string">
            <text:p>blue</text:p>
          </table:table-cell>
          <table:table-cell table:style-name="ce194" table:formula="of:=IF(ISBLANK([$data.C150]);&quot;&quot;;[$data.C150])">
            <text:p/>
          </table:table-cell>
          <table:table-cell table:style-name="ce194" table:formula="of:=IF(ISBLANK([$data.D150]);&quot;&quot;;[$data.D150])">
            <text:p/>
          </table:table-cell>
          <table:table-cell table:style-name="ce194" table:formula="of:=IF(ISBLANK([$data.E150]);&quot;&quot;;[$data.E150])">
            <text:p/>
          </table:table-cell>
          <table:table-cell table:style-name="ce194" table:formula="of:=IF(ISBLANK([$data.F150]);&quot;&quot;;[$data.F150])">
            <text:p/>
          </table:table-cell>
          <table:table-cell table:style-name="ce194" table:formula="of:=IF(ISBLANK([$data.G150]);&quot;&quot;;[$data.G150])">
            <text:p/>
          </table:table-cell>
          <table:table-cell table:style-name="ce194" table:formula="of:=IF(ISBLANK([$data.H150]);&quot;&quot;;[$data.H150])">
            <text:p/>
          </table:table-cell>
          <table:table-cell table:style-name="ce194" table:formula="of:=IF(ISBLANK([$data.I150]);&quot;&quot;;[$data.I150])">
            <text:p/>
          </table:table-cell>
          <table:table-cell table:style-name="ce194" table:formula="of:=IF(ISBLANK([$data.J150]);&quot;&quot;;[$data.J150])">
            <text:p/>
          </table:table-cell>
          <table:table-cell table:style-name="ce194" table:formula="of:=IF(ISBLANK([$data.K150]);&quot;&quot;;[$data.K150])">
            <text:p/>
          </table:table-cell>
          <table:table-cell table:formula="of:=IF(ISBLANK([$data.L150]);&quot;&quot;;[$data.L150])" office:value-type="float" office:value="1" calcext:value-type="float">
            <text:p>1</text:p>
          </table:table-cell>
          <table:table-cell table:formula="of:=IF(ISBLANK([$data.M330]);&quot;&quot;;[$data.M330])">
            <text:p/>
          </table:table-cell>
          <table:table-cell table:formula="of:=IF(ISBLANK([$data.N150]);&quot;&quot;;[$data.N150])">
            <text:p/>
          </table:table-cell>
          <table:table-cell table:formula="of:=IF(ISBLANK([$data.O150]);&quot;&quot;;[$data.O150])">
            <text:p/>
          </table:table-cell>
          <table:table-cell table:formula="of:=IF(ISBLANK([$data.P150]);&quot;&quot;;[$data.P150])">
            <text:p/>
          </table:table-cell>
          <table:table-cell table:formula="of:=IF(ISBLANK([$data.Q150]);&quot;&quot;;[$data.Q150])">
            <text:p/>
          </table:table-cell>
        </table:table-row>
        <table:table-row table:style-name="ro1">
          <table:table-cell table:style-name="ce168" table:formula="of:=IF(ISBLANK([$data.A151]);&quot;&quot;;[$data.A151])" office:value-type="string" office:string-value="Westen Grün" calcext:value-type="string">
            <text:p>Westen Grün</text:p>
          </table:table-cell>
          <table:table-cell table:style-name="ce168" table:formula="of:=IF(ISBLANK([$data.B151]);&quot;&quot;;[$data.B151])" office:value-type="string" office:string-value="green" calcext:value-type="string">
            <text:p>green</text:p>
          </table:table-cell>
          <table:table-cell table:style-name="ce194" table:formula="of:=IF(ISBLANK([$data.C151]);&quot;&quot;;[$data.C151])">
            <text:p/>
          </table:table-cell>
          <table:table-cell table:style-name="ce194" table:formula="of:=IF(ISBLANK([$data.D151]);&quot;&quot;;[$data.D151])">
            <text:p/>
          </table:table-cell>
          <table:table-cell table:style-name="ce194" table:formula="of:=IF(ISBLANK([$data.E151]);&quot;&quot;;[$data.E151])">
            <text:p/>
          </table:table-cell>
          <table:table-cell table:style-name="ce194" table:formula="of:=IF(ISBLANK([$data.F151]);&quot;&quot;;[$data.F151])">
            <text:p/>
          </table:table-cell>
          <table:table-cell table:style-name="ce194" table:formula="of:=IF(ISBLANK([$data.G151]);&quot;&quot;;[$data.G151])">
            <text:p/>
          </table:table-cell>
          <table:table-cell table:style-name="ce194" table:formula="of:=IF(ISBLANK([$data.H151]);&quot;&quot;;[$data.H151])">
            <text:p/>
          </table:table-cell>
          <table:table-cell table:style-name="ce194" table:formula="of:=IF(ISBLANK([$data.I151]);&quot;&quot;;[$data.I151])">
            <text:p/>
          </table:table-cell>
          <table:table-cell table:style-name="ce194" table:formula="of:=IF(ISBLANK([$data.J151]);&quot;&quot;;[$data.J151])">
            <text:p/>
          </table:table-cell>
          <table:table-cell table:style-name="ce194" table:formula="of:=IF(ISBLANK([$data.K151]);&quot;&quot;;[$data.K151])">
            <text:p/>
          </table:table-cell>
          <table:table-cell table:formula="of:=IF(ISBLANK([$data.L151]);&quot;&quot;;[$data.L151])" office:value-type="float" office:value="1" calcext:value-type="float">
            <text:p>1</text:p>
          </table:table-cell>
          <table:table-cell table:formula="of:=IF(ISBLANK([$data.M331]);&quot;&quot;;[$data.M331])">
            <text:p/>
          </table:table-cell>
          <table:table-cell table:formula="of:=IF(ISBLANK([$data.N151]);&quot;&quot;;[$data.N151])">
            <text:p/>
          </table:table-cell>
          <table:table-cell table:formula="of:=IF(ISBLANK([$data.O151]);&quot;&quot;;[$data.O151])">
            <text:p/>
          </table:table-cell>
          <table:table-cell table:formula="of:=IF(ISBLANK([$data.P151]);&quot;&quot;;[$data.P151])">
            <text:p/>
          </table:table-cell>
          <table:table-cell table:formula="of:=IF(ISBLANK([$data.Q151]);&quot;&quot;;[$data.Q151])">
            <text:p/>
          </table:table-cell>
        </table:table-row>
        <table:table-row table:style-name="ro1">
          <table:table-cell table:style-name="ce167" table:formula="of:=IF(ISBLANK([$data.A152]);&quot;&quot;;[$data.A152])" office:value-type="string" office:string-value="Osten Violett" calcext:value-type="string">
            <text:p>Osten Violett</text:p>
          </table:table-cell>
          <table:table-cell table:style-name="ce167" table:formula="of:=IF(ISBLANK([$data.B152]);&quot;&quot;;[$data.B152])" office:value-type="string" office:string-value="red" calcext:value-type="string">
            <text:p>red</text:p>
          </table:table-cell>
          <table:table-cell table:style-name="ce194" table:formula="of:=IF(ISBLANK([$data.C152]);&quot;&quot;;[$data.C152])">
            <text:p/>
          </table:table-cell>
          <table:table-cell table:style-name="ce194" table:formula="of:=IF(ISBLANK([$data.D152]);&quot;&quot;;[$data.D152])">
            <text:p/>
          </table:table-cell>
          <table:table-cell table:style-name="ce194" table:formula="of:=IF(ISBLANK([$data.E152]);&quot;&quot;;[$data.E152])">
            <text:p/>
          </table:table-cell>
          <table:table-cell table:style-name="ce194" table:formula="of:=IF(ISBLANK([$data.F152]);&quot;&quot;;[$data.F152])">
            <text:p/>
          </table:table-cell>
          <table:table-cell table:style-name="ce194" table:formula="of:=IF(ISBLANK([$data.G152]);&quot;&quot;;[$data.G152])">
            <text:p/>
          </table:table-cell>
          <table:table-cell table:style-name="ce194" table:formula="of:=IF(ISBLANK([$data.H152]);&quot;&quot;;[$data.H152])">
            <text:p/>
          </table:table-cell>
          <table:table-cell table:style-name="ce194" table:formula="of:=IF(ISBLANK([$data.I152]);&quot;&quot;;[$data.I152])">
            <text:p/>
          </table:table-cell>
          <table:table-cell table:style-name="ce194" table:formula="of:=IF(ISBLANK([$data.J152]);&quot;&quot;;[$data.J152])">
            <text:p/>
          </table:table-cell>
          <table:table-cell table:style-name="ce194" table:formula="of:=IF(ISBLANK([$data.K152]);&quot;&quot;;[$data.K152])">
            <text:p/>
          </table:table-cell>
          <table:table-cell table:formula="of:=IF(ISBLANK([$data.L152]);&quot;&quot;;[$data.L152])" office:value-type="float" office:value="1" calcext:value-type="float">
            <text:p>1</text:p>
          </table:table-cell>
          <table:table-cell table:formula="of:=IF(ISBLANK([$data.M332]);&quot;&quot;;[$data.M332])">
            <text:p/>
          </table:table-cell>
          <table:table-cell table:formula="of:=IF(ISBLANK([$data.N152]);&quot;&quot;;[$data.N152])">
            <text:p/>
          </table:table-cell>
          <table:table-cell table:formula="of:=IF(ISBLANK([$data.O152]);&quot;&quot;;[$data.O152])">
            <text:p/>
          </table:table-cell>
          <table:table-cell table:formula="of:=IF(ISBLANK([$data.P152]);&quot;&quot;;[$data.P152])">
            <text:p/>
          </table:table-cell>
          <table:table-cell table:formula="of:=IF(ISBLANK([$data.Q152]);&quot;&quot;;[$data.Q152])">
            <text:p/>
          </table:table-cell>
        </table:table-row>
        <table:table-row table:style-name="ro1">
          <table:table-cell table:style-name="ce168" table:formula="of:=IF(ISBLANK([$data.A153]);&quot;&quot;;[$data.A153])" office:value-type="string" office:string-value="Osten Grau" calcext:value-type="string">
            <text:p>Osten Grau</text:p>
          </table:table-cell>
          <table:table-cell table:style-name="ce168" table:formula="of:=IF(ISBLANK([$data.B153]);&quot;&quot;;[$data.B153])" office:value-type="string" office:string-value="blue" calcext:value-type="string">
            <text:p>blue</text:p>
          </table:table-cell>
          <table:table-cell table:style-name="ce194" table:formula="of:=IF(ISBLANK([$data.C153]);&quot;&quot;;[$data.C153])">
            <text:p/>
          </table:table-cell>
          <table:table-cell table:style-name="ce194" table:formula="of:=IF(ISBLANK([$data.D153]);&quot;&quot;;[$data.D153])">
            <text:p/>
          </table:table-cell>
          <table:table-cell table:style-name="ce194" table:formula="of:=IF(ISBLANK([$data.E153]);&quot;&quot;;[$data.E153])">
            <text:p/>
          </table:table-cell>
          <table:table-cell table:style-name="ce194" table:formula="of:=IF(ISBLANK([$data.F153]);&quot;&quot;;[$data.F153])">
            <text:p/>
          </table:table-cell>
          <table:table-cell table:style-name="ce194" table:formula="of:=IF(ISBLANK([$data.G153]);&quot;&quot;;[$data.G153])">
            <text:p/>
          </table:table-cell>
          <table:table-cell table:style-name="ce194" table:formula="of:=IF(ISBLANK([$data.H153]);&quot;&quot;;[$data.H153])">
            <text:p/>
          </table:table-cell>
          <table:table-cell table:style-name="ce194" table:formula="of:=IF(ISBLANK([$data.I153]);&quot;&quot;;[$data.I153])">
            <text:p/>
          </table:table-cell>
          <table:table-cell table:style-name="ce194" table:formula="of:=IF(ISBLANK([$data.J153]);&quot;&quot;;[$data.J153])">
            <text:p/>
          </table:table-cell>
          <table:table-cell table:style-name="ce194" table:formula="of:=IF(ISBLANK([$data.K153]);&quot;&quot;;[$data.K153])">
            <text:p/>
          </table:table-cell>
          <table:table-cell table:style-name="ce194" table:formula="of:=IF(ISBLANK([$data.L153]);&quot;&quot;;[$data.L153])" office:value-type="float" office:value="1" calcext:value-type="float">
            <text:p>1</text:p>
          </table:table-cell>
          <table:table-cell table:formula="of:=IF(ISBLANK([$data.M333]);&quot;&quot;;[$data.M333])">
            <text:p/>
          </table:table-cell>
          <table:table-cell table:formula="of:=IF(ISBLANK([$data.N153]);&quot;&quot;;[$data.N153])">
            <text:p/>
          </table:table-cell>
          <table:table-cell table:formula="of:=IF(ISBLANK([$data.O153]);&quot;&quot;;[$data.O153])">
            <text:p/>
          </table:table-cell>
          <table:table-cell table:formula="of:=IF(ISBLANK([$data.P153]);&quot;&quot;;[$data.P153])">
            <text:p/>
          </table:table-cell>
          <table:table-cell table:formula="of:=IF(ISBLANK([$data.Q153]);&quot;&quot;;[$data.Q153])">
            <text:p/>
          </table:table-cell>
        </table:table-row>
        <table:table-row table:style-name="ro1" table:visibility="filter">
          <table:table-cell table:style-name="ce167" table:formula="of:=IF(ISBLANK([$data.A154]);&quot;&quot;;[$data.A154])">
            <text:p/>
          </table:table-cell>
          <table:table-cell table:style-name="ce167" table:formula="of:=IF(ISBLANK([$data.B154]);&quot;&quot;;[$data.B154])">
            <text:p/>
          </table:table-cell>
          <table:table-cell table:style-name="ce194" table:formula="of:=IF(ISBLANK([$data.C154]);&quot;&quot;;[$data.C154])">
            <text:p/>
          </table:table-cell>
          <table:table-cell table:style-name="ce194" table:formula="of:=IF(ISBLANK([$data.D154]);&quot;&quot;;[$data.D154])">
            <text:p/>
          </table:table-cell>
          <table:table-cell table:style-name="ce194" table:formula="of:=IF(ISBLANK([$data.E154]);&quot;&quot;;[$data.E154])">
            <text:p/>
          </table:table-cell>
          <table:table-cell table:style-name="ce194" table:formula="of:=IF(ISBLANK([$data.F154]);&quot;&quot;;[$data.F154])">
            <text:p/>
          </table:table-cell>
          <table:table-cell table:style-name="ce194" table:formula="of:=IF(ISBLANK([$data.G154]);&quot;&quot;;[$data.G154])">
            <text:p/>
          </table:table-cell>
          <table:table-cell table:style-name="ce194" table:formula="of:=IF(ISBLANK([$data.H154]);&quot;&quot;;[$data.H154])">
            <text:p/>
          </table:table-cell>
          <table:table-cell table:style-name="ce194" table:formula="of:=IF(ISBLANK([$data.I154]);&quot;&quot;;[$data.I154])">
            <text:p/>
          </table:table-cell>
          <table:table-cell table:style-name="ce194" table:formula="of:=IF(ISBLANK([$data.J154]);&quot;&quot;;[$data.J154])">
            <text:p/>
          </table:table-cell>
          <table:table-cell table:style-name="ce194" table:formula="of:=IF(ISBLANK([$data.K154]);&quot;&quot;;[$data.K154])">
            <text:p/>
          </table:table-cell>
          <table:table-cell table:style-name="ce194" table:formula="of:=IF(ISBLANK([$data.L154]);&quot;&quot;;[$data.L154])">
            <text:p/>
          </table:table-cell>
          <table:table-cell table:formula="of:=IF(ISBLANK([$data.M334]);&quot;&quot;;[$data.M334])">
            <text:p/>
          </table:table-cell>
          <table:table-cell table:formula="of:=IF(ISBLANK([$data.N154]);&quot;&quot;;[$data.N154])">
            <text:p/>
          </table:table-cell>
          <table:table-cell table:formula="of:=IF(ISBLANK([$data.O154]);&quot;&quot;;[$data.O154])">
            <text:p/>
          </table:table-cell>
          <table:table-cell table:formula="of:=IF(ISBLANK([$data.P154]);&quot;&quot;;[$data.P154])">
            <text:p/>
          </table:table-cell>
          <table:table-cell table:formula="of:=IF(ISBLANK([$data.Q154]);&quot;&quot;;[$data.Q154])">
            <text:p/>
          </table:table-cell>
        </table:table-row>
        <table:table-row table:style-name="ro1" table:visibility="filter">
          <table:table-cell table:style-name="ce168" table:formula="of:=IF(ISBLANK([$data.A155]);&quot;&quot;;[$data.A155])">
            <text:p/>
          </table:table-cell>
          <table:table-cell table:style-name="ce168" table:formula="of:=IF(ISBLANK([$data.B155]);&quot;&quot;;[$data.B155])">
            <text:p/>
          </table:table-cell>
          <table:table-cell table:style-name="ce194" table:formula="of:=IF(ISBLANK([$data.C155]);&quot;&quot;;[$data.C155])">
            <text:p/>
          </table:table-cell>
          <table:table-cell table:style-name="ce194" table:formula="of:=IF(ISBLANK([$data.D155]);&quot;&quot;;[$data.D155])">
            <text:p/>
          </table:table-cell>
          <table:table-cell table:style-name="ce194" table:formula="of:=IF(ISBLANK([$data.E155]);&quot;&quot;;[$data.E155])">
            <text:p/>
          </table:table-cell>
          <table:table-cell table:style-name="ce194" table:formula="of:=IF(ISBLANK([$data.F155]);&quot;&quot;;[$data.F155])">
            <text:p/>
          </table:table-cell>
          <table:table-cell table:style-name="ce194" table:formula="of:=IF(ISBLANK([$data.G155]);&quot;&quot;;[$data.G155])">
            <text:p/>
          </table:table-cell>
          <table:table-cell table:style-name="ce194" table:formula="of:=IF(ISBLANK([$data.H155]);&quot;&quot;;[$data.H155])">
            <text:p/>
          </table:table-cell>
          <table:table-cell table:style-name="ce194" table:formula="of:=IF(ISBLANK([$data.I155]);&quot;&quot;;[$data.I155])">
            <text:p/>
          </table:table-cell>
          <table:table-cell table:style-name="ce194" table:formula="of:=IF(ISBLANK([$data.J155]);&quot;&quot;;[$data.J155])">
            <text:p/>
          </table:table-cell>
          <table:table-cell table:style-name="ce194" table:formula="of:=IF(ISBLANK([$data.K155]);&quot;&quot;;[$data.K155])">
            <text:p/>
          </table:table-cell>
          <table:table-cell table:style-name="ce194" table:formula="of:=IF(ISBLANK([$data.L155]);&quot;&quot;;[$data.L155])">
            <text:p/>
          </table:table-cell>
          <table:table-cell table:formula="of:=IF(ISBLANK([$data.M335]);&quot;&quot;;[$data.M335])">
            <text:p/>
          </table:table-cell>
          <table:table-cell table:formula="of:=IF(ISBLANK([$data.N155]);&quot;&quot;;[$data.N155])">
            <text:p/>
          </table:table-cell>
          <table:table-cell table:formula="of:=IF(ISBLANK([$data.O155]);&quot;&quot;;[$data.O155])">
            <text:p/>
          </table:table-cell>
          <table:table-cell table:formula="of:=IF(ISBLANK([$data.P155]);&quot;&quot;;[$data.P155])">
            <text:p/>
          </table:table-cell>
          <table:table-cell table:formula="of:=IF(ISBLANK([$data.Q155]);&quot;&quot;;[$data.Q155])">
            <text:p/>
          </table:table-cell>
        </table:table-row>
        <table:table-row table:style-name="ro1" table:visibility="filter">
          <table:table-cell table:style-name="ce167" table:formula="of:=IF(ISBLANK([$data.A156]);&quot;&quot;;[$data.A156])">
            <text:p/>
          </table:table-cell>
          <table:table-cell table:style-name="ce167" table:formula="of:=IF(ISBLANK([$data.B156]);&quot;&quot;;[$data.B156])">
            <text:p/>
          </table:table-cell>
          <table:table-cell table:style-name="ce194" table:formula="of:=IF(ISBLANK([$data.C156]);&quot;&quot;;[$data.C156])">
            <text:p/>
          </table:table-cell>
          <table:table-cell table:style-name="ce194" table:formula="of:=IF(ISBLANK([$data.D156]);&quot;&quot;;[$data.D156])">
            <text:p/>
          </table:table-cell>
          <table:table-cell table:style-name="ce194" table:formula="of:=IF(ISBLANK([$data.E156]);&quot;&quot;;[$data.E156])">
            <text:p/>
          </table:table-cell>
          <table:table-cell table:style-name="ce194" table:formula="of:=IF(ISBLANK([$data.F156]);&quot;&quot;;[$data.F156])">
            <text:p/>
          </table:table-cell>
          <table:table-cell table:style-name="ce194" table:formula="of:=IF(ISBLANK([$data.G156]);&quot;&quot;;[$data.G156])">
            <text:p/>
          </table:table-cell>
          <table:table-cell table:style-name="ce194" table:formula="of:=IF(ISBLANK([$data.H156]);&quot;&quot;;[$data.H156])">
            <text:p/>
          </table:table-cell>
          <table:table-cell table:style-name="ce194" table:formula="of:=IF(ISBLANK([$data.I156]);&quot;&quot;;[$data.I156])">
            <text:p/>
          </table:table-cell>
          <table:table-cell table:style-name="ce194" table:formula="of:=IF(ISBLANK([$data.J156]);&quot;&quot;;[$data.J156])">
            <text:p/>
          </table:table-cell>
          <table:table-cell table:style-name="ce194" table:formula="of:=IF(ISBLANK([$data.K156]);&quot;&quot;;[$data.K156])">
            <text:p/>
          </table:table-cell>
          <table:table-cell table:style-name="ce194" table:formula="of:=IF(ISBLANK([$data.L156]);&quot;&quot;;[$data.L156])">
            <text:p/>
          </table:table-cell>
          <table:table-cell table:formula="of:=IF(ISBLANK([$data.M336]);&quot;&quot;;[$data.M336])">
            <text:p/>
          </table:table-cell>
          <table:table-cell table:formula="of:=IF(ISBLANK([$data.N156]);&quot;&quot;;[$data.N156])">
            <text:p/>
          </table:table-cell>
          <table:table-cell table:formula="of:=IF(ISBLANK([$data.O156]);&quot;&quot;;[$data.O156])">
            <text:p/>
          </table:table-cell>
          <table:table-cell table:formula="of:=IF(ISBLANK([$data.P156]);&quot;&quot;;[$data.P156])">
            <text:p/>
          </table:table-cell>
          <table:table-cell table:formula="of:=IF(ISBLANK([$data.Q156]);&quot;&quot;;[$data.Q156])">
            <text:p/>
          </table:table-cell>
        </table:table-row>
        <table:table-row table:style-name="ro1" table:visibility="filter">
          <table:table-cell table:style-name="ce168" table:formula="of:=IF(ISBLANK([$data.A157]);&quot;&quot;;[$data.A157])">
            <text:p/>
          </table:table-cell>
          <table:table-cell table:style-name="ce168" table:formula="of:=IF(ISBLANK([$data.B157]);&quot;&quot;;[$data.B157])">
            <text:p/>
          </table:table-cell>
          <table:table-cell table:style-name="ce194" table:formula="of:=IF(ISBLANK([$data.C157]);&quot;&quot;;[$data.C157])">
            <text:p/>
          </table:table-cell>
          <table:table-cell table:style-name="ce194" table:formula="of:=IF(ISBLANK([$data.D157]);&quot;&quot;;[$data.D157])">
            <text:p/>
          </table:table-cell>
          <table:table-cell table:style-name="ce194" table:formula="of:=IF(ISBLANK([$data.E157]);&quot;&quot;;[$data.E157])">
            <text:p/>
          </table:table-cell>
          <table:table-cell table:style-name="ce194" table:formula="of:=IF(ISBLANK([$data.F157]);&quot;&quot;;[$data.F157])">
            <text:p/>
          </table:table-cell>
          <table:table-cell table:style-name="ce194" table:formula="of:=IF(ISBLANK([$data.G157]);&quot;&quot;;[$data.G157])">
            <text:p/>
          </table:table-cell>
          <table:table-cell table:style-name="ce194" table:formula="of:=IF(ISBLANK([$data.H157]);&quot;&quot;;[$data.H157])">
            <text:p/>
          </table:table-cell>
          <table:table-cell table:style-name="ce194" table:formula="of:=IF(ISBLANK([$data.I157]);&quot;&quot;;[$data.I157])">
            <text:p/>
          </table:table-cell>
          <table:table-cell table:style-name="ce194" table:formula="of:=IF(ISBLANK([$data.J157]);&quot;&quot;;[$data.J157])">
            <text:p/>
          </table:table-cell>
          <table:table-cell table:style-name="ce194" table:formula="of:=IF(ISBLANK([$data.K157]);&quot;&quot;;[$data.K157])">
            <text:p/>
          </table:table-cell>
          <table:table-cell table:style-name="ce194" table:formula="of:=IF(ISBLANK([$data.L157]);&quot;&quot;;[$data.L157])">
            <text:p/>
          </table:table-cell>
          <table:table-cell table:formula="of:=IF(ISBLANK([$data.M337]);&quot;&quot;;[$data.M337])">
            <text:p/>
          </table:table-cell>
          <table:table-cell table:formula="of:=IF(ISBLANK([$data.N157]);&quot;&quot;;[$data.N157])">
            <text:p/>
          </table:table-cell>
          <table:table-cell table:formula="of:=IF(ISBLANK([$data.O157]);&quot;&quot;;[$data.O157])">
            <text:p/>
          </table:table-cell>
          <table:table-cell table:formula="of:=IF(ISBLANK([$data.P157]);&quot;&quot;;[$data.P157])">
            <text:p/>
          </table:table-cell>
          <table:table-cell table:formula="of:=IF(ISBLANK([$data.Q157]);&quot;&quot;;[$data.Q157])">
            <text:p/>
          </table:table-cell>
        </table:table-row>
        <table:table-row table:style-name="ro1" table:visibility="filter">
          <table:table-cell table:style-name="ce167" table:formula="of:=IF(ISBLANK([$data.A158]);&quot;&quot;;[$data.A158])">
            <text:p/>
          </table:table-cell>
          <table:table-cell table:style-name="ce167" table:formula="of:=IF(ISBLANK([$data.B158]);&quot;&quot;;[$data.B158])">
            <text:p/>
          </table:table-cell>
          <table:table-cell table:style-name="ce194" table:formula="of:=IF(ISBLANK([$data.C158]);&quot;&quot;;[$data.C158])">
            <text:p/>
          </table:table-cell>
          <table:table-cell table:style-name="ce194" table:formula="of:=IF(ISBLANK([$data.D158]);&quot;&quot;;[$data.D158])">
            <text:p/>
          </table:table-cell>
          <table:table-cell table:style-name="ce194" table:formula="of:=IF(ISBLANK([$data.E158]);&quot;&quot;;[$data.E158])">
            <text:p/>
          </table:table-cell>
          <table:table-cell table:style-name="ce194" table:formula="of:=IF(ISBLANK([$data.F158]);&quot;&quot;;[$data.F158])">
            <text:p/>
          </table:table-cell>
          <table:table-cell table:style-name="ce194" table:formula="of:=IF(ISBLANK([$data.G158]);&quot;&quot;;[$data.G158])">
            <text:p/>
          </table:table-cell>
          <table:table-cell table:style-name="ce194" table:formula="of:=IF(ISBLANK([$data.H158]);&quot;&quot;;[$data.H158])">
            <text:p/>
          </table:table-cell>
          <table:table-cell table:style-name="ce194" table:formula="of:=IF(ISBLANK([$data.I158]);&quot;&quot;;[$data.I158])">
            <text:p/>
          </table:table-cell>
          <table:table-cell table:style-name="ce194" table:formula="of:=IF(ISBLANK([$data.J158]);&quot;&quot;;[$data.J158])">
            <text:p/>
          </table:table-cell>
          <table:table-cell table:style-name="ce194" table:formula="of:=IF(ISBLANK([$data.K158]);&quot;&quot;;[$data.K158])">
            <text:p/>
          </table:table-cell>
          <table:table-cell table:style-name="ce194" table:formula="of:=IF(ISBLANK([$data.L158]);&quot;&quot;;[$data.L158])">
            <text:p/>
          </table:table-cell>
          <table:table-cell table:formula="of:=IF(ISBLANK([$data.M338]);&quot;&quot;;[$data.M338])">
            <text:p/>
          </table:table-cell>
          <table:table-cell table:formula="of:=IF(ISBLANK([$data.N158]);&quot;&quot;;[$data.N158])">
            <text:p/>
          </table:table-cell>
          <table:table-cell table:formula="of:=IF(ISBLANK([$data.O158]);&quot;&quot;;[$data.O158])">
            <text:p/>
          </table:table-cell>
          <table:table-cell table:formula="of:=IF(ISBLANK([$data.P158]);&quot;&quot;;[$data.P158])">
            <text:p/>
          </table:table-cell>
          <table:table-cell table:formula="of:=IF(ISBLANK([$data.Q158]);&quot;&quot;;[$data.Q158])">
            <text:p/>
          </table:table-cell>
        </table:table-row>
        <table:table-row table:style-name="ro1" table:visibility="filter">
          <table:table-cell table:style-name="ce168" table:formula="of:=IF(ISBLANK([$data.A159]);&quot;&quot;;[$data.A159])">
            <text:p/>
          </table:table-cell>
          <table:table-cell table:style-name="ce168" table:formula="of:=IF(ISBLANK([$data.B159]);&quot;&quot;;[$data.B159])">
            <text:p/>
          </table:table-cell>
          <table:table-cell table:style-name="ce194" table:formula="of:=IF(ISBLANK([$data.C159]);&quot;&quot;;[$data.C159])">
            <text:p/>
          </table:table-cell>
          <table:table-cell table:style-name="ce194" table:formula="of:=IF(ISBLANK([$data.D159]);&quot;&quot;;[$data.D159])">
            <text:p/>
          </table:table-cell>
          <table:table-cell table:style-name="ce194" table:formula="of:=IF(ISBLANK([$data.E159]);&quot;&quot;;[$data.E159])">
            <text:p/>
          </table:table-cell>
          <table:table-cell table:style-name="ce194" table:formula="of:=IF(ISBLANK([$data.F159]);&quot;&quot;;[$data.F159])">
            <text:p/>
          </table:table-cell>
          <table:table-cell table:style-name="ce194" table:formula="of:=IF(ISBLANK([$data.G159]);&quot;&quot;;[$data.G159])">
            <text:p/>
          </table:table-cell>
          <table:table-cell table:style-name="ce194" table:formula="of:=IF(ISBLANK([$data.H159]);&quot;&quot;;[$data.H159])">
            <text:p/>
          </table:table-cell>
          <table:table-cell table:style-name="ce194" table:formula="of:=IF(ISBLANK([$data.I159]);&quot;&quot;;[$data.I159])">
            <text:p/>
          </table:table-cell>
          <table:table-cell table:style-name="ce194" table:formula="of:=IF(ISBLANK([$data.J159]);&quot;&quot;;[$data.J159])">
            <text:p/>
          </table:table-cell>
          <table:table-cell table:style-name="ce194" table:formula="of:=IF(ISBLANK([$data.K159]);&quot;&quot;;[$data.K159])">
            <text:p/>
          </table:table-cell>
          <table:table-cell table:style-name="ce194" table:formula="of:=IF(ISBLANK([$data.L159]);&quot;&quot;;[$data.L159])">
            <text:p/>
          </table:table-cell>
          <table:table-cell table:formula="of:=IF(ISBLANK([$data.M339]);&quot;&quot;;[$data.M339])">
            <text:p/>
          </table:table-cell>
          <table:table-cell table:formula="of:=IF(ISBLANK([$data.N159]);&quot;&quot;;[$data.N159])">
            <text:p/>
          </table:table-cell>
          <table:table-cell table:formula="of:=IF(ISBLANK([$data.O159]);&quot;&quot;;[$data.O159])">
            <text:p/>
          </table:table-cell>
          <table:table-cell table:formula="of:=IF(ISBLANK([$data.P159]);&quot;&quot;;[$data.P159])">
            <text:p/>
          </table:table-cell>
          <table:table-cell table:formula="of:=IF(ISBLANK([$data.Q159]);&quot;&quot;;[$data.Q159])">
            <text:p/>
          </table:table-cell>
        </table:table-row>
        <table:table-row table:style-name="ro1" table:visibility="filter">
          <table:table-cell table:style-name="ce167" table:formula="of:=IF(ISBLANK([$data.A160]);&quot;&quot;;[$data.A160])">
            <text:p/>
          </table:table-cell>
          <table:table-cell table:style-name="ce167" table:formula="of:=IF(ISBLANK([$data.B160]);&quot;&quot;;[$data.B160])">
            <text:p/>
          </table:table-cell>
          <table:table-cell table:style-name="ce194" table:formula="of:=IF(ISBLANK([$data.C160]);&quot;&quot;;[$data.C160])">
            <text:p/>
          </table:table-cell>
          <table:table-cell table:style-name="ce194" table:formula="of:=IF(ISBLANK([$data.D160]);&quot;&quot;;[$data.D160])">
            <text:p/>
          </table:table-cell>
          <table:table-cell table:style-name="ce194" table:formula="of:=IF(ISBLANK([$data.E160]);&quot;&quot;;[$data.E160])">
            <text:p/>
          </table:table-cell>
          <table:table-cell table:style-name="ce194" table:formula="of:=IF(ISBLANK([$data.F160]);&quot;&quot;;[$data.F160])">
            <text:p/>
          </table:table-cell>
          <table:table-cell table:style-name="ce194" table:formula="of:=IF(ISBLANK([$data.G160]);&quot;&quot;;[$data.G160])">
            <text:p/>
          </table:table-cell>
          <table:table-cell table:style-name="ce194" table:formula="of:=IF(ISBLANK([$data.H160]);&quot;&quot;;[$data.H160])">
            <text:p/>
          </table:table-cell>
          <table:table-cell table:style-name="ce194" table:formula="of:=IF(ISBLANK([$data.I160]);&quot;&quot;;[$data.I160])">
            <text:p/>
          </table:table-cell>
          <table:table-cell table:style-name="ce194" table:formula="of:=IF(ISBLANK([$data.J160]);&quot;&quot;;[$data.J160])">
            <text:p/>
          </table:table-cell>
          <table:table-cell table:style-name="ce194" table:formula="of:=IF(ISBLANK([$data.K160]);&quot;&quot;;[$data.K160])">
            <text:p/>
          </table:table-cell>
          <table:table-cell table:style-name="ce194" table:formula="of:=IF(ISBLANK([$data.L160]);&quot;&quot;;[$data.L160])">
            <text:p/>
          </table:table-cell>
          <table:table-cell table:formula="of:=IF(ISBLANK([$data.M340]);&quot;&quot;;[$data.M340])">
            <text:p/>
          </table:table-cell>
          <table:table-cell table:formula="of:=IF(ISBLANK([$data.N160]);&quot;&quot;;[$data.N160])">
            <text:p/>
          </table:table-cell>
          <table:table-cell table:formula="of:=IF(ISBLANK([$data.O160]);&quot;&quot;;[$data.O160])">
            <text:p/>
          </table:table-cell>
          <table:table-cell table:formula="of:=IF(ISBLANK([$data.P160]);&quot;&quot;;[$data.P160])">
            <text:p/>
          </table:table-cell>
          <table:table-cell table:formula="of:=IF(ISBLANK([$data.Q160]);&quot;&quot;;[$data.Q160])">
            <text:p/>
          </table:table-cell>
        </table:table-row>
        <table:table-row table:style-name="ro1" table:visibility="filter">
          <table:table-cell table:style-name="ce168" table:formula="of:=IF(ISBLANK([$data.A161]);&quot;&quot;;[$data.A161])">
            <text:p/>
          </table:table-cell>
          <table:table-cell table:style-name="ce168" table:formula="of:=IF(ISBLANK([$data.B161]);&quot;&quot;;[$data.B161])">
            <text:p/>
          </table:table-cell>
          <table:table-cell table:style-name="ce194" table:formula="of:=IF(ISBLANK([$data.C161]);&quot;&quot;;[$data.C161])">
            <text:p/>
          </table:table-cell>
          <table:table-cell table:style-name="ce194" table:formula="of:=IF(ISBLANK([$data.D161]);&quot;&quot;;[$data.D161])">
            <text:p/>
          </table:table-cell>
          <table:table-cell table:style-name="ce194" table:formula="of:=IF(ISBLANK([$data.E161]);&quot;&quot;;[$data.E161])">
            <text:p/>
          </table:table-cell>
          <table:table-cell table:style-name="ce194" table:formula="of:=IF(ISBLANK([$data.F161]);&quot;&quot;;[$data.F161])">
            <text:p/>
          </table:table-cell>
          <table:table-cell table:style-name="ce194" table:formula="of:=IF(ISBLANK([$data.G161]);&quot;&quot;;[$data.G161])">
            <text:p/>
          </table:table-cell>
          <table:table-cell table:style-name="ce194" table:formula="of:=IF(ISBLANK([$data.H161]);&quot;&quot;;[$data.H161])">
            <text:p/>
          </table:table-cell>
          <table:table-cell table:style-name="ce194" table:formula="of:=IF(ISBLANK([$data.I161]);&quot;&quot;;[$data.I161])">
            <text:p/>
          </table:table-cell>
          <table:table-cell table:style-name="ce194" table:formula="of:=IF(ISBLANK([$data.J161]);&quot;&quot;;[$data.J161])">
            <text:p/>
          </table:table-cell>
          <table:table-cell table:style-name="ce194" table:formula="of:=IF(ISBLANK([$data.K161]);&quot;&quot;;[$data.K161])">
            <text:p/>
          </table:table-cell>
          <table:table-cell table:style-name="ce194" table:formula="of:=IF(ISBLANK([$data.L161]);&quot;&quot;;[$data.L161])">
            <text:p/>
          </table:table-cell>
          <table:table-cell table:formula="of:=IF(ISBLANK([$data.M341]);&quot;&quot;;[$data.M341])">
            <text:p/>
          </table:table-cell>
          <table:table-cell table:formula="of:=IF(ISBLANK([$data.N161]);&quot;&quot;;[$data.N161])">
            <text:p/>
          </table:table-cell>
          <table:table-cell table:formula="of:=IF(ISBLANK([$data.O161]);&quot;&quot;;[$data.O161])">
            <text:p/>
          </table:table-cell>
          <table:table-cell table:formula="of:=IF(ISBLANK([$data.P161]);&quot;&quot;;[$data.P161])">
            <text:p/>
          </table:table-cell>
          <table:table-cell table:formula="of:=IF(ISBLANK([$data.Q161]);&quot;&quot;;[$data.Q161])">
            <text:p/>
          </table:table-cell>
        </table:table-row>
        <table:table-row table:style-name="ro1" table:number-rows-repeated="1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1" table:target-range-address="gampePlan.L1:gampePlan.L145" table:display-filter-buttons="true" table:orientation="column">
          <table:filter>
            <table:filter-and>
              <table:filter-condition table:field-number="11" table:value="1" table:operator="="/>
            </table:filter-and>
          </table:filter>
        </table:database-range>
        <table:database-range table:name="__Anonymous_Sheet_DB__2" table:target-range-address="statistic.L1:statistic.L18" table:display-filter-buttons="true" table:orientation="column">
          <table:filter>
            <table:filter-and>
              <table:filter-condition table:field-number="11" table:value="1" table:operator="="/>
            </table:filter-and>
          </table:filter>
        </table:database-range>
        <table:database-range table:name="__Anonymous_Sheet_DB__3" table:target-range-address="teams.L1:teams.L17" table:display-filter-buttons="true" table:orientation="column">
          <table:filter>
            <table:filter-and>
              <table:filter-condition table:field-number="11" table:value="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>
      <number:text>LO</number:text>
      <number:era/>
      <number:text>I</number:text>
      <number:seconds/>
      <number:text>C</number:text>
      <number:hours/>
    </number:date-style>
    <number:currency-style style:name="N146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6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Teams" style:family="table-cell" style:parent-style-name="Default">
      <style:table-cell-properties style:diagonal-bl-tr="none" style:diagonal-tl-br="none"/>
    </style:style>
    <style:style style:name="Team_5f_red" style:display-name="Team_red" style:family="table-cell" style:parent-style-name="Teams">
      <style:text-properties fo:color="#ff0000"/>
    </style:style>
    <style:style style:name="Team_5f_black" style:display-name="Team_black" style:family="table-cell" style:parent-style-name="Teams"/>
    <style:style style:name="Team_5f_blue" style:display-name="Team_blue" style:family="table-cell" style:parent-style-name="Teams">
      <style:text-properties fo:color="#3465a4"/>
    </style:style>
    <style:style style:name="Team_5f_green" style:display-name="Team_green" style:family="table-cell" style:parent-style-name="Teams">
      <style:text-properties fo:color="#00a933"/>
    </style:style>
    <style:style style:name="Team_5f_yellow" style:display-name="Team_yellow" style:family="table-cell" style:parent-style-name="Teams">
      <style:text-properties fo:color="#ffd428"/>
    </style:style>
    <style:style style:name="Team_5f_indigo" style:display-name="Team_indigo" style:family="table-cell" style:parent-style-name="Teams">
      <style:text-properties fo:color="#5b277d"/>
    </style:style>
    <style:style style:name="team_5f_brown" style:display-name="team_brown" style:family="table-cell" style:parent-style-name="Teams">
      <style:text-properties fo:color="#813709"/>
    </style:style>
    <style:style style:name="Team_5f_orange" style:display-name="Team_orange" style:family="table-cell" style:parent-style-name="Teams">
      <style:text-properties fo:color="#ffbf00"/>
    </style:style>
    <style:style style:name="Teams_5f_grew" style:display-name="Teams_grew" style:family="table-cell" style:parent-style-name="Teams">
      <style:text-properties fo:color="#808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.00.0000</text:date>, <text:time style:data-style-name="N2" text:time-value="19:29:07.21413717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10_20_Teams_20_6_20_Spiele_20_" style:display-name="PageStyle_10 Teams 6 Spiele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_20_Teams_20_6_20_Runden" style:display-name="PageStyle_7 Teams 6 Rund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_20_Teams_20_6_20_Spiele" style:display-name="PageStyle_9 Teams 6 Spie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_20_Teams_20_6_20_Runden" style:display-name="PageStyle_8 Teams 6 Rund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_20_Teams_20_5_20_Runden" style:display-name="PageStyle_6 Teams 5 Rund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_20_Teams_20_5_20_Runden" style:display-name="PageStyle_5 Teams 5 Rund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_20_Teams_20_7_20_Runden" style:display-name="PageStyle_7 Teams 7 Runde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06T18:06:42</meta:creation-date>
    <meta:initial-creator>Stefan</meta:initial-creator>
    <dc:language>de-DE</dc:language>
    <meta:print-date>2019-10-03T16:35:54</meta:print-date>
    <dc:date>2021-01-29T19:29:42.109197790</dc:date>
    <meta:editing-cycles>209</meta:editing-cycles>
    <meta:editing-duration>P2DT7H19M13S</meta:editing-duration>
    <meta:generator>LibreOffice/7.0.4.2$Linux_X86_64 LibreOffice_project/00$Build-2</meta:generator>
    <meta:document-statistic meta:table-count="4" meta:cell-count="2358" meta:object-count="0"/>
    <meta:user-defined meta:name="AppVersion">16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